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4" style:parent-style-name="Normal" style:family="paragraph">
      <style:paragraph-properties fo:text-align="justify" style:writing-mode="rl-tb" fo:margin-top="0.0833in" fo:margin-bottom="0in" fo:line-height="100%"/>
    </style:style>
    <style:style style:name="T1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2" style:parent-style-name="Normal" style:family="paragraph">
      <style:paragraph-properties fo:text-align="justify" style:writing-mode="rl-tb" fo:margin-top="0.0833in" fo:margin-bottom="0in" fo:line-height="100%"/>
    </style:style>
    <style:style style:name="T2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3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4" style:parent-style-name="Normal" style:family="paragraph">
      <style:paragraph-properties fo:text-align="justify" style:writing-mode="rl-tb" fo:margin-top="0.0833in" fo:margin-bottom="0in" fo:line-height="100%"/>
    </style:style>
    <style:style style:name="T3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428" style:parent-style-name="Normal" style:family="paragraph">
      <style:paragraph-properties fo:text-align="justify" style:writing-mode="rl-tb" fo:margin-top="0.0833in" fo:margin-bottom="0in" fo:line-height="100%"/>
    </style:style>
    <style:style style:name="T4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479" style:parent-style-name="Normal" style:family="paragraph">
      <style:paragraph-properties fo:text-align="justify" style:writing-mode="rl-tb" fo:margin-top="0.0833in" fo:margin-bottom="0in" fo:line-height="100%"/>
    </style:style>
    <style:style style:name="T4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5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9" style:parent-style-name="Normal" style:family="paragraph">
      <style:paragraph-properties fo:text-align="justify" style:writing-mode="rl-tb" fo:margin-top="0.0833in" fo:margin-bottom="0in" fo:line-height="100%"/>
    </style:style>
    <style:style style:name="T5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62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22" style:parent-style-name="Normal" style:family="paragraph">
      <style:paragraph-properties fo:text-align="justify" style:writing-mode="rl-tb" fo:margin-top="0.0833in" fo:margin-bottom="0in" fo:line-height="100%"/>
    </style:style>
    <style:style style:name="T6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633" style:parent-style-name="Normal" style:family="paragraph">
      <style:paragraph-properties fo:text-align="justify" style:writing-mode="rl-tb" fo:margin-top="0.0833in" fo:margin-bottom="0in" fo:line-height="100%"/>
    </style:style>
    <style:style style:name="T6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71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11" style:parent-style-name="Normal" style:family="paragraph">
      <style:paragraph-properties fo:text-align="justify" style:writing-mode="rl-tb" fo:margin-top="0.0833in" fo:margin-bottom="0in" fo:line-height="100%"/>
    </style:style>
    <style:style style:name="T7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748" style:parent-style-name="Normal" style:family="paragraph">
      <style:paragraph-properties fo:text-align="justify" style:writing-mode="rl-tb" fo:margin-top="0.0833in" fo:margin-bottom="0in" fo:line-height="100%"/>
    </style:style>
    <style:style style:name="T7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7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97" style:parent-style-name="Normal" style:family="paragraph">
      <style:paragraph-properties fo:text-align="justify" style:writing-mode="rl-tb" fo:margin-top="0.0833in" fo:margin-bottom="0in" fo:line-height="100%"/>
    </style:style>
    <style:style style:name="T7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853" style:parent-style-name="Normal" style:family="paragraph">
      <style:paragraph-properties fo:text-align="justify" style:writing-mode="rl-tb" fo:margin-top="0.0833in" fo:margin-bottom="0in" fo:line-height="100%"/>
    </style:style>
    <style:style style:name="T8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8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62" style:parent-style-name="Normal" style:family="paragraph">
      <style:paragraph-properties fo:text-align="justify" style:writing-mode="rl-tb" fo:margin-top="0.0833in" fo:margin-bottom="0in" fo:line-height="100%"/>
    </style:style>
    <style:style style:name="T8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9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53" style:parent-style-name="Normal" style:family="paragraph">
      <style:paragraph-properties fo:text-align="justify" style:writing-mode="rl-tb" fo:margin-top="0.0833in" fo:margin-bottom="0in" fo:line-height="100%"/>
    </style:style>
    <style:style style:name="T9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987" style:parent-style-name="Normal" style:family="paragraph">
      <style:paragraph-properties fo:text-align="justify" style:writing-mode="rl-tb" fo:margin-top="0.0833in" fo:margin-bottom="0in" fo:line-height="100%"/>
    </style:style>
    <style:style style:name="T9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02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23" style:parent-style-name="Normal" style:family="paragraph">
      <style:paragraph-properties fo:text-align="justify" style:writing-mode="rl-tb" fo:margin-top="0.0833in" fo:margin-bottom="0in" fo:line-height="100%"/>
    </style:style>
    <style:style style:name="T10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1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26" style:parent-style-name="Normal" style:family="paragraph">
      <style:paragraph-properties fo:text-align="justify" style:writing-mode="rl-tb" fo:margin-top="0.0833in" fo:margin-bottom="0in" fo:line-height="100%"/>
    </style:style>
    <style:style style:name="T11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22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23" style:parent-style-name="Normal" style:family="paragraph">
      <style:paragraph-properties fo:text-align="justify" style:writing-mode="rl-tb" fo:margin-top="0.0833in" fo:margin-bottom="0in" fo:line-height="100%"/>
    </style:style>
    <style:style style:name="T12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227" style:parent-style-name="Normal" style:family="paragraph">
      <style:paragraph-properties fo:text-align="justify" style:writing-mode="rl-tb" fo:margin-top="0.0833in" fo:margin-bottom="0in" fo:line-height="100%"/>
    </style:style>
    <style:style style:name="T12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28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85" style:parent-style-name="Normal" style:family="paragraph">
      <style:paragraph-properties fo:text-align="justify" style:writing-mode="rl-tb" fo:margin-top="0.0833in" fo:margin-bottom="0in" fo:line-height="100%"/>
    </style:style>
    <style:style style:name="T12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352" style:parent-style-name="Normal" style:family="paragraph">
      <style:paragraph-properties fo:text-align="justify" style:writing-mode="rl-tb" fo:margin-top="0.0833in" fo:margin-bottom="0in" fo:line-height="100%"/>
    </style:style>
    <style:style style:name="T13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3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80" style:parent-style-name="Normal" style:family="paragraph">
      <style:paragraph-properties fo:text-align="justify" style:writing-mode="rl-tb" fo:margin-top="0.0833in" fo:margin-bottom="0in" fo:line-height="100%"/>
    </style:style>
    <style:style style:name="T13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437" style:parent-style-name="Normal" style:family="paragraph">
      <style:paragraph-properties fo:text-align="justify" style:writing-mode="rl-tb" fo:margin-top="0.0833in" fo:margin-bottom="0in" fo:line-height="100%"/>
    </style:style>
    <style:style style:name="T14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4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55" style:parent-style-name="Normal" style:family="paragraph">
      <style:paragraph-properties fo:text-align="justify" style:writing-mode="rl-tb" fo:margin-top="0.0833in" fo:margin-bottom="0in" fo:line-height="100%"/>
    </style:style>
    <style:style style:name="T14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493" style:parent-style-name="Normal" style:family="paragraph">
      <style:paragraph-properties fo:text-align="justify" style:writing-mode="rl-tb" fo:margin-top="0.0833in" fo:margin-bottom="0in" fo:line-height="100%"/>
    </style:style>
    <style:style style:name="T14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5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29" style:parent-style-name="Normal" style:family="paragraph">
      <style:paragraph-properties fo:text-align="justify" style:writing-mode="rl-tb" fo:margin-top="0.0833in" fo:margin-bottom="0in" fo:line-height="100%"/>
    </style:style>
    <style:style style:name="T15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552" style:parent-style-name="Normal" style:family="paragraph">
      <style:paragraph-properties fo:text-align="justify" style:writing-mode="rl-tb" fo:margin-top="0.0833in" fo:margin-bottom="0in" fo:line-height="100%"/>
    </style:style>
    <style:style style:name="T15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5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95" style:parent-style-name="Normal" style:family="paragraph">
      <style:paragraph-properties fo:text-align="justify" style:writing-mode="rl-tb" fo:margin-top="0.0833in" fo:margin-bottom="0in" fo:line-height="100%"/>
    </style:style>
    <style:style style:name="T159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6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69" style:parent-style-name="Normal" style:family="paragraph">
      <style:paragraph-properties fo:text-align="justify" style:writing-mode="rl-tb" fo:margin-top="0.0833in" fo:margin-bottom="0in" fo:line-height="100%"/>
    </style:style>
    <style:style style:name="T16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7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39" style:parent-style-name="Normal" style:family="paragraph">
      <style:paragraph-properties fo:text-align="justify" style:writing-mode="rl-tb" fo:margin-top="0.0833in" fo:margin-bottom="0in" fo:line-height="100%"/>
    </style:style>
    <style:style style:name="T17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8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05" style:parent-style-name="Normal" style:family="paragraph">
      <style:paragraph-properties fo:text-align="justify" style:writing-mode="rl-tb" fo:margin-top="0.0833in" fo:margin-bottom="0in" fo:line-height="100%"/>
    </style:style>
    <style:style style:name="T18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8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81" style:parent-style-name="Normal" style:family="paragraph">
      <style:paragraph-properties fo:text-align="justify" style:writing-mode="rl-tb" fo:margin-top="0.0833in" fo:margin-bottom="0in" fo:line-height="100%"/>
    </style:style>
    <style:style style:name="T18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1899" style:parent-style-name="Normal" style:family="paragraph">
      <style:paragraph-properties fo:text-align="justify" style:writing-mode="rl-tb" fo:margin-top="0.0833in" fo:margin-bottom="0in" fo:line-height="100%"/>
    </style:style>
    <style:style style:name="T19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9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86" style:parent-style-name="Normal" style:family="paragraph">
      <style:paragraph-properties fo:text-align="justify" style:writing-mode="rl-tb" fo:margin-top="0.0833in" fo:margin-bottom="0in" fo:line-height="100%"/>
    </style:style>
    <style:style style:name="T19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0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80" style:parent-style-name="Normal" style:family="paragraph">
      <style:paragraph-properties fo:text-align="justify" style:writing-mode="rl-tb" fo:margin-top="0.0833in" fo:margin-bottom="0in" fo:line-height="100%"/>
    </style:style>
    <style:style style:name="T20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1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59" style:parent-style-name="Normal" style:family="paragraph">
      <style:paragraph-properties fo:text-align="justify" style:writing-mode="rl-tb" fo:margin-top="0.0833in" fo:margin-bottom="0in" fo:line-height="100%"/>
    </style:style>
    <style:style style:name="T21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2214" style:parent-style-name="Normal" style:family="paragraph">
      <style:paragraph-properties fo:text-align="justify" style:writing-mode="rl-tb" fo:margin-top="0.0833in" fo:margin-bottom="0in" fo:line-height="100%"/>
    </style:style>
    <style:style style:name="T221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2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26" style:parent-style-name="Normal" style:family="paragraph">
      <style:paragraph-properties fo:text-align="justify" style:writing-mode="rl-tb" fo:margin-top="0.0833in" fo:margin-bottom="0in" fo:line-height="100%"/>
    </style:style>
    <style:style style:name="T22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2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88" style:parent-style-name="Normal" style:family="paragraph">
      <style:paragraph-properties fo:text-align="justify" style:writing-mode="rl-tb" fo:margin-top="0.0833in" fo:margin-bottom="0in" fo:line-height="100%"/>
    </style:style>
    <style:style style:name="T22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3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83" style:parent-style-name="Normal" style:family="paragraph">
      <style:paragraph-properties fo:text-align="justify" style:writing-mode="rl-tb" fo:margin-top="0.0833in" fo:margin-bottom="0in" fo:line-height="100%"/>
    </style:style>
    <style:style style:name="T23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59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98" style:parent-style-name="Normal" style:family="paragraph">
      <style:paragraph-properties fo:text-align="justify" style:writing-mode="rl-tb" fo:margin-top="0.0833in" fo:margin-bottom="0in" fo:line-height="100%"/>
    </style:style>
    <style:style style:name="T259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2624" style:parent-style-name="Normal" style:family="paragraph">
      <style:paragraph-properties fo:text-align="justify" style:writing-mode="rl-tb" fo:margin-top="0.0833in" fo:margin-bottom="0in" fo:line-height="100%"/>
    </style:style>
    <style:style style:name="T26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6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89" style:parent-style-name="Normal" style:family="paragraph">
      <style:paragraph-properties fo:text-align="justify" style:writing-mode="rl-tb" fo:margin-top="0.0833in" fo:margin-bottom="0in" fo:line-height="100%"/>
    </style:style>
    <style:style style:name="T269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2720" style:parent-style-name="Normal" style:family="paragraph">
      <style:paragraph-properties fo:text-align="justify" style:writing-mode="rl-tb" fo:margin-top="0.0833in" fo:margin-bottom="0in" fo:line-height="100%"/>
    </style:style>
    <style:style style:name="T272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7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54" style:parent-style-name="Normal" style:family="paragraph">
      <style:paragraph-properties fo:text-align="justify" style:writing-mode="rl-tb" fo:margin-top="0.0833in" fo:margin-bottom="0in" fo:line-height="100%"/>
    </style:style>
    <style:style style:name="T27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2773" style:parent-style-name="Normal" style:family="paragraph">
      <style:paragraph-properties fo:text-align="justify" style:writing-mode="rl-tb" fo:margin-top="0.0833in" fo:margin-bottom="0in" fo:line-height="100%"/>
    </style:style>
    <style:style style:name="T27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2796" style:parent-style-name="Normal" style:family="paragraph">
      <style:paragraph-properties fo:text-align="justify" style:writing-mode="rl-tb" fo:margin-top="0.0833in" fo:margin-bottom="0in" fo:line-height="100%"/>
    </style:style>
    <style:style style:name="T279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28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52" style:parent-style-name="Normal" style:family="paragraph">
      <style:paragraph-properties fo:text-align="justify" style:writing-mode="rl-tb" fo:margin-top="0.0833in" fo:margin-bottom="0in" fo:line-height="100%"/>
    </style:style>
    <style:style style:name="T28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2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weight="bold" style:font-weight-asian="bold" style:font-weight-complex="bold" fo:font-size="10pt" style:font-size-asian="10pt" style:font-size-complex="10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P3002" style:parent-style-name="Normal" style:family="paragraph">
      <style:paragraph-properties fo:text-align="justify" style:writing-mode="rl-tb" fo:margin-top="0.0833in" fo:margin-bottom="0in" fo:line-height="100%"/>
    </style:style>
    <style:style style:name="T300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0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21" style:parent-style-name="Normal" style:family="paragraph">
      <style:paragraph-properties fo:text-align="justify" style:writing-mode="rl-tb" fo:margin-top="0.0833in" fo:margin-bottom="0in" fo:line-height="100%"/>
    </style:style>
    <style:style style:name="T30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color="#BF4E14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1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19" style:parent-style-name="Normal" style:family="paragraph">
      <style:paragraph-properties fo:text-align="justify" style:writing-mode="rl-tb" fo:margin-top="0.0833in" fo:margin-bottom="0in" fo:line-height="100%"/>
    </style:style>
    <style:style style:name="T312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color="#BF4E14" style:text-position="super 64.2%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Deuteronomy 1</text:span>‬‬‬</text:p>
      <text:p text:style-name="P3"><text:span text:style-name="T4">1</text:span><text:span text:style-name="T5"> אֵ֣לֶּה הַדְּבָרִ֗ים אֲשֶׁ֨ר דִּבֶּ֤ר מֹשֶׁה֙ אֶל־כָּל־יִשְׂרָאֵ֔ל בְּעֵ֖בֶר הַיַּרְדֵּ֑ן בַּמִּדְבָּ֡ר בָּֽעֲרָבָה֩ מ֨וֹל ס֜וּף בֵּֽין־פָּארָ֧ן וּבֵֽין־תֹּ֛פֶל וְלָבָ֥ן וַחֲצֵרֹ֖ת וְדִ֥י זָהָֽב׃<text:s/></text:span><text:span text:style-name="T6">2</text:span><text:span text:style-name="T7"> אַחַ֨ד עָשָׂ֥ר יוֹם֙ מֵֽחֹרֵ֔ב דֶּ֖רֶךְ הַר־שֵׂעִ֑יר עַ֖ד קָדֵ֥שׁ בַּרְנֵֽעַ׃<text:s/></text:span><text:span text:style-name="T8">‬</text:span>‬‬<text:span text:style-name="T9">3</text:span><text:span text:style-name="T10"> וַיְהִי֙ בְּאַרְבָּעִ֣ים שָׁנָ֔ה בְּעַשְׁתֵּֽי־עָשָׂ֥ר חֹ֖דֶשׁ בְּאֶחָ֣ד לַחֹ֑דֶשׁ דִּבֶּ֤ר מֹשֶׁה֙ אֶל־בְּנֵ֣י יִשְׂרָאֵ֔ל כְּ֠כֹל אֲשֶׁ֨ר צִוָּ֧ה יְהוָ֛ה אֹת֖וֹ אֲלֵהֶֽם׃<text:s/></text:span><text:span text:style-name="T11">‬</text:span>‬‬<text:span text:style-name="T12">4</text:span><text:span text:style-name="T13"> אַחֲרֵ֣י הַכֹּת֗וֹ אֵ֚ת סִיחֹן֙ מֶ֣לֶךְ הָֽאֱמֹרִ֔י אֲשֶׁ֥ר יוֹשֵׁ֖ב בְּחֶשְׁבּ֑וֹן וְאֵ֗ת ע֚וֹג מֶ֣לֶךְ הַבָּשָׁ֔ן אֲשֶׁר־יוֹשֵׁ֥ב בְּעַשְׁתָּרֹ֖ת בְּאֶדְרֶֽעִי׃<text:s/></text:span><text:span text:style-name="T14">‬</text:span>‬‬<text:span text:style-name="T15">5</text:span><text:span text:style-name="T16"> בְּעֵ֥בֶר הַיַּרְדֵּ֖ן בְּאֶ֣רֶץ מוֹאָ֑ב הוֹאִ֣יל מֹשֶׁ֔ה בֵּאֵ֛ר אֶת־הַתּוֹרָ֥ה הַזֹּ֖את לֵאמֹֽר׃<text:s/></text:span><text:span text:style-name="T17">‬</text:span>‬‬<text:span text:style-name="T18">6</text:span><text:span text:style-name="T19"> יְהוָ֧ה אֱלֹהֵ֛ינוּ דִּבֶּ֥ר אֵלֵ֖ינוּ בְּחֹרֵ֣ב לֵאמֹ֑ר רַב־לָכֶ֥ם שֶׁ֖בֶת בָּהָ֥ר הַזֶּֽה׃<text:s/></text:span><text:span text:style-name="T20">‬</text:span>‬‬<text:span text:style-name="T21">7</text:span><text:span text:style-name="T22"> פְּנ֣וּ ׀ וּסְע֣וּ לָכֶ֗ם וּבֹ֨אוּ הַ֥ר הָֽאֱמֹרִי֮ וְאֶל־כָּל־שְׁכֵנָיו֒ בָּעֲרָבָ֥ה בָהָ֛ר וּבַשְּׁפֵלָ֥ה וּבַנֶּ֖גֶב וּבְח֣וֹף הַיָּ֑ם אֶ֤רֶץ הַֽכְּנַעֲנִי֙ וְהַלְּבָנ֔וֹן עַד־הַנָּהָ֥ר הַגָּדֹ֖ל נְהַר־פְּרָֽת׃<text:s/></text:span><text:span text:style-name="T23">‬</text:span>‬‬<text:span text:style-name="T24">8</text:span><text:span text:style-name="T25"> רְאֵ֛ה נָתַ֥תִּי לִפְנֵיכֶ֖ם אֶת־הָאָ֑רֶץ בֹּ֚אוּ וּרְשׁ֣וּ אֶת־הָאָ֔רֶץ אֲשֶׁ֣ר נִשְׁבַּ֣ע יְ֠הוָה לַאֲבֹ֨תֵיכֶ֜ם לְאַבְרָהָ֨ם לְיִצְחָ֤ק וּֽלְיַעֲקֹב֙ לָתֵ֣ת לָהֶ֔ם וּלְזַרְעָ֖ם אַחֲרֵיהֶֽם׃<text:s/></text:span><text:span text:style-name="T26">‬</text:span>‬‬<text:span text:style-name="T27">9</text:span><text:span text:style-name="T28"> וָאֹמַ֣ר אֲלֵכֶ֔ם בָּעֵ֥ת הַהִ֖וא לֵאמֹ֑ר לֹא־אוּכַ֥ל לְבַדִּ֖י שְׂאֵ֥ת אֶתְכֶֽם׃<text:s/></text:span><text:span text:style-name="T29">‬</text:span>‬‬<text:span text:style-name="T30">10</text:span><text:span text:style-name="T31"> יְהוָ֥ה אֱלֹהֵיכֶ֖ם הִרְבָּ֣ה אֶתְכֶ֑ם וְהִנְּכֶ֣ם הַיּ֔וֹם כְּכוֹכְבֵ֥י הַשָּׁמַ֖יִם לָרֹֽב׃<text:s/></text:span><text:span text:style-name="T32">‬</text:span>‬‬<text:span text:style-name="T33">11</text:span><text:span text:style-name="T34"> יְהוָ֞ה אֱלֹהֵ֣י אֲבֽוֹתֵכֶ֗ם יֹסֵ֧ף עֲלֵיכֶ֛ם כָּכֶ֖ם אֶ֣לֶף פְּעָמִ֑ים וִיבָרֵ֣ךְ אֶתְכֶ֔ם כַּאֲשֶׁ֖ר דִּבֶּ֥ר לָכֶֽם׃<text:s/></text:span><text:span text:style-name="T35">‬</text:span>‬‬<text:span text:style-name="T36">12</text:span><text:span text:style-name="T37"> אֵיכָ֥ה אֶשָּׂ֖א לְבַדִּ֑י טָרְחֲכֶ֥ם וּמַֽשַּׂאֲכֶ֖ם וְרִֽיבְכֶֽם׃<text:s/></text:span><text:span text:style-name="T38">‬</text:span>‬‬<text:span text:style-name="T39">13</text:span><text:span text:style-name="T40"> הָב֣וּ לָ֠כֶם אֲנָשִׁ֨ים חֲכָמִ֧ים וּנְבֹנִ֛ים וִידֻעִ֖ים לְשִׁבְטֵיכֶ֑ם וַאֲשִׂימֵ֖ם בְּרָאשֵׁיכֶֽם׃<text:s/></text:span><text:span text:style-name="T41">‬</text:span>‬‬<text:span text:style-name="T42">14</text:span><text:span text:style-name="T43"> וַֽתַּעֲנ֖וּ אֹתִ֑י וַתֹּ֣אמְר֔וּ טֽוֹב־הַדָּבָ֥ר אֲשֶׁר־דִּבַּ֖רְתָּ לַעֲשֽׂוֹת׃<text:s/></text:span><text:span text:style-name="T44">‬</text:span>‬‬<text:span text:style-name="T45">15</text:span><text:span text:style-name="T46"> וָאֶקַּ֞ח אֶת־רָאשֵׁ֣י שִׁבְטֵיכֶ֗ם אֲנָשִׁ֤ים חֲכָמִים֙ וִֽידֻעִ֔ים וָאֶתֵּ֥ן אֹתָ֛ם רָאשִׁ֖ים עֲלֵיכֶ֑ם שָׂרֵ֨י אֲלָפִ֜ים וְשָׂרֵ֣י מֵא֗וֹת וְשָׂרֵ֤י חֲמִשִּׁים֙ וְשָׂרֵ֣י עֲשָׂרֹ֔ת וְשֹׁטְרִ֖ים לְשִׁבְטֵיכֶֽם׃<text:s/></text:span><text:span text:style-name="T47">‬</text:span>‬‬<text:span text:style-name="T48">16</text:span><text:span text:style-name="T49"> וָאֲצַוֶּה֙ אֶת־שֹׁ֣פְטֵיכֶ֔ם בָּעֵ֥ת הַהִ֖וא לֵאמֹ֑ר שָׁמֹ֤עַ בֵּין־אֲחֵיכֶם֙ וּשְׁפַטְתֶּ֣ם צֶ֔דֶק בֵּֽין־אִ֥ישׁ וּבֵין־אָחִ֖יו וּבֵ֥ין גֵּרֽוֹ׃<text:s/></text:span><text:span text:style-name="T50">‬</text:span>‬‬<text:span text:style-name="T51">17</text:span><text:span text:style-name="T52"> לֹֽא־תַכִּ֨ירוּ פָנִ֜ים בַּמִּשְׁפָּ֗ט כַּקָּטֹ֤ן כַּגָּדֹל֙ תִּשְׁמָע֔וּן לֹ֤א תָג֙וּרוּ֙ מִפְּנֵי־אִ֔ישׁ כִּ֥י הַמִּשְׁפָּ֖ט לֵאלֹהִ֣ים ה֑וּא וְהַדָּבָר֙ אֲשֶׁ֣ר יִקְשֶׁ֣ה מִכֶּ֔ם תַּקְרִב֥וּן אֵלַ֖י וּשְׁמַעְתִּֽיו׃<text:s/></text:span><text:span text:style-name="T53">‬</text:span>‬‬<text:span text:style-name="T54">18</text:span><text:span text:style-name="T55"> וָאֲצַוֶּ֥ה אֶתְכֶ֖ם בָּעֵ֣ת הַהִ֑וא אֵ֥ת כָּל־הַדְּבָרִ֖ים אֲשֶׁ֥ר תַּעֲשֽׂוּן׃<text:s/></text:span><text:span text:style-name="T56">‬</text:span>‬‬<text:span text:style-name="T57">19</text:span><text:span text:style-name="T58"> וַנִּסַּ֣ע מֵחֹרֵ֗ב וַנֵּ֡לֶךְ אֵ֣ת כָּל־הַמִּדְבָּ֣ר הַגָּדוֹל֩ וְהַנּוֹרָ֨א הַה֜וּא אֲשֶׁ֣ר רְאִיתֶ֗ם דֶּ֚רֶךְ הַ֣ר הֽ͏ָאֱמֹרִ֔י כַּאֲשֶׁ֥ר צִוָּ֛ה יְהוָ֥ה אֱלֹהֵ֖ינוּ אֹתָ֑נוּ וַנָּבֹ֕א עַ֖ד קָדֵ֥שׁ בַּרְנֵֽעַ׃<text:s/></text:span><text:span text:style-name="T59">‬</text:span>‬‬<text:span text:style-name="T60">20</text:span><text:span text:style-name="T61"> וָאֹמַ֖ר אֲלֵכֶ֑ם בָּאתֶם֙ עַד־הַ֣ר הָאֱמֹרִ֔י אֲשֶׁר־יְהוָ֥ה אֱלֹהֵ֖ינוּ נֹתֵ֥ן לָֽנוּ׃<text:s/></text:span><text:span text:style-name="T62">‬</text:span>‬‬<text:span text:style-name="T63">21</text:span><text:span text:style-name="T64"> רְ֠אֵה נָתַ֨ן יְהוָ֧ה אֱלֹהֶ֛יךָ לְפָנֶ֖יךָ אֶת־הָאָ֑רֶץ עֲלֵ֣ה רֵ֗שׁ כַּאֲשֶׁר֩ דִּבֶּ֨ר יְהוָ֜ה אֱלֹהֵ֤י אֲבֹתֶ֙יךָ֙ לָ֔ךְ אַל־תִּירָ֖א וְאַל־תֵּחָֽת׃<text:s/></text:span><text:span text:style-name="T65">‬</text:span>‬‬<text:span text:style-name="T66">22</text:span><text:span text:style-name="T67"> וַתִּקְרְב֣וּן אֵלַי֮ כֻּלְּכֶם֒ וַתֹּאמְר֗וּ נִשְׁלְחָ֤ה אֲנָשִׁים֙ לְפָנֵ֔ינוּ וְיַחְפְּרוּ־לָ֖נוּ אֶת־הָאָ֑רֶץ וְיָשִׁ֤בוּ אֹתָ֙נוּ֙ דָּבָ֔ר אֶת־הַדֶּ֙רֶךְ֙ אֲשֶׁ֣ר נַעֲלֶה־בָּ֔הּ וְאֵת֙ הֶֽעָרִ֔ים אֲשֶׁ֥ר נָבֹ֖א אֲלֵיהֶֽן׃<text:s/></text:span><text:span text:style-name="T68">‬</text:span>‬‬<text:span text:style-name="T69">23</text:span><text:span text:style-name="T70"> וַיִּיטַ֥ב בְּעֵינַ֖י הַדָּבָ֑ר וָאֶקַּ֤ח מִכֶּם֙ שְׁנֵ֣ים עָשָׂ֣ר אֲנָשִׁ֔ים אִ֥ישׁ אֶחָ֖ד לַשָּֽׁבֶט׃<text:s/></text:span><text:span text:style-name="T71">‬</text:span>‬‬<text:span text:style-name="T72">24</text:span><text:span text:style-name="T73"> וַיִּפְנוּ֙ וַיַּעֲל֣וּ הָהָ֔רָה וַיָּבֹ֖אוּ עַד־נַ֣חַל אֶשְׁכֹּ֑ל וַֽיְרַגְּל֖וּ אֹתָֽהּ׃<text:s/></text:span><text:span text:style-name="T74">‬</text:span>‬‬<text:span text:style-name="T75">25</text:span><text:span text:style-name="T76"> וַיִּקְח֤וּ בְיָדָם֙ מִפְּרִ֣י הָאָ֔רֶץ וַיּוֹרִ֖דוּ אֵלֵ֑ינוּ וַיָּשִׁ֨בוּ אֹתָ֤נוּ דָבָר֙ וַיֹּ֣אמְר֔וּ טוֹבָ֣ה<text:s/></text:span><text:soft-page-break/><text:span text:style-name="T77">הָאָ֔רֶץ אֲשֶׁר־יְהוָ֥ה אֱלֹהֵ֖ינוּ נֹתֵ֥ן לָֽנוּ׃<text:s/></text:span><text:span text:style-name="T78">‬</text:span>‬‬<text:span text:style-name="T79">26</text:span><text:span text:style-name="T80"> וְלֹ֥א אֲבִיתֶ֖ם לַעֲלֹ֑ת וַתַּמְר֕וּ אֶת־פִּ֥י יְהוָ֖ה אֱלֹהֵיכֶֽם׃<text:s/></text:span><text:span text:style-name="T81">‬</text:span>‬‬<text:span text:style-name="T82">27</text:span><text:span text:style-name="T83"> וַתֵּרָגְנ֤וּ בְאָהֳלֵיכֶם֙ וַתֹּ֣אמְר֔וּ בְּשִׂנְאַ֤ת יְהוָה֙ אֹתָ֔נוּ הוֹצִיאָ֖נוּ מֵאֶ֣רֶץ מִצְרָ֑יִם לָתֵ֥ת אֹתָ֛נוּ בְּיַ֥ד הָאֱמֹרִ֖י לְהַשְׁמִידֵֽנוּ׃<text:s/></text:span><text:span text:style-name="T84">‬</text:span>‬‬<text:span text:style-name="T85">28</text:span><text:span text:style-name="T86"> אָנָ֣ה ׀ אֲנַ֣חְנוּ עֹלִ֗ים אַחֵינוּ֩ הֵמַ֨סּוּ אֶת־לְבָבֵ֜נוּ לֵאמֹ֗ר עַ֣ם גָּד֤וֹל וָרָם֙ מִמֶּ֔נּוּ עָרִ֛ים גְּדֹלֹ֥ת וּבְצוּרֹ֖ת בַּשָּׁמָ֑יִם וְגַם־בְּנֵ֥י עֲנָקִ֖ים רָאִ֥ינוּ שָֽׁם׃<text:s/></text:span><text:span text:style-name="T87">‬</text:span>‬‬<text:span text:style-name="T88">29</text:span><text:span text:style-name="T89"> וָאֹמַ֖ר אֲלֵכֶ֑ם לֹא־תֽ͏ַעַרְצ֥וּן וְֽלֹא־תִֽירְא֖וּן מֵהֶֽם׃<text:s/></text:span><text:span text:style-name="T90">‬</text:span>‬‬<text:span text:style-name="T91">30</text:span><text:span text:style-name="T92"> יְהוָ֤ה אֱלֹֽהֵיכֶם֙ הַהֹלֵ֣ךְ לִפְנֵיכֶ֔ם ה֖וּא יִלָּחֵ֣ם לָכֶ֑ם כְּ֠כֹל אֲשֶׁ֨ר עָשָׂ֧ה אִתְּכֶ֛ם בְּמִצְרַ֖יִם לְעֵינֵיכֶֽם׃<text:s/></text:span><text:span text:style-name="T93">‬</text:span>‬‬<text:span text:style-name="T94">31</text:span><text:span text:style-name="T95"> וּבַמִּדְבָּר֙ אֲשֶׁ֣ר רָאִ֔יתָ אֲשֶׁ֤ר נְשָׂאֲךָ֙ יְהוָ֣ה אֱלֹהֶ֔יךָ כַּאֲשֶׁ֥ר יִשָּׂא־אִ֖ישׁ אֶת־בְּנ֑וֹ בְּכָל־הַדֶּ֙רֶךְ֙ אֲשֶׁ֣ר הֲלַכְתֶּ֔ם עַד־בֹּאֲכֶ֖ם עַד־הַמָּק֥וֹם הַזֶּֽה׃<text:s/></text:span><text:span text:style-name="T96">‬</text:span>‬‬<text:span text:style-name="T97">32</text:span><text:span text:style-name="T98"> וּבַדָּבָ֖ר הַזֶּ֑ה אֵֽינְכֶם֙ מַאֲמִינִ֔ם בַּיהוָ֖ה אֱלֹהֵיכֶֽם׃<text:s/></text:span><text:span text:style-name="T99">‬</text:span>‬‬<text:span text:style-name="T100">33</text:span><text:span text:style-name="T101"> הַהֹלֵ֨ךְ לִפְנֵיכֶ֜ם בַּדֶּ֗רֶךְ לָת֥וּר לָכֶ֛ם מָק֖וֹם לֽ͏ַחֲנֹֽתְכֶ֑ם בָּאֵ֣שׁ ׀ לַ֗יְלָה לַרְאֹֽתְכֶם֙ בַּדֶּ֙רֶךְ֙ אֲשֶׁ֣ר תֵּֽלְכוּ־בָ֔הּ וּבֶעָנָ֖ן יוֹמָֽם׃<text:s/></text:span><text:span text:style-name="T102">‬</text:span>‬‬<text:span text:style-name="T103">34</text:span><text:span text:style-name="T104"> וַיִּשְׁמַ֥ע יְהוָ֖ה אֶת־ק֣וֹל דִּבְרֵיכֶ֑ם וַיִּקְצֹ֖ף וַיִּשָּׁבַ֥ע לֵאמֹֽר׃<text:s/></text:span><text:span text:style-name="T105">‬</text:span>‬‬<text:span text:style-name="T106">35</text:span><text:span text:style-name="T107"> אִם־יִרְאֶ֥ה אִישׁ֙ בָּאֲנָשִׁ֣ים הָאֵ֔לֶּה הַדּ֥וֹר הָרָ֖ע הַזֶּ֑ה אֵ֚ת הָאָ֣רֶץ הַטּוֹבָ֔ה אֲשֶׁ֣ר נִשְׁבַּ֔עְתִּי לָתֵ֖ת לַאֲבֹתֵיכֶֽם׃<text:s/></text:span><text:span text:style-name="T108">‬</text:span>‬‬<text:span text:style-name="T109">36</text:span><text:span text:style-name="T110"> זֽוּלָתִ֞י כָּלֵ֤ב בֶּן־יְפֻנֶּה֙ ה֣וּא יִרְאֶ֔נָּה וְלֽוֹ־אֶתֵּ֧ן אֶת־הָאָ֛רֶץ אֲשֶׁ֥ר דָּֽרַךְ־בָּ֖הּ וּלְבָנָ֑יו יַ֕עַן אֲשֶׁ֥ר מִלֵּ֖א אַחֲרֵ֥י יְהוָֽה׃<text:s/></text:span><text:span text:style-name="T111">‬</text:span>‬‬<text:span text:style-name="T112">37</text:span><text:span text:style-name="T113"> גַּם־בִּי֙ הִתְאַנַּ֣ף יְהוָ֔ה בִּגְלַלְכֶ֖ם לֵאמֹ֑ר גַּם־אַתָּ֖ה לֹא־תָבֹ֥א שָֽׁם׃<text:s/></text:span><text:span text:style-name="T114">‬</text:span>‬‬<text:span text:style-name="T115">38</text:span><text:span text:style-name="T116"> יְהוֹשֻׁ֤עַ בִּן</text:span><text:span text:style-name="T117">‬‏ נוּן֙ הָעֹמֵ֣ד לְפָנֶ֔יךָ ה֖וּא יָ֣בֹא שָׁ֑מָּה אֹת֣וֹ חַזֵּ֔ק כִּי־ה֖וּא יַנְחִלֶ֥נָּה אֶת־יִשְׂרָאֵֽל׃<text:s/></text:span><text:span text:style-name="T118">‬</text:span>‬‬‬<text:span text:style-name="T119">39</text:span><text:span text:style-name="T120"> וְטַפְּכֶם֩ אֲשֶׁ֨ר אֲמַרְתֶּ֜ם לָבַ֣ז יִהְיֶ֗ה וּ֠בְנֵיכֶם אֲשֶׁ֨ר לֹא־יָדְע֤וּ הַיּוֹם֙ ט֣וֹב וָרָ֔ע הֵ֖מָּה יָבֹ֣אוּ שָׁ֑מָּה וְלָהֶ֣ם אֶתְּנֶ֔נָּה וְהֵ֖ם יִירָשֽׁוּהָּ׃<text:s/></text:span><text:span text:style-name="T121">‬</text:span>‬‬<text:span text:style-name="T122">40</text:span><text:span text:style-name="T123"> וְאַתֶּ֖ם פְּנ֣וּ לָכֶ֑ם וּסְע֥וּ הַמִּדְבָּ֖רָה דֶּ֥רֶךְ יַם־סֽוּף׃<text:s/></text:span><text:span text:style-name="T124">‬</text:span>‬‬<text:span text:style-name="T125">41</text:span><text:span text:style-name="T126"> וַֽתַּעֲנ֣וּ ׀ וַתֹּאמְר֣וּ אֵלַ֗י חָטָאנוּ֮ לַֽיהוָה֒ אֲנַ֤חְנוּ נַעֲלֶה֙ וְנִלְחַ֔מְנוּ כְּכֹ֥ל אֲשֶׁר־צִוָּ֖נוּ יְהוָ֣ה אֱלֹהֵ֑ינוּ וַֽתַּחְגְּר֗וּ אִ֚ישׁ אֶת־כְּלֵ֣י מִלְחַמְתּ֔וֹ וַתָּהִ֖ינוּ לַעֲלֹ֥ת הָהָֽרָה׃<text:s/></text:span><text:span text:style-name="T127">‬</text:span>‬‬<text:span text:style-name="T128">42</text:span><text:span text:style-name="T129"> וַיֹּ֨אמֶר יְהוָ֜ה אֵלַ֗י אֱמֹ֤ר לָהֶם֙ לֹ֤א תֽ͏ַעֲלוּ֙ וְלֹא־תִלָּ֣חֲמ֔וּ כִּ֥י אֵינֶ֖נִּי בְּקִרְבְּכֶ֑ם וְלֹא֙ תִּנָּ֣גְפ֔וּ לִפְנֵ֖י אֹיְבֵיכֶֽם׃<text:s/></text:span><text:span text:style-name="T130">‬</text:span>‬‬<text:span text:style-name="T131">43</text:span><text:span text:style-name="T132"> וָאֲדַבֵּ֥ר אֲלֵיכֶ֖ם וְלֹ֣א שְׁמַעְתֶּ֑ם וַתַּמְרוּ֙ אֶת־פִּ֣י יְהוָ֔ה וַתָּזִ֖דוּ וַתַּעֲל֥וּ הָהָֽרָה׃<text:s/></text:span><text:span text:style-name="T133">‬</text:span>‬‬<text:span text:style-name="T134">44</text:span><text:span text:style-name="T135"> וַיֵּצֵ֨א הָאֱמֹרִ֜י הַיֹּשֵׁ֨ב בָּהָ֤ר הַהוּא֙ לִקְרַאתְכֶ֔ם וַיִּרְדְּפ֣וּ אֶתְכֶ֔ם כַּאֲשֶׁ֥ר תַּעֲשֶׂ֖ינָה הַדְּבֹרִ֑ים וֽ͏ַיַּכְּת֥וּ אֶתְכֶ֛ם בְּשֵׂעִ֖יר עַד־חָרְמָֽה׃<text:s/></text:span><text:span text:style-name="T136">‬</text:span>‬‬<text:span text:style-name="T137">45</text:span><text:span text:style-name="T138"> וַתָּשֻׁ֥בוּ וַתִּבְכּ֖וּ לִפְנֵ֣י יְהוָ֑ה וְלֹֽא־שָׁמַ֤ע יְהוָה֙ בְּקֹ֣לְכֶ֔ם וְלֹ֥א הֶאֱזִ֖ין אֲלֵיכֶֽם׃<text:s/></text:span><text:span text:style-name="T139">‬</text:span>‬‬<text:span text:style-name="T140">46</text:span><text:span text:style-name="T141"> וַתֵּשְׁב֥וּ בְקָדֵ֖שׁ יָמִ֣ים רַבִּ֑ים כַּיָּמִ֖ים אֲשֶׁ֥ר יְשַׁבְתֶּֽם׃<text:s/></text:span><text:span text:style-name="T142">‬</text:span>‬‬‬‬‬‬‬‬‬‬‬‬‬‬‬‬‬‬‬‬‬‬‬‬‬‬‬‬‬‬‬‬‬‬‬‬‬‬‬‬‬‬‬‬‬‬‬</text:p>
      <text:section text:name="Sect1" text:style-name="S1">
        <text:p text:style-name="P143">Deuteronomy 2</text:p>
        <text:p text:style-name="P144"><text:span text:style-name="T145">1</text:span><text:span text:style-name="T146"> וַנֵּ֜פֶן וַנִּסַּ֤ע הַמִּדְבָּ֙רָה֙ דֶּ֣רֶךְ יַם־ס֔וּף כַּאֲשֶׁ֛ר דִּבֶּ֥ר יְהוָ֖ה אֵלָ֑י וַנָּ֥סָב אֶת־הַר־שֵׂעִ֖יר יָמִ֥ים רַבִּֽים׃</text:span><text:span text:style-name="T147"><text:s/>ס<text:s/></text:span><text:span text:style-name="T148">2</text:span><text:span text:style-name="T149"> וַיֹּ֥אמֶר יְהוָ֖ה אֵלַ֥י לֵאמֹֽר׃<text:s/></text:span><text:span text:style-name="T150">‬</text:span>‬‬<text:span text:style-name="T151">3</text:span><text:span text:style-name="T152"> רַב־לָכֶ֕ם סֹ֖ב אֶת־הָהָ֣ר הַזֶּ֑ה פְּנ֥וּ לָכֶ֖ם צָפֹֽנָה׃<text:s/></text:span><text:span text:style-name="T153">‬</text:span>‬‬<text:span text:style-name="T154">4</text:span><text:span text:style-name="T155"> וְאֶת־הָעָם֮ צַ֣ו לֵאמֹר֒ אַתֶּ֣ם עֹֽבְרִ֗ים בִּגְבוּל֙ אֲחֵיכֶ֣ם בְּנֵי־עֵשָׂ֔ו הַיֹּשְׁבִ֖ים בְּשֵׂעִ֑יר וְיִֽירְא֣וּ מִכֶּ֔ם וְנִשְׁמַרְתֶּ֖ם מְאֹֽד׃<text:s/></text:span><text:span text:style-name="T156">‬</text:span>‬‬<text:span text:style-name="T157">5</text:span><text:span text:style-name="T158"> אַל־תִּתְגָּר֣וּ בָ֔ם כִּ֠י לֹֽא־אֶתֵּ֤ן לָכֶם֙ מֵֽאַרְצָ֔ם עַ֖ד מִדְרַ֣ךְ כַּף־רָ֑גֶל כִּֽי־יְרֻשָּׁ֣ה לְעֵשָׂ֔ו נָתַ֖תִּי אֶת־הַ֥ר שֵׂעִֽיר׃<text:s/></text:span><text:span text:style-name="T159">‬</text:span>‬‬<text:span text:style-name="T160">6</text:span><text:span text:style-name="T161"> אֹ֣כֶל תִּשְׁבְּר֧וּ מֵֽאִתָּ֛ם בַּכֶּ֖סֶף וַאֲכַלְתֶּ֑ם וְגַם־מַ֜יִם תִּכְר֧וּ מֵאִתָּ֛ם בַּכֶּ֖סֶף וּשְׁתִיתֶֽם׃<text:s/></text:span><text:span text:style-name="T162">‬</text:span>‬‬<text:span text:style-name="T163">7</text:span><text:span text:style-name="T164"> כִּי֩ יְהוָ֨ה אֱלֹהֶ֜יךָ בֵּֽרַכְךָ֗ בְּכֹל֙<text:s/></text:span><text:soft-page-break/><text:span text:style-name="T165">מַעֲשֵׂ֣ה יָדֶ֔ךָ יָדַ֣ע לֶכְתְּךָ֔ אֶת־הַמִּדְבָּ֥ר הַגָּדֹ֖ל הַזֶּ֑ה זֶ֣ה ׀ אַרְבָּעִ֣ים שָׁנָ֗ה יְהוָ֤ה אֱלֹהֶ֙יךָ֙ עִמָּ֔ךְ לֹ֥א חָסַ֖רְתָּ דָּבָֽר׃<text:s/></text:span><text:span text:style-name="T166">‬</text:span>‬‬<text:span text:style-name="T167">8</text:span><text:span text:style-name="T168"> וַֽנַּעֲבֹ֞ר מֵאֵ֧ת אַחֵ֣ינוּ בְנֵי־עֵשָׂ֗ו הַיֹּֽשְׁבִים֙ בְּשֵׂעִ֔יר מִדֶּ֙רֶךְ֙ הָֽעֲרָבָ֔ה מֵאֵילַ֖ת וּמֵעֶצְיֹ֣ן גָּ֑בֶר</text:span><text:span text:style-name="T169"><text:s/>ס<text:s/></text:span><text:span text:style-name="T170">וַנֵּ֙פֶן֙ וַֽנַּעֲבֹ֔ר דֶּ֖רֶךְ מִדְבַּ֥ר מוֹאָֽב׃<text:s/></text:span><text:span text:style-name="T171">‬</text:span>‬‬<text:span text:style-name="T172">9</text:span><text:span text:style-name="T173"> וַיֹּ֨אמֶר יְהוָ֜ה אֵלַ֗י אֶל־תָּ֙צַר֙ אֶת־מוֹאָ֔ב וְאַל־תִּתְגָּ֥ר בָּ֖ם מִלְחָמָ֑ה כִּ֠י לֹֽא־אֶתֵּ֨ן לְךָ֤ מֵֽאַרְצוֹ֙ יְרֻשָּׁ֔ה כִּ֣י לִבְנֵי־ל֔וֹט נָתַ֥תִּי אֶת־עָ֖ר יְרֻשָּֽׁה׃<text:s/></text:span><text:span text:style-name="T174">‬</text:span>‬‬<text:span text:style-name="T175">10</text:span><text:span text:style-name="T176"> הָאֵמִ֥ים לְפָנִ֖ים יָ֣שְׁבוּ בָ֑הּ עַ֣ם גָּד֥וֹל וְרַ֛ב וָרָ֖ם כָּעֲנָקִֽים׃<text:s/></text:span><text:span text:style-name="T177">‬</text:span>‬‬<text:span text:style-name="T178">11</text:span><text:span text:style-name="T179"> רְפָאִ֛ים יֵחָשְׁב֥וּ אַף־הֵ֖ם כָּעֲנָקִ֑ים וְהַמֹּ֣אָבִ֔ים יִקְרְא֥וּ לָהֶ֖ם אֵמִֽים׃<text:s/></text:span><text:span text:style-name="T180">‬</text:span>‬‬<text:span text:style-name="T181">12</text:span><text:span text:style-name="T182"> וּבְשֵׂעִ֞יר יָשְׁב֣וּ הַחֹרִים֮ לְפָנִים֒ וּבְנֵ֧י עֵשָׂ֣ו יִֽירָשׁ֗וּם וַיַּשְׁמִידוּם֙ מִפְּנֵיהֶ֔ם וַיֵּשְׁב֖וּ תַּחְתָּ֑ם כַּאֲשֶׁ֧ר עָשָׂ֣ה יִשְׂרָאֵ֗ל לְאֶ֙רֶץ֙ יְרֻשָּׁת֔וֹ אֲשֶׁר־נָתַ֥ן יְהוָ֖ה לָהֶֽם׃<text:s/></text:span><text:span text:style-name="T183">‬</text:span>‬‬<text:span text:style-name="T184">13</text:span><text:span text:style-name="T185"> עַתָּ֗ה קֻ֛מוּ וְעִבְר֥וּ לָכֶ֖ם אֶת־נַ֣חַל זָ֑רֶד וַֽנַּעֲבֹ֖ר אֶת־נַ֥חַל זָֽרֶד׃<text:s/></text:span><text:span text:style-name="T186">‬</text:span>‬‬<text:span text:style-name="T187">14</text:span><text:span text:style-name="T188"> וְהַיָּמִ֞ים אֲשֶׁר־הָלַ֣כְנוּ ׀ מִקָּדֵ֣שׁ בַּרְנֵ֗עַ עַ֤ד אֲשֶׁר־עָבַ֙רְנוּ֙ אֶת־נַ֣חַל זֶ֔רֶד שְׁלֹשִׁ֥ים וּשְׁמֹנֶ֖ה שָׁנָ֑ה עַד־תֹּ֨ם כָּל־הַדּ֜וֹר אַנְשֵׁ֤י הַמִּלְחָמָה֙ מִקֶּ֣רֶב הַֽמַּחֲנֶ֔ה כַּאֲשֶׁ֛ר נִשְׁבַּ֥ע יְהוָ֖ה לָהֶֽם׃<text:s/></text:span><text:span text:style-name="T189">‬</text:span>‬‬<text:span text:style-name="T190">15</text:span><text:span text:style-name="T191"> וְגַ֤ם יַד־יְהוָה֙ הָ֣יְתָה בָּ֔ם לְהֻמָּ֖ם מִקֶּ֣רֶב הַֽמַּחֲנֶ֑ה עַ֖ד תֻּמָּֽם׃<text:s/></text:span><text:span text:style-name="T192">‬</text:span>‬‬<text:span text:style-name="T193">16</text:span><text:span text:style-name="T194"> וַיְהִ֨י כַאֲשֶׁר־תַּ֜מּוּ כָּל־אַנְשֵׁ֧י הַמִּלְחָמָ֛ה לָמ֖וּת מִקֶּ֥רֶב הָעָֽם׃</text:span><text:span text:style-name="T195"><text:s/>ס<text:s/></text:span><text:span text:style-name="T196">‬</text:span>‬‬<text:span text:style-name="T197">17</text:span><text:span text:style-name="T198"> וַיְדַבֵּ֥ר יְהוָ֖ה אֵלַ֥י לֵאמֹֽר׃<text:s/></text:span><text:span text:style-name="T199">‬</text:span>‬‬<text:span text:style-name="T200">18</text:span><text:span text:style-name="T201"> אַתָּ֨ה עֹבֵ֥ר הַיּ֛וֹם אֶת־גְּב֥וּל מוֹאָ֖ב אֶת־עָֽר׃<text:s/></text:span><text:span text:style-name="T202">‬</text:span>‬‬<text:span text:style-name="T203">19</text:span><text:span text:style-name="T204"> וְקָרַבְתָּ֗ מ֚וּל בְּנֵ֣י עַמּ֔וֹן אַל־תְּצֻרֵ֖ם וְאַל־תִּתְגָּ֣ר בָּ֑ם כִּ֣י לֹֽא־אֶ֠תֵּן מֵאֶ֨רֶץ בְּנֵי־עַמּ֤וֹן לְךָ֙ יְרֻשָּׁ֔ה כִּ֥י לִבְנֵי־ל֖וֹט נְתַתִּ֥יהָ יְרֻשָּֽׁה׃<text:s/></text:span><text:span text:style-name="T205">‬</text:span>‬‬<text:span text:style-name="T206">20</text:span><text:span text:style-name="T207"> אֶֽרֶץ־רְפָאִ֥ים תֵּחָשֵׁ֖ב אַף־הִ֑וא רְפָאִ֤ים יָֽשְׁבוּ־בָהּ֙ לְפָנִ֔ים וְהָֽעַמֹּנִ֔ים יִקְרְא֥וּ לָהֶ֖ם זַמְזֻמִּֽים׃<text:s/></text:span><text:span text:style-name="T208">‬</text:span>‬‬<text:span text:style-name="T209">21</text:span><text:span text:style-name="T210"> עַ֣ם גָּד֥וֹל וְרַ֛ב וָרָ֖ם כָּעֲנָקִ֑ים וַיַּשְׁמִידֵ֤ם יְהוָה֙ מִפְּנֵיהֶ֔ם וַיִּירָשֻׁ֖ם וַיֵּשְׁב֥וּ תַחְתָּֽם׃<text:s/></text:span><text:span text:style-name="T211">‬</text:span>‬‬<text:span text:style-name="T212">22</text:span><text:span text:style-name="T213"> כַּאֲשֶׁ֤ר עָשָׂה֙ לִבְנֵ֣י עֵשָׂ֔ו הַיֹּשְׁבִ֖ים בְּשֵׂעִ֑יר אֲשֶׁ֨ר הִשְׁמִ֤יד אֶת־הַחֹרִי֙ מִפְּנֵיהֶ֔ם וַיִּֽירָשֻׁם֙ וַיֵּשְׁב֣וּ תַחְתָּ֔ם עַ֖ד הַיּ֥וֹם הַזֶּֽה׃<text:s/></text:span><text:span text:style-name="T214">‬</text:span>‬‬<text:span text:style-name="T215">23</text:span><text:span text:style-name="T216"> וְהָֽעַוִּ֛ים הַיֹּשְׁבִ֥ים בַּחֲצֵרִ֖ים עַד־עַזָּ֑ה כַּפְתֹּרִים֙ הַיֹּצְאִ֣ים מִכַּפְתּ֔וֹר הִשְׁמִידֻ֖ם וַיֵּשְׁב֥וּ תַחְתָּֽם׃<text:s/></text:span><text:span text:style-name="T217">‬</text:span>‬‬<text:span text:style-name="T218">24</text:span><text:span text:style-name="T219"> ק֣וּמוּ סְּע֗וּ וְעִבְרוּ֮ אֶת־נַ֣חַל אַרְנֹן֒ רְאֵ֣ה נָתַ֣תִּי בְ֠יָדְךָ אֶת־סִיחֹ֨ן מֶֽלֶךְ־חֶשְׁבּ֧וֹן הֽ͏ָאֱמֹרִ֛י וְאֶת־אַרְצ֖וֹ הָחֵ֣ל רָ֑שׁ וְהִתְגָּ֥ר בּ֖וֹ מִלְחָמָֽה׃<text:s/></text:span><text:span text:style-name="T220">‬</text:span>‬‬<text:span text:style-name="T221">25</text:span><text:span text:style-name="T222"> הַיּ֣וֹם הַזֶּ֗ה אָחֵל֙ תֵּ֤ת פַּחְדְּךָ֙ וְיִרְאָ֣תְךָ֔ עַל־פְּנֵי֙ הָֽעַמִּ֔ים תַּ֖חַת כָּל־הַשָּׁמָ֑יִם אֲשֶׁ֤ר יִשְׁמְעוּן֙ שִׁמְעֲךָ֔ וְרָגְז֥וּ וְחָל֖וּ מִפָּנֶֽיךָ׃<text:s/></text:span><text:span text:style-name="T223">‬</text:span>‬‬<text:span text:style-name="T224">26</text:span><text:span text:style-name="T225"> וָאֶשְׁלַ֤ח מַלְאָכִים֙ מִמִּדְבַּ֣ר קְדֵמ֔וֹת אֶל־סִיח֖וֹן מֶ֣לֶךְ חֶשְׁבּ֑וֹן דִּבְרֵ֥י שָׁל֖וֹם לֵאמֹֽר׃<text:s/></text:span><text:span text:style-name="T226">‬</text:span>‬‬<text:span text:style-name="T227">27</text:span><text:span text:style-name="T228"> אֶעְבְּרָ֣ה בְאַרְצֶ֔ךָ בַּדֶּ֥רֶךְ בַּדֶּ֖רֶךְ אֵלֵ֑ךְ לֹ֥א אָס֖וּר יָמִ֥ין וּשְׂמֹֽאול׃<text:s/></text:span><text:span text:style-name="T229">‬</text:span>‬‬<text:span text:style-name="T230">28</text:span><text:span text:style-name="T231"> אֹ֣כֶל בַּכֶּ֤סֶף תַּשְׁבִּרֵ֙נִי֙ וְאָכַ֔לְתִּי וּמַ֛יִם בַּכֶּ֥סֶף תִּתֶּן־לִ֖י וְשָׁתִ֑יתִי רַ֖ק אֶעְבְּרָ֥ה בְרַגְלָֽי׃<text:s/></text:span><text:span text:style-name="T232">‬</text:span>‬‬<text:span text:style-name="T233">29</text:span><text:span text:style-name="T234"> כַּאֲשֶׁ֨ר עֽ͏ָשׂוּ־לִ֜י בְּנֵ֣י עֵשָׂ֗ו הַיֹּֽשְׁבִים֙ בְּשֵׂעִ֔יר וְהַמּ֣וֹאָבִ֔ים הַיֹּשְׁבִ֖ים בְּעָ֑ר עַ֤ד אֲשֶֽׁר־אֶֽעֱבֹר֙ אֶת־הַיַּרְדֵּ֔ן אֶל־הָאָ֕רֶץ אֲשֶׁר־יְהוָ֥ה אֱלֹהֵ֖ינוּ נֹתֵ֥ן לָֽנוּ׃<text:s/></text:span><text:span text:style-name="T235">‬</text:span>‬‬<text:span text:style-name="T236">30</text:span><text:span text:style-name="T237"> וְלֹ֣א אָבָ֗ה סִיחֹן֙ מֶ֣לֶךְ חֶשְׁבּ֔וֹן הַעֲבִרֵ֖נוּ בּ֑וֹ כִּֽי־הִקְשָׁה֩ יְהוָ֨ה אֱלֹהֶ֜יךָ אֶת־רוּח֗וֹ וְאִמֵּץ֙ אֶת־לְבָב֔וֹ לְמַ֛עַן תִּתּ֥וֹ בְיָדְךָ֖ כַּיּ֥וֹם הַזֶּֽה׃</text:span><text:span text:style-name="T238"><text:s/>ס<text:s/></text:span><text:span text:style-name="T239">‬</text:span>‬‬<text:span text:style-name="T240">31</text:span><text:span text:style-name="T241"> וַיֹּ֤אמֶר יְהוָה֙ אֵלַ֔י רְאֵ֗ה הַֽחִלֹּ֙תִי֙ תֵּ֣ת לְפָנֶ֔יךָ אֶת־סִיחֹ֖ן וְאֶת־אַרְצ֑וֹ הָחֵ֣ל רָ֔שׁ לָרֶ֖שֶׁת אֶת־אַרְצֽוֹ׃<text:s/></text:span><text:span text:style-name="T242">‬</text:span>‬‬<text:span text:style-name="T243">32</text:span><text:span text:style-name="T244"> וַיֵּצֵא֩ סִיחֹ֨ן לִקְרָאתֵ֜נוּ ה֧וּא וְכָל־עַמּ֛וֹ לַמִּלְחָמָ֖ה יָֽהְצָה׃<text:s/></text:span><text:span text:style-name="T245">‬</text:span>‬‬<text:span text:style-name="T246">33</text:span><text:span text:style-name="T247"> וַֽיִּתְּנֵ֛הוּ יְהוָ֥ה אֱלֹהֵ֖ינוּ לְפָנֵ֑ינוּ וַנַּ֥ךְ אֹת֛וֹ וְאֶת־*בנו **בָּנָ֖יו וְאֶת־כָּל־עַמּֽוֹ׃<text:s/></text:span><text:span text:style-name="T248">‬</text:span>‬‬<text:span text:style-name="T249">34</text:span><text:span text:style-name="T250"> וַנִּלְכֹּ֤ד אֶת־כָּל־עָרָיו֙ בָּעֵ֣ת הַהִ֔וא וַֽנַּחֲרֵם֙ אֶת־כָּל־עִ֣יר מְתִ֔ם וְהַנָּשִׁ֖ים וְהַטָּ֑ף לֹ֥א הִשְׁאַ֖רְנוּ שָׂרִֽיד׃<text:s/></text:span><text:span text:style-name="T251">‬</text:span>‬‬<text:span text:style-name="T252">35</text:span><text:span text:style-name="T253"> רַ֥ק הַבְּהֵמָ֖ה בָּזַ֣זְנוּ לָ֑נוּ וּשְׁלַ֥ל הֶעָרִ֖ים אֲשֶׁ֥ר לָכָֽדְנוּ׃<text:s/></text:span><text:soft-page-break/><text:span text:style-name="T254">‬</text:span>‬‬<text:span text:style-name="T255">36</text:span><text:span text:style-name="T256"> מֵֽעֲרֹעֵ֡ר אֲשֶׁר֩ עַל־שְׂפַת־נַ֨חַל אַרְנֹ֜ן וְהָעִ֨יר אֲשֶׁ֤ר בַּנַּ֙חַל֙ וְעַד־הַגִּלְעָ֔ד לֹ֤א הָֽיְתָה֙ קִרְיָ֔ה אֲשֶׁ֥ר שָׂגְבָ֖ה מִמֶּ֑נּוּ אֶת־הַכֹּ֕ל נָתַ֛ן יְהוָ֥ה אֱלֹהֵ֖ינוּ לְפָנֵֽינוּ׃<text:s/></text:span><text:span text:style-name="T257">‬</text:span>‬‬<text:span text:style-name="T258">37</text:span><text:span text:style-name="T259"> רַ֛ק אֶל־אֶ֥רֶץ בְּנֵי־עַמּ֖וֹן לֹ֣א קָרָ֑בְתָּ כָּל־יַ֞ד נַ֤חַל יַבֹּק֙ וְעָרֵ֣י הָהָ֔ר וְכֹ֥ל אֲשֶׁר־צִוָּ֖ה יְהוָ֥ה אֱלֹהֵֽינוּ׃<text:s/></text:span><text:span text:style-name="T260">‬</text:span>‬‬‬‬‬‬‬‬‬‬‬‬‬‬‬‬‬‬‬‬‬‬‬‬‬‬‬‬‬‬‬‬‬‬‬‬‬‬</text:p>
      </text:section>
      <text:section text:name="Sect2" text:style-name="S2">
        <text:p text:style-name="P261">Deuteronomy 3</text:p>
        <text:p text:style-name="P262"><text:span text:style-name="T263">1</text:span><text:span text:style-name="T264"> וַנֵּ֣פֶן וַנַּ֔עַל דֶּ֖רֶךְ הַבָּשָׁ֑ן וַיֵּצֵ֣א עוֹג֩ מֶֽלֶךְ־הַבָּשָׁ֨ן לִקְרָאתֵ֜נוּ ה֧וּא וְכָל־עַמּ֛וֹ לַמִּלְחָמָ֖ה אֶדְרֶֽעִי׃<text:s/></text:span><text:span text:style-name="T265">‬</text:span>‬‬‬‬<text:span text:style-name="T266">2</text:span><text:span text:style-name="T267"> וַיֹּ֨אמֶר יְהוָ֤ה אֵלַי֙ אַל־תִּירָ֣א אֹת֔וֹ כִּ֣י בְיָדְךָ֞ נָתַ֧תִּי אֹת֛וֹ וְאֶת־כָּל־עַמּ֖וֹ וְאֶת־אַרְצ֑וֹ וְעָשִׂ֣יתָ לּ֔וֹ כַּאֲשֶׁ֣ר עָשִׂ֗יתָ לְסִיחֹן֙ מֶ֣לֶךְ הָֽאֱמֹרִ֔י אֲשֶׁ֥ר יוֹשֵׁ֖ב בְּחֶשְׁבּֽוֹן׃<text:s/></text:span><text:span text:style-name="T268">‬</text:span>‬‬<text:span text:style-name="T269">3</text:span><text:span text:style-name="T270"> וַיִּתֵּן֩ יְהוָ֨ה אֱלֹהֵ֜ינוּ בְּיָדֵ֗נוּ גַּ֛ם אֶת־ע֥וֹג מֶֽלֶךְ־הַבָּשָׁ֖ן וְאֶת־כָּל־עַמּ֑וֹ וַנַּכֵּ֕הוּ עַד־בִּלְתִּ֥י הִשְׁאִֽיר־ל֖וֹ שָׂרִֽיד׃<text:s/></text:span><text:span text:style-name="T271">‬</text:span>‬‬<text:span text:style-name="T272">4</text:span><text:span text:style-name="T273"> וַנִּלְכֹּ֤ד אֶת־כָּל־עָרָיו֙ בָּעֵ֣ת הַהִ֔וא לֹ֤א הָֽיְתָה֙ קִרְיָ֔ה אֲשֶׁ֥ר לֹא־לָקַ֖חְנוּ מֵֽאִתָּ֑ם שִׁשִּׁ֥ים עִיר֙ כָּל־חֶ֣בֶל אַרְגֹּ֔ב מַמְלֶ֥כֶת ע֖וֹג בַּבָּשָֽׁן׃<text:s/></text:span><text:span text:style-name="T274">‬</text:span>‬‬<text:span text:style-name="T275">5</text:span><text:span text:style-name="T276"> כָּל־אֵ֜לֶּה עָרִ֧ים בְּצֻר֛וֹת חוֹמָ֥ה גְבֹהָ֖ה דְּלָתַ֣יִם וּבְרִ֑יחַ לְבַ֛ד מֵעָרֵ֥י הַפְּרָזִ֖י הַרְבֵּ֥ה מְאֹֽד׃<text:s/></text:span><text:span text:style-name="T277">‬</text:span>‬‬<text:span text:style-name="T278">6</text:span><text:span text:style-name="T279"> וַנַּחֲרֵ֣ם אוֹתָ֔ם כַּאֲשֶׁ֣ר עָשִׂ֔ינוּ לְסִיחֹ֖ן מֶ֣לֶךְ חֶשְׁבּ֑וֹן הַחֲרֵם֙ כָּל־עִ֣יר מְתִ֔ם הַנָּשִׁ֖ים וְהַטָּֽף׃<text:s/></text:span><text:span text:style-name="T280">‬</text:span>‬‬<text:span text:style-name="T281">7</text:span><text:span text:style-name="T282"> וְכָל־הַבְּהֵמָ֛ה וּשְׁלַ֥ל הֶעָרִ֖ים בַּזּ֥וֹנוּ לָֽנוּ׃<text:s/></text:span><text:span text:style-name="T283">‬</text:span>‬‬<text:span text:style-name="T284">8</text:span><text:span text:style-name="T285"> וַנִּקַּ֞ח בָּעֵ֤ת הַהִוא֙ אֶת־הָאָ֔רֶץ מִיַּ֗ד שְׁנֵי֙ מַלְכֵ֣י הָאֱמֹרִ֔י אֲשֶׁ֖ר בְּעֵ֣בֶר הַיַּרְדֵּ֑ן מִנַּ֥חַל אַרְנֹ֖ן עַד־הַ֥ר חֶרְמֽוֹן׃<text:s/></text:span><text:span text:style-name="T286">‬</text:span>‬‬<text:span text:style-name="T287">9</text:span><text:span text:style-name="T288"> צִידֹנִ֛ים יִקְרְא֥וּ לְחֶרְמ֖וֹן שִׂרְיֹ֑ן וְהָ֣אֱמֹרִ֔י יִקְרְאוּ־ל֖וֹ שְׂנִֽיר׃<text:s/></text:span><text:span text:style-name="T289">‬</text:span>‬‬<text:span text:style-name="T290">10</text:span><text:span text:style-name="T291"> כֹּ֣ל ׀ עָרֵ֣י הַמִּישֹׁ֗ר וְכָל־הַגִּלְעָד֙ וְכָל־הַבָּשָׁ֔ן עַד־סַלְכָ֖ה וְאֶדְרֶ֑עִי עָרֵ֛י מַמְלֶ֥כֶת ע֖וֹג בַּבָּשָֽׁן׃<text:s/></text:span><text:span text:style-name="T292">‬</text:span>‬‬<text:span text:style-name="T293">11</text:span><text:span text:style-name="T294"> כִּ֣י רַק־ע֞וֹג מֶ֣לֶךְ הַבָּשָׁ֗ן נִשְׁאַר֮ מִיֶּ֣תֶר הָרְפָאִים֒ הִנֵּ֤ה עַרְשׂוֹ֙ עֶ֣רֶשׂ בַּרְזֶ֔ל הֲלֹ֣ה הִ֔וא בְּרַבַּ֖ת בְּנֵ֣י עַמּ֑וֹן תֵּ֧שַׁע אַמּ֣וֹת אָרְכָּ֗הּ וְאַרְבַּ֥ע אַמּ֛וֹת רָחְבָּ֖הּ בְּאַמַּת־אִֽישׁ׃<text:s/></text:span><text:span text:style-name="T295">‬</text:span>‬‬<text:span text:style-name="T296">12</text:span><text:span text:style-name="T297"> וְאֶת־הָאָ֧רֶץ הַזֹּ֛את יָרַ֖שְׁנוּ בָּעֵ֣ת הַהִ֑וא מֵעֲרֹעֵ֞ר אֲשֶׁר־עַל־נַ֣חַל אַרְנֹ֗ן וַחֲצִ֤י הַֽר־הַגִּלְעָד֙ וְעָרָ֔יו נָתַ֕תִּי לָרֽ͏ֻאוּבֵנִ֖י וְלַגָּדִֽי׃<text:s/></text:span><text:span text:style-name="T298">‬</text:span>‬‬<text:span text:style-name="T299">13</text:span><text:span text:style-name="T300"> וְיֶ֨תֶר הַגִּלְעָ֤ד וְכָל־הַבָּשָׁן֙ מַמְלֶ֣כֶת ע֔וֹג נָתַ֕תִּי לַחֲצִ֖י שֵׁ֣בֶט הַֽמְנַשֶּׁ֑ה כֹּ֣ל חֶ֤בֶל הָֽאַרְגֹּב֙ לְכָל־הַבָּשָׁ֔ן הַה֥וּא יִקָּרֵ֖א אֶ֥רֶץ רְפָאִֽים׃<text:s/></text:span><text:span text:style-name="T301">‬</text:span>‬‬<text:span text:style-name="T302">14</text:span><text:span text:style-name="T303"> יָאִ֣יר בֶּן־מְנַשֶּׁ֗ה לָקַח֙ אֶת־כָּל־חֶ֣בֶל אַרְגֹּ֔ב עַד־גְּב֥וּל הַגְּשׁוּרִ֖י וְהַמַּֽעֲכָתִ֑י וַיִּקְרָא֩ אֹתָ֨ם עַל־שְׁמ֤וֹ אֶת־הַבָּשָׁן֙ חַוֺּ֣ת יָאִ֔יר עַ֖ד הַיּ֥וֹם הַזֶּֽה׃<text:s/></text:span><text:span text:style-name="T304">‬</text:span>‬‬<text:span text:style-name="T305">15</text:span><text:span text:style-name="T306"> וּלְמָכִ֖יר נָתַ֥תִּי אֶת־הַגִּלְעָֽד׃<text:s/></text:span><text:span text:style-name="T307">‬</text:span>‬‬<text:span text:style-name="T308">16</text:span><text:span text:style-name="T309"> וְלָרֻאוּבֵנִ֨י וְלַגָּדִ֜י נָתַ֤תִּי מִן־הַגִּלְעָד֙ וְעַד־נַ֣חַל אַרְנֹ֔ן תּ֥וֹךְ הַנַּ֖חַל וּגְבֻ֑ל וְעַד֙ יַבֹּ֣ק הַנַּ֔חַל גְּב֖וּל בְּנֵ֥י עַמּֽוֹן׃<text:s/></text:span><text:span text:style-name="T310">‬</text:span>‬‬<text:span text:style-name="T311">17</text:span><text:span text:style-name="T312"> וְהָֽעֲרָבָ֖ה וְהַיַּרְדֵּ֣ן וּגְבֻ֑ל מִכִּנֶּ֗רֶת וְעַ֨ד יָ֤ם הָֽעֲרָבָה֙ יָ֣ם הַמֶּ֔לַח תַּ֛חַת אַשְׁדֹּ֥ת הַפִּסְגָּ֖ה מִזְרָֽחָה׃<text:s/></text:span><text:span text:style-name="T313">‬</text:span>‬‬<text:span text:style-name="T314">18</text:span><text:span text:style-name="T315"> וָאֲצַ֣ו אֶתְכֶ֔ם בָּעֵ֥ת הַהִ֖וא לֵאמֹ֑ר יְהוָ֣ה אֱלֹהֵיכֶ֗ם נָתַ֨ן לָכֶ֜ם אֶת־הָאָ֤רֶץ הַזֹּאת֙ לְרִשְׁתָּ֔הּ חֲלוּצִ֣ים תּֽ͏ַעַבְר֗וּ לִפְנֵ֛י אֲחֵיכֶ֥ם בְּנֵֽי־יִשְׂרָאֵ֖ל כָּל־בְּנֵי־חָֽיִל׃<text:s/></text:span><text:span text:style-name="T316">‬</text:span>‬‬<text:span text:style-name="T317">19</text:span><text:span text:style-name="T318"> רַ֠ק נְשֵׁיכֶ֣ם וְטַפְּכֶם֮ וּמִקְנֵכֶם֒ יָדַ֕עְתִּי כִּֽי־מִקְנֶ֥ה רַ֖ב לָכֶ֑ם יֵֽשְׁבוּ֙ בְּעָ֣רֵיכֶ֔ם אֲשֶׁ֥ר נָתַ֖תִּי לָכֶֽם׃<text:s/></text:span><text:span text:style-name="T319">‬</text:span>‬‬<text:span text:style-name="T320">20</text:span><text:span text:style-name="T321"> עַ֠ד אֲשֶׁר־יָנִ֨יחַ יְהוָ֥ה ׀ לֽ͏ַאֲחֵיכֶם֮ כָּכֶם֒ וְיָרְשׁ֣וּ גַם־הֵ֔ם אֶת־הָאָ֕רֶץ אֲשֶׁ֨ר יְהוָ֧ה אֱלֹהֵיכֶ֛ם נֹתֵ֥ן לָהֶ֖ם בְּעֵ֣בֶר הַיַּרְדֵּ֑ן וְשַׁבְתֶּ֗ם אִ֚ישׁ לִֽירֻשָּׁת֔וֹ אֲשֶׁ֥ר נָתַ֖תִּי לָכֶֽם׃<text:s/></text:span><text:span text:style-name="T322">‬</text:span>‬‬<text:span text:style-name="T323">21</text:span><text:span text:style-name="T324"> וְאֶת־יְהוֹשׁ֣וּעַ צִוֵּ֔יתִי בָּעֵ֥ת הַהִ֖וא לֵאמֹ֑ר עֵינֶ֣יךָ הָרֹאֹ֗ת אֵת֩ כָּל־אֲשֶׁ֨ר עָשָׂ֜ה יְהוָ֤ה אֱלֹהֵיכֶם֙ לִשְׁנֵי֙ הַמְּלָכִ֣ים הָאֵ֔לֶּה כֵּֽן־יַעֲשֶׂ֤ה יְהוָה֙<text:s/></text:span><text:soft-page-break/><text:span text:style-name="T325">לְכָל־הַמַּמְלָכ֔וֹת אֲשֶׁ֥ר אַתָּ֖ה עֹבֵ֥ר שָֽׁמָּה׃<text:s/></text:span><text:span text:style-name="T326">‬</text:span>‬‬<text:span text:style-name="T327">22</text:span><text:span text:style-name="T328"> לֹ֖א תִּ͏ְירָא֑וּם כִּ֚י יְהוָ֣ה אֱלֹֽהֵיכֶ֔ם ה֖וּא הַנִּלְחָ֥ם לָכֶֽם׃</text:span><text:span text:style-name="T329"><text:s/>ס<text:s/></text:span><text:span text:style-name="T330">‬</text:span>‬‬<text:span text:style-name="T331">23</text:span><text:span text:style-name="T332"> וָאֶתְחַנַּ֖ן אֶל־יְהוָ֑ה בָּעֵ֥ת הַהִ֖וא לֵאמֹֽר׃<text:s/></text:span><text:span text:style-name="T333">‬</text:span>‬‬<text:span text:style-name="T334">24</text:span><text:span text:style-name="T335"> אֲדֹנָ֣י יְהוִ֗ה אַתָּ֤ה הַֽחִלּ֙וֹתָ֙ לְהַרְא֣וֹת אֶֽת־עַבְדְּךָ֔ אֶ֨ת־גָּדְלְךָ֔ וְאֶת־יָדְךָ֖ הַחֲזָקָ֑ה אֲשֶׁ֤ר מִי־אֵל֙ בַּשָּׁמַ֣יִם וּבָאָ֔רֶץ אֲשֶׁר־יַעֲשֶׂ֥ה כְמַעֲשֶׂ֖יךָ וְכִגְבוּרֹתֶֽךָ׃<text:s/></text:span><text:span text:style-name="T336">‬</text:span>‬‬<text:span text:style-name="T337">25</text:span><text:span text:style-name="T338"> אֶעְבְּרָה־נָּ֗א וְאֶרְאֶה֙ אֶת־הָאָ֣רֶץ הַטּוֹבָ֔ה אֲשֶׁ֖ר בְּעֵ֣בֶר הַיַּרְדֵּ֑ן הָהָ֥ר הַטּ֛וֹב הַזֶּ֖ה וְהַלְּבָנֽוֹן׃<text:s/></text:span><text:span text:style-name="T339">‬</text:span>‬‬<text:span text:style-name="T340">26</text:span><text:span text:style-name="T341"> וַיִּתְעַבֵּ֨ר יְהוָ֥ה בִּי֙ לְמַ֣עַנְכֶ֔ם וְלֹ֥א שָׁמַ֖ע אֵלָ֑י וַיֹּ֨אמֶר יְהוָ֤ה אֵלַי֙ רַב־לָ֔ךְ אַל־תּ֗וֹסֶף דַּבֵּ֥ר אֵלַ֛י ע֖וֹד בַּדָּבָ֥ר הַזֶּֽה׃<text:s/></text:span><text:span text:style-name="T342">‬</text:span>‬‬<text:span text:style-name="T343">27</text:span><text:span text:style-name="T344"> עֲלֵ֣ה ׀ רֹ֣אשׁ הַפִּסְגָּ֗ה וְשָׂ֥א עֵינֶ֛יךָ יָ֧מָּה וְצָפֹ֛נָה וְתֵימָ֥נָה וּמִזְרָ֖חָה וּרְאֵ֣ה בְעֵינֶ֑יךָ כִּי־לֹ֥א תַעֲבֹ֖ר אֶת־הַיַּרְדֵּ֥ן הַזֶּֽה׃<text:s/></text:span><text:span text:style-name="T345">‬</text:span>‬‬<text:span text:style-name="T346">28</text:span><text:span text:style-name="T347"> וְצַ֥ו אֶת־יְהוֹשֻׁ֖עַ וְחַזְּקֵ֣הוּ וְאַמְּצֵ֑הוּ כִּי־ה֣וּא יַעֲבֹ֗ר לִפְנֵי֙ הָעָ֣ם הַזֶּ֔ה וְהוּא֙ יַנְחִ֣יל אוֹתָ֔ם אֶת־הָאָ֖רֶץ אֲשֶׁ֥ר תִּרְאֶֽה׃<text:s/></text:span><text:span text:style-name="T348">‬</text:span>‬‬<text:span text:style-name="T349">29</text:span><text:span text:style-name="T350"> וַנֵּ֣שֶׁב בַּגָּ֔יְא מ֖וּל בֵּ֥ית פְּעֽוֹר׃<text:s/></text:span><text:span text:style-name="T351">פ<text:s/></text:span><text:span text:style-name="T352">‬</text:span>‬‬‬‬‬‬‬‬‬‬‬‬‬‬‬‬‬‬‬‬‬‬‬‬‬‬‬‬‬‬</text:p>
      </text:section>
      <text:section text:name="Sect3" text:style-name="S3">
        <text:p text:style-name="P353">Deuteronomy 4</text:p>
        <text:p text:style-name="P354"><text:span text:style-name="T355">1</text:span><text:span text:style-name="T356"> וְעַתָּ֣ה יִשְׂרָאֵ֗ל שְׁמַ֤ע אֶל־הַֽחֻקִּים֙ וְאֶל־הַמִּשְׁפָּטִ֔ים אֲשֶׁ֧ר אָֽנֹכִ֛י מְלַמֵּ֥ד אֶתְכֶ֖ם לַעֲשׂ֑וֹת לְמַ֣עַן תִּֽחְי֗וּ וּבָאתֶם֙ וִֽירִשְׁתֶּ֣ם אֶת־הָאָ֔רֶץ אֲשֶׁ֧ר יְהוָ֛ה אֱלֹהֵ֥י אֲבֹתֵיכֶ֖ם נֹתֵ֥ן לָכֶֽם׃<text:s/></text:span><text:span text:style-name="T357">2</text:span><text:span text:style-name="T358"> לֹ֣א תֹסִ֗פוּ עַל־הַדָּבָר֙ אֲשֶׁ֤ר אָנֹכִי֙ מְצַוֶּ֣ה אֶתְכֶ֔ם וְלֹ֥א תִגְרְע֖וּ מִמֶּ֑נּוּ לִשְׁמֹ֗ר אֶת־מִצְוֺת֙ יְהוָ֣ה אֱלֹֽהֵיכֶ֔ם אֲשֶׁ֥ר אָנֹכִ֖י מְצַוֶּ֥ה אֶתְכֶֽם׃<text:s/></text:span><text:span text:style-name="T359">‬</text:span>‬‬<text:span text:style-name="T360">3</text:span><text:span text:style-name="T361"> עֵֽינֵיכֶם֙ הָֽרֹאֹ֔ת אֵ֛ת אֲשֶׁר־עָשָׂ֥ה יְהוָ֖ה בְּבַ֣עַל פְּע֑וֹר כִּ֣י כָל־הָאִ֗ישׁ אֲשֶׁ֤ר הָלַךְ֙ אַחֲרֵ֣י בַֽעַל־פְּע֔וֹר הִשְׁמִיד֛וֹ יְהוָ֥ה אֱלֹהֶ֖יךָ מִקִּרְבֶּֽךָ׃<text:s/></text:span><text:span text:style-name="T362">‬</text:span>‬‬<text:span text:style-name="T363">4</text:span><text:span text:style-name="T364"> וְאַתֶּם֙ הַדְּבֵקִ֔ים בַּיהוָ֖ה אֱלֹהֵיכֶ֑ם חַיִּ֥ים כֻּלְּכֶ֖ם הַיּֽוֹם׃<text:s/></text:span><text:span text:style-name="T365">‬</text:span>‬‬<text:span text:style-name="T366">5</text:span><text:span text:style-name="T367"> רְאֵ֣ה ׀ לִמַּ֣דְתִּי אֶתְכֶ֗ם חֻקִּים֙ וּמִשְׁפָּטִ֔ים כַּאֲשֶׁ֥ר צִוַּ֖נִי יְהוָ֣ה אֱלֹהָ֑י לַעֲשׂ֣וֹת כֵּ֔ן בְּקֶ֣רֶב הָאָ֔רֶץ אֲשֶׁ֥ר אַתֶּ֛ם בָּאִ֥ים שָׁ֖מָּה לְרִשְׁתָּֽהּ׃<text:s/></text:span><text:span text:style-name="T368">‬</text:span>‬‬<text:span text:style-name="T369">6</text:span><text:span text:style-name="T370"> וּשְׁמַרְתֶּם֮ וַעֲשִׂיתֶם֒ כִּ֣י הִ֤וא חָכְמַתְכֶם֙ וּבִ֣ינַתְכֶ֔ם לְעֵינֵ֖י הָעַמִּ֑ים אֲשֶׁ֣ר יִשְׁמְע֗וּן אֵ֚ת כָּל־הַחֻקִּ֣ים הָאֵ֔לֶּה וְאָמְר֗וּ רַ֚ק עַם־חָכָ֣ם וְנָב֔וֹן הַגּ֥וֹי הַגָּד֖וֹל הַזֶּֽה׃<text:s/></text:span><text:span text:style-name="T371">‬</text:span>‬‬<text:span text:style-name="T372">7</text:span><text:span text:style-name="T373"> כִּ֚י מִי־ג֣וֹי גָּד֔וֹל אֲשֶׁר־ל֥וֹ אֱלֹהִ֖ים קְרֹבִ֣ים אֵלָ֑יו כַּיהוָ֣ה אֱלֹהֵ֔ינוּ בְּכָּל־קָרְאֵ֖נוּ אֵלָֽיו׃<text:s/></text:span><text:span text:style-name="T374">‬</text:span>‬‬<text:span text:style-name="T375">8</text:span><text:span text:style-name="T376"> וּמִי֙ גּ֣וֹי גָּד֔וֹל אֲשֶׁר־ל֛וֹ חֻקִּ֥ים וּמִשְׁפָּטִ֖ים צַדִּיקִ֑ם כְּכֹל֙ הַתּוֹרָ֣ה הַזֹּ֔את אֲשֶׁ֧ר אָנֹכִ֛י נֹתֵ֥ן לִפְנֵיכֶ֖ם הַיּֽוֹם׃<text:s/></text:span><text:span text:style-name="T377">‬</text:span>‬‬<text:span text:style-name="T378">9</text:span><text:span text:style-name="T379"> רַ֡ק הִשָּׁ֣מֶר לְךָ֩ וּשְׁמֹ֨ר נַפְשְׁךָ֜ מְאֹ֗ד פֶּן־תִּשְׁכַּ֨ח אֶת־הַדְּבָרִ֜ים אֲשֶׁר־רָא֣וּ עֵינֶ֗יךָ וּפֶן־יָס֙וּרוּ֙ מִלְּבָ֣בְךָ֔ כֹּ֖ל יְמֵ֣י חַיֶּ֑יךָ וְהוֹדַעְתָּ֥ם לְבָנֶ֖יךָ וְלִבְנֵ֥י בָנֶֽיךָ׃<text:s/></text:span><text:span text:style-name="T380">‬</text:span>‬‬<text:span text:style-name="T381">10</text:span><text:span text:style-name="T382"> י֗וֹם אֲשֶׁ֨ר עָמַ֜דְתָּ לִפְנֵ֨י יְהוָ֣ה אֱלֹהֶיךָ֮ בְּחֹרֵב֒ בֶּאֱמֹ֨ר יְהוָ֜ה אֵלַ֗י הַקְהֶל־לִי֙ אֶת־הָעָ֔ם וְאַשְׁמִעֵ֖ם אֶת־דְּבָרָ֑י אֲשֶׁ֨ר יִלְמְד֜וּן לְיִרְאָ֣ה אֹתִ֗י כָּל־הַיָּמִים֙ אֲשֶׁ֨ר הֵ֤ם חַיִּים֙ עַל־הָ֣אֲדָמָ֔ה וְאֶת־בְּנֵיהֶ֖ם יְלַמֵּדֽוּן׃<text:s/></text:span><text:span text:style-name="T383">‬</text:span>‬‬<text:span text:style-name="T384">11</text:span><text:span text:style-name="T385"> וַתִּקְרְב֥וּן וַתַּֽעַמְד֖וּן תַּ֣חַת הָהָ֑ר וְהָהָ֞ר בֹּעֵ֤ר בָּאֵשׁ֙ עַד־לֵ֣ב הַשָּׁמַ֔יִם חֹ֖שֶׁךְ עָנָ֥ן וַעֲרָפֶֽל׃<text:s/></text:span><text:span text:style-name="T386">‬</text:span>‬‬<text:span text:style-name="T387">12</text:span><text:span text:style-name="T388"> וַיְדַבֵּ֧ר יְהוָ֛ה אֲלֵיכֶ֖ם מִתּ֣וֹךְ הָאֵ֑שׁ ק֤וֹל דְּבָרִים֙ אַתֶּ֣ם שֹׁמְעִ֔ים וּתְמוּנָ֛ה אֵינְכֶ֥ם רֹאִ֖ים זוּלָתִ֥י קֽוֹל׃<text:s/></text:span><text:span text:style-name="T389">‬</text:span>‬‬<text:span text:style-name="T390">13</text:span><text:span text:style-name="T391"> וַיַּגֵּ֨ד לָכֶ֜ם אֶת־בְּרִית֗וֹ אֲשֶׁ֨ר צִוָּ֤ה אֶתְכֶם֙ לַעֲשׂ֔וֹת עֲשֶׂ֖רֶת הַדְּבָרִ֑ים וַֽיִּכְתְּבֵ֔ם עַל־שְׁנֵ֖י לֻח֥וֹת אֲבָנִֽים׃<text:s/></text:span><text:span text:style-name="T392">‬</text:span>‬‬<text:span text:style-name="T393">14</text:span><text:span text:style-name="T394"> וְאֹתִ֞י צִוָּ֤ה יְהוָה֙ בָּעֵ֣ת הַהִ֔וא לְלַמֵּ֣ד<text:s/></text:span><text:soft-page-break/><text:span text:style-name="T395">אֶתְכֶ֔ם חֻקִּ֖ים וּמִשְׁפָּטִ֑ים לַעֲשֹׂתְכֶ֣ם אֹתָ֔ם בָּאָ֕רֶץ אֲשֶׁ֥ר אַתֶּ֛ם עֹבְרִ֥ים שָׁ֖מָּה לְרִשְׁתָּֽהּ׃<text:s/></text:span><text:span text:style-name="T396">‬</text:span>‬‬<text:span text:style-name="T397">15</text:span><text:span text:style-name="T398"> וְנִשְׁמַרְתֶּ֥ם מְאֹ֖ד לְנַפְשֹׁתֵיכֶ֑ם כִּ֣י לֹ֤א רְאִיתֶם֙ כָּל־תְּמוּנָ֔ה בְּי֗וֹם דִּבֶּ֨ר יְהוָ֧ה אֲלֵיכֶ֛ם בְּחֹרֵ֖ב מִתּ֥וֹךְ הָאֵֽשׁ׃<text:s/></text:span><text:span text:style-name="T399">‬</text:span>‬‬<text:span text:style-name="T400">16</text:span><text:span text:style-name="T401"> פֶּ֨ן־תַּשְׁחִת֔וּן וַעֲשִׂיתֶ֥ם לָכֶ֛ם פֶּ֖סֶל תְּמוּנַ֣ת כָּל־סָ֑מֶל תַּבְנִ֥ית זָכָ֖ר א֥וֹ נְקֵבָֽה׃<text:s/></text:span><text:span text:style-name="T402">‬</text:span>‬‬<text:span text:style-name="T403">17</text:span><text:span text:style-name="T404"> תַּבְנִ֕ית כָּל־בְּהֵמָ֖ה אֲשֶׁ֣ר בָּאָ֑רֶץ תַּבְנִית֙ כָּל־צִפּ֣וֹר כָּנָ֔ף אֲשֶׁ֥ר תָּע֖וּף בַּשָּׁמָֽיִם׃<text:s/></text:span><text:span text:style-name="T405">‬</text:span>‬‬<text:span text:style-name="T406">18</text:span><text:span text:style-name="T407"> תַּבְנִ֕ית כָּל־רֹמֵ֖שׂ בָּאֲדָמָ֑ה תַּבְנִ֛ית כָּל־דָּגָ֥ה אֲשֶׁר־בַּמַּ֖יִם מִתַּ֥חַת לָאָֽרֶץ׃<text:s/></text:span><text:span text:style-name="T408">‬</text:span>‬‬<text:span text:style-name="T409">19</text:span><text:span text:style-name="T410"> וּפֶן־תִּשָּׂ֨א עֵינֶ֜יךָ הַשָּׁמַ֗יְמָה וְֽ֠רָאִיתָ אֶת־הַשֶּׁ֨מֶשׁ וְאֶת־הַיָּרֵ֜חַ וְאֶת־הַכּֽוֹכָבִ֗ים כֹּ֚ל צְבָ֣א הַשָּׁמַ֔יִם וְנִדַּחְתָּ֛ וְהִשְׁתַּחֲוִ֥יתָ לָהֶ֖ם וַעֲבַדְתָּ֑ם אֲשֶׁ֨ר חָלַ֜ק יְהוָ֤ה אֱלֹהֶ֙יךָ֙ אֹתָ֔ם לְכֹל֙ הָֽעַמִּ֔ים תַּ֖חַת כָּל־הַשָּׁמָֽיִם׃<text:s/></text:span><text:span text:style-name="T411">‬</text:span>‬‬<text:span text:style-name="T412">20</text:span><text:span text:style-name="T413"> וְאֶתְכֶם֙ לָקַ֣ח יְהוָ֔ה וַיּוֹצִ֥א אֶתְכֶ֛ם מִכּ֥וּר הַבַּרְזֶ֖ל מִמִּצְרָ֑יִם לִהְי֥וֹת ל֛וֹ לְעַ֥ם נַחֲלָ֖ה כַּיּ֥וֹם הַזֶּֽה׃<text:s/></text:span><text:span text:style-name="T414">‬</text:span>‬‬<text:span text:style-name="T415">21</text:span><text:span text:style-name="T416"> וַֽיהוָ֥ה הִתְאַנֶּף־בִּ֖י עַל־דִּבְרֵיכֶ֑ם וַיִּשָּׁבַ֗ע לְבִלְתִּ֤י עָבְרִי֙ אֶת־הַיַּרְדֵּ֔ן וּלְבִלְתִּי־בֹא֙ אֶל־הָאָ֣רֶץ הַטּוֹבָ֔ה אֲשֶׁר֙ יְהוָ֣ה אֱלֹהֶ֔יךָ נֹתֵ֥ן לְךָ֖ נַחֲלָֽה׃<text:s/></text:span><text:span text:style-name="T417">‬</text:span>‬‬<text:span text:style-name="T418">22</text:span><text:span text:style-name="T419"> כִּ֣י אָנֹכִ֥י מֵת֙ בָּאָ֣רֶץ הַזֹּ֔את אֵינֶ֥נִּי עֹבֵ֖ר אֶת־הַיַּרְדֵּ֑ן וְאַתֶּם֙ עֹֽבְרִ֔ים וִֽירִשְׁתֶּ֕ם אֶת־הָאָ֥רֶץ הַטּוֹבָ֖ה הַזֹּֽאת׃<text:s/></text:span><text:span text:style-name="T420">‬</text:span>‬‬<text:span text:style-name="T421">23</text:span><text:span text:style-name="T422"> הִשָּׁמְר֣וּ לָכֶ֗ם פֶּֽן־תִּשְׁכְּחוּ֙ אֶת־בְּרִ֤ית יְהוָה֙ אֱלֹ֣הֵיכֶ֔ם אֲשֶׁ֥ר כָּרַ֖ת עִמָּכֶ֑ם וַעֲשִׂיתֶ֨ם לָכֶ֥ם פֶּ֙סֶל֙ תְּמ֣וּנַת כֹּ֔ל אֲשֶׁ֥ר צִוְּךָ֖ יְהוָ֥ה אֱלֹהֶֽיךָ׃<text:s/></text:span><text:span text:style-name="T423">‬</text:span>‬‬<text:span text:style-name="T424">24</text:span><text:span text:style-name="T425"> כִּ֚י יְהוָ֣ה אֱלֹהֶ֔יךָ אֵ֥שׁ אֹכְלָ֖ה ה֑וּא אֵ֖ל קַנָּֽא׃<text:s/></text:span><text:span text:style-name="T426">פ<text:s/></text:span><text:span text:style-name="T427">‬</text:span>‬‬‬‬‬‬‬‬‬‬‬‬‬‬‬‬‬‬‬‬‬‬‬‬‬</text:p>
        <text:p text:style-name="P428"><text:span text:style-name="T429">25</text:span><text:span text:style-name="T430"> כִּֽי־תוֹלִ֤יד בָּנִים֙ וּבְנֵ֣י בָנִ֔ים וְנוֹשַׁנְתֶּ֖ם בָּאָ֑רֶץ וְהִשְׁחַתֶּ֗ם וַעֲשִׂ֤יתֶם פֶּ֙סֶל֙ תְּמ֣וּנַת כֹּ֔ל וַעֲשִׂיתֶ֥ם הָרַ֛ע בְּעֵינֵ֥י יְהוָֽה־אֱלֹהֶ֖יךָ לְהַכְעִיסֽוֹ׃<text:s/></text:span><text:span text:style-name="T431">‬</text:span>‬‬<text:span text:style-name="T432">26</text:span><text:span text:style-name="T433"> הַעִידֹתִי֩ בָכֶ֨ם הַיּ֜וֹם אֶת־הַשָּׁמַ֣יִם וְאֶת־הָאָ֗רֶץ כִּֽי־אָבֹ֣ד תֹּאבֵדוּן֮ מַהֵר֒ מֵעַ֣ל הָאָ֔רֶץ אֲשֶׁ֨ר אַתֶּ֜ם עֹבְרִ֧ים אֶת־הַיַּרְדֵּ֛ן שָׁ֖מָּה לְרִשְׁתָּ֑הּ לֹֽא־תַאֲרִיכֻ֤ן יָמִים֙ עָלֶ֔יהָ כִּ֥י הִשָּׁמֵ֖ד תִּשָּׁמֵדֽוּן׃<text:s/></text:span><text:span text:style-name="T434">‬</text:span>‬‬<text:span text:style-name="T435">27</text:span><text:span text:style-name="T436"> וְהֵפִ֧יץ יְהוָ֛ה אֶתְכֶ֖ם בָּעַמִּ֑ים וְנִשְׁאַרְתֶּם֙ מְתֵ֣י מִסְפָּ֔ר בַּגּוֹיִ֕ם אֲשֶׁ֨ר יְנַהֵ֧ג יְהוָ֛ה אֶתְכֶ֖ם שָֽׁמָּה׃<text:s/></text:span><text:span text:style-name="T437">‬</text:span>‬‬<text:span text:style-name="T438">28</text:span><text:span text:style-name="T439"> וַעֲבַדְתֶּם־שָׁ֣ם אֱלֹהִ֔ים מַעֲשֵׂ֖ה יְדֵ֣י אָדָ֑ם עֵ֣ץ וָאֶ֔בֶן אֲשֶׁ֤ר לֹֽא־יִרְאוּן֙ וְלֹ֣א יִשְׁמְע֔וּן וְלֹ֥א יֹֽאכְל֖וּן וְלֹ֥א יְרִיחֻֽן׃<text:s/></text:span><text:span text:style-name="T440">‬</text:span>‬‬<text:span text:style-name="T441">29</text:span><text:span text:style-name="T442"> וּבִקַּשְׁתֶּ֥ם מִשָּׁ֛ם אֶת־יְהוָ֥ה אֱלֹהֶ֖יךָ וּמָצָ֑אתָ כִּ֣י תִדְרְשֶׁ֔נּוּ בְּכָל־לְבָבְךָ֖ וּבְכָל־נַפְשֶֽׁךָ׃<text:s/></text:span><text:span text:style-name="T443">‬</text:span>‬‬<text:span text:style-name="T444">30</text:span><text:span text:style-name="T445"> בַּצַּ֣ר לְךָ֔ וּמְצָא֕וּךָ כֹּ֖ל הַדְּבָרִ֣ים הָאֵ֑לֶּה בְּאַחֲרִית֙ הַיָּמִ֔ים וְשַׁבְתָּ֙ עַד־יְהוָ֣ה אֱלֹהֶ֔יךָ וְשָׁמַעְתָּ֖ בְּקֹלֽוֹ׃<text:s/></text:span><text:span text:style-name="T446">‬</text:span>‬‬<text:span text:style-name="T447">31</text:span><text:span text:style-name="T448"> כִּ֣י אֵ֤ל רַחוּם֙ יְהוָ֣ה אֱלֹהֶ֔יךָ לֹ֥א יַרְפְּךָ֖ וְלֹ֣א יַשְׁחִיתֶ֑ךָ וְלֹ֤א יִשְׁכַּח֙ אֶת־בְּרִ֣ית אֲבֹתֶ֔יךָ אֲשֶׁ֥ר נִשְׁבַּ֖ע לָהֶֽם׃<text:s/></text:span><text:span text:style-name="T449">‬</text:span>‬‬<text:span text:style-name="T450">32</text:span><text:span text:style-name="T451"> כִּ֣י שְׁאַל־נָא֩ לְיָמִ֨ים רִֽאשֹׁנִ֜ים אֲשֶׁר־הָי֣וּ לְפָנֶ֗יךָ לְמִן־הַיּוֹם֙ אֲשֶׁר֩ בָּרָ֨א אֱלֹהִ֤ים ׀ אָדָם֙ עַל־הָאָ֔רֶץ וּלְמִקְצֵ֥ה הַשָּׁמַ֖יִם וְעַד־קְצֵ֣ה הַשָּׁמָ֑יִם הֲנִֽהְיָ֗ה כַּדָּבָ֤ר הַגָּדוֹל֙ הַזֶּ֔ה א֖וֹ הֲנִשְׁמַ֥ע כָּמֹֽהוּ׃<text:s/></text:span><text:span text:style-name="T452">‬</text:span>‬‬<text:span text:style-name="T453">33</text:span><text:span text:style-name="T454"> הֲשָׁ֣מַֽע עָם֩ ק֨וֹל אֱלֹהִ֜ים מְדַבֵּ֧ר מִתּוֹךְ־הָאֵ֛שׁ כַּאֲשֶׁר־שָׁמַ֥עְתָּ אַתָּ֖ה וַיֶּֽחִי׃<text:s/></text:span><text:span text:style-name="T455">‬</text:span>‬‬<text:span text:style-name="T456">34</text:span><text:span text:style-name="T457"> א֣וֹ ׀ הֲנִסָּ֣ה אֱלֹהִ֗ים לָ֠בוֹא לָקַ֨חַת ל֣וֹ גוֹי֮ מִקֶּ֣רֶב גּוֹי֒ בְּמַסֹּת֩ בְּאֹתֹ֨ת וּבְמוֹפְתִ֜ים וּבְמִלְחָמָ֗ה וּבְיָ֤ד חֲזָקָה֙ וּבִזְר֣וֹעַ נְטוּיָ֔ה וּבְמוֹרָאִ֖ים גְּדֹלִ֑ים כְּ֠כֹל אֲשֶׁר־עָשָׂ֨ה לָכֶ֜ם יְהוָ֧ה אֱלֹהֵיכֶ֛ם בְּמִצְרַ֖יִם לְעֵינֶֽיךָ׃<text:s/></text:span><text:span text:style-name="T458">‬</text:span>‬‬<text:span text:style-name="T459">35</text:span><text:span text:style-name="T460"> אַתָּה֙ הָרְאֵ֣תָ לָדַ֔עַת כִּ֥י יְהוָ֖ה ה֣וּא הָאֱלֹהִ֑ים אֵ֥ין ע֖וֹד מִלְבַדּֽוֹ׃<text:s/></text:span><text:span text:style-name="T461">‬</text:span>‬‬<text:span text:style-name="T462">36</text:span><text:span text:style-name="T463"> מִן־הַשָּׁמַ֛יִם הִשְׁמִֽיעֲךָ֥ אֶת־קֹל֖וֹ לְיַסְּרֶ֑ךָּ וְעַל־הָאָ֗רֶץ הֶרְאֲךָ֙ אֶת־אִשּׁ֣וֹ הַגְּדוֹלָ֔ה וּדְבָרָ֥יו שָׁמַ֖עְתָּ מִתּ֥וֹךְ הָאֵֽשׁ׃<text:s/></text:span><text:span text:style-name="T464">‬</text:span>‬‬<text:span text:style-name="T465">37</text:span><text:span text:style-name="T466"> וְתַ֗חַת כִּ֤י אָהַב֙ אֶת־אֲבֹתֶ֔יךָ וַיִּבְחַ֥ר בְּזַרְע֖וֹ אַחֲרָ֑יו וַיּוֹצִֽאֲךָ֧<text:s/></text:span><text:soft-page-break/><text:span text:style-name="T467">בְּפָנָ֛יו בְּכֹח֥וֹ הַגָּדֹ֖ל מִמִּצְרָֽיִם׃<text:s/></text:span><text:span text:style-name="T468">‬</text:span>‬‬<text:span text:style-name="T469">38</text:span><text:span text:style-name="T470"> לְהוֹרִ֗ישׁ גּוֹיִ֛ם גְּדֹלִ֧ים וַעֲצֻמִ֛ים מִמְּךָ֖ מִפָּנֶ֑יךָ לַהֲבִֽיאֲךָ֗ לָֽתֶת־לְךָ֧ אֶת־אַרְצָ֛ם נַחֲלָ֖ה כַּיּ֥וֹם הַזֶּֽה׃<text:s/></text:span><text:span text:style-name="T471">‬</text:span>‬‬<text:span text:style-name="T472">39</text:span><text:span text:style-name="T473"> וְיָדַעְתָּ֣ הַיּ֗וֹם וַהֲשֵׁבֹתָ֮ אֶל־לְבָבֶךָ֒ כִּ֤י יְהוָה֙ ה֣וּא הָֽאֱלֹהִ֔ים בַּשָּׁמַ֣יִם מִמַּ֔עַל וְעַל־הָאָ֖רֶץ מִתָּ֑חַת אֵ֖ין עֽוֹד׃<text:s/></text:span><text:span text:style-name="T474">‬</text:span>‬‬<text:span text:style-name="T475">40</text:span><text:span text:style-name="T476"> וְשָׁמַרְתָּ֞ אֶת־חֻקָּ֣יו וְאֶת־מִצְוֺתָ֗יו אֲשֶׁ֨ר אָנֹכִ֤י מְצַוְּךָ֙ הַיּ֔וֹם אֲשֶׁר֙ יִיטַ֣ב לְךָ֔ וּלְבָנֶ֖יךָ אַחֲרֶ֑יךָ וּלְמַ֨עַן תַּאֲרִ֤יךְ יָמִים֙ עַל־הַ֣אֲדָמָ֔ה אֲשֶׁ֨ר יְהוָ֧ה אֱלֹהֶ֛יךָ נֹתֵ֥ן לְךָ֖ כָּל־הַיָּמִֽים׃<text:s/></text:span><text:span text:style-name="T477">פ<text:s/></text:span><text:span text:style-name="T478">‬</text:span>‬‬‬‬‬‬‬‬‬‬‬‬‬‬‬‬‬‬</text:p>
        <text:p text:style-name="P479"><text:span text:style-name="T480">41</text:span><text:span text:style-name="T481"> אָ֣ז יַבְדִּ֤יל מֹשֶׁה֙ שָׁלֹ֣שׁ עָרִ֔ים בְּעֵ֖בֶר הַיַּרְדֵּ֑ן מִזְרְחָ֖ה שָֽׁמֶשׁ׃<text:s/></text:span><text:span text:style-name="T482">‬</text:span>‬‬<text:span text:style-name="T483">42</text:span><text:span text:style-name="T484"> לָנֻ֨ס שָׁ֜מָּה רוֹצֵ֗חַ אֲשֶׁ֨ר יִרְצַ֤ח אֶת־רֵעֵ֙הוּ֙ בִּבְלִי־דַ֔עַת וְה֛וּא לֹא־שֹׂנֵ֥א ל֖וֹ מִתְּמ֣וֹל שִׁלְשׁ֑וֹם וְנָ֗ס אֶל־אַחַ֛ת מִן־הֶעָרִ֥ים הָאֵ֖ל וָחָֽי׃<text:s/></text:span><text:span text:style-name="T485">‬</text:span>‬‬<text:span text:style-name="T486">43</text:span><text:span text:style-name="T487"> אֶת־בֶּ֧צֶר בַּמִּדְבָּ֛ר בְּאֶ֥רֶץ הַמִּישֹׁ֖ר לָרֻֽאוּבֵנִ֑י וְאֶת־רָאמֹ֤ת בַּגִּלְעָד֙ לַגָּדִ֔י וְאֶת־גּוֹלָ֥ן בַּבָּשָׁ֖ן לַֽמְנַשִּֽׁי׃<text:s/></text:span><text:span text:style-name="T488">‬</text:span>‬‬<text:span text:style-name="T489">44</text:span><text:span text:style-name="T490"> וְזֹ֖את הַתּוֹרָ֑ה אֲשֶׁר־שָׂ֣ם מֹשֶׁ֔ה לִפְנֵ֖י בְּנֵ֥י יִשְׂרָאֵֽל׃<text:s/></text:span><text:span text:style-name="T491">‬</text:span>‬‬<text:span text:style-name="T492">45</text:span><text:span text:style-name="T493"> אֵ֚לֶּה הָֽעֵדֹ֔ת וְהַֽחֻקִּ֖ים וְהַמִּשְׁפָּטִ֑ים אֲשֶׁ֨ר דִּבֶּ֤ר מֹשֶׁה֙ אֶל־בְּנֵ֣י יִשְׂרָאֵ֔ל בְּצֵאתָ֖ם מִמִּצְרָֽיִם׃<text:s/></text:span><text:span text:style-name="T494">‬</text:span>‬‬<text:span text:style-name="T495">46</text:span><text:span text:style-name="T496"> בְּעֵ֨בֶר הַיַּרְדֵּ֜ן בַּגַּ֗יְא מ֚וּל בֵּ֣ית פְּע֔וֹר בְּאֶ֗רֶץ סִיחֹן֙ מֶ֣לֶךְ הָֽאֱמֹרִ֔י אֲשֶׁ֥ר יוֹשֵׁ֖ב בְּחֶשְׁבּ֑וֹן אֲשֶׁ֨ר הִכָּ֤ה מֹשֶׁה֙ וּבְנֵ֣י יִשְׂרָאֵ֔ל בְּצֵאתָ֖ם מִמִּצְרָֽיִם׃<text:s/></text:span><text:span text:style-name="T497">‬</text:span>‬‬<text:span text:style-name="T498">47</text:span><text:span text:style-name="T499"> וַיִּֽירְשׁ֨וּ אֶת־אַרְצ֜וֹ וְאֶת־אֶ֣רֶץ ׀ ע֣וֹג מֶֽלֶךְ־הַבָּשָׁ֗ן שְׁנֵי֙ מַלְכֵ֣י הָֽאֱמֹרִ֔י אֲשֶׁ֖ר בְּעֵ֣בֶר הַיַּרְדֵּ֑ן מִזְרַ֖ח שָֽׁמֶשׁ׃<text:s/></text:span><text:span text:style-name="T500">‬</text:span>‬‬<text:span text:style-name="T501">48</text:span><text:span text:style-name="T502"> מֵעֲרֹעֵ֞ר אֲשֶׁ֨ר עַל־שְׂפַת־נַ֧חַל אַרְנֹ֛ן וְעַד־הַ֥ר שִׂיאֹ֖ן ה֥וּא חֶרְמֽוֹן׃<text:s/></text:span><text:span text:style-name="T503">‬</text:span>‬‬<text:span text:style-name="T504">49</text:span><text:span text:style-name="T505"> וְכָל־הָ֨עֲרָבָ֜ה עֵ֤בֶר הַיַּרְדֵּן֙ מִזְרָ֔חָה וְעַ֖ד יָ֣ם הָעֲרָבָ֑ה תַּ֖חַת אַשְׁדֹּ֥ת הַפִּסְגָּֽה׃<text:s/></text:span><text:span text:style-name="T506">פ<text:s/></text:span><text:span text:style-name="T507">‬</text:span>‬‬‬‬‬‬‬‬‬‬‬</text:p>
      </text:section>
      <text:section text:name="Sect4" text:style-name="S4">
        <text:p text:style-name="P508">Deuteronomy 5</text:p>
        <text:p text:style-name="P509"><text:span text:style-name="T510">1</text:span><text:span text:style-name="T511"> וַיִּקְרָ֣א מֹשֶׁה֮ אֶל־כָּל־יִשְׂרָאֵל֒ וַיֹּ֣אמֶר אֲלֵהֶ֗ם שְׁמַ֤ע יִשְׂרָאֵל֙ אֶת־הַחֻקִּ֣ים וְאֶת־הַמִּשְׁפָּטִ֔ים אֲשֶׁ֧ר אָנֹכִ֛י דֹּבֵ֥ר בְּאָזְנֵיכֶ֖ם הַיּ֑וֹם וּלְמַדְתֶּ֣ם אֹתָ֔ם וּשְׁמַרְתֶּ֖ם לַעֲשֹׂתָֽם׃<text:s/></text:span><text:span text:style-name="T512">2</text:span><text:span text:style-name="T513"> יְהוָ֣ה אֱלֹהֵ֗ינוּ כָּרַ֥ת עִמָּ֛נוּ בְּרִ֖ית בְּחֹרֵֽב׃<text:s/></text:span><text:span text:style-name="T514">‬</text:span>‬‬<text:span text:style-name="T515">3</text:span><text:span text:style-name="T516"> לֹ֣א אֶת־אֲבֹתֵ֔ינוּ כָּרַ֥ת יְהוָ֖ה אֶת־הַבְּרִ֣ית הַזֹּ֑את כִּ֣י אִתָּ֔נוּ אֲנַ֨חְנוּ אֵ֥לֶּה פֹ֛ה הַיּ֖וֹם כֻּלָּ֥נוּ חַיִּֽים׃<text:s/></text:span><text:span text:style-name="T517">‬</text:span>‬‬<text:span text:style-name="T518">4</text:span><text:span text:style-name="T519"> פָּנִ֣ים ׀ בְּפָנִ֗ים דִּבֶּ֨ר יְהוָ֧ה עִמָּכֶ֛ם בָּהָ֖ר מִתּ֥וֹךְ הָאֵֽשׁ׃<text:s/></text:span><text:span text:style-name="T520">‬</text:span>‬‬<text:span text:style-name="T521">5</text:span><text:span text:style-name="T522"> אָ֠נֹכִי עֹמֵ֨ד בֵּין־יְהוָ֤ה וּבֵֽינֵיכֶם֙ בָּעֵ֣ת הַהִ֔וא לְהַגִּ֥יד לָכֶ֖ם אֶת־דְּבַ֣ר יְהוָ֑ה כִּ֤י יְרֵאתֶם֙ מִפְּנֵ֣י הָאֵ֔שׁ וְלֹֽא־עֲלִיתֶ֥ם בָּהָ֖ר לֵאמֹֽר׃</text:span><text:span text:style-name="T523"><text:s/>ס<text:s/></text:span><text:span text:style-name="T524">‬</text:span>‬‬<text:span text:style-name="T525">6</text:span><text:span text:style-name="T526"> אָֽנֹכִי֙ יְהוָ֣ה אֱלֹהֶ֔יךָ אֲשֶׁ֧ר הוֹצֵאתִ֛יךָ מֵאֶ֥רֶץ מִצְרַ֖יִם מִבֵּ֣֥ית עֲבָדִ֑͏ֽים׃<text:s/></text:span><text:span text:style-name="T527">‬</text:span>‬‬<text:span text:style-name="T528">7</text:span><text:span text:style-name="T529"> לֹ֣א יִהְיֶ֥ה־לְךָ֛֩ אֱלֹהִ֥֨ים אֲחֵרִ֖֜ים עַל־פָּנָֽ͏ַ֗י<text:s/></text:span><text:span text:style-name="T530">‬</text:span>‬‬<text:span text:style-name="T531">8</text:span><text:span text:style-name="T532"> לֹֽ֣א־תַעֲשֶֽׂ֙ה־לְךָ֥֣ פֶ֣֙סֶל֙ ׀ כָּל־תְּמוּנָ֔֡ה אֲשֶׁ֤֣ר בַּשָּׁמַ֣֙יִם֙ ׀ מִמַּ֔֡עַל וַאֲשֶׁ֥ר֩ בָּאָ֖֨רֶץ מִתָּ֑֜חַת וַאֲשֶׁ֥ר בַּמַּ֖֣יִם ׀ מִתַּ֥֣חַת לָאָֽ֗רֶץ׃<text:s/></text:span><text:span text:style-name="T533">‬</text:span>‬‬‬<text:span text:style-name="T534">9</text:span><text:span text:style-name="T535"> לֹא־תִשְׁתַּחֲוֶ֥֣ה לָהֶ֖ם֮ וְלֹ֣א תָעָבְדֵ֑ם֒ כִּ֣י אָנֹכִ֞י יְהוָ֤ה אֱלֹהֶ֙יךָ֙ אֵ֣ל קַנָּ֔א פֹּ֠קֵד עֲוֺ֨ן אָב֧וֹת עַל־בָּנִ֛ים וְעַל־שִׁלֵּשִׁ֥ים וְעַל־רִבֵּעִ֖ים לְשֹׂנְאָֽ֑י׃<text:s/></text:span><text:span text:style-name="T536">‬</text:span>‬‬<text:span text:style-name="T537">10</text:span><text:span text:style-name="T538"> וְעֹ֥֤שֶׂה חֶ֖֙סֶד֙ לֽ͏ַאֲלָפִ֑֔ים לְאֹהֲבַ֖י וּלְשֹׁמְרֵ֥י *מצותו **מִצְוֺתָֽי׃</text:span><text:span text:style-name="T539"><text:s/>ס<text:s/></text:span><text:span text:style-name="T540">‬</text:span>‬‬<text:span text:style-name="T541">11</text:span><text:span text:style-name="T542"> לֹ֥א תִשָּׂ֛א אֶת־שֵֽׁם־יְהוָ֥ה אֱלֹהֶ֖יךָ לַשָּׁ֑וְא כִּ֣י לֹ֤א יְנַקֶּה֙ יְהוָ֔ה אֵ֛ת אֲשֶׁר־יִשָּׂ֥א אֶת־שְׁמ֖וֹ לַשָּֽׁוְא׃</text:span><text:span text:style-name="T543"><text:s/>ס<text:s/></text:span><text:span text:style-name="T544">‬</text:span>‬‬<text:span text:style-name="T545">12</text:span><text:span text:style-name="T546"> שָׁמ֛֣וֹר אֶת־י֥וֹם֩ הַשַׁבָּ֖֨ת לְקַדְּשׁ֑֜וֹ כַּאֲשֶׁ֥ר צִוְּךָ֖֣ ׀ יְהוָ֥֣ה אֱלֹהֶֽ֗יךָ<text:s/></text:span><text:span text:style-name="T547">‬</text:span>‬‬<text:span text:style-name="T548">13</text:span><text:span text:style-name="T549"> שֵׁ֣֤שֶׁת יָמִ֣ים תּֽ͏ַעֲבֹ֔ד֮ וְעָשִׂ֖֣יתָ כָּֿל־מְלַאכְתֶּֽךָ֒׃<text:s/></text:span><text:span text:style-name="T550">‬</text:span>‬‬‬‬<text:span text:style-name="T551">14</text:span><text:span text:style-name="T552"> וְי֨וֹם֙ הַשְּׁבִיעִ֔֜י שַׁבָּ֖֣ת ׀<text:s/></text:span><text:soft-page-break/><text:span text:style-name="T553">לַיהוָ֣֥ה אֱלֹהֶ֑֗יךָ לֹ֣א תַעֲשֶׂ֣ה כָל־מְלָאכָ֡ה אַתָּ֣ה וּבִנְךָֽ־וּבִתֶּ֣ךָ וְעַבְדְּךָֽ־וַ֠אֲמָתֶךָ וְשׁוֹרְךָ֨ וַחֲמֹֽרְךָ֜ וְכָל־בְּהֶמְתֶּ֗ךָ וְגֵֽרְךָ֙ אֲשֶׁ֣ר בִּשְׁעָרֶ֔יךָ לְמַ֗עַן יָנ֛וּחַ עַבְדְּךָ֥ וַאֲמָתְךָ֖ כָּמֽ֑וֹךָ׃<text:s/></text:span><text:span text:style-name="T554">‬</text:span>‬‬‬<text:span text:style-name="T555">15</text:span><text:span text:style-name="T556"> וְזָכַרְתָּ֗֞ כִּ֣י־עֶ֤֥בֶד הָיִ֣֙יתָ֙ ׀ בְּאֶ֣רֶץ מִצְרַ֔֗יִם וַיֹּצִ֨אֲךָ֜֩ יְהוָ֤֨ה אֱלֹהֶ֤֙יךָ֙ מִשָּׁ֔ם֙ בְּיָ֥֤ד חֲזָקָ֖ה֙ וּבִזְרֹ֣עַ נְטוּיָ֑֔ה עַל־כֵּ֗ן צִוְּךָ֙ יְהוָ֣ה אֱלֹהֶ֔יךָ לַעֲשׂ֖וֹת אֶת־י֥וֹם הַשַׁבָּֽת׃</text:span><text:span text:style-name="T557"><text:s/>ס<text:s/></text:span><text:span text:style-name="T558">‬</text:span>‬‬<text:span text:style-name="T559">16</text:span><text:span text:style-name="T560"> כַּבֵּ֤ד אֶת־אָבִ֙יךָ֙ וְאֶת־אִמֶּ֔ךָ כַּאֲשֶׁ֥ר צִוְּךָ֖ יְהוָ֣ה אֱלֹהֶ֑יךָ לְמַ֣עַן ׀ יַאֲרִיכֻ֣ן יָמֶ֗יךָ וּלְמַ֙עַן֙ יִ֣יטַב לָ֔ךְ עַ֚ל הָֽאֲדָמָ֔ה אֲשֶׁר־יְהוָ֥ה אֱלֹהֶ֖יךָ נֹתֵ֥ן לָֽךְ׃</text:span><text:span text:style-name="T561"><text:s/>ס<text:s/></text:span><text:span text:style-name="T562">‬</text:span>‬‬<text:span text:style-name="T563">17</text:span><text:span text:style-name="T564"> לֹ֥֖א תִּֿרְצָ֖ח׃</text:span><text:span text:style-name="T565"><text:s/>ס<text:s/></text:span><text:span text:style-name="T566">‬</text:span>‬‬‬<text:span text:style-name="T567">18</text:span><text:span text:style-name="T568"> וְלֹ֣֖א תִּֿנְאָֽ֑ף׃</text:span><text:span text:style-name="T569"><text:s/>ס<text:s/></text:span><text:span text:style-name="T570">‬</text:span>‬‬‬<text:span text:style-name="T571">19</text:span><text:span text:style-name="T572"> וְלֹ֣֖א תִּֿגְנֹֽ֔ב׃</text:span><text:span text:style-name="T573"><text:s/>ס<text:s/></text:span><text:span text:style-name="T574">‬</text:span>‬‬<text:span text:style-name="T575">20</text:span><text:span text:style-name="T576"> וְלֹֽא־תַעֲנֶ֥ה בְרֵֽעֲךָ֖ עֵ֥ד שָֽׁוְא׃</text:span><text:span text:style-name="T577"><text:s/>ס<text:s/></text:span><text:span text:style-name="T578">‬</text:span>‬‬<text:span text:style-name="T579">21</text:span><text:span text:style-name="T580"> וְלֹ֥א תַחְמֹ֖ד אֵ֣שֶׁת רֵעֶ֑ךָ</text:span><text:span text:style-name="T581"><text:s/>ס<text:s/></text:span><text:span text:style-name="T582">וְלֹ֨א תִתְאַוֶּ֜ה בֵּ֣ית רֵעֶ֗ךָ שָׂדֵ֜הוּ וְעַבְדּ֤וֹ וַאֲמָתוֹ֙ שׁוֹר֣וֹ וַחֲמֹר֔וֹ וְכֹ֖ל אֲשֶׁ֥ר לְרֵעֶֽךָ׃</text:span><text:span text:style-name="T583"><text:s/>ס<text:s/></text:span><text:span text:style-name="T584">‬</text:span>‬‬<text:span text:style-name="T585">22</text:span><text:span text:style-name="T586"> אֶֽת־הַדְּבָרִ֣ים הָאֵ֡לֶּה דִּבֶּר֩ יְהוָ֨ה אֶל־כָּל־קְהַלְכֶ֜ם בָּהָ֗ר מִתּ֤וֹךְ הָאֵשׁ֙ הֶֽעָנָ֣ן וְהָֽעֲרָפֶ֔ל ק֥וֹל גָּד֖וֹל וְלֹ֣א יָסָ֑ף וַֽיִּכְתְּבֵ֗ם עַל־שְׁנֵי֙ לֻחֹ֣ת אֲבָנִ֔ים וַֽיִּתְּנֵ֖ם אֵלָֽי׃<text:s/></text:span><text:span text:style-name="T587">‬</text:span>‬‬<text:span text:style-name="T588">23</text:span><text:span text:style-name="T589"> וַיְהִ֗י כְּשָׁמְעֲכֶ֤ם אֶת־הַקּוֹל֙ מִתּ֣וֹךְ הַחֹ֔שֶׁךְ וְהָהָ֖ר בֹּעֵ֣ר בָּאֵ֑שׁ וַתִּקְרְב֣וּן אֵלַ֔י כָּל־רָאשֵׁ֥י שִׁבְטֵיכֶ֖ם וְזִקְנֵיכֶֽם׃<text:s/></text:span><text:span text:style-name="T590">‬</text:span>‬‬<text:span text:style-name="T591">24</text:span><text:span text:style-name="T592"> וַתֹּאמְר֗וּ הֵ֣ן הֶרְאָ֜נוּ יְהוָ֤ה אֱלֹהֵ֙ינוּ֙ אֶת־כְּבֹד֣וֹ וְאֶת־גָּדְל֔וֹ וְאֶת־קֹל֥וֹ שָׁמַ֖עְנוּ מִתּ֣וֹךְ הָאֵ֑שׁ הַיּ֤וֹם הַזֶּה֙ רָאִ֔ינוּ כִּֽי־יְדַבֵּ֧ר אֱלֹהִ֛ים אֶת־הָֽאָדָ֖ם וָחָֽי׃<text:s/></text:span><text:span text:style-name="T593">‬</text:span>‬‬<text:span text:style-name="T594">25</text:span><text:span text:style-name="T595"> וְעַתָּה֙ לָ֣מָּה נָמ֔וּת כִּ֣י תֹֽאכְלֵ֔נוּ הָאֵ֥שׁ הַגְּדֹלָ֖ה הַזֹּ֑את אִם־יֹסְפִ֣ים ׀ אֲנַ֗חְנוּ לִ֠שְׁמֹעַ אֶת־ק֨וֹל יְהוָ֧ה אֱלֹהֵ֛ינוּ ע֖וֹד וָמָֽתְנוּ׃<text:s/></text:span><text:span text:style-name="T596">‬</text:span>‬‬<text:span text:style-name="T597">26</text:span><text:span text:style-name="T598"> כִּ֣י מִ֣י כָל־בָּשָׂ֡ר אֲשֶׁ֣ר שָׁמַ֣ע קוֹל֩ אֱלֹהִ֨ים חַיִּ֜ים מְדַבֵּ֧ר מִתּוֹךְ־הָאֵ֛שׁ כָּמֹ֖נוּ וַיֶּֽחִי׃<text:s/></text:span><text:span text:style-name="T599">‬</text:span>‬‬<text:span text:style-name="T600">27</text:span><text:span text:style-name="T601"> קְרַ֤ב אַתָּה֙ וּֽשֲׁמָ֔ע אֵ֛ת כָּל־אֲשֶׁ֥ר יֹאמַ֖ר יְהוָ֣ה אֱלֹהֵ֑ינוּ וְאַ֣תְּ ׀ תְּדַבֵּ֣ר אֵלֵ֗ינוּ אֵת֩ כָּל־אֲשֶׁ֨ר יְדַבֵּ֜ר יְהוָ֧ה אֱלֹהֵ֛ינוּ אֵלֶ֖יךָ וְשָׁמַ֥עְנוּ וְעָשִֽׂינוּ׃<text:s/></text:span><text:span text:style-name="T602">‬</text:span>‬‬<text:span text:style-name="T603">28</text:span><text:span text:style-name="T604"> וַיִּשְׁמַ֤ע יְהוָה֙ אֶת־ק֣וֹל דִּבְרֵיכֶ֔ם בְּדַבֶּרְכֶ֖ם אֵלָ֑י וַיֹּ֨אמֶר יְהוָ֜ה אֵלַ֗י שָׁ֠מַעְתִּי אֶת־ק֨וֹל דִּבְרֵ֜י הָעָ֤ם הַזֶּה֙ אֲשֶׁ֣ר דִּבְּר֣וּ אֵלֶ֔יךָ הֵיטִ֖יבוּ כָּל־אֲשֶׁ֥ר דִּבֵּֽרוּ׃<text:s/></text:span><text:span text:style-name="T605">‬</text:span>‬‬<text:span text:style-name="T606">29</text:span><text:span text:style-name="T607"> מִֽי־יִתֵּ֡ן וְהָיָה֩ לְבָבָ֨ם זֶ֜ה לָהֶ֗ם לְיִרְאָ֥ה אֹתִ֛י וְלִשְׁמֹ֥ר אֶת־כָּל־מִצְוֺתַ֖י כָּל־הַיָּמִ֑ים לְמַ֨עַן יִיטַ֥ב לָהֶ֛ם וְלִבְנֵיהֶ֖ם לְעֹלָֽם׃<text:s/></text:span><text:span text:style-name="T608">‬</text:span>‬‬<text:span text:style-name="T609">30</text:span><text:span text:style-name="T610"> לֵ֖ךְ אֱמֹ֣ר לָהֶ֑ם שׁ֥וּבוּ לָכֶ֖ם לְאָהֳלֵיכֶֽם׃<text:s/></text:span><text:span text:style-name="T611">‬</text:span>‬‬<text:span text:style-name="T612">31</text:span><text:span text:style-name="T613"> וְאַתָּ֗ה פֹּה֮ עֲמֹ֣ד עִמָּדִי֒ וַאֲדַבְּרָ֣ה אֵלֶ֗יךָ אֵ֧ת כָּל־הַמִּצְוָ֛ה וְהַחֻקִּ֥ים וְהַמִּשְׁפָּטִ֖ים אֲשֶׁ֣ר תְּלַמְּדֵ֑ם וְעָשׂ֣וּ בָאָ֔רֶץ אֲשֶׁ֧ר אָנֹכִ֛י נֹתֵ֥ן לָהֶ֖ם לְרִשְׁתָּֽהּ׃<text:s/></text:span><text:span text:style-name="T614">‬</text:span>‬‬<text:span text:style-name="T615">32</text:span><text:span text:style-name="T616"> וּשְׁמַרְתֶּ֣ם לַעֲשׂ֔וֹת כַּאֲשֶׁ֥ר צִוָּ֛ה יְהוָ֥ה אֱלֹהֵיכֶ֖ם אֶתְכֶ֑ם לֹ֥א תָסֻ֖רוּ יָמִ֥ין וּשְׂמֹֽאל׃<text:s/></text:span><text:span text:style-name="T617">‬</text:span>‬‬<text:span text:style-name="T618">33</text:span><text:span text:style-name="T619"> בְּכָל־הַדֶּ֗רֶךְ אֲשֶׁ֨ר צִוָּ֜ה יְהוָ֧ה אֱלֹהֵיכֶ֛ם אֶתְכֶ֖ם תֵּלֵ֑כוּ לְמַ֤עַן תִּֽחְיוּן֙ וְט֣וֹב לָכֶ֔ם וְהַאֲרַכְתֶּ֣ם יָמִ֔ים בָּאָ֖רֶץ אֲשֶׁ֥ר תִּֽירָשֽׁוּן׃<text:s/></text:span><text:span text:style-name="T620">‬</text:span>‬‬‬‬‬‬‬‬‬‬‬‬‬‬‬‬‬‬‬‬‬‬‬‬‬‬‬‬‬‬‬‬‬‬</text:p>
      </text:section>
      <text:section text:name="Sect5" text:style-name="S5">
        <text:p text:style-name="P621">Deuteronomy 6</text:p>
        <text:p text:style-name="P622"><text:span text:style-name="T623">1</text:span><text:span text:style-name="T624"> וְזֹ֣את הַמִּצְוָ֗ה הַֽחֻקִּים֙ וְהַמִּשְׁפָּטִ֔ים אֲשֶׁ֥ר צִוָּ֛ה יְהוָ֥ה אֱלֹהֵיכֶ֖ם לְלַמֵּ֣ד אֶתְכֶ֑ם לַעֲשׂ֣וֹת בָּאָ֔רֶץ אֲשֶׁ֥ר אַתֶּ֛ם עֹבְרִ֥ים שָׁ֖מָּה לְרִשְׁתָּֽהּ׃<text:s/></text:span><text:span text:style-name="T625">2</text:span><text:span text:style-name="T626"> לְמַ֨עַן תִּירָ֜א אֶת־יְהוָ֣ה אֱלֹהֶ֗יךָ לִ֠שְׁמֹר אֶת־כָּל־חֻקֹּתָ֣יו וּמִצְוֺתָיו֮ אֲשֶׁ֣ר אָנֹכִ֣י מְצַוֶּךָ֒ אַתָּה֙ וּבִנְךָ֣ וּבֶן־בִּנְךָ֔ כֹּ֖ל יְמֵ֣י חַיֶּ֑יךָ וּלְמַ֖עַן<text:s/></text:span><text:soft-page-break/><text:span text:style-name="T627">יַאֲרִכֻ֥ן יָמֶֽיךָ׃<text:s/></text:span><text:span text:style-name="T628">‬</text:span>‬‬<text:span text:style-name="T629">3</text:span><text:span text:style-name="T630"> וְשָׁמַעְתָּ֤ יִשְׂרָאֵל֙ וְשָׁמַרְתָּ֣ לַעֲשׂ֔וֹת אֲשֶׁר֙ יִיטַ֣ב לְךָ֔ וַאֲשֶׁ֥ר תִּרְבּ֖וּן מְאֹ֑ד כַּאֲשֶׁר֩ דִּבֶּ֨ר יְהוָ֜ה אֱלֹהֵ֤י אֲבֹתֶיךָ֙ לָ֔ךְ אֶ֛רֶץ זָבַ֥ת חָלָ֖ב וּדְבָֽשׁ׃<text:s/></text:span><text:span text:style-name="T631">פ<text:s/></text:span><text:span text:style-name="T632">‬</text:span>‬‬‬‬</text:p>
        <text:p text:style-name="P633"><text:span text:style-name="T634">4</text:span><text:span text:style-name="T635"> שְׁמַ֖</text:span><text:span text:style-name="T636">ע</text:span><text:span text:style-name="T637"><text:s/>יִשְׂרָאֵ֑ל יְהוָ֥ה אֱלֹהֵ֖ינוּ יְהוָ֥ה ׀ אֶחָֽ</text:span><text:span text:style-name="T638">ד</text:span><text:span text:style-name="T639">׃</text:span><text:span text:style-name="T640">‬</text:span>‬<text:span text:style-name="T641"><text:s/></text:span><text:span text:style-name="T642">‬</text:span>‬‬‬‬<text:span text:style-name="T643">5</text:span><text:span text:style-name="T644"> וְאָ֣הַבְתָּ֔ אֵ֖ת יְהוָ֣ה אֱלֹהֶ֑יךָ בְּכָל־לְבָבְךָ֥ וּבְכָל־נַפְשְׁךָ֖ וּבְכָל־מְאֹדֶֽךָ׃<text:s/></text:span><text:span text:style-name="T645">‬</text:span>‬‬<text:span text:style-name="T646">6</text:span><text:span text:style-name="T647"> וְהָי֞וּ הַדְּבָרִ֣ים הָאֵ֗לֶּה אֲשֶׁ֨ר אָנֹכִ֧י מְצַוְּךָ֛ הַיּ֖וֹם עַל־לְבָבֶֽךָ׃<text:s/></text:span><text:span text:style-name="T648">‬</text:span>‬‬<text:span text:style-name="T649">7</text:span><text:span text:style-name="T650"> וְשִׁנַּנְתָּ֣ם לְבָנֶ֔יךָ וְדִבַּרְתָּ֖ בָּ֑ם בְּשִׁבְתְּךָ֤ בְּבֵיתֶ֙ךָ֙ וּבְלֶכְתְּךָ֣ בַדֶּ֔רֶךְ וּֽבְשָׁכְבְּךָ֖ וּבְקוּמֶֽךָ׃<text:s/></text:span><text:span text:style-name="T651">‬</text:span>‬‬<text:span text:style-name="T652">8</text:span><text:span text:style-name="T653"> וּקְשַׁרְתָּ֥ם לְא֖וֹת עַל־יָדֶ֑ךָ וְהָי֥וּ לְטֹטָפֹ֖ת בֵּ֥ין עֵינֶֽיךָ׃<text:s/></text:span><text:span text:style-name="T654">‬</text:span>‬‬<text:span text:style-name="T655">9</text:span><text:span text:style-name="T656"> וּכְתַבְתָּ֛ם עַל־מְזוּזֹ֥ת בֵּיתֶ֖ךָ וּבִשְׁעָרֶֽיךָ׃</text:span><text:span text:style-name="T657"><text:s/>ס<text:s/></text:span><text:span text:style-name="T658">‬</text:span>‬‬<text:span text:style-name="T659">10</text:span><text:span text:style-name="T660"> וְהָיָ֞ה כִּ֥י יְבִיאֲךָ֣ ׀ יְהוָ֣ה אֱלֹהֶ֗יךָ אֶל־הָאָ֜רֶץ אֲשֶׁ֨ר נִשְׁבַּ֧ע לַאֲבֹתֶ֛יךָ לְאַבְרָהָ֛ם לְיִצְחָ֥ק וּֽלְיַעֲקֹ֖ב לָ֣תֶת לָ֑ךְ עָרִ֛ים גְּדֹלֹ֥ת וְטֹבֹ֖ת אֲשֶׁ֥ר לֹא־בָנִֽיתָ׃<text:s/></text:span><text:span text:style-name="T661">‬</text:span>‬‬<text:span text:style-name="T662">11</text:span><text:span text:style-name="T663"> וּבָ֨תִּ֜ים מְלֵאִ֣ים כָּל־טוּב֮ אֲשֶׁ֣ר לֹא־מִלֵּאתָ֒ וּבֹרֹ֤ת חֲצוּבִים֙ אֲשֶׁ֣ר לֹא־חָצַ֔בְתָּ כְּרָמִ֥ים וְזֵיתִ֖ים אֲשֶׁ֣ר לֹא־נָטָ֑עְתָּ וְאָכַלְתָּ֖ וְשָׂבָֽעְתָּ׃<text:s/></text:span><text:span text:style-name="T664">‬</text:span>‬‬<text:span text:style-name="T665">12</text:span><text:span text:style-name="T666"> הִשָּׁ֣מֶר לְךָ֔ פֶּן־תִּשְׁכַּ֖ח אֶת־יְהוָ֑ה אֲשֶׁ֧ר הוֹצִֽיאֲךָ֛ מֵאֶ֥רֶץ מִצְרַ֖יִם מִבֵּ֥ית עֲבָדִֽים׃<text:s/></text:span><text:span text:style-name="T667">‬</text:span>‬‬<text:span text:style-name="T668">13</text:span><text:span text:style-name="T669"> אֶת־יְהוָ֧ה אֱלֹהֶ֛יךָ תִּירָ֖א וְאֹת֣וֹ תַעֲבֹ֑ד וּבִשְׁמ֖וֹ תִּשָּׁבֵֽעַ׃<text:s/></text:span><text:span text:style-name="T670">‬</text:span>‬‬<text:span text:style-name="T671">14</text:span><text:span text:style-name="T672"> לֹ֣א תֵֽלְכ֔וּן אַחֲרֵ֖י אֱלֹהִ֣ים אֲחֵרִ֑ים מֵאֱלֹהֵי֙ הָֽעַמִּ֔ים אֲשֶׁ֖ר סְבִיבוֹתֵיכֶֽם׃<text:s/></text:span><text:span text:style-name="T673">‬</text:span>‬‬<text:span text:style-name="T674">15</text:span><text:span text:style-name="T675"> כִּ֣י אֵ֥ל קַנָּ֛א יְהוָ֥ה אֱלֹהֶ֖יךָ בְּקִרְבֶּ֑ךָ פֶּן־יֶ֠חֱרֶה אַף־יְהוָ֤ה אֱלֹהֶ֙יךָ֙ בָּ֔ךְ וְהִשְׁמִ֣ידְךָ֔ מֵעַ֖ל פְּנֵ֥י הָאֲדָמָֽה׃</text:span><text:span text:style-name="T676"><text:s/>ס<text:s/></text:span><text:span text:style-name="T677">‬</text:span>‬‬<text:span text:style-name="T678">16</text:span><text:span text:style-name="T679"> לֹ֣א תְנַסּ֔וּ אֶת־יְהוָ֖ה אֱלֹהֵיכֶ֑ם כַּאֲשֶׁ֥ר נִסִּיתֶ֖ם בַּמַּסָּֽה׃<text:s/></text:span><text:span text:style-name="T680">‬</text:span>‬‬<text:span text:style-name="T681">17</text:span><text:span text:style-name="T682"> שָׁמ֣וֹר תִּשְׁמְר֔וּן אֶת־מִצְוֺ֖ת יְהוָ֣ה אֱלֹהֵיכֶ֑ם וְעֵדֹתָ֥יו וְחֻקָּ֖יו אֲשֶׁ֥ר צִוָּֽךְ׃<text:s/></text:span><text:span text:style-name="T683">‬</text:span>‬‬<text:span text:style-name="T684">18</text:span><text:span text:style-name="T685"> וְעָשִׂ֛יתָ הַיָּשָׁ֥ר וְהַטּ֖וֹב בְּעֵינֵ֣י יְהוָ֑ה לְמַ֙עַן֙ יִ֣יטַב לָ֔ךְ וּבָ֗אתָ וְיָֽרַשְׁתָּ֙ אֶת־הָאָ֣רֶץ הַטֹּבָ֔ה אֲשֶׁר־נִשְׁבַּ֥ע יְהוָ֖ה לַאֲבֹתֶֽיךָ׃<text:s/></text:span><text:span text:style-name="T686">‬</text:span>‬‬<text:span text:style-name="T687">19</text:span><text:span text:style-name="T688"> לַהֲדֹ֥ף אֶת־כָּל־אֹיְבֶ֖יךָ מִפָּנֶ֑יךָ כַּאֲשֶׁ֖ר דִּבֶּ֥ר יְהוָֽה׃</text:span><text:span text:style-name="T689"><text:s/>ס<text:s/></text:span><text:span text:style-name="T690">‬</text:span>‬‬<text:span text:style-name="T691">20</text:span><text:span text:style-name="T692"> כִּֽי־יִשְׁאָלְךָ֥ בִנְךָ֛ מָחָ֖ר לֵאמֹ֑ר מָ֣ה הָעֵדֹ֗ת וְהַֽחֻקִּים֙ וְהַמִּשְׁפָּטִ֔ים אֲשֶׁ֥ר צִוָּ֛ה יְהוָ֥ה אֱלֹהֵ֖ינוּ אֶתְכֶֽם׃<text:s/></text:span><text:span text:style-name="T693">‬</text:span>‬‬<text:span text:style-name="T694">21</text:span><text:span text:style-name="T695"> וְאָמַרְתָּ֣ לְבִנְךָ֔ עֲבָדִ֛ים הָיִ֥ינוּ לְפַרְעֹ֖ה בְּמִצְרָ֑יִם וַיּוֹצִיאֵ֧נוּ יְהוָ֛ה מִמִּצְרַ֖יִם בְּיָ֥ד חֲזָקָֽה׃<text:s/></text:span><text:span text:style-name="T696">‬</text:span>‬‬<text:span text:style-name="T697">22</text:span><text:span text:style-name="T698"> וַיִּתֵּ֣ן יְהוָ֡ה אוֹתֹ֣ת וּ֠מֹפְתִים גְּדֹלִ֨ים וְרָעִ֧ים ׀ בְּמִצְרַ֛יִם בְּפַרְעֹ֥ה וּבְכָל־בֵּית֖וֹ לְעֵינֵֽינוּ׃<text:s/></text:span><text:span text:style-name="T699">‬</text:span>‬‬<text:span text:style-name="T700">23</text:span><text:span text:style-name="T701"> וְאוֹתָ֖נוּ הוֹצִ֣יא מִשָּׁ֑ם לְמַ֙עַן֙ הָבִ֣יא אֹתָ֔נוּ לָ֤תֶת לָ֙נוּ֙ אֶת־הָאָ֔רֶץ אֲשֶׁ֥ר נִשְׁבַּ֖ע לַאֲבֹתֵֽינוּ׃<text:s/></text:span><text:span text:style-name="T702">‬</text:span>‬‬<text:span text:style-name="T703">24</text:span><text:span text:style-name="T704"> וַיְצַוֵּ֣נוּ יְהוָ֗ה לַעֲשׂוֹת֙ אֶת־כָּל־הַחֻקִּ֣ים הָאֵ֔לֶּה לְיִרְאָ֖ה אֶת־יְהוָ֣ה אֱלֹהֵ֑ינוּ לְט֥וֹב לָ֙נוּ֙ כָּל־הַיָּמִ֔ים לְחַיֹּתֵ֖נוּ כְּהַיּ֥וֹם הַזֶּֽה׃<text:s/></text:span><text:span text:style-name="T705">‬</text:span>‬‬<text:span text:style-name="T706">25</text:span><text:span text:style-name="T707"> וּצְדָקָ֖ה תִּֽהְיֶה־לָּ֑נוּ כִּֽי־נִשְׁמֹ֨ר לַעֲשׂ֜וֹת אֶת־כָּל־הַמִּצְוָ֣ה הַזֹּ֗את לִפְנֵ֛י יְהוָ֥ה אֱלֹהֵ֖ינוּ כַּאֲשֶׁ֥ר צִוָּֽנוּ׃</text:span><text:span text:style-name="T708"><text:s/>ס<text:s/></text:span><text:span text:style-name="T709">‬</text:span>‬‬‬‬‬‬‬‬‬‬‬‬‬‬‬‬‬‬‬‬‬‬‬‬</text:p>
      </text:section>
      <text:section text:name="Sect6" text:style-name="S6">
        <text:p text:style-name="P710">Deuteronomy 7</text:p>
        <text:p text:style-name="P711"><text:span text:style-name="T712">1</text:span><text:span text:style-name="T713"> כִּ֤י יְבִֽיאֲךָ֙ יְהוָ֣ה אֱלֹהֶ֔יךָ אֶל־הָאָ֕רֶץ אֲשֶׁר־אַתָּ֥ה בָא־שָׁ֖מָּה לְרִשְׁתָּ֑הּ וְנָשַׁ֣ל גּֽוֹיִם־רַבִּ֣ים ׀ מִפָּנֶ֡יךָ הַֽחִתִּי֩ וְהַגִּרְגָּשִׁ֨י וְהָאֱמֹרִ֜י וְהַכְּנַעֲנִ֣י וְהַפְּרִזִּ֗י וְהַֽחִוִּי֙ וְהַיְבוּסִ֔י שִׁבְעָ֣ה גוֹיִ֔ם רַבִּ֥ים וַעֲצוּמִ֖ים מִמֶּֽךָּ׃<text:s/></text:span><text:span text:style-name="T714">2</text:span><text:span text:style-name="T715"> וּנְתָנָ֞ם יְהוָ֧ה אֱלֹהֶ֛יךָ לְפָנֶ֖יךָ וְהִכִּיתָ֑ם הַחֲרֵ֤ם תַּחֲרִים֙ אֹתָ֔ם לֹא־תִכְרֹ֥ת לָהֶ֛ם בְּרִ֖ית וְלֹ֥א תְחָנֵּֽם׃<text:s/></text:span><text:span text:style-name="T716">‬</text:span>‬‬<text:span text:style-name="T717">3</text:span><text:span text:style-name="T718"> וְלֹ֥א תִתְחַתֵּ֖ן בָּ֑ם בִּתְּךָ֙ לֹא־תִתֵּ֣ן לִבְנ֔וֹ וּבִתּ֖וֹ לֹא־תִקַּ֥ח לִבְנֶֽךָ׃<text:s/></text:span><text:span text:style-name="T719">‬</text:span>‬‬<text:span text:style-name="T720">4</text:span><text:span text:style-name="T721"> כִּֽי־יָסִ֤יר אֶת־בִּנְךָ֙<text:s/></text:span><text:soft-page-break/><text:span text:style-name="T722">מֵֽאַחֲרַ֔י וְעָבְד֖וּ אֱלֹהִ֣ים אֲחֵרִ֑ים וְחָרָ֤ה אַף־יְהוָה֙ בָּכֶ֔ם וְהִשְׁמִידְךָ֖ מַהֵֽר׃<text:s/></text:span><text:span text:style-name="T723">‬</text:span>‬‬<text:span text:style-name="T724">5</text:span><text:span text:style-name="T725"> כִּֽי־אִם־כֹּ֤ה תַעֲשׂוּ֙ לָהֶ֔ם מִזְבְּחֹתֵיהֶ֣ם תִּתֹּ֔צוּ וּמַצֵּבֹתָ֖ם תְּשַׁבֵּ֑רוּ וַאֲשֵֽׁירֵהֶם֙ תְּגַדֵּע֔וּן וּפְסִילֵיהֶ֖ם תִּשְׂרְפ֥וּן בָּאֵֽשׁ׃<text:s/></text:span><text:span text:style-name="T726">‬</text:span>‬‬<text:span text:style-name="T727">6</text:span><text:span text:style-name="T728"> כִּ֣י עַ֤ם קָדוֹשׁ֙ אַתָּ֔ה לַיהוָ֖ה אֱלֹהֶ֑יךָ בְּךָ֞ בָּחַ֣ר ׀ יְהוָ֣ה אֱלֹהֶ֗יךָ לִהְי֥וֹת לוֹ֙ לְעַ֣ם סְגֻלָּ֔ה מִכֹּל֙ הָֽעַמִּ֔ים אֲשֶׁ֖ר עַל־פְּנֵ֥י הָאֲדָמָֽה׃</text:span><text:span text:style-name="T729"><text:s/>ס<text:s/></text:span><text:span text:style-name="T730">‬</text:span>‬‬<text:span text:style-name="T731">7</text:span><text:span text:style-name="T732"> לֹ֣א מֵֽרֻבְּכֶ֞ם מִכָּל־הָֽעַמִּ֗ים חָשַׁ֧ק יְהוָ֛ה בָּכֶ֖ם וַיִּבְחַ֣ר בָּכֶ֑ם כִּֽי־אַתֶּ֥ם הַמְעַ֖ט מִכָּל־הָעַמִּֽים׃<text:s/></text:span><text:span text:style-name="T733">‬</text:span>‬‬<text:span text:style-name="T734">8</text:span><text:span text:style-name="T735"> כִּי֩ מֵֽאַהֲבַ֨ת יְהוָ֜ה אֶתְכֶ֗ם וּמִשָּׁמְר֤ו</text:span><text:span text:style-name="T736">‬‏ אֶת־הַשְּׁבֻעָה֙ אֲשֶׁ֤ר נִשְׁבַּע֙ לַאֲבֹ֣תֵיכֶ֔ם הוֹצִ֧יא יְהוָ֛ה אֶתְכֶ֖ם בְּיָ֣ד חֲזָקָ֑ה וַֽיִּפְדְּךָ֙ מִבֵּ֣ית עֲבָדִ֔ים מִיַּ֖ד פַּרְעֹ֥ה מֶֽלֶךְ־מִצְרָֽיִם׃<text:s/></text:span><text:span text:style-name="T737">‬</text:span>‬‬‬<text:span text:style-name="T738">9</text:span><text:span text:style-name="T739"> וְיָ֣דַעְתָּ֔ כִּֽי־יְהוָ֥ה אֱלֹהֶ֖יךָ ה֣וּא הֽ͏ָאֱלֹהִ֑ים הָאֵל֙ הַֽנֶּאֱמָ֔ן שֹׁמֵ֧ר הַבְּרִ֣ית וְהַחֶ֗סֶד לְאֹהֲבָ֛יו וּלְשֹׁמְרֵ֥י *מצותו **מִצְוֺתָ֖יו לְאֶ֥לֶף דּֽוֹר׃<text:s/></text:span><text:span text:style-name="T740">‬</text:span>‬‬<text:span text:style-name="T741">10</text:span><text:span text:style-name="T742"> וּמְשַׁלֵּ֧ם לְשֹׂנְאָ֛יו אֶל־פָּנָ֖יו לְהַאֲבִיד֑וֹ לֹ֤א יְאַחֵר֙ לְשֹׂ֣נְא֔וֹ אֶל־פָּנָ֖יו יְשַׁלֶּם־לֽוֹ׃<text:s/></text:span><text:span text:style-name="T743">‬</text:span>‬‬<text:span text:style-name="T744">11</text:span><text:span text:style-name="T745"> וְשָׁמַרְתָּ֨ אֶת־הַמִּצְוָ֜ה וְאֶת־הֽ͏ַחֻקִּ֣ים וְאֶת־הַמִּשְׁפָּטִ֗ים אֲשֶׁ֨ר אָנֹכִ֧י מְצַוְּךָ֛ הַיּ֖וֹם לַעֲשׂוֹתָֽם׃<text:s/></text:span><text:span text:style-name="T746">פ<text:s/></text:span><text:span text:style-name="T747">‬</text:span>‬‬‬‬‬‬‬‬‬‬‬‬</text:p>
        <text:p text:style-name="P748"><text:span text:style-name="T749">12</text:span><text:span text:style-name="T750"> וְהָיָ֣ה ׀ עֵ֣קֶב תִּשְׁמְע֗וּן אֵ֤ת הַמִּשְׁפָּטִים֙ הָאֵ֔לֶּה וּשְׁמַרְתֶּ֥ם וַעֲשִׂיתֶ֖ם אֹתָ֑ם וְשָׁמַר֩ יְהוָ֨ה אֱלֹהֶ֜יךָ לְךָ֗ אֶֽת־הַבְּרִית֙ וְאֶת־הַחֶ֔סֶד אֲשֶׁ֥ר נִשְׁבַּ֖ע לַאֲבֹתֶֽיךָ׃<text:s/></text:span><text:span text:style-name="T751">‬</text:span>‬‬<text:span text:style-name="T752">13</text:span><text:span text:style-name="T753"> וַאֲהֵ֣בְךָ֔ וּבֵרַכְךָ֖ וְהִרְבֶּ֑ךָ וּבֵרַ֣ךְ פְּרִֽי־בִטְנְךָ֣ וּפְרִֽי־אַ֠דְמָתֶךָ דְּגָ֨נְךָ֜ וְתִֽירֹשְׁךָ֣ וְיִצְהָרֶ֗ךָ שְׁגַר־אֲלָפֶ֙יךָ֙ וְעַשְׁתְּרֹ֣ת צֹאנֶ֔ךָ עַ֚ל הֽ͏ָאֲדָמָ֔ה אֲשֶׁר־נִשְׁבַּ֥ע לַאֲבֹתֶ֖יךָ לָ֥תֶת לָֽךְ׃<text:s/></text:span><text:span text:style-name="T754">‬</text:span>‬‬<text:span text:style-name="T755">14</text:span><text:span text:style-name="T756"> בָּר֥וּךְ תִּֽהְיֶ֖ה מִכָּל־הָעַמִּ֑ים לֹא־יִהְיֶ֥ה בְךָ֛ עָקָ֥ר וֽ͏ַעֲקָרָ֖ה וּבִבְהֶמְתֶּֽךָ׃<text:s/></text:span><text:span text:style-name="T757">‬</text:span>‬‬<text:span text:style-name="T758">15</text:span><text:span text:style-name="T759"> וְהֵסִ֧יר יְהוָ֛ה מִמְּךָ֖ כָּל־חֹ֑לִי וְכָל־מַדְוֵי֩ מִצְרַ֨יִם הָרָעִ֜ים אֲשֶׁ֣ר יָדַ֗עְתָּ לֹ֤א יְשִׂימָם֙ בָּ֔ךְ וּנְתָנָ֖ם בְּכָל־שֹׂנְאֶֽיךָ׃<text:s/></text:span><text:span text:style-name="T760">‬</text:span>‬‬<text:span text:style-name="T761">16</text:span><text:span text:style-name="T762"> וְאָכַלְתָּ֣ אֶת־כָּל־הָֽעַמִּ֗ים אֲשֶׁ֨ר יְהוָ֤ה אֱלֹהֶ֙יךָ֙ נֹתֵ֣ן לָ֔ךְ לֹא־תָחֹ֥ס עֵֽינְךָ֖ עֲלֵיהֶ֑ם וְלֹ֤א תַעֲבֹד֙ אֶת־אֱלֹ֣הֵיהֶ֔ם כִּֽי־מוֹקֵ֥שׁ ה֖וּא לָֽךְ׃</text:span><text:span text:style-name="T763"><text:s/>ס<text:s/></text:span><text:span text:style-name="T764">‬</text:span>‬‬<text:span text:style-name="T765">17</text:span><text:span text:style-name="T766"> כִּ֤י תֹאמַר֙ בִּלְבָ֣בְךָ֔ רַבִּ֛ים הַגּוֹיִ֥ם הָאֵ֖לֶּה מִמֶּ֑נִּי אֵיכָ֥ה אוּכַ֖ל לְהוֹרִישָֽׁם׃<text:s/></text:span><text:span text:style-name="T767">‬</text:span>‬‬<text:span text:style-name="T768">18</text:span><text:span text:style-name="T769"> לֹ֥א תִירָ֖א מֵהֶ֑ם זָכֹ֣ר תִּזְכֹּ֗ר אֵ֤ת אֲשֶׁר־עָשָׂה֙ יְהוָ֣ה אֱלֹהֶ֔יךָ לְפַרְעֹ֖ה וּלְכָל־מִצְרָֽיִם׃<text:s/></text:span><text:span text:style-name="T770">‬</text:span>‬‬<text:span text:style-name="T771">19</text:span><text:span text:style-name="T772"> הַמַּסֹּ֨ת הַגְּדֹלֹ֜ת אֲשֶׁר־רָא֣וּ עֵינֶ֗יךָ וְהָאֹתֹ֤ת וְהַמֹּֽפְתִים֙ וְהַיָּ֤ד הַחֲזָקָה֙ וְהַזְּרֹ֣עַ הַנְּטוּיָ֔ה אֲשֶׁ֥ר הוֹצִֽאֲךָ֖ יְהוָ֣ה אֱלֹהֶ֑יךָ כֵּֽן־יַעֲשֶׂ֞ה יְהוָ֤ה אֱלֹהֶ֙יךָ֙ לְכָל־הָ֣עַמִּ֔ים אֲשֶׁר־אַתָּ֥ה יָרֵ֖א מִפְּנֵיהֶֽם׃<text:s/></text:span><text:span text:style-name="T773">‬</text:span>‬‬<text:span text:style-name="T774">20</text:span><text:span text:style-name="T775"> וְגַם֙ אֶת־הַצִּרְעָ֔ה יְשַׁלַּ֛ח יְהוָ֥ה אֱלֹהֶ֖יךָ בָּ֑ם עַד־אֲבֹ֗ד הַנִּשְׁאָרִ֛ים וְהַנִּסְתָּרִ֖ים מִפָּנֶֽיךָ׃<text:s/></text:span><text:span text:style-name="T776">‬</text:span>‬‬<text:span text:style-name="T777">21</text:span><text:span text:style-name="T778"> לֹ֥א תַעֲרֹ֖ץ מִפְּנֵיהֶ֑ם כִּֽי־יְהוָ֤ה אֱלֹהֶ֙יךָ֙ בְּקִרְבֶּ֔ךָ אֵ֥ל גָּד֖וֹל וְנוֹרָֽא׃<text:s/></text:span><text:span text:style-name="T779">‬</text:span>‬‬<text:span text:style-name="T780">22</text:span><text:span text:style-name="T781"> וְנָשַׁל֩ יְהוָ֨ה אֱלֹהֶ֜יךָ אֶת־הַגּוֹיִ֥ם הָאֵ֛ל מִפָּנֶ֖יךָ מְעַ֣ט מְעָ֑ט לֹ֤א תוּכַל֙ כַּלֹּתָ֣ם מַהֵ֔ר פֶּן־תִּרְבֶּ֥ה עָלֶ֖יךָ חַיַּ֥ת הַשָּׂדֶֽה׃<text:s/></text:span><text:span text:style-name="T782">‬</text:span>‬‬<text:span text:style-name="T783">23</text:span><text:span text:style-name="T784"> וּנְתָנָ֛ם יְהוָ֥ה אֱלֹהֶ֖יךָ לְפָנֶ֑יךָ וְהָמָם֙ מְהוּמָ֣ה גְדֹלָ֔ה עַ֖ד הִשָּׁמְדָֽם׃<text:s/></text:span><text:span text:style-name="T785">‬</text:span>‬‬<text:span text:style-name="T786">24</text:span><text:span text:style-name="T787"> וְנָתַ֤ן מַלְכֵיהֶם֙ בְּיָדֶ֔ךָ וְהַאֲבַדְתָּ֣ אֶת־שְׁמָ֔ם מִתַּ֖חַת הַשָּׁמָ֑יִם לֹֽא־יִתְיַצֵּ֥ב אִישׁ֙ בְּפָנֶ֔יךָ עַ֥ד הִשְׁמִֽדְךָ֖ אֹתָֽם׃<text:s/></text:span><text:span text:style-name="T788">‬</text:span>‬‬<text:span text:style-name="T789">25</text:span><text:span text:style-name="T790"> פְּסִילֵ֥י אֱלֹהֵיהֶ֖ם תִּשְׂרְפ֣וּן בָּאֵ֑שׁ לֹֽא־תַחְמֹד֩ כֶּ֨סֶף וְזָהָ֤ב עֲלֵיהֶם֙ וְלָקַחְתָּ֣ לָ֔ךְ פֶּ֚ן תִּוָּקֵ֣שׁ בּ֔וֹ כִּ֧י תוֹעֲבַ֛ת יְהוָ֥ה אֱלֹהֶ֖יךָ הֽוּא׃<text:s/></text:span><text:span text:style-name="T791">‬</text:span>‬‬<text:span text:style-name="T792">26</text:span><text:span text:style-name="T793"> וְלֹא־תָבִ֤יא תֽוֹעֵבָה֙ אֶל־בֵּיתֶ֔ךָ וְהָיִ֥יתָ חֵ֖רֶם כָּמֹ֑הוּ שַׁקֵּ֧ץ ׀ תְּשַׁקְּצֶ֛נּוּ וְתַעֵ֥ב ׀ תְּֽתַעֲבֶ֖נּוּ כִּי־חֵ֥רֶם הֽוּא׃<text:s/></text:span><text:span text:style-name="T794">פ<text:s/></text:span><text:span text:style-name="T795">‬</text:span>‬‬‬‬‬‬‬‬‬‬‬‬‬‬‬‬‬</text:p>
      </text:section>
      <text:section text:name="Sect7" text:style-name="S7">
        <text:soft-page-break/>
        <text:p text:style-name="P796">Deuteronomy 8</text:p>
        <text:p text:style-name="P797"><text:span text:style-name="T798">1</text:span><text:span text:style-name="T799"> כָּל־הַמִּצְוָ֗ה אֲשֶׁ֨ר אָנֹכִ֧י מְצַוְּךָ֛ הַיּ֖וֹם תִּשְׁמְר֣וּן לַעֲשׂ֑וֹת לְמַ֨עַן תִּֽחְי֜וּן וּרְבִיתֶ֗ם וּבָאתֶם֙ וִֽירִשְׁתֶּ֣ם אֶת־הָאָ֔רֶץ אֲשֶׁר־נִשְׁבַּ֥ע יְהוָ֖ה לַאֲבֹתֵיכֶֽם׃<text:s/></text:span><text:span text:style-name="T800">2</text:span><text:span text:style-name="T801"> וְזָכַרְתָּ֣ אֶת־כָּל־הַדֶּ֗רֶךְ אֲשֶׁ֨ר הֹלִֽיכֲךָ֜ יְהוָ֧ה אֱלֹהֶ֛יךָ זֶ֛ה אַרְבָּעִ֥ים שָׁנָ֖ה בַּמִּדְבָּ֑ר לְמַ֨עַן עַנֹּֽתְךָ֜ לְנַסֹּֽתְךָ֗ לָדַ֜עַת אֶת־אֲשֶׁ֧ר בִּֽלְבָבְךָ֛ הֲתִשְׁמֹ֥ר *מצותו **מִצְוֺתָ֖יו אִם־לֹֽא׃<text:s/></text:span><text:span text:style-name="T802">‬</text:span>‬‬<text:span text:style-name="T803">3</text:span><text:span text:style-name="T804"> וַֽיְעַנְּךָ֮ וַיַּרְעִבֶךָ֒ וַיַּֽאֲכִֽלְךָ֤ אֶת</text:span><text:span text:style-name="T805">‬‏ הַמָּן֙ אֲשֶׁ֣ר לֹא־יָדַ֔עְתָּ וְלֹ֥א יָדְע֖וּן אֲבֹתֶ֑יךָ לְמַ֣עַן הוֹדִֽעֲךָ֗ כִּ֠י לֹ֣א עַל־הַלֶּ֤חֶם לְבַדּוֹ֙ יִחְיֶ֣ה הָֽאָדָ֔ם כִּ֛י עַל־כָּל־מוֹצָ֥א פִֽי־יְהוָ֖ה יִחְיֶ֥ה הָאָדָֽם׃<text:s/></text:span><text:span text:style-name="T806">‬</text:span>‬‬‬<text:span text:style-name="T807">4</text:span><text:span text:style-name="T808"> שִׂמְלָ֨תְךָ֜ לֹ֤א בָֽלְתָה֙ מֵֽעָלֶ֔יךָ וְרַגְלְךָ֖ לֹ֣א בָצֵ֑קָה זֶ֖ה אַרְבָּעִ֥ים שָׁנָֽה׃<text:s/></text:span><text:span text:style-name="T809">‬</text:span>‬‬<text:span text:style-name="T810">5</text:span><text:span text:style-name="T811"> וְיָדַעְתָּ֖ עִם־לְבָבֶ֑ךָ כִּ֗י כַּאֲשֶׁ֨ר יְיַסֵּ֥ר אִישׁ֙ אֶת־בְּנ֔וֹ יְהוָ֥ה אֱלֹהֶ֖יךָ מְיַסְּרֶֽךָּ׃<text:s/></text:span><text:span text:style-name="T812">‬</text:span>‬‬<text:span text:style-name="T813">6</text:span><text:span text:style-name="T814"> וְשָׁ֣מַרְתָּ֔ אֶת־מִצְוֺ֖ת יְהוָ֣ה אֱלֹהֶ֑יךָ לָלֶ֥כֶת בִּדְרָכָ֖יו וּלְיִרְאָ֥ה אֹתֽוֹ׃<text:s/></text:span><text:span text:style-name="T815">‬</text:span>‬‬<text:span text:style-name="T816">7</text:span><text:span text:style-name="T817"> כִּ֚י יְהוָ֣ה אֱלֹהֶ֔יךָ מְבִֽיאֲךָ֖ אֶל־אֶ֣רֶץ טוֹבָ֑ה אֶ֚רֶץ נַ֣חֲלֵי מָ֔יִם עֲיָנֹת֙ וּתְהֹמֹ֔ת יֹצְאִ֥ים בַּבִּקְעָ֖ה וּבָהָֽר׃<text:s/></text:span><text:span text:style-name="T818">‬</text:span>‬‬<text:span text:style-name="T819">8</text:span><text:span text:style-name="T820"> אֶ֤רֶץ חִטָּה֙ וּשְׂעֹרָ֔ה וְגֶ֥פֶן וּתְאֵנָ֖ה וְרִמּ֑וֹן אֶֽרֶץ־זֵ֥ית שֶׁ֖מֶן וּדְבָֽשׁ׃<text:s/></text:span><text:span text:style-name="T821">‬</text:span>‬‬<text:span text:style-name="T822">9</text:span><text:span text:style-name="T823"> אֶ֗רֶץ אֲשֶׁ֨ר לֹ֤א בְמִסְכֵּנֻת֙ תֹּֽאכַל־בָּ֣הּ לֶ֔חֶם לֹֽא־תֶחְסַ֥ר כֹּ֖ל בָּ֑הּ אֶ֚רֶץ אֲשֶׁ֣ר אֲבָנֶ֣יהָ בַרְזֶ֔ל וּמֵהֲרָרֶ֖יהָ תַּחְצֹ֥ב נְחֹֽשֶׁת׃<text:s/></text:span><text:span text:style-name="T824">‬</text:span>‬‬<text:span text:style-name="T825">10</text:span><text:span text:style-name="T826"> וְאָכַלְתָּ֖ וְשָׂבָ֑עְתָּ וּבֵֽרַכְתָּ֙ אֶת־יְהוָ֣ה אֱלֹהֶ֔יךָ עַל־הָאָ֥רֶץ הַטֹּבָ֖ה אֲשֶׁ֥ר נָֽתַן־לָֽךְ׃<text:s/></text:span><text:span text:style-name="T827">‬</text:span>‬‬<text:span text:style-name="T828">11</text:span><text:span text:style-name="T829"> הִשָּׁ֣מֶר לְךָ֔ פֶּן־תִּשְׁכַּ֖ח אֶת־יְהוָ֣ה אֱלֹהֶ֑יךָ לְבִלְתִּ֨י שְׁמֹ֤ר מִצְוֺתָיו֙ וּמִשְׁפָּטָ֣יו וְחֻקֹּתָ֔יו אֲשֶׁ֛ר אָנֹכִ֥י מְצַוְּךָ֖ הַיּֽוֹם׃<text:s/></text:span><text:span text:style-name="T830">‬</text:span>‬‬<text:span text:style-name="T831">12</text:span><text:span text:style-name="T832"> פֶּן־תֹּאכַ֖ל וְשָׂבָ֑עְתָּ וּבָתִּ֥ים טוֹבִ֛ים תִּבְנֶ֖ה וְיָשָֽׁבְתָּ׃<text:s/></text:span><text:span text:style-name="T833">‬</text:span>‬‬<text:span text:style-name="T834">13</text:span><text:span text:style-name="T835"> וּבְקָֽרְךָ֤ וְצֹֽאנְךָ֙ יִרְבְּיֻ֔ן וְכֶ֥סֶף וְזָהָ֖ב יִרְבֶּה־לָּ֑ךְ וְכֹ֥ל אֲשֶׁר־לְךָ֖ יִרְבֶּֽה׃<text:s/></text:span><text:span text:style-name="T836">‬</text:span>‬‬<text:span text:style-name="T837">14</text:span><text:span text:style-name="T838"> וְרָ֖ם לְבָבֶ֑ךָ וְשָֽׁכַחְתָּ֙ אֶת־יְהוָ֣ה אֱלֹהֶ֔יךָ הַמּוֹצִיאֲךָ֛ מֵאֶ֥רֶץ מִצְרַ֖יִם מִבֵּ֥ית עֲבָדִֽים׃<text:s/></text:span><text:span text:style-name="T839">‬</text:span>‬‬<text:span text:style-name="T840">15</text:span><text:span text:style-name="T841"> הַמּוֹלִ֨יכֲךָ֜ בַּמִּדְבָּ֣ר ׀ הַגָּדֹ֣ל וְהַנּוֹרָ֗א נָחָ֤שׁ ׀ שָׂרָף֙ וְעַקְרָ֔ב וְצִמָּא֖וֹן אֲשֶׁ֣ר אֵֽין־מָ֑יִם הַמּוֹצִ֤יא לְךָ֙ מַ֔יִם מִצּ֖וּר הֽ͏ַחַלָּמִֽישׁ׃<text:s/></text:span><text:span text:style-name="T842">‬</text:span>‬‬<text:span text:style-name="T843">16</text:span><text:span text:style-name="T844"> הַמּֽ͏ַאֲכִ֨לְךָ֥ מָן֙ בַּמִּדְבָּ֔ר אֲשֶׁ֥ר לֹא־יָדְע֖וּן אֲבֹתֶ֑יךָ לְמַ֣עַן עַנֹּֽתְךָ֗ וּלְמַ֙עַן֙ נַסֹּתֶ֔ךָ לְהֵיטִֽבְךָ֖ בְּאַחֲרִיתֶֽךָ׃<text:s/></text:span><text:span text:style-name="T845">‬</text:span>‬‬<text:span text:style-name="T846">17</text:span><text:span text:style-name="T847"> וְאָמַרְתָּ֖ בִּלְבָבֶ֑ךָ כֹּחִי֙ וְעֹ֣צֶם יָדִ֔י עָ֥שָׂה לִ֖י אֶת־הַחַ֥יִל הַזֶּֽה׃<text:s/></text:span><text:span text:style-name="T848">‬</text:span>‬‬<text:span text:style-name="T849">18</text:span><text:span text:style-name="T850"> וְזָֽכַרְתָּ֙ אֶת־יְהוָ֣ה אֱלֹהֶ֔יךָ כִּ֣י ה֗וּא הַנֹּתֵ֥ן לְךָ֛ כֹּ֖חַ לַעֲשׂ֣וֹת חָ֑יִל לְמַ֨עַן הָקִ֧ים אֶת־בְּרִית֛וֹ אֲשֶׁר־נִשְׁבַּ֥ע לַאֲבֹתֶ֖יךָ כַּיּ֥וֹם הַזֶּֽה׃<text:s/></text:span><text:span text:style-name="T851">פ<text:s/></text:span><text:span text:style-name="T852">‬</text:span>‬‬‬‬‬‬‬‬‬‬‬‬‬‬‬‬‬‬‬</text:p>
        <text:p text:style-name="P853"><text:span text:style-name="T854">19</text:span><text:span text:style-name="T855"> וְהָיָ֗ה אִם־שָׁכֹ֤חַ תִּשְׁכַּח֙ אֶת־יְהוָ֣ה אֱלֹהֶ֔יךָ וְהָֽלַכְתָּ֗ אַחֲרֵי֙ אֱלֹהִ֣ים אֲחֵרִ֔ים וַעֲבַדְתָּ֖ם וְהִשְׁתַּחֲוִ֣יתָ לָהֶ֑ם הַעִדֹ֤תִי בָכֶם֙ הַיּ֔וֹם כִּ֥י אָבֹ֖ד תֹּאבֵדֽוּן׃<text:s/></text:span><text:span text:style-name="T856">‬</text:span>‬‬<text:span text:style-name="T857">20</text:span><text:span text:style-name="T858"> כַּגּוֹיִ֗ם אֲשֶׁ֤ר יְהוָה֙ מַאֲבִ֣יד מִפְּנֵיכֶ֔ם כֵּ֖ן תֹּאבֵד֑וּן עֵ֚קֶב לֹ֣א תִשְׁמְע֔וּן בְּק֖וֹל יְהוָ֥ה אֱלֹהֵיכֶֽם׃<text:s/></text:span><text:span text:style-name="T859">פ<text:s/></text:span><text:span text:style-name="T860">‬</text:span>‬‬‬‬</text:p>
      </text:section>
      <text:section text:name="Sect8" text:style-name="S8">
        <text:p text:style-name="P861">Deuteronomy 9</text:p>
        <text:p text:style-name="P862"><text:span text:style-name="T863">1</text:span><text:span text:style-name="T864"> שְׁמַ֣ע יִשְׂרָאֵ֗ל אַתָּ֨ה עֹבֵ֤ר הַיּוֹם֙ אֶת־הַיַּרְדֵּ֔ן לָבֹא֙ לָרֶ֣שֶׁת גּוֹיִ֔ם גְּדֹלִ֥ים וַעֲצֻמִ֖ים מִמֶּ֑ךָּ עָרִ֛ים גְּדֹלֹ֥ת וּבְצֻרֹ֖ת בַּשָּׁמָֽיִם׃<text:s/></text:span><text:span text:style-name="T865">2</text:span><text:span text:style-name="T866"> עַֽם־גָּד֥וֹל וָרָ֖ם בְּנֵ֣י עֲנָקִ֑ים אֲשֶׁ֨ר אַתָּ֤ה יָדַ֙עְתָּ֙ וְאַתָּ֣ה שָׁמַ֔עְתָּ מִ֣י יִתְיַצֵּ֔ב לִפְנֵ֖י בְּנֵ֥י עֲנָֽק׃<text:s/></text:span><text:span text:style-name="T867">‬</text:span>‬‬<text:span text:style-name="T868">3</text:span><text:span text:style-name="T869"> וְיָדַעְתָּ֣ הַיּ֗וֹם כִּי֩ יְהוָ֨ה אֱלֹהֶ֜יךָ הֽוּא־הָעֹבֵ֤ר<text:s/></text:span><text:soft-page-break/><text:span text:style-name="T870">לְפָנֶ֙יךָ֙ אֵ֣שׁ אֹֽכְלָ֔ה ה֧וּא יַשְׁמִידֵ֛ם וְה֥וּא יַכְנִיעֵ֖ם לְפָנֶ֑יךָ וְהֽוֹרַשְׁתָּ֤ם וְהַֽאַבַדְתָּם֙ מַהֵ֔ר כַּאֲשֶׁ֛ר דִּבֶּ֥ר יְהוָ֖ה לָֽךְ׃<text:s/></text:span><text:span text:style-name="T871">‬</text:span>‬‬<text:span text:style-name="T872">4</text:span><text:span text:style-name="T873"> אַל־תֹּאמַ֣ר בִּלְבָבְךָ֗ בַּהֲדֹ֣ף יְהוָה֩ אֱלֹהֶ֨יךָ אֹתָ֥ם ׀ מִלְּפָנֶיךָ֮ לֵאמֹר֒ בְּצִדְקָתִי֙ הֱבִיאַ֣נִי יְהוָ֔ה לָרֶ֖שֶׁת אֶת־הָאָ֣רֶץ הַזֹּ֑את וּבְרִשְׁעַת֙ הַגּוֹיִ֣ם הָאֵ֔לֶּה יְהוָ֖ה מוֹרִישָׁ֥ם מִפָּנֶֽיךָ׃<text:s/></text:span><text:span text:style-name="T874">‬</text:span>‬‬<text:span text:style-name="T875">5</text:span><text:span text:style-name="T876"> לֹ֣א בְצִדְקָתְךָ֗ וּבְיֹ֙שֶׁר֙ לְבָ֣בְךָ֔ אַתָּ֥ה בָ֖א לָרֶ֣שֶׁת אֶת־אַרְצָ֑ם כִּ֞י בְּרִשְׁעַ֣ת ׀ הַגּוֹיִ֣ם הָאֵ֗לֶּה יְהוָ֤ה אֱלֹהֶ֙יךָ֙ מוֹרִישָׁ֣ם מִפָּנֶ֔יךָ וּלְמַ֜עַן הָקִ֣ים אֶת־הַדָּבָ֗ר אֲשֶׁ֨ר נִשְׁבַּ֤ע יְהוָה֙ לַאֲבֹתֶ֔יךָ לְאַבְרָהָ֥ם לְיִצְחָ֖ק וּֽלְיַעֲקֹֽב׃<text:s/></text:span><text:span text:style-name="T877">‬</text:span>‬‬<text:span text:style-name="T878">6</text:span><text:span text:style-name="T879"> וְיָדַעְתָּ֗ כִּ֠י לֹ֤א בְצִדְקָֽתְךָ֙ יְהוָ֣ה אֱ֠לֹהֶיךָ נֹתֵ֨ן לְךָ֜ אֶת־הָאָ֧רֶץ הַטּוֹבָ֛ה הַזֹּ֖את לְרִשְׁתָּ֑הּ כִּ֥י עַם־קְשֵׁה־עֹ֖רֶף אָֽתָּה׃<text:s/></text:span><text:span text:style-name="T880">‬</text:span>‬‬<text:span text:style-name="T881">7</text:span><text:span text:style-name="T882"> זְכֹר֙ אַל־תִּשְׁכַּ֔ח אֵ֧ת אֲשֶׁר־הִקְצַ֛פְתָּ אֶת־יְהוָ֥ה אֱלֹהֶ֖יךָ בַּמִּדְבָּ֑ר לְמִן־הַיּ֞וֹם אֲשֶׁר־יָצָ֣אתָ ׀ מֵאֶ֣רֶץ מִצְרַ֗יִם עַד־בֹּֽאֲכֶם֙ עַד־הַמָּק֣וֹם הַזֶּ֔ה מַמְרִ֥ים הֱיִיתֶ֖ם עִם־יְהוָֽה׃<text:s/></text:span><text:span text:style-name="T883">‬</text:span>‬‬<text:span text:style-name="T884">8</text:span><text:span text:style-name="T885"> וּבְחֹרֵ֥ב הִקְצַפְתֶּ֖ם אֶת־יְהוָ֑ה וַיִּתְאַנַּ֧ף יְהוָ֛ה בָּכֶ֖ם לְהַשְׁמִ֥יד אֶתְכֶֽם׃<text:s/></text:span><text:span text:style-name="T886">‬</text:span>‬‬<text:span text:style-name="T887">9</text:span><text:span text:style-name="T888"> בַּעֲלֹתִ֣י הָהָ֗רָה לָקַ֜חַת לוּחֹ֤ת הָֽאֲבָנִים֙ לוּחֹ֣ת הַבְּרִ֔ית אֲשֶׁר־כָּרַ֥ת יְהוָ֖ה עִמָּכֶ֑ם וָאֵשֵׁ֣ב בָּהָ֗ר אַרְבָּעִ֥ים יוֹם֙ וְאַרְבָּעִ֣ים לַ֔יְלָה לֶ֚חֶם לֹ֣א אָכַ֔לְתִּי וּמַ֖יִם לֹ֥א שָׁתִֽיתִי׃<text:s/></text:span><text:span text:style-name="T889">‬</text:span>‬‬<text:span text:style-name="T890">10</text:span><text:span text:style-name="T891"> וַיִּתֵּ֨ן יְהוָ֜ה אֵלַ֗י אֶת־שְׁנֵי֙ לוּחֹ֣ת הָֽאֲבָנִ֔ים כְּתֻבִ֖ים בְּאֶצְבַּ֣ע אֱלֹהִ֑ים וַעֲלֵיהֶ֗ם כְּֽכָל־הַדְּבָרִ֡ים אֲשֶׁ֣ר דִּבֶּר֩ יְהוָ֨ה עִמָּכֶ֥ם בָּהָ֛ר מִתּ֥וֹךְ הָאֵ֖שׁ בְּי֥וֹם הַקָּהָֽל׃<text:s/></text:span><text:span text:style-name="T892">‬</text:span>‬‬<text:span text:style-name="T893">11</text:span><text:span text:style-name="T894"> וַיְהִ֗י מִקֵּץ֙ אַרְבָּעִ֣ים י֔וֹם וְאַרְבָּעִ֖ים לָ֑יְלָה נָתַ֨ן יְהוָ֜ה אֵלַ֗י אֶת־שְׁנֵ֛י לֻחֹ֥ת הָאֲבָנִ֖ים לֻח֥וֹת הַבְּרִֽית׃<text:s/></text:span><text:span text:style-name="T895">‬</text:span>‬‬<text:span text:style-name="T896">12</text:span><text:span text:style-name="T897"> וַיֹּ֨אמֶר יְהוָ֜ה אֵלַ֗י ק֣וּם רֵ֤ד מַהֵר֙ מִזֶּ֔ה כִּ֚י שִׁחֵ֣ת עַמְּךָ֔ אֲשֶׁ֥ר הוֹצֵ֖אתָ מִמִּצְרָ֑יִם סָ֣רוּ מַהֵ֗ר מִן־הַדֶּ֙רֶךְ֙ אֲשֶׁ֣ר צִוִּיתִ֔ם עָשׂ֥וּ לָהֶ֖ם מַסֵּכָֽה׃<text:s/></text:span><text:span text:style-name="T898">‬</text:span>‬‬<text:span text:style-name="T899">13</text:span><text:span text:style-name="T900"> וַיֹּ֥אמֶר יְהוָ֖ה אֵלַ֣י לֵאמֹ֑ר רָאִ֙יתִי֙ אֶת־הָעָ֣ם הַזֶּ֔ה וְהִנֵּ֥ה עַם־קְשֵׁה־עֹ֖רֶף הֽוּא׃<text:s/></text:span><text:span text:style-name="T901">‬</text:span>‬‬<text:span text:style-name="T902">14</text:span><text:span text:style-name="T903"> הֶ֤רֶף מִמֶּ֙נִּי֙ וְאַשְׁמִידֵ֔ם וְאֶמְחֶ֣ה אֶת־שְׁמָ֔ם מִתַּ֖חַת הַשָּׁמָ֑יִם וְאֶֽעֱשֶׂה֙ אֽוֹתְךָ֔ לְגוֹי־עָצ֥וּם וָרָ֖ב מִמֶּֽנּוּ׃<text:s/></text:span><text:span text:style-name="T904">‬</text:span>‬‬<text:span text:style-name="T905">15</text:span><text:span text:style-name="T906"> וָאֵ֗פֶן וָֽאֵרֵד֙ מִן־הָהָ֔ר וְהָהָ֖ר בֹּעֵ֣ר בָּאֵ֑שׁ וּשְׁנֵי֙ לֻחֹ֣ת הַבְּרִ֔ית עַ֖ל שְׁתֵּ֥י יָדָֽי׃<text:s/></text:span><text:span text:style-name="T907">‬</text:span>‬‬<text:span text:style-name="T908">16</text:span><text:span text:style-name="T909"> וָאֵ֗רֶא וְהִנֵּ֤ה חֲטָאתֶם֙ לַיהוָ֣ה אֱלֹֽהֵיכֶ֔ם עֲשִׂיתֶ֣ם לָכֶ֔ם עֵ֖גֶל מַסֵּכָ֑ה סַרְתֶּ֣ם מַהֵ֔ר מִן־הַדֶּ֕רֶךְ אֲשֶׁר־צִוָּ֥ה יְהוָ֖ה אֶתְכֶֽם׃<text:s/></text:span><text:span text:style-name="T910">‬</text:span>‬‬<text:span text:style-name="T911">17</text:span><text:span text:style-name="T912"> וָאֶתְפֹּשׂ֙ בִּשְׁנֵ֣י הַלֻּחֹ֔ת וָֽאַשְׁלִכֵ֔ם מֵעַ֖ל שְׁתֵּ֣י יָדָ֑י וָאֲשַׁבְּרֵ֖ם לְעֵינֵיכֶֽם׃<text:s/></text:span><text:span text:style-name="T913">‬</text:span>‬‬<text:span text:style-name="T914">18</text:span><text:span text:style-name="T915"> וָֽאֶתְנַפַּל֩ לִפְנֵ֨י יְהוָ֜ה כָּרִאשֹׁנָ֗ה אַרְבָּעִ֥ים יוֹם֙ וְאַרְבָּעִ֣ים לַ֔יְלָה לֶ֚חֶם לֹ֣א אָכַ֔לְתִּי וּמַ֖יִם לֹ֣א שָׁתִ֑יתִי עַ֤ל כָּל־חַטַּאתְכֶם֙ אֲשֶׁ֣ר חֲטָאתֶ֔ם לַעֲשׂ֥וֹת הָרַ֛ע בְּעֵינֵ֥י יְהוָ֖ה לְהַכְעִיסֽוֹ׃<text:s/></text:span><text:span text:style-name="T916">‬</text:span>‬‬<text:span text:style-name="T917">19</text:span><text:span text:style-name="T918"> כִּ֣י יָגֹ֗רְתִּי מִפְּנֵ֤י הָאַף֙ וְהַ֣חֵמָ֔ה אֲשֶׁ֨ר קָצַ֧ף יְהוָ֛ה עֲלֵיכֶ֖ם לְהַשְׁמִ֣יד אֶתְכֶ֑ם וַיִּשְׁמַ֤ע יְהוָה֙ אֵלַ֔י גַּ֖ם בַּפַּ֥עַם הַהִֽוא׃<text:s/></text:span><text:span text:style-name="T919">‬</text:span>‬‬<text:span text:style-name="T920">20</text:span><text:span text:style-name="T921"> וּֽבְאַהֲרֹ֗ן הִתְאַנַּ֧ף יְהוָ֛ה מְאֹ֖ד לְהַשְׁמִיד֑וֹ וָֽאֶתְפַּלֵּ֛ל גַּם־בְּעַ֥ד אַהֲרֹ֖ן בָּעֵ֥ת הַהִֽוא<text:s/></text:span><text:span text:style-name="T922">‬</text:span>‬‬<text:span text:style-name="T923">21</text:span><text:span text:style-name="T924"> וְֽאֶת־חַטַּאתְכֶ֞ם אֲשֶׁר־עֲשִׂיתֶ֣ם אֶת־הָעֵ֗גֶל לָקַחְתִּי֮ וָאֶשְׂרֹ֣ף אֹת֣וֹ ׀ בָּאֵשׁ֒ וָאֶכֹּ֨ת אֹת֤וֹ טָחוֹן֙ הֵיטֵ֔ב עַ֥ד אֲשֶׁר־דַּ֖ק לְעָפָ֑ר וָֽאַשְׁלִךְ֙ אֶת־עֲפָר֔וֹ אֶל־הַנַּ֖חַל הַיֹּרֵ֥ד מִן־הָהָֽר׃<text:s/></text:span><text:span text:style-name="T925">‬</text:span>‬‬<text:span text:style-name="T926">22</text:span><text:span text:style-name="T927"> וּבְתַבְעֵרָה֙ וּבְמַסָּ֔ה וּבְקִבְרֹ֖ת הַֽתַּאֲוָ֑ה מַקְצִפִ֥ים הֱיִיתֶ֖ם אֶת־יְהוָֽה׃<text:s/></text:span><text:span text:style-name="T928">‬</text:span>‬‬<text:span text:style-name="T929">23</text:span><text:span text:style-name="T930"> וּבִשְׁלֹ֨חַ יְהוָ֜ה אֶתְכֶ֗ם מִקָּדֵ֤שׁ בַּרְנֵ֙עַ֙ לֵאמֹ֔ר עֲלוּ֙ וּרְשׁ֣וּ אֶת־הָאָ֔רֶץ אֲשֶׁ֥ר נָתַ֖תִּי לָכֶ֑ם וַתַּמְר֗וּ אֶת־פִּ֤י יְהוָה֙ אֱלֹ֣הֵיכֶ֔ם וְלֹ֤א הֶֽאֱמַנְתֶּם֙ ל֔וֹ וְלֹ֥א שְׁמַעְתֶּ֖ם בְּקֹלֽוֹ׃<text:s/></text:span><text:span text:style-name="T931">‬</text:span>‬‬<text:span text:style-name="T932">24</text:span><text:span text:style-name="T933"> מַמְרִ֥ים הֱיִיתֶ֖ם עִם־יְהוָ֑ה מִיּ֖וֹם דַּעְתִּ֥י אֶתְכֶֽם׃<text:s/></text:span><text:span text:style-name="T934">‬</text:span>‬‬<text:span text:style-name="T935">25</text:span><text:span text:style-name="T936"> וָֽאֶתְנַפַּ֞ל לִפְנֵ֣י יְהוָ֗ה אֵ֣ת אַרְבָּעִ֥ים הַיּ֛וֹם וְאֶת־אַרְבָּעִ֥ים הַלַּ֖יְלָה אֲשֶׁ֣ר הִתְנַפָּ֑לְתִּי כִּֽי־אָמַ֥ר יְהוָ֖ה לְהַשְׁמִ֥יד אֶתְכֶֽם׃<text:s/></text:span><text:span text:style-name="T937">‬</text:span>‬‬<text:span text:style-name="T938">26</text:span><text:span text:style-name="T939"> וָאֶתְפַּלֵּ֣ל אֶל־יְהוָה֮ וָאֹמַר֒<text:s/></text:span><text:soft-page-break/><text:span text:style-name="T940">אֲדֹנָ֣י יְהוִ֗ה אַל־תַּשְׁחֵ֤ת עַמְּךָ֙ וְנַחֲלָ֣תְךָ֔ אֲשֶׁ֥ר פָּדִ֖יתָ בְּגָדְלֶ֑ךָ אֲשֶׁר־הוֹצֵ֥אתָ מִמִּצְרַ֖יִם בְּיָ֥ד חֲזָקָֽה׃<text:s/></text:span><text:span text:style-name="T941">‬</text:span>‬‬<text:span text:style-name="T942">27</text:span><text:span text:style-name="T943"> זְכֹר֙ לַעֲבָדֶ֔יךָ לְאַבְרָהָ֥ם לְיִצְחָ֖ק וּֽלְיַעֲקֹ֑ב אַל־תֵּ֗פֶן אֶל־קְשִׁי֙ הָעָ֣ם הַזֶּ֔ה וְאֶל־רִשְׁע֖וֹ וְאֶל־חַטָּאתֽוֹ׃<text:s/></text:span><text:span text:style-name="T944">‬</text:span>‬‬<text:span text:style-name="T945">28</text:span><text:span text:style-name="T946"> פֶּן־יֹאמְר֗וּ הָאָרֶץ֮ אֲשֶׁ֣ר הוֹצֵאתָ֣נוּ מִשָּׁם֒ מִבְּלִי֙ יְכֹ֣לֶת יְהוָ֔ה לַהֲבִיאָ֕ם אֶל־הָאָ֖רֶץ אֲשֶׁר־דִּבֶּ֣ר לָהֶ֑ם וּמִשִּׂנְאָת֣וֹ אוֹתָ֔ם הוֹצִיאָ֖ם לַהֲמִתָ֥ם בַּמִּדְבָּֽר׃<text:s/></text:span><text:span text:style-name="T947">‬</text:span>‬‬<text:span text:style-name="T948">29</text:span><text:span text:style-name="T949"> וְהֵ֥ם עַמְּךָ֖ וְנַחֲלָתֶ֑ךָ אֲשֶׁ֤ר הוֹצֵ֙אתָ֙ בְּכֹחֲךָ֣ הַגָּדֹ֔ל וּבִֽזְרֹעֲךָ֖ הַנְּטוּיָֽה׃<text:s/></text:span><text:span text:style-name="T950">פ<text:s/></text:span><text:span text:style-name="T951">‬</text:span>‬‬‬‬‬‬‬‬‬‬‬‬‬‬‬‬‬‬‬‬‬‬‬‬‬‬‬‬‬‬</text:p>
      </text:section>
      <text:section text:name="Sect9" text:style-name="S9">
        <text:p text:style-name="P952">Deuteronomy 10</text:p>
        <text:p text:style-name="P953"><text:span text:style-name="T954">1</text:span><text:span text:style-name="T955"> בָּעֵ֨ת הַהִ֜וא אָמַ֧ר יְהוָ֣ה אֵלַ֗י פְּסָל־לְךָ֞ שְׁנֵֽי־לֻוחֹ֤ת אֲבָנִים֙ כָּרִ֣אשֹׁנִ֔ים וַעֲלֵ֥ה אֵלַ֖י הָהָ֑רָה וְעָשִׂ֥יתָ לְּךָ֖ אֲר֥וֹן עֵֽץ׃<text:s/></text:span><text:span text:style-name="T956">2</text:span><text:span text:style-name="T957"> וְאֶכְתֹּב֙ עַל־הַלֻּחֹ֔ת אֶת־הַדְּבָרִ֔ים אֲשֶׁ֥ר הָי֛וּ עַל־הַלֻּחֹ֥ת הָרִאשֹׁנִ֖ים אֲשֶׁ֣ר שִׁבַּ֑רְתָּ וְשַׂמְתָּ֖ם בָּאָרֽוֹן׃<text:s/></text:span><text:span text:style-name="T958">‬</text:span>‬‬<text:span text:style-name="T959">3</text:span><text:span text:style-name="T960"> וָאַ֤עַשׂ אֲרוֹן֙ עֲצֵ֣י שִׁטִּ֔ים וָאֶפְסֹ֛ל שְׁנֵי־לֻחֹ֥ת אֲבָנִ֖ים כָּרִאשֹׁנִ֑ים וָאַ֣עַל הָהָ֔רָה וּשְׁנֵ֥י הַלֻּחֹ֖ת בְּיָדִֽי׃<text:s/></text:span><text:span text:style-name="T961">‬</text:span>‬‬<text:span text:style-name="T962">4</text:span><text:span text:style-name="T963"> וַיִּכְתֹּ֨ב עַֽל־הַלֻּחֹ֜ת כַּמִּכְתָּ֣ב הָרִאשׁ֗וֹן אֵ֚ת עֲשֶׂ֣רֶת הַדְּבָרִ֔ים אֲשֶׁ֣ר דִּבֶּר֩ יְהוָ֨ה אֲלֵיכֶ֥ם בָּהָ֛ר מִתּ֥וֹךְ הָאֵ֖שׁ בְּי֣וֹם הַקָּהָ֑ל וַיִּתְּנֵ֥ם יְהוָ֖ה אֵלָֽי׃<text:s/></text:span><text:span text:style-name="T964">‬</text:span>‬‬<text:span text:style-name="T965">5</text:span><text:span text:style-name="T966"> וָאֵ֗פֶן וָֽאֵרֵד֙ מִן־הָהָ֔ר וָֽאָשִׂם֙ אֶת־הַלֻּחֹ֔ת בָּאָר֖וֹן אֲשֶׁ֣ר עָשִׂ֑יתִי וַיִּ֣הְיוּ שָׁ֔ם כַּאֲשֶׁ֥ר צִוַּ֖נִי יְהוָֽה׃<text:s/></text:span><text:span text:style-name="T967">‬</text:span>‬‬<text:span text:style-name="T968">6</text:span><text:span text:style-name="T969"> וּבְנֵ֣י יִשְׂרָאֵ֗ל נָֽסְע֛וּ מִבְּאֵרֹ֥ת בְּנֵי־יַעֲקָ֖ן מוֹסֵרָ֑ה שָׁ֣ם מֵ֤ת אַהֲרֹן֙ וַיִּקָּבֵ֣ר שָׁ֔ם וַיְכַהֵ֛ן אֶלְעָזָ֥ר בְּנ֖וֹ תַּחְתָּֽיו׃<text:s/></text:span><text:span text:style-name="T970">‬</text:span>‬‬‬<text:span text:style-name="T971">7</text:span><text:span text:style-name="T972"> מִשָּׁ֥ם נָסְע֖וּ הַגֻּדְגֹּ֑דָה וּמִן־הַגֻּדְגֹּ֣דָה יָטְבָ֔תָה אֶ֖רֶץ נַ֥חֲלֵי מָֽיִם׃<text:s/></text:span><text:span text:style-name="T973">‬</text:span>‬‬<text:span text:style-name="T974">8</text:span><text:span text:style-name="T975"> בָּעֵ֣ת הַהִ֗וא הִבְדִּ֤יל יְהוָה֙ אֶת־שֵׁ֣בֶט הַלֵּוִ֔י לָשֵׂ֖את אֶת־אֲר֣וֹן בְּרִית־יְהוָ֑ה לַעֲמֹד֩ לִפְנֵ֨י יְהוָ֤ה לְשָֽׁרְתוֹ֙ וּלְבָרֵ֣ךְ בִּשְׁמ֔וֹ עַ֖ד הַיּ֥וֹם הַזֶּֽה׃<text:s/></text:span><text:span text:style-name="T976">‬</text:span>‬‬<text:span text:style-name="T977">9</text:span><text:span text:style-name="T978"> עַל־כֵּ֞ן לֹֽא־הָיָ֧ה לְלֵוִ֛י חֵ֥לֶק וְנַחֲלָ֖ה עִם־אֶחָ֑יו יְהוָה֙ ה֣וּא נַחֲלָת֔וֹ כַּאֲשֶׁ֥ר דִּבֶּ֛ר יְהוָ֥ה אֱלֹהֶ֖יךָ לֽוֹ׃<text:s/></text:span><text:span text:style-name="T979">‬</text:span>‬‬<text:span text:style-name="T980">10</text:span><text:span text:style-name="T981"> וְאָנֹכִ֞י עָמַ֣דְתִּי בָהָ֗ר כַּיָּמִים֙ הָרִ֣אשֹׁנִ֔ים אַרְבָּעִ֣ים י֔וֹם וְאַרְבָּעִ֖ים לָ֑יְלָה וַיִּשְׁמַ֨ע יְהוָ֜ה אֵלַ֗י גַּ֚ם בַּפַּ֣עַם הַהִ֔וא לֹא־אָבָ֥ה יְהוָ֖ה הַשְׁחִיתֶֽךָ׃<text:s/></text:span><text:span text:style-name="T982">‬</text:span>‬‬<text:span text:style-name="T983">11</text:span><text:span text:style-name="T984"> וַיֹּ֤אמֶר יְהוָה֙ אֵלַ֔י ק֛וּם לֵ֥ךְ לְמַסַּ֖ע לִפְנֵ֣י הָעָ֑ם וְיָבֹ֙אוּ֙ וְיִֽרְשׁ֣וּ אֶת־הָאָ֔רֶץ אֲשֶׁר־נִשְׁבַּ֥עְתִּי לַאֲבֹתָ֖ם לָתֵ֥ת לָהֶֽם׃<text:s/></text:span><text:span text:style-name="T985">פ<text:s/></text:span><text:span text:style-name="T986">‬</text:span>‬‬‬‬‬‬‬‬‬‬‬‬</text:p>
        <text:p text:style-name="P987"><text:span text:style-name="T988">12</text:span><text:span text:style-name="T989"> וְעַתָּה֙ יִשְׂרָאֵ֔ל מָ֚ה יְהוָ֣ה אֱלֹהֶ֔יךָ שֹׁאֵ֖ל מֵעִמָּ֑ךְ כִּ֣י אִם־לְ֠יִרְאָה אֶת־יְהוָ֨ה אֱלֹהֶ֜יךָ לָלֶ֤כֶת בְּכָל־דְּרָכָיו֙ וּלְאַהֲבָ֣ה אֹת֔וֹ וְלַֽעֲבֹד֙ אֶת־יְהוָ֣ה אֱלֹהֶ֔יךָ בְּכָל־לְבָבְךָ֖ וּבְכָל־נַפְשֶֽׁךָ׃<text:s/></text:span><text:span text:style-name="T990">‬</text:span>‬‬<text:span text:style-name="T991">13</text:span><text:span text:style-name="T992"> לִשְׁמֹ֞ר אֶת־מִצְוֺ֤ת יְהוָה֙ וְאֶת־חֻקֹּתָ֔יו אֲשֶׁ֛ר אָנֹכִ֥י מְצַוְּךָ֖ הַיּ֑וֹם לְט֖וֹב לָֽךְ׃<text:s/></text:span><text:span text:style-name="T993">‬</text:span>‬‬<text:span text:style-name="T994">14</text:span><text:span text:style-name="T995"> הֵ֚ן לַיהוָ֣ה אֱלֹהֶ֔יךָ הַשָּׁמַ֖יִם וּשְׁמֵ֣י הַשָּׁמָ֑יִם הָאָ֖רֶץ וְכָל־אֲשֶׁר־בָּֽהּ׃<text:s/></text:span><text:span text:style-name="T996">‬</text:span>‬‬<text:span text:style-name="T997">15</text:span><text:span text:style-name="T998"> רַ֧ק בַּאֲבֹתֶ֛יךָ חָשַׁ֥ק יְהוָ֖ה לְאַהֲבָ֣ה אוֹתָ֑ם וַיִּבְחַ֞ר בְּזַרְעָ֣ם אַחֲרֵיהֶ֗ם בָּכֶ֛ם מִכָּל־הָעַמִּ֖ים כַּיּ֥וֹם הַזֶּה׃<text:s/></text:span><text:span text:style-name="T999">‬</text:span>‬‬<text:span text:style-name="T1000">16</text:span><text:span text:style-name="T1001"> וּמַלְתֶּ֕ם אֵ֖ת עָרְלַ֣ת לְבַבְכֶ֑ם וְעָ֨רְפְּכֶ֔ם לֹ֥א תַקְשׁ֖וּ עֽוֹד׃<text:s/></text:span><text:span text:style-name="T1002">‬</text:span>‬‬<text:span text:style-name="T1003">17</text:span><text:span text:style-name="T1004"> כִּ֚י יְהוָ֣ה אֱלֹֽהֵיכֶ֔ם ה֚וּא אֱלֹהֵ֣י הָֽאֱלֹהִ֔ים וַאֲדֹנֵ֖י הָאֲדֹנִ֑ים הָאֵ֨ל הַגָּדֹ֤ל הַגִּבֹּר֙ וְהַנּוֹרָ֔א אֲשֶׁר֙ לֹא־יִשָּׂ֣א פָנִ֔ים וְלֹ֥א יִקַּ֖ח שֹֽׁחַד׃<text:s/></text:span><text:span text:style-name="T1005">‬</text:span>‬‬<text:span text:style-name="T1006">18</text:span><text:span text:style-name="T1007"> עֹשֶׂ֛ה מִשְׁפַּ֥ט יָת֖וֹם וְאַלְמָנָ֑ה וְאֹהֵ֣ב גֵּ֔ר לָ֥תֶת ל֖וֹ לֶ֥חֶם וְשִׂמְלָֽה׃<text:s/></text:span><text:span text:style-name="T1008">‬</text:span>‬‬<text:span text:style-name="T1009">19</text:span><text:span text:style-name="T1010"> וַאֲהַבְתֶּ֖ם אֶת־הַגֵּ֑ר כִּֽי־גֵרִ֥ים הֱיִיתֶ֖ם בְּאֶ֥רֶץ מִצְרָֽיִם׃<text:s/></text:span><text:span text:style-name="T1011">‬</text:span>‬‬<text:span text:style-name="T1012">20</text:span><text:span text:style-name="T1013"> אֶת־יְהוָ֧ה אֱלֹהֶ֛יךָ תִּירָ֖א אֹת֣וֹ<text:s/></text:span><text:soft-page-break/><text:span text:style-name="T1014">תַעֲבֹ֑ד וּב֣וֹ תִדְבָּ֔ק וּבִשְׁמ֖וֹ תִּשָּׁבֵֽעַ׃<text:s/></text:span><text:span text:style-name="T1015">‬</text:span>‬‬<text:span text:style-name="T1016">21</text:span><text:span text:style-name="T1017"> ה֥וּא תְהִלָּתְךָ֖ וְה֣וּא אֱלֹהֶ֑יךָ אֲשֶׁר־עָשָׂ֣ה אִתְּךָ֗ אֶת־הַגְּדֹלֹ֤ת וְאֶת־הַנּֽוֹרָאֹת֙ הָאֵ֔לֶּה אֲשֶׁ֥ר רָא֖וּ עֵינֶֽיךָ׃<text:s/></text:span><text:span text:style-name="T1018">‬</text:span>‬‬<text:span text:style-name="T1019">22</text:span><text:span text:style-name="T1020"> בְּשִׁבְעִ֣ים נֶ֔פֶשׁ יָרְד֥וּ אֲבֹתֶ֖יךָ מִצְרָ֑יְמָהּ וְעַתָּ֗ה שָֽׂמְךָ֙ יְהוָ֣ה אֱלֹהֶ֔יךָ כְּכוֹכְבֵ֥י הַשָּׁמַ֖יִם לָרֹֽב׃<text:s/></text:span><text:span text:style-name="T1021">‬</text:span>‬‬‬‬‬‬‬‬‬‬‬‬‬</text:p>
      </text:section>
      <text:section text:name="Sect10" text:style-name="S10">
        <text:p text:style-name="P1022">Deuteronomy 11</text:p>
        <text:p text:style-name="P1023"><text:span text:style-name="T1024">1</text:span><text:span text:style-name="T1025"> וְאָ֣הַבְתָּ֔ אֵ֖ת יְהוָ֣ה אֱלֹהֶ֑יךָ וְשָׁמַרְתָּ֣ מִשְׁמַרְתּ֗וֹ וְחֻקֹּתָ֧יו וּמִשְׁפָּטָ֛יו וּמִצְוֺתָ֖יו כָּל־הַיָּמִֽים׃<text:s/></text:span><text:span text:style-name="T1026">2</text:span><text:span text:style-name="T1027"> וִֽידַעְתֶּם֮ הַיּוֹם֒ כִּ֣י ׀ לֹ֣א אֶת־בְּנֵיכֶ֗ם אֲשֶׁ֤ר לֹֽא־יָדְעוּ֙ וַאֲשֶׁ֣ר לֹא־רָא֔וּ אֶת־מוּסַ֖ר יְהוָ֣ה אֱלֹהֵיכֶ֑ם אֶת־גָּדְל֕וֹ אֶת־יָדוֹ֙ הַחֲזָקָ֔ה וּזְרֹע֖וֹ הַנְּטוּיָֽה׃<text:s/></text:span><text:span text:style-name="T1028">‬</text:span>‬‬<text:span text:style-name="T1029">3</text:span><text:span text:style-name="T1030"> וְאֶת־אֹֽתֹתָיו֙ וְאֶֽת־מַעֲשָׂ֔יו אֲשֶׁ֥ר עָשָׂ֖ה בְּת֣וֹךְ מִצְרָ֑יִם לְפַרְעֹ֥ה מֶֽלֶךְ־מִצְרַ֖יִם וּלְכָל־אַרְצֽוֹ׃<text:s/></text:span><text:span text:style-name="T1031">‬</text:span>‬‬<text:span text:style-name="T1032">4</text:span><text:span text:style-name="T1033"> וַאֲשֶׁ֣ר עָשָׂה֩ לְחֵ֨יל מִצְרַ֜יִם לְסוּסָ֣יו וּלְרִכְבּ֗וֹ אֲשֶׁ֨ר הֵצִ֜יף אֶת־מֵ֤י יַם־סוּף֙ עַל־פְּנֵיהֶ֔ם בְּרָדְפָ֖ם אַחֲרֵיכֶ֑ם וַיְאַבְּדֵ֣ם יְהוָ֔ה עַ֖ד הַיּ֥וֹם הַזֶּֽה׃<text:s/></text:span><text:span text:style-name="T1034">‬</text:span>‬‬<text:span text:style-name="T1035">5</text:span><text:span text:style-name="T1036"> וַאֲשֶׁ֥ר עָשָׂ֛ה לָכֶ֖ם בַּמִּדְבָּ֑ר עַד־בֹּאֲכֶ֖ם עַד־הַמָּק֥וֹם הַזֶּֽה׃<text:s/></text:span><text:span text:style-name="T1037">‬</text:span>‬‬<text:span text:style-name="T1038">6</text:span><text:span text:style-name="T1039"> וַאֲשֶׁ֨ר עָשָׂ֜ה לְדָתָ֣ן וְלַאֲבִירָ֗ם בְּנֵ֣י אֱלִיאָב֮ בֶּן־רְאוּבֵן֒ אֲשֶׁ֨ר פָּצְתָ֤ה הָאָ֙רֶץ֙ אֶת־פִּ֔יהָ וַתִּבְלָעֵ֥ם וְאֶת־בָּתֵּיהֶ֖ם וְאֶת־אָהֳלֵיהֶ֑ם וְאֵ֤ת כָּל־הַיְקוּם֙ אֲשֶׁ֣ר בְּרַגְלֵיהֶ֔ם בְּקֶ֖רֶב כָּל־יִשְׂרָאֵֽל׃<text:s/></text:span><text:span text:style-name="T1040">‬</text:span>‬‬<text:span text:style-name="T1041">7</text:span><text:span text:style-name="T1042"> כִּ֤י עֵֽינֵיכֶם֙ הָֽרֹאֹ֔ת אֶת־כָּל־מַעֲשֵׂ֥ה יְהוָ֖ה הַגָּדֹ֑ל אֲשֶׁ֖ר עָשָֽׂה׃<text:s/></text:span><text:span text:style-name="T1043">‬</text:span>‬‬<text:span text:style-name="T1044">8</text:span><text:span text:style-name="T1045"> וּשְׁמַרְתֶּם֙ אֶת־כָּל־הַמִּצְוָ֔ה אֲשֶׁ֛ר אָנֹכִ֥י מְצַוְּךָ֖ הַיּ֑וֹם לְמַ֣עַן תֶּחֶזְק֗וּ וּבָאתֶם֙ וִֽירִשְׁתֶּ֣ם אֶת־הָאָ֔רֶץ אֲשֶׁ֥ר אַתֶּ֛ם עֹבְרִ֥ים שָׁ֖מָּה לְרִשְׁתָּֽהּ׃<text:s/></text:span><text:span text:style-name="T1046">‬</text:span>‬‬<text:span text:style-name="T1047">9</text:span><text:span text:style-name="T1048"> וּלְמַ֨עַן תַּאֲרִ֤יכוּ יָמִים֙ עַל־הָ֣אֲדָמָ֔ה אֲשֶׁר֩ נִשְׁבַּ֨ע יְהוָ֧ה לַאֲבֹתֵיכֶ֛ם לָתֵ֥ת לָהֶ֖ם וּלְזַרְעָ֑ם אֶ֛רֶץ זָבַ֥ת חָלָ֖ב וּדְבָֽשׁ׃</text:span><text:span text:style-name="T1049"><text:s/>ס<text:s/></text:span><text:span text:style-name="T1050">‬</text:span>‬‬<text:span text:style-name="T1051">10</text:span><text:span text:style-name="T1052"> כִּ֣י הָאָ֗רֶץ אֲשֶׁ֨ר אַתָּ֤ה בָא־שָׁ֙מָּה֙ לְרִשְׁתָּ֔הּ לֹ֣א כְאֶ֤רֶץ מִצְרַ֙יִם֙ הִ֔וא אֲשֶׁ֥ר יְצָאתֶ֖ם מִשָּׁ֑ם אֲשֶׁ֤ר תִּזְרַע֙ אֶֽת־זַרְעֲךָ֔ וְהִשְׁקִ֥יתָ בְרַגְלְךָ֖ כְּגַ֥ן הַיָּרָֽק׃<text:s/></text:span><text:span text:style-name="T1053">‬</text:span>‬‬<text:span text:style-name="T1054">11</text:span><text:span text:style-name="T1055"> וְהָאָ֗רֶץ אֲשֶׁ֨ר אַתֶּ֜ם עֹבְרִ֥ים שָׁ֙מָּה֙ לְרִשְׁתָּ֔הּ אֶ֥רֶץ הָרִ֖ים וּבְקָעֹ֑ת לִמְטַ֥ר הַשָּׁמַ֖יִם תִּשְׁתֶּה־מָּֽיִם׃<text:s/></text:span><text:span text:style-name="T1056">‬</text:span>‬‬<text:span text:style-name="T1057">12</text:span><text:span text:style-name="T1058"> אֶ֕רֶץ אֲשֶׁר־יְהוָ֥ה אֱלֹהֶ֖יךָ דֹּרֵ֣שׁ אֹתָ֑הּ תָּמִ֗יד עֵינֵ֨י יְהוָ֤ה אֱלֹהֶ֙יךָ֙ בָּ֔הּ מֵֽרֵשִׁית֙ הַשָּׁנָ֔ה וְעַ֖ד אַחֲרִ֥ית שָׁנָֽה׃</text:span><text:span text:style-name="T1059"><text:s/>ס<text:s/></text:span><text:span text:style-name="T1060">‬</text:span>‬‬<text:span text:style-name="T1061">13</text:span><text:span text:style-name="T1062"> וְהָיָ֗ה אִם־שָׁמֹ֤עַ תִּשְׁמְעוּ֙ אֶל־מִצְוֺתַ֔י אֲשֶׁ֧ר אָנֹכִ֛י מְצַוֶּ֥ה אֶתְכֶ֖ם הַיּ֑וֹם לְאַהֲבָ֞ה אֶת־יְהוָ֤ה אֱלֹֽהֵיכֶם֙ וּלְעָבְד֔וֹ בְּכָל־לְבַבְכֶ֖ם וּבְכָל־נַפְשְׁכֶֽם׃<text:s/></text:span><text:span text:style-name="T1063">‬</text:span>‬‬<text:span text:style-name="T1064">14</text:span><text:span text:style-name="T1065"> וְנָתַתִּ֧י מְטַֽר־אַרְצְכֶ֛ם בְּעִתּ֖וֹ יוֹרֶ֣ה וּמַלְק֑וֹשׁ וְאָסַפְתָּ֣ דְגָנֶ֔ךָ וְתִֽירֹשְׁךָ֖ וְיִצְהָרֶֽךָ׃<text:s/></text:span><text:span text:style-name="T1066">‬</text:span>‬‬<text:span text:style-name="T1067">15</text:span><text:span text:style-name="T1068"> וְנָתַתִּ֛י עֵ֥שֶׂב בְּשָׂדְךָ֖ לִבְהֶמְתֶּ֑ךָ וְאָכַלְתָּ֖ וְשָׂבָֽעְתָּ׃<text:s/></text:span><text:span text:style-name="T1069">‬</text:span>‬‬<text:span text:style-name="T1070">16</text:span><text:span text:style-name="T1071"> הִשָּֽׁמְר֣וּ לָכֶ֔ם פֶּ֥ן יִפְתֶּ֖ה לְבַבְכֶ֑ם וְסַרְתֶּ֗ם וַעֲבַדְתֶּם֙ אֱלֹהִ֣ים אֲחֵרִ֔ים וְהִשְׁתַּחֲוִיתֶ֖ם לָהֶֽם׃<text:s/></text:span><text:span text:style-name="T1072">‬</text:span>‬‬<text:span text:style-name="T1073">17</text:span><text:span text:style-name="T1074"> וְחָרָ֨ה אַף־יְהוָ֜ה בָּכֶ֗ם וְעָצַ֤ר אֶת־הַשָּׁמַ֙יִם֙ וְלֹֽא־יִהְיֶ֣ה מָטָ֔ר וְהָ֣אֲדָמָ֔ה לֹ֥א תִתֵּ֖ן אֶת־יְבוּלָ֑הּ וַאֲבַדְתֶּ֣ם מְהֵרָ֗ה מֵעַל֙ הָאָ֣רֶץ הַטֹּבָ֔ה אֲשֶׁ֥ר יְהוָ֖ה נֹתֵ֥ן לָכֶֽם׃<text:s/></text:span><text:span text:style-name="T1075">‬</text:span>‬‬<text:span text:style-name="T1076">18</text:span><text:span text:style-name="T1077"> וְשַׂמְתֶּם֙ אֶת־דְּבָרַ֣י אֵ֔לֶּה עַל־לְבַבְכֶ֖ם וְעַֽל־נַפְשְׁכֶ֑ם וּקְשַׁרְתֶּ֨ם אֹתָ֤ם לְאוֹת֙ עַל־יֶדְכֶ֔ם וְהָי֥וּ לְטוֹטָפֹ֖ת בֵּ֥ין עֵינֵיכֶֽם׃<text:s/></text:span><text:span text:style-name="T1078">‬</text:span>‬‬<text:span text:style-name="T1079">19</text:span><text:span text:style-name="T1080"> וְלִמַּדְתֶּ֥ם אֹתָ֛ם אֶת־בְּנֵיכֶ֖ם לְדַבֵּ֣ר בָּ֑ם בְּשִׁבְתְּךָ֤ בְּבֵיתֶ֙ךָ֙ וּבְלֶכְתְּךָ֣ בַדֶּ֔רֶךְ וּֽבְשָׁכְבְּךָ֖ וּבְקוּמֶֽךָ׃<text:s/></text:span><text:span text:style-name="T1081">‬</text:span>‬‬<text:span text:style-name="T1082">20</text:span><text:span text:style-name="T1083"> וּכְתַבְתָּ֛ם עַל־מְזוּז֥וֹת בֵּיתֶ֖ךָ וּבִשְׁעָרֶֽיךָ׃<text:s/></text:span><text:span text:style-name="T1084">‬</text:span>‬‬<text:span text:style-name="T1085">21</text:span><text:span text:style-name="T1086"> לְמַ֨עַן יִרְבּ֤וּ יְמֵיכֶם֙ וִימֵ֣י בְנֵיכֶ֔ם עַ֚ל הָֽאֲדָמָ֔ה אֲשֶׁ֨ר נִשְׁבַּ֧ע יְהוָ֛ה לַאֲבֹתֵיכֶ֖ם לָתֵ֣ת לָהֶ֑ם כִּימֵ֥י הַשָּׁמַ֖יִם עַל־הָאָֽרֶץ׃</text:span><text:span text:style-name="T1087"><text:s/>ס<text:s/></text:span><text:span text:style-name="T1088">‬</text:span>‬‬<text:span text:style-name="T1089">22</text:span><text:span text:style-name="T1090"> כִּי֩<text:s/></text:span><text:soft-page-break/><text:span text:style-name="T1091">אִם־שָׁמֹ֨ר תִּשְׁמְר֜וּן אֶת־כָּל־הַמִּצְוָ֣ה הַזֹּ֗את אֲשֶׁ֧ר אָנֹכִ֛י מְצַוֶּ֥ה אֶתְכֶ֖ם לַעֲשֹׂתָ֑הּ לְאַהֲבָ֞ה אֶת־יְהוָ֧ה אֱלֹהֵיכֶ֛ם לָלֶ֥כֶת בְּכָל־דְּרָכָ֖יו וּלְדָבְקָה־בֽוֹ׃<text:s/></text:span><text:span text:style-name="T1092">‬</text:span>‬‬<text:span text:style-name="T1093">23</text:span><text:span text:style-name="T1094"> וְהוֹרִ֧ישׁ יְהוָ֛ה אֶת־כָּל־הַגּוֹיִ֥ם הָאֵ֖לֶּה מִלִּפְנֵיכֶ֑ם וִֽירִשְׁתֶּ֣ם גּוֹיִ֔ם גְּדֹלִ֥ים וַעֲצֻמִ֖ים מִכֶּֽם׃<text:s/></text:span><text:span text:style-name="T1095">‬</text:span>‬‬<text:span text:style-name="T1096">24</text:span><text:span text:style-name="T1097"> כָּל־הַמָּק֗וֹם אֲשֶׁ֨ר תִּדְרֹ֧ךְ כַּֽף־רַגְלְכֶ֛ם בּ֖וֹ לָכֶ֣ם יִהְיֶ֑ה מִן־הַמִּדְבָּ֨ר וְהַלְּבָנ֜וֹן מִן־הַנָּהָ֣ר נְהַר־פְּרָ֗ת וְעַד֙ הַיָּ֣ם הָֽאַחֲר֔וֹן יִהְיֶ֖ה גְּבֻלְכֶֽם׃<text:s/></text:span><text:span text:style-name="T1098">‬</text:span>‬‬<text:span text:style-name="T1099">25</text:span><text:span text:style-name="T1100"> לֹא־יִתְיַצֵּ֥ב אִ֖ישׁ בִּפְנֵיכֶ֑ם פַּחְדְּכֶ֨ם וּמֽוֹרַאֲכֶ֜ם יִתֵּ֣ן ׀ יְהוָ֣ה אֱלֹֽהֵיכֶ֗ם עַל־פְּנֵ֤י כָל־הָאָ֙רֶץ֙ אֲשֶׁ֣ר תִּדְרְכוּ־בָ֔הּ כַּאֲשֶׁ֖ר דִּבֶּ֥ר לָכֶֽם׃</text:span><text:span text:style-name="T1101"><text:s/>ס<text:s/></text:span><text:span text:style-name="T1102">‬</text:span>‬‬<text:span text:style-name="T1103">26</text:span><text:span text:style-name="T1104"> רְאֵ֗ה אָנֹכִ֛י נֹתֵ֥ן לִפְנֵיכֶ֖ם הַיּ֑וֹם בְּרָכָ֖ה וּקְלָלָֽה׃<text:s/></text:span><text:span text:style-name="T1105">‬</text:span>‬‬<text:span text:style-name="T1106">27</text:span><text:span text:style-name="T1107"> אֶֽת־הַבְּרָכָ֑ה אֲשֶׁ֣ר תִּשְׁמְע֗וּ אֶל־מִצְוֺת֙ יְהוָ֣ה אֱלֹֽהֵיכֶ֔ם אֲשֶׁ֧ר אָנֹכִ֛י מְצַוֶּ֥ה אֶתְכֶ֖ם הַיּֽוֹם׃<text:s/></text:span><text:span text:style-name="T1108">‬</text:span>‬‬<text:span text:style-name="T1109">28</text:span><text:span text:style-name="T1110"> וְהַקְּלָלָ֗ה אִם־לֹ֤א תִשְׁמְעוּ֙ אֶל־מִצְוֺת֙ יְהוָ֣ה אֱלֹֽהֵיכֶ֔ם וְסַרְתֶּ֣ם מִן־הַדֶּ֔רֶךְ אֲשֶׁ֧ר אָנֹכִ֛י מְצַוֶּ֥ה אֶתְכֶ֖ם הַיּ֑וֹם לָלֶ֗כֶת אַחֲרֵ֛י אֱלֹהִ֥ים אֲחֵרִ֖ים אֲשֶׁ֥ר לֹֽא־יְדַעְתֶּֽם׃</text:span><text:span text:style-name="T1111"><text:s/>ס<text:s/></text:span><text:span text:style-name="T1112">‬</text:span>‬‬<text:span text:style-name="T1113">29</text:span><text:span text:style-name="T1114"> וְהָיָ֗ה כִּ֤י יְבִֽיאֲךָ֙ יְהוָ֣ה אֱלֹהֶ֔יךָ אֶל־הָאָ֕רֶץ אֲשֶׁר־אַתָּ֥ה בָא־שָׁ֖מָּה לְרִשְׁתָּ֑הּ וְנָתַתָּ֤ה אֶת־הַבְּרָכָה֙ עַל־הַ֣ר גְּרִזִ֔ים וְאֶת־הַקְּלָלָ֖ה עַל־הַ֥ר עֵיבָֽל׃<text:s/></text:span><text:span text:style-name="T1115">‬</text:span>‬‬<text:span text:style-name="T1116">30</text:span><text:span text:style-name="T1117"> הֲלֹא־הֵ֜מָּה בְּעֵ֣בֶר הַיַּרְדֵּ֗ן אַֽחֲרֵי֙ דֶּ֚רֶךְ מְב֣וֹא הַשֶּׁ֔מֶשׁ בְּאֶ֙רֶץ֙ הַֽכְּנַעֲנִ֔י הַיֹּשֵׁ֖ב בָּעֲרָבָ֑ה מ֚וּל הַגִּלְגָּ֔ל אֵ֖צֶל אֵלוֹנֵ֥י מֹרֶֽה׃<text:s/></text:span><text:span text:style-name="T1118">‬</text:span>‬‬<text:span text:style-name="T1119">31</text:span><text:span text:style-name="T1120"> כִּ֤י אַתֶּם֙ עֹבְרִ֣ים אֶת־הַיַּרְדֵּ֔ן לָבֹא֙ לָרֶ֣שֶׁת אֶת־הָאָ֔רֶץ אֲשֶׁר־יְהוָ֥ה אֱלֹהֵיכֶ֖ם נֹתֵ֣ן לָכֶ֑ם וִֽירִשְׁתֶּ֥ם אֹתָ֖הּ וִֽישַׁבְתֶּם־בָּֽהּ׃<text:s/></text:span><text:span text:style-name="T1121">‬</text:span>‬‬<text:span text:style-name="T1122">32</text:span><text:span text:style-name="T1123"> וּשְׁמַרְתֶּ֣ם לַעֲשׂ֔וֹת אֵ֥ת כָּל־הֽ͏ַחֻקִּ֖ים וְאֶת־הַמִּשְׁפָּטִ֑ים אֲשֶׁ֧ר אָנֹכִ֛י נֹתֵ֥ן לִפְנֵיכֶ֖ם הַיּֽוֹם׃<text:s/></text:span><text:span text:style-name="T1124">‬</text:span>‬‬‬‬‬‬‬‬‬‬‬‬‬‬‬‬‬‬‬‬‬‬‬‬‬‬‬‬‬‬‬‬‬</text:p>
      </text:section>
      <text:section text:name="Sect11" text:style-name="S11">
        <text:p text:style-name="P1125">Deuteronomy 12</text:p>
        <text:p text:style-name="P1126"><text:span text:style-name="T1127">1</text:span><text:span text:style-name="T1128"> אֵ֠לֶּה הֽ͏ַחֻקִּ֣ים וְהַמִּשְׁפָּטִים֮ אֲשֶׁ֣ר תִּשְׁמְר֣וּן לַעֲשׂוֹת֒ בָּאָ֕רֶץ אֲשֶׁר֩ נָתַ֨ן יְהוָ֜ה אֱלֹהֵ֧י אֲבֹתֶ֛יךָ לְךָ֖ לְרִשְׁתָּ֑הּ כָּל־הַיָּמִ֔ים אֲשֶׁר־אַתֶּ֥ם חַיִּ֖ים עַל־הָאֲדָמָֽה׃<text:s/></text:span><text:span text:style-name="T1129">2</text:span><text:span text:style-name="T1130"> אַבֵּ֣ד תְּ֠אַבְּדוּן אֶֽת־כָּל־הַמְּקֹמ֞וֹת אֲשֶׁ֧ר עָֽבְדוּ־שָׁ֣ם הַגּוֹיִ֗ם אֲשֶׁ֥ר אַתֶּ֛ם יֹרְשִׁ֥ים אֹתָ֖ם אֶת־אֱלֹהֵיהֶ֑ם עַל־הֶהָרִ֤ים הָֽרָמִים֙ וְעַל־הַגְּבָע֔וֹת וְתַ֖חַת כָּל־עֵ֥ץ רַעֲנָן׃<text:s/></text:span><text:span text:style-name="T1131">‬</text:span>‬‬<text:span text:style-name="T1132">3</text:span><text:span text:style-name="T1133"> וְנִתַּצְתֶּ֣ם אֶת־מִזְבּחֹתָ֗ם וְשִׁבַּרְתֶּם֙ אֶת־מַצֵּ֣בֹתָ֔ם וַאֲשֵֽׁרֵיהֶם֙ תִּשְׂרְפ֣וּן בָּאֵ֔שׁ וּפְסִילֵ֥י אֱלֹֽהֵיהֶ֖ם תְּגַדֵּע֑וּן וְאִבַּדְתֶּ֣ם אֶת־שְׁמָ֔ם מִן־הַמָּק֖וֹם הַהֽוּא׃<text:s/></text:span><text:span text:style-name="T1134">‬</text:span>‬‬<text:span text:style-name="T1135">4</text:span><text:span text:style-name="T1136"> לֹֽא־תַעֲשׂ֣וּן כֵּ֔ן לַיהוָ֖ה אֱלֹהֵיכֶֽם׃<text:s/></text:span><text:span text:style-name="T1137">‬</text:span>‬‬<text:span text:style-name="T1138">5</text:span><text:span text:style-name="T1139"> כִּ֠י אִֽם־אֶל־הַמָּק֞וֹם אֲשֶׁר־יִבְחַ֨ר יְהוָ֤ה אֱלֹֽהֵיכֶם֙ מִכָּל־שִׁבְטֵיכֶ֔ם לָשׂ֥וּם אֶת־שְׁמ֖וֹ שָׁ֑ם לְשִׁכְנ֥וֹ תִדְרְשׁ֖וּ וּבָ֥אתָ שָֽׁמָּה׃<text:s/></text:span><text:span text:style-name="T1140">‬</text:span>‬‬<text:span text:style-name="T1141">6</text:span><text:span text:style-name="T1142"> וַהֲבֵאתֶ֣ם שָׁ֗מָּה עֹלֹֽתֵיכֶם֙ וְזִבְחֵיכֶ֔ם וְאֵת֙ מַעְשְׂרֹ֣תֵיכֶ֔ם וְאֵ֖ת תְּרוּמַ֣ת יֶדְכֶ֑ם וְנִדְרֵיכֶם֙ וְנִדְבֹ֣תֵיכֶ֔ם וּבְכֹרֹ֥ת בְּקַרְכֶ֖ם וְצֹאנְכֶֽם׃<text:s/></text:span><text:span text:style-name="T1143">‬</text:span>‬‬<text:span text:style-name="T1144">7</text:span><text:span text:style-name="T1145"> וַאֲכַלְתֶּם־שָׁ֗ם לִפְנֵי֙ יְהוָ֣ה אֱלֹֽהֵיכֶ֔ם וּשְׂמַחְתֶּ֗ם בְּכֹל֙ מִשְׁלַ֣ח יֶדְכֶ֔ם אַתֶּ֖ם וּבָתֵּיכֶ֑ם אֲשֶׁ֥ר בֵּֽרַכְךָ֖ יְהוָ֥ה אֱלֹהֶֽיךָ׃<text:s/></text:span><text:span text:style-name="T1146">‬</text:span>‬‬<text:span text:style-name="T1147">8</text:span><text:span text:style-name="T1148"> לֹ֣א תַעֲשׂ֔וּן כְּ֠כֹל אֲשֶׁ֨ר אֲנַ֧חְנוּ עֹשִׂ֛ים פֹּ֖ה הַיּ֑וֹם אִ֖ישׁ כָּל־הַיָּשָׁ֥ר בְּעֵינָֽיו׃<text:s/></text:span><text:span text:style-name="T1149">‬</text:span>‬‬<text:span text:style-name="T1150">9</text:span><text:span text:style-name="T1151"> כִּ֥י לֹא־בָאתֶ֖ם עַד־עָ֑תָּה אֶל־הַמְּנוּחָה֙ וְאֶל־הֽ͏ַנַּחֲלָ֔ה אֲשֶׁר־יְהוָ֥ה אֱלֹהֶ֖יךָ נֹתֵ֥ן לָֽךְ׃<text:s/></text:span><text:span text:style-name="T1152">‬</text:span>‬‬‬<text:span text:style-name="T1153">10</text:span><text:span text:style-name="T1154"> וַעֲבַרְתֶּם֮ אֶת־הַיַּרְדֵּן֒ וִֽישַׁבְתֶּ֣ם בָּאָ֔רֶץ אֲשֶׁר־יְהוָ֥ה אֱלֹהֵיכֶ֖ם מַנְחִ֣יל אֶתְכֶ֑ם וְהֵנִ֨יחַ לָכֶ֧ם מִכָּל־אֹיְבֵיכֶ֛ם מִסָּבִ֖יב וִֽישַׁבְתֶּם־בֶּֽטַח׃<text:s/></text:span><text:span text:style-name="T1155">‬</text:span>‬‬<text:span text:style-name="T1156">11</text:span><text:span text:style-name="T1157"> וְהָיָ֣ה<text:s/></text:span><text:soft-page-break/><text:span text:style-name="T1158">הַמָּק֗וֹם אֲשֶׁר־יִבְחַר֩ יְהוָ֨ה אֱלֹהֵיכֶ֥ם בּוֹ֙ לְשַׁכֵּ֤ן שְׁמוֹ֙ שָׁ֔ם שָׁ֣מָּה תָבִ֔יאוּ אֵ֛ת כָּל־אֲשֶׁ֥ר אָנֹכִ֖י מְצַוֶּ֣ה אֶתְכֶ֑ם עוֹלֹתֵיכֶ֣ם וְזִבְחֵיכֶ֗ם מַעְשְׂרֹֽתֵיכֶם֙ וּתְרֻמַ֣ת יֶדְכֶ֔ם וְכֹל֙ מִבְחַ֣ר נִדְרֵיכֶ֔ם אֲשֶׁ֥ר תִּדְּר֖וּ לַֽיהוָֽה׃<text:s/></text:span><text:span text:style-name="T1159">‬</text:span>‬‬<text:span text:style-name="T1160">12</text:span><text:span text:style-name="T1161"> וּשְׂמַחְתֶּ֗ם לִפְנֵי֮ יְהוָ֣ה אֱלֹֽהֵיכֶם֒ אַתֶּ֗ם וּבְנֵיכֶם֙ וּבְנֹ֣תֵיכֶ֔ם וְעַבְדֵיכֶ֖ם וְאַמְהֹתֵיכֶ֑ם וְהַלֵּוִי֙ אֲשֶׁ֣ר בְּשֽׁ͏ַעֲרֵיכֶ֔ם כִּ֣י אֵ֥ין ל֛וֹ חֵ֥לֶק וְנַחֲלָ֖ה אִתְּכֶֽם׃<text:s/></text:span><text:span text:style-name="T1162">‬</text:span>‬‬<text:span text:style-name="T1163">13</text:span><text:span text:style-name="T1164"> הִשָּׁ֣מֶר לְךָ֔ פֶּֽן־תַּעֲלֶ֖ה עֹלֹתֶ֑יךָ בְּכָל־מָק֖וֹם אֲשֶׁ֥ר תִּרְאֶֽה׃<text:s/></text:span><text:span text:style-name="T1165">‬</text:span>‬‬<text:span text:style-name="T1166">14</text:span><text:span text:style-name="T1167"> כִּ֣י אִם־בַּמָּק֞וֹם אֲשֶׁר־יִבְחַ֤ר יְהוָה֙ בְּאַחַ֣ד שְׁבָטֶ֔יךָ שָׁ֖ם תַּעֲלֶ֣ה עֹלֹתֶ֑יךָ וְשָׁ֣ם תַּעֲשֶׂ֔ה כֹּ֛ל אֲשֶׁ֥ר אָנֹכִ֖י מְצַוֶּֽךָּ׃<text:s/></text:span><text:span text:style-name="T1168">‬</text:span>‬‬<text:span text:style-name="T1169">15</text:span><text:span text:style-name="T1170"> רַק֩ בְּכָל־אַוַּ֨ת נַפְשְׁךָ֜ תִּזְבַּ֣ח ׀ וְאָכַלְתָּ֣ בָשָׂ֗ר כְּבִרְכַּ֨ת יְהוָ֧ה אֱלֹהֶ֛יךָ אֲשֶׁ֥ר נָֽתַן־לְךָ֖ בְּכָל־שְׁעָרֶ֑יךָ הַטָּמֵ֤א וְהַטָּהוֹר֙ יֹאכְלֶ֔נּוּ כַּצְּבִ֖י וְכָאַיָּֽל׃<text:s/></text:span><text:span text:style-name="T1171">‬</text:span>‬‬<text:span text:style-name="T1172">16</text:span><text:span text:style-name="T1173"> רַ֥ק הַדָּ֖ם לֹ֣א תֹאכֵ֑לוּ עַל־הָאָ֥רֶץ תִּשְׁפְּכֶ֖נּוּ כַּמָּֽיִם׃<text:s/></text:span><text:span text:style-name="T1174">‬</text:span>‬‬<text:span text:style-name="T1175">17</text:span><text:span text:style-name="T1176"> לֹֽא־תוּכַ֞ל לֶאֱכֹ֣ל בִּשְׁעָרֶ֗יךָ מַעְשַׂ֤ר דְּגָֽנְךָ֙ וְתִֽירֹשְׁךָ֣ וְיִצְהָרֶ֔ךָ וּבְכֹרֹ֥ת בְּקָרְךָ֖ וְצֹאנֶ֑ךָ וְכָל־נְדָרֶ֙יךָ֙ אֲשֶׁ֣ר תִּדֹּ֔ר וְנִדְבֹתֶ֖יךָ וּתְרוּמַ֥ת יָדֶֽךָ׃<text:s/></text:span><text:span text:style-name="T1177">‬</text:span>‬‬<text:span text:style-name="T1178">18</text:span><text:span text:style-name="T1179"> כִּ֡י אִם־לִפְנֵי֩ יְהוָ֨ה אֱלֹהֶ֜יךָ תֹּאכְלֶ֗נּוּ בַּמָּקוֹם֙ אֲשֶׁ֨ר יִבְחַ֜ר יְהוָ֣ה אֱלֹהֶיךָ֮ בּוֹ֒ אַתָּ֨ה וּבִנְךָ֤ וּבִתֶּ֙ךָ֙ וְעַבְדְּךָ֣ וַאֲמָתֶ֔ךָ וְהַלֵּוִ֖י אֲשֶׁ֣ר בִּשְׁעָרֶ֑יךָ וְשָׂמַחְתָּ֗ לִפְנֵי֙ יְהוָ֣ה אֱלֹהֶ֔יךָ בְּכֹ֖ל מִשְׁלַ֥ח יָדֶֽךָ׃<text:s/></text:span><text:span text:style-name="T1180">‬</text:span>‬‬<text:span text:style-name="T1181">19</text:span><text:span text:style-name="T1182"> הִשָּׁ֣מֶר לְךָ֔ פֶּֽן־תַּעֲזֹ֖ב אֶת־הַלֵּוִ֑י כָּל־יָמֶ֖יךָ עַל־אַדְמָתֶֽךָ׃</text:span><text:span text:style-name="T1183"><text:s/>ס<text:s/></text:span><text:span text:style-name="T1184">‬</text:span>‬‬<text:span text:style-name="T1185">20</text:span><text:span text:style-name="T1186"> כִּֽי־יַרְחִיב֩ יְהוָ֨ה אֱלֹהֶ֥יךָ אֶֽת־גְּבֽוּלְךָ֮ כַּאֲשֶׁ֣ר דִּבֶּר־לָךְ֒ וְאָמַרְתָּ֙ אֹכְלָ֣ה בָשָׂ֔ר כִּֽי־תְאַוֶּ֥ה נַפְשְׁךָ֖ לֶאֱכֹ֣ל בָּשָׂ֑ר בְּכָל־אַוַּ֥ת נַפְשְׁךָ֖ תֹּאכַ֥ל בָּשָֽׂר׃<text:s/></text:span><text:span text:style-name="T1187">‬</text:span>‬‬<text:span text:style-name="T1188">21</text:span><text:span text:style-name="T1189"> כִּֽי־יִרְחַ֨ק מִמְּךָ֜ הַמָּק֗וֹם אֲשֶׁ֨ר יִבְחַ֜ר יְהוָ֣ה אֱלֹהֶיךָ֮ לָשׂ֣וּם שְׁמ֣וֹ שָׁם֒ וְזָבַחְתָּ֞ מִבְּקָרְךָ֣ וּמִצֹּֽאנְךָ֗ אֲשֶׁ֨ר נָתַ֤ן יְהוָה֙ לְךָ֔ כַּאֲשֶׁ֖ר צִוִּיתִ֑ךָ וְאָֽכַלְתָּ֙ בִּשְׁעָרֶ֔יךָ בְּכֹ֖ל אַוַּ֥ת נַפְשֶֽׁךָ׃<text:s/></text:span><text:span text:style-name="T1190">‬</text:span>‬‬<text:span text:style-name="T1191">22</text:span><text:span text:style-name="T1192"> אַ֗ךְ כַּאֲשֶׁ֨ר יֵאָכֵ֤ל אֶֽת־הַצְּבִי֙ וְאֶת־הָ֣אַיָּ֔ל כֵּ֖ן תֹּאכְלֶ֑נּוּ הַטָּמֵא֙ וְהַטָּה֔וֹר יַחְדָּ֖ו יֹאכְלֶֽנּוּ׃<text:s/></text:span><text:span text:style-name="T1193">‬</text:span>‬‬<text:span text:style-name="T1194">23</text:span><text:span text:style-name="T1195"> רַ֣ק חֲזַ֗ק לְבִלְתִּי֙ אֲכֹ֣ל הַדָּ֔ם כִּ֥י הַדָּ֖ם ה֣וּא הַנָּ֑פֶשׁ וְלֹא־תֹאכַ֥ל הַנֶּ֖פֶשׁ עִם־הַבָּשָֽׂר׃<text:s/></text:span><text:span text:style-name="T1196">‬</text:span>‬‬<text:span text:style-name="T1197">24</text:span><text:span text:style-name="T1198"> לֹ֖א תֹּאכְלֶ֑נּוּ עַל־הָאָ֥רֶץ תִּשְׁפְּכֶ֖נּוּ כַּמָּֽיִם׃<text:s/></text:span><text:span text:style-name="T1199">‬</text:span>‬‬<text:span text:style-name="T1200">25</text:span><text:span text:style-name="T1201"> לֹ֖א תֹּאכְלֶ֑נּוּ לְמַ֨עַן יִיטַ֤ב לְךָ֙ וּלְבָנֶ֣יךָ אַחֲרֶ֔יךָ כִּֽי־תַעֲשֶׂ֥ה הַיָּשָׁ֖ר בְּעֵינֵ֥י יְהוָֽה׃<text:s/></text:span><text:span text:style-name="T1202">‬</text:span>‬‬<text:span text:style-name="T1203">26</text:span><text:span text:style-name="T1204"> רַ֧ק קֽ͏ָדָשֶׁ֛יךָ אֲשֶׁר־יִהְי֥וּ לְךָ֖ וּנְדָרֶ֑יךָ תִּשָּׂ֣א וּבָ֔אתָ אֶל־הַמָּק֖וֹם אֲשֶׁר־יִבְחַ֥ר יְהוָֽה׃<text:s/></text:span><text:span text:style-name="T1205">‬</text:span>‬‬<text:span text:style-name="T1206">27</text:span><text:span text:style-name="T1207"> וְעָשִׂ֤יתָ עֹלֹתֶ֙יךָ֙ הַבָּשָׂ֣ר וְהַדָּ֔ם עַל־מִזְבַּ֖ח יְהוָ֣ה אֱלֹהֶ֑יךָ וְדַם־זְבָחֶ֗יךָ יִשָּׁפֵךְ֙ עַל־מִזְבַּח֙ יְהוָ֣ה אֱלֹהֶ֔יךָ וְהַבָּשָׂ֖ר תֹּאכֵֽל׃<text:s/></text:span><text:span text:style-name="T1208">‬</text:span>‬‬<text:span text:style-name="T1209">28</text:span><text:span text:style-name="T1210"> שְׁמֹ֣ר וְשָׁמַעְתָּ֗ אֵ֚ת כָּל־הַדְּבָרִ֣ים הָאֵ֔לֶּה אֲשֶׁ֥ר אָנֹכִ֖י מְצַוֶּ֑ךָּ לְמַעַן֩ יִיטַ֨ב לְךָ֜ וּלְבָנֶ֤יךָ אַחֲרֶ֙יךָ֙ עַד־עוֹלָ֔ם כִּ֤י תַעֲשֶׂה֙ הַטּ֣וֹב וְהַיָּשָׁ֔ר בְּעֵינֵ֖י יְהוָ֥ה אֱלֹהֶֽיךָ׃</text:span><text:span text:style-name="T1211"><text:s/>ס<text:s/></text:span><text:span text:style-name="T1212">‬</text:span>‬‬<text:span text:style-name="T1213">29</text:span><text:span text:style-name="T1214"> כִּֽי־יַכְרִית֩ יְהוָ֨ה אֱלֹהֶ֜יךָ אֶת־הַגּוֹיִ֗ם אֲשֶׁ֨ר אַתָּ֥ה בָא־שָׁ֛מָּה לָרֶ֥שֶׁת אוֹתָ֖ם מִפָּנֶ֑יךָ וְיָרַשְׁתָּ֣ אֹתָ֔ם וְיָשַׁבְתָּ֖ בְּאַרְצָֽם׃<text:s/></text:span><text:span text:style-name="T1215">‬</text:span>‬‬<text:span text:style-name="T1216">30</text:span><text:span text:style-name="T1217"> הִשָּׁ֣מֶר לְךָ֗ פֶּן־תִּנָּקֵשׁ֙ אַחֲרֵיהֶ֔ם אַחֲרֵ֖י הִשָּׁמְדָ֣ם מִפָּנֶ֑יךָ וּפֶן־תִּדְרֹ֨שׁ לֵֽאלֹהֵיהֶ֜ם לֵאמֹ֗ר אֵיכָ֨ה יַעַבְד֜וּ הַגּוֹיִ֤ם הָאֵ֙לֶּה֙ אֶת־אֱלֹ֣הֵיהֶ֔ם וְאֶעֱשֶׂה־כֵּ֖ן גַּם־אָֽנִי׃<text:s/></text:span><text:span text:style-name="T1218">‬</text:span>‬‬<text:span text:style-name="T1219">31</text:span><text:span text:style-name="T1220"> לֹא־תַעֲשֶׂ֣ה כֵ֔ן לַיהוָ֖ה אֱלֹהֶ֑יךָ כִּי֩ כָּל־תּוֹעֲבַ֨ת יְהוָ֜ה אֲשֶׁ֣ר שָׂנֵ֗א עָשׂוּ֙ לֵאלֹ֣הֵיהֶ֔ם כִּ֣י גַ֤ם אֶת־בְּנֵיהֶם֙ וְאֶת־בְּנֹ֣תֵיהֶ֔ם יִשְׂרְפ֥וּ בָאֵ֖שׁ לֵֽאלֹהֵיהֶֽם׃<text:s/></text:span><text:span text:style-name="T1221">‬</text:span>‬‬‬‬‬‬‬‬‬‬‬‬‬‬‬‬‬‬‬‬‬‬‬‬‬‬‬‬‬‬‬‬</text:p>
      </text:section>
      <text:section text:name="Sect12" text:style-name="S12">
        <text:soft-page-break/>
        <text:p text:style-name="P1222">Deuteronomy 13</text:p>
        <text:p text:style-name="P1223"><text:span text:style-name="T1224">1</text:span><text:span text:style-name="T1225"> אֵ֣ת כָּל־הַדָּבָ֗ר אֲשֶׁ֤ר אָנֹכִי֙ מְצַוֶּ֣ה אֶתְכֶ֔ם אֹת֥וֹ תִשְׁמְר֖וּ לַעֲשׂ֑וֹת לֹא־תֹסֵ֣ף עָלָ֔יו וְלֹ֥א תִגְרַ֖ע מִמֶּֽנּוּ׃<text:s/></text:span><text:span text:style-name="T1226">פ<text:s/></text:span></text:p>
        <text:p text:style-name="P1227"><text:span text:style-name="T1228">2</text:span><text:span text:style-name="T1229"> כִּֽי־יָק֤וּם בְּקִרְבְּךָ֙ נָבִ֔יא א֖וֹ חֹלֵ֣ם חֲל֑וֹם וְנָתַ֥ן אֵלֶ֛יךָ א֖וֹת א֥וֹ מוֹפֵֽת׃<text:s/></text:span><text:span text:style-name="T1230">‬</text:span>‬‬<text:span text:style-name="T1231">3</text:span><text:span text:style-name="T1232"> וּבָ֤א הָאוֹת֙ וְהַמּוֹפֵ֔ת אֲשֶׁר־דִּבֶּ֥ר אֵלֶ֖יךָ לֵאמֹ֑ר נֽ͏ֵלְכָ֞ה אַחֲרֵ֨י אֱלֹהִ֧ים אֲחֵרִ֛ים אֲשֶׁ֥ר לֹֽא־יְדַעְתָּ֖ם וְנָֽעָבְדֵֽם׃<text:s/></text:span><text:span text:style-name="T1233">‬</text:span>‬‬<text:span text:style-name="T1234">4</text:span><text:span text:style-name="T1235"> לֹ֣א תִשְׁמַ֗ע אֶל־דִּבְרֵי֙ הַנָּבִ֣יא הַה֔וּא א֛וֹ אֶל־חוֹלֵ֥ם הַחֲל֖וֹם הַה֑וּא כִּ֣י מְנַסֶּ֞ה יְהוָ֤ה אֱלֹֽהֵיכֶם֙ אֶתְכֶ֔ם לָדַ֗עַת הֲיִשְׁכֶ֤ם אֹֽהֲבִים֙ אֶת־יְהוָ֣ה אֱלֹהֵיכֶ֔ם בְּכָל־לְבַבְכֶ֖ם וּבְכָל־נַפְשְׁכֶֽם׃<text:s/></text:span><text:span text:style-name="T1236">‬</text:span>‬‬<text:span text:style-name="T1237">5</text:span><text:span text:style-name="T1238"> אַחֲרֵ֨י יְהוָ֧ה אֱלֹהֵיכֶ֛ם תֵּלֵ֖כוּ וְאֹת֣וֹ תִירָ֑אוּ וְאֶת־מִצְוֺתָ֤יו תִּשְׁמֹ֙רוּ֙ וּבְקֹל֣וֹ תִשְׁמָ֔עוּ וְאֹת֥וֹ תַעֲבֹ֖דוּ וּב֥וֹ תִדְבָּקֽוּן׃<text:s/></text:span><text:span text:style-name="T1239">‬</text:span>‬‬<text:span text:style-name="T1240">6</text:span><text:span text:style-name="T1241"> וְהַנָּבִ֣יא הַה֡וּא א֣וֹ חֹלֵם֩ הַחֲל֨וֹם הַה֜וּא יוּמָ֗ת כִּ֣י דִבֶּר־סָ֠רָה עַל־יְהוָ֨ה אֱלֹֽהֵיכֶ֜ם הַמּוֹצִ֥יא אֶתְכֶ֣ם ׀ מֵאֶ֣רֶץ מִצְרַ֗יִם וְהַפֹּֽדְךָ֙ מִבֵּ֣ית עֲבָדִ֔ים לְהַדִּֽיחֲךָ֙ מִן־הַדֶּ֔רֶךְ אֲשֶׁ֧ר צִוְּךָ֛ יְהוָ֥ה אֱלֹהֶ֖יךָ לָלֶ֣כֶת בָּ֑הּ וּבִֽעַרְתָּ֥ הָרָ֖ע מִקִּרְבֶּֽךָ׃<text:s/></text:span><text:span text:style-name="T1242">‬</text:span>‬‬<text:span text:style-name="T1243">7</text:span><text:span text:style-name="T1244"> כִּ֣י יְסִֽיתְךָ֡ אָחִ֣יךָ בֶן־אִ֠מֶּךָ אֽוֹ־בִנְךָ֨ אֽוֹ־בִתְּךָ֜ א֣וֹ ׀ אֵ֣שֶׁת חֵיקֶ֗ךָ א֧וֹ רֵֽעֲךָ֛ אֲשֶׁ֥ר כְּנַפְשְׁךָ֖ בַּסֵּ֣תֶר לֵאמֹ֑ר נֵֽלְכָ֗ה וְנַֽעַבְדָה֙ אֱלֹהִ֣ים אֲחֵרִ֔ים אֲשֶׁר֙ לֹ֣א יָדַ֔עְתָּ אַתָּ֖ה וַאֲבֹתֶֽיךָ׃<text:s/></text:span><text:span text:style-name="T1245">‬</text:span>‬‬<text:span text:style-name="T1246">8</text:span><text:span text:style-name="T1247"> מֵאֱלֹהֵ֣י הֽ͏ָעַמִּ֗ים אֲשֶׁר֙ סְבִיבֹ֣תֵיכֶ֔ם הַקְּרֹבִ֣ים אֵלֶ֔יךָ א֖וֹ הָרְחֹקִ֣ים מִמֶּ֑ךָּ מִקְצֵ֥ה הָאָ֖רֶץ וְעַד־קְצֵ֥ה הָאָֽרֶץ׃<text:s/></text:span><text:span text:style-name="T1248">‬</text:span>‬‬<text:span text:style-name="T1249">9</text:span><text:span text:style-name="T1250"> לֹא־תֹאבֶ֣ה ל֔וֹ וְלֹ֥א תִשְׁמַ֖ע אֵלָ֑יו וְלֹא־תָח֤וֹס עֵֽינְךָ֙ עָלָ֔יו וְלֹֽא־תַחְמֹ֥ל וְלֹֽא־תְכַסֶּ֖ה עָלָֽיו׃<text:s/></text:span><text:span text:style-name="T1251">‬</text:span>‬‬<text:span text:style-name="T1252">10</text:span><text:span text:style-name="T1253"> כִּ֤י הָרֹג֙ תַּֽהַרְגֶ֔נּוּ יָ֥דְךָ֛ תִּֽהְיֶה־בּ֥וֹ בָרִֽאשׁוֹנָ֖ה לַהֲמִית֑וֹ וְיַ֥ד כָּל־הָעָ֖ם בָּאַחֲרֹנָֽה׃<text:s/></text:span><text:span text:style-name="T1254">‬</text:span>‬‬<text:span text:style-name="T1255">11</text:span><text:span text:style-name="T1256"> וּסְקַלְתּ֥וֹ בָאֲבָנִ֖ים וָמֵ֑ת כִּ֣י בִקֵּ֗שׁ לְהַדִּֽיחֲךָ֙ מֵעַל֙ יְהוָ֣ה אֱלֹהֶ֔יךָ הַמּוֹצִיאֲךָ֛ מֵאֶ֥רֶץ מִצְרַ֖יִם מִבֵּ֥ית עֲבָדִֽים׃<text:s/></text:span><text:span text:style-name="T1257">‬</text:span>‬‬<text:span text:style-name="T1258">12</text:span><text:span text:style-name="T1259"> וְכָל־יִשְׂרָאֵ֔ל יִשְׁמְע֖וּ וְיִֽרָא֑וּן וְלֹֽא־יוֹסִ֣פוּ לַעֲשׂ֗וֹת כַּדָּבָ֥ר הָרָ֛ע הַזֶּ֖ה בְּקִרְבֶּֽךָ׃</text:span><text:span text:style-name="T1260"><text:s/>ס<text:s/></text:span><text:span text:style-name="T1261">‬</text:span>‬‬<text:span text:style-name="T1262">13</text:span><text:span text:style-name="T1263"> כִּֽי־תִשְׁמַ֞ע בְּאַחַ֣ת עָרֶ֗יךָ אֲשֶׁר֩ יְהוָ֨ה אֱלֹהֶ֜יךָ נֹתֵ֥ן לְךָ֛ לָשֶׁ֥בֶת שָׁ֖ם לֵאמֹֽר׃<text:s/></text:span><text:span text:style-name="T1264">‬</text:span>‬‬<text:span text:style-name="T1265">14</text:span><text:span text:style-name="T1266"> יָצְא֞וּ אֲנָשִׁ֤ים בְּנֵֽי־בְלִיַּ֙עַל֙ מִקִּרְבֶּ֔ךָ וַיַּדִּ֛יחוּ אֶת־יֹשְׁבֵ֥י עִירָ֖ם לֵאמֹ֑ר נֵלְכָ֗ה וְנַעַבְדָ֛ה אֱלֹהִ֥ים אֲחֵרִ֖ים אֲשֶׁ֥ר לֹא־יְדַעְתֶּֽם׃<text:s/></text:span><text:span text:style-name="T1267">‬</text:span>‬‬<text:span text:style-name="T1268">15</text:span><text:span text:style-name="T1269"> וְדָרַשְׁתָּ֧ וְחָקַרְתָּ֧ וְשָׁאַלְתָּ֖ הֵיטֵ֑ב וְהִנֵּ֤ה אֱמֶת֙ נָכ֣וֹן הַדָּבָ֔ר נֶעֶשְׂתָ֛ה הַתּוֹעֵבָ֥ה הַזֹּ֖את בְּקִרְבֶּֽךָ׃<text:s/></text:span><text:span text:style-name="T1270">‬</text:span>‬‬<text:span text:style-name="T1271">16</text:span><text:span text:style-name="T1272"> הַכֵּ֣ה תַכֶּ֗ה אֶת־יֹ֥שְׁבֵ֛י הָעִ֥יר *ההוא **הַהִ֖יא לְפִי־חָ֑רֶב הַחֲרֵ֨ם אֹתָ֧הּ וְאֶת־כָּל־אֲשֶׁר־בָּ֛הּ וְאֶת־בְּהֶמְתָּ֖הּ לְפִי־חָֽרֶב׃<text:s/></text:span><text:span text:style-name="T1273">‬</text:span>‬‬‬<text:span text:style-name="T1274">17</text:span><text:span text:style-name="T1275"> וְאֶת־כָּל־שְׁלָלָ֗הּ תִּקְבֹּץ֮ אֶל־תּ֣וֹךְ רְחֹבָהּ֒ וְשָׂרַפְתָּ֨ בָאֵ֜שׁ אֶת־הָעִ֤יר וְאֶת־כָּל־שְׁלָלָהּ֙ כָּלִ֔יל לַיהוָ֖ה אֱלֹהֶ֑יךָ וְהָיְתָה֙ תֵּ֣ל עוֹלָ֔ם לֹ֥א תִבָּנֶ֖ה עֽוֹד׃<text:s/></text:span><text:span text:style-name="T1276">‬</text:span>‬‬<text:span text:style-name="T1277">18</text:span><text:span text:style-name="T1278"> וְלֹֽא־יִדְבַּ֧ק בְּיָדְךָ֛ מְא֖וּמָה מִן־הַחֵ֑רֶם לְמַעַן֩ יָשׁ֨וּב יְהוָ֜ה מֵחֲר֣וֹן אַפּ֗וֹ וְנָֽתַן־לְךָ֤ רַחֲמִים֙ וְרִֽחַמְךָ֣ וְהִרְבֶּ֔ךָ כַּאֲשֶׁ֥ר נִשְׁבַּ֖ע לַאֲבֹתֶֽיךָ׃<text:s/></text:span><text:span text:style-name="T1279">‬</text:span>‬‬<text:span text:style-name="T1280">19</text:span><text:span text:style-name="T1281"> כִּ֣י תִשְׁמַ֗ע בְּקוֹל֙ יְהוָ֣ה אֱלֹהֶ֔יךָ לִשְׁמֹר֙ אֶת־כָּל־מִצְוֺתָ֔יו אֲשֶׁ֛ר אָנֹכִ֥י מְצַוְּךָ֖ הַיּ֑וֹם לַעֲשׂוֹת֙ הַיָּשָׁ֔ר בְּעֵינֵ֖י יְהוָ֥ה אֱלֹהֶֽיךָ׃</text:span><text:span text:style-name="T1282"><text:s/>ס<text:s/></text:span><text:span text:style-name="T1283">‬</text:span>‬‬‬‬‬‬‬‬‬‬‬‬‬‬‬‬‬‬‬‬</text:p>
      </text:section>
      <text:section text:name="Sect13" text:style-name="S13">
        <text:soft-page-break/>
        <text:p text:style-name="P1284">Deuteronomy 14</text:p>
        <text:p text:style-name="P1285"><text:span text:style-name="T1286">1</text:span><text:span text:style-name="T1287"> בָּנִ֣ים אַתֶּ֔ם לַֽיהוָ֖ה אֱלֹהֵיכֶ֑ם לֹ֣א תִתְגֹּֽדְד֗וּ וְלֹֽא־תָשִׂ֧ימוּ קָרְחָ֛ה בֵּ֥ין עֵינֵיכֶ֖ם לָמֵֽת׃<text:s/></text:span><text:span text:style-name="T1288">2</text:span><text:span text:style-name="T1289"> כִּ֣י עַ֤ם קָדוֹשׁ֙ אַתָּ֔ה לַיהוָ֖ה אֱלֹהֶ֑יךָ וּבְךָ֞ בָּחַ֣ר יְהוָ֗ה לִֽהְי֥וֹת לוֹ֙ לְעַ֣ם סְגֻלָּ֔ה מִכֹּל֙ הָֽעַמִּ֔ים אֲשֶׁ֖ר עַל־פְּנֵ֥י הָאֲדָמָֽה׃</text:span><text:span text:style-name="T1290"><text:s/>ס<text:s/></text:span><text:span text:style-name="T1291">‬</text:span>‬‬<text:span text:style-name="T1292">3</text:span><text:span text:style-name="T1293"> לֹ֥א תֹאכַ֖ל כָּל־תּוֹעֵבָֽה׃<text:s/></text:span><text:span text:style-name="T1294">‬</text:span>‬‬<text:span text:style-name="T1295">4</text:span><text:span text:style-name="T1296"> זֹ֥את הַבְּהֵמָ֖ה אֲשֶׁ֣ר תֹּאכֵ֑לוּ שׁ֕וֹר שֵׂ֥ה כְשָׂבִ֖ים וְשֵׂ֥ה עִזִּֽים׃<text:s/></text:span><text:span text:style-name="T1297">‬</text:span>‬‬<text:span text:style-name="T1298">5</text:span><text:span text:style-name="T1299"> אַיָּ֥ל וּצְבִ֖י וְיַחְמ֑וּר וְאַקּ֥וֹ וְדִישֹׁ֖ן וּתְא֥וֹ וָזָֽמֶר׃<text:s/></text:span><text:span text:style-name="T1300">‬</text:span>‬‬<text:span text:style-name="T1301">6</text:span><text:span text:style-name="T1302"> וְכָל־בְּהֵמָ֞ה מַפְרֶ֣סֶת פַּרְסָ֗ה וְשֹׁסַ֤עַת שֶׁ֙סַע֙ שְׁתֵּ֣י פְרָס֔וֹת מַעֲלַ֥ת גֵּרָ֖ה בַּבְּהֵמָ֑ה אֹתָ֖הּ תֹּאכֵֽלוּ׃<text:s/></text:span><text:span text:style-name="T1303">‬</text:span>‬‬<text:span text:style-name="T1304">7</text:span><text:span text:style-name="T1305"> אַ֣ךְ אֶת־זֶ֞ה לֹ֤א תֹֽאכְלוּ֙ מִמּֽ͏ַעֲלֵ֣י הַגֵּרָ֔ה וּמִמַּפְרִיסֵ֥י הַפַּרְסָ֖ה הַשְּׁסוּעָ֑ה אֶֽת־הַ֠גָּמָל וְאֶת־הָאַרְנֶ֨בֶת וְאֶת־הַשָּׁפָ֜ן כִּֽי־מַעֲלֵ֧ה גֵרָ֣ה הֵ֗מָּה וּפַרְסָה֙ לֹ֣א הִפְרִ֔יסוּ טְמֵאִ֥ים הֵ֖ם לָכֶֽם׃<text:s/></text:span><text:span text:style-name="T1306">‬</text:span>‬‬<text:span text:style-name="T1307">8</text:span><text:span text:style-name="T1308"> וְאֶת־הַ֠חֲזִיר כִּֽי־מַפְרִ֨יס פַּרְסָ֥ה הוּא֙ וְלֹ֣א גֵרָ֔ה טָמֵ֥א ה֖וּא לָכֶ֑ם מִבְּשָׂרָם֙ לֹ֣א תֹאכֵ֔לוּ וּבְנִבְלָתָ֖ם לֹ֥א תִגָּֽעוּ׃</text:span><text:span text:style-name="T1309"><text:s/>ס<text:s/></text:span><text:span text:style-name="T1310">‬</text:span>‬‬<text:span text:style-name="T1311">9</text:span><text:span text:style-name="T1312"> אֶת־זֶה֙ תֹּֽאכְל֔וּ מִכֹּ֖ל אֲשֶׁ֣ר בַּמָּ֑יִם כֹּ֧ל אֲשֶׁר־ל֛וֹ סְנַפִּ֥יר וְקַשְׂקֶ֖שֶׂת תֹּאכֵֽלוּ׃<text:s/></text:span><text:span text:style-name="T1313">‬</text:span>‬‬<text:span text:style-name="T1314">10</text:span><text:span text:style-name="T1315"> וְכֹ֨ל אֲשֶׁ֧ר אֵֽין־ל֛וֹ סְנַפִּ֥יר וְקַשְׂקֶ֖שֶׂת לֹ֣א תֹאכֵ֑לוּ טָמֵ֥א ה֖וּא לָכֶֽם׃</text:span><text:span text:style-name="T1316"><text:s/>ס<text:s/></text:span><text:span text:style-name="T1317">‬</text:span>‬‬<text:span text:style-name="T1318">11</text:span><text:span text:style-name="T1319"> כָּל־צִפּ֥וֹר טְהֹרָ֖ה תֹּאכֵֽלוּ׃<text:s/></text:span><text:span text:style-name="T1320">‬</text:span>‬‬<text:span text:style-name="T1321">12</text:span><text:span text:style-name="T1322"> וְזֶ֕ה אֲשֶׁ֥ר לֹֽא־תֹאכְל֖וּ מֵהֶ֑ם הַנֶּ֥שֶׁר וְהַפֶּ֖רֶס וְהָֽעָזְנִיָּֽה׃<text:s/></text:span><text:span text:style-name="T1323">‬</text:span>‬‬<text:span text:style-name="T1324">13</text:span><text:span text:style-name="T1325"> וְהָרָאָה֙ וְאֶת־הָ֣אַיָּ֔ה וְהַדַּיָּ֖ה לְמִינָֽהּ׃<text:s/></text:span><text:span text:style-name="T1326">‬</text:span>‬‬<text:span text:style-name="T1327">14</text:span><text:span text:style-name="T1328"> וְאֵ֥ת כָּל־עֹרֵ֖ב לְמִינֽוֹ׃<text:s/></text:span><text:span text:style-name="T1329">‬</text:span>‬‬<text:span text:style-name="T1330">15</text:span><text:span text:style-name="T1331"> וְאֵת֙ בַּ֣ת הַֽיַּעֲנָ֔ה וְאֶת־הַתַּחְמָ֖ס וְאֶת־הַשָּׁ֑חַף וְאֶת־הַנֵּ֖ץ לְמִינֵֽהוּ׃<text:s/></text:span><text:span text:style-name="T1332">‬</text:span>‬‬<text:span text:style-name="T1333">16</text:span><text:span text:style-name="T1334"> אֶת־הַכּ֥וֹס וְאֶת־הַיַּנְשׁ֖וּף וְהַתִּנְשָֽׁמֶת׃<text:s/></text:span><text:span text:style-name="T1335">‬</text:span>‬‬<text:span text:style-name="T1336">17</text:span><text:span text:style-name="T1337"> וְהַקָּאָ֥ת וְאֶֽת־הָרָחָ֖מָה וְאֶת־הַשָּׁלָֽךְ׃<text:s/></text:span><text:span text:style-name="T1338">‬</text:span>‬‬<text:span text:style-name="T1339">18</text:span><text:span text:style-name="T1340"> וְהַ֣חֲסִידָ֔ה וְהָאֲנָפָ֖ה לְמִינָ֑הּ וְהַדּוּכִיפַ֖ת וְהָעֲטַלֵּֽף׃<text:s/></text:span><text:span text:style-name="T1341">‬</text:span>‬‬<text:span text:style-name="T1342">19</text:span><text:span text:style-name="T1343"> וְכֹל֙ שֶׁ֣רֶץ הָע֔וֹף טָמֵ֥א ה֖וּא לָכֶ֑ם לֹ֖א יֵאָכֵֽלוּ׃<text:s/></text:span><text:span text:style-name="T1344">‬</text:span>‬‬<text:span text:style-name="T1345">20</text:span><text:span text:style-name="T1346"> כָּל־ע֥וֹף טָה֖וֹר תֹּאכֵֽלוּ׃<text:s/></text:span><text:span text:style-name="T1347">‬</text:span>‬‬<text:span text:style-name="T1348">21</text:span><text:span text:style-name="T1349"> לֹ֣א תֹאכְל֣וּ כָל־נְ֠בֵלָה לַגֵּ֨ר אֲשֶׁר־בִּשְׁעָרֶ֜יךָ תִּתְּנֶ֣נָּה וַאֲכָלָ֗הּ א֤וֹ מָכֹר֙ לְנָכְרִ֔י כִּ֣י עַ֤ם קָדוֹשׁ֙ אַתָּ֔ה לַיהוָ֖ה אֱלֹהֶ֑יךָ לֹֽא־תְבַשֵּׁ֥ל גְּדִ֖י בַּחֲלֵ֥ב אִמּֽוֹ׃<text:s/></text:span><text:span text:style-name="T1350">פ<text:s/></text:span><text:span text:style-name="T1351">‬</text:span>‬‬‬‬‬‬‬‬‬‬‬‬‬‬‬‬‬‬‬‬‬‬</text:p>
        <text:p text:style-name="P1352"><text:span text:style-name="T1353">22</text:span><text:span text:style-name="T1354"> עַשֵּׂ֣ר תְּעַשֵּׂ֔ר אֵ֖ת כָּל־תְּבוּאַ֣ת זַרְעֶ֑ךָ הַיֹּצֵ֥א הַשָּׂדֶ֖ה שָׁנָ֥ה שָׁנָֽה׃<text:s/></text:span><text:span text:style-name="T1355">‬</text:span>‬‬<text:span text:style-name="T1356">23</text:span><text:span text:style-name="T1357"> וְאָכַלְתָּ֞ לִפְנֵ֣י ׀ יְהוָ֣ה אֱלֹהֶ֗יךָ בַּמָּק֣וֹם אֲשֶׁר־יִבְחַר֮ לְשַׁכֵּ֣ן שְׁמ֣וֹ שָׁם֒ מַעְשַׂ֤ר דְּגָֽנְךָ֙ תִּֽירֹשְׁךָ֣ וְיִצְהָרֶ֔ךָ וּבְכֹרֹ֥ת בְּקָרְךָ֖ וְצֹאנֶ֑ךָ לְמַ֣עַן תִּלְמַ֗ד לְיִרְאָ֛ה אֶת־יְהוָ֥ה אֱלֹהֶ֖יךָ כָּל־הַיָּמִֽים׃<text:s/></text:span><text:span text:style-name="T1358">‬</text:span>‬‬<text:span text:style-name="T1359">24</text:span><text:span text:style-name="T1360"> וְכִֽי־יִרְבֶּ֨ה מִמְּךָ֜ הַדֶּ֗רֶךְ כִּ֣י לֹ֣א תוּכַל֘ שְׂאֵתוֹ֒ כִּֽי־יִרְחַ֤ק מִמְּךָ֙ הַמָּק֔וֹם אֲשֶׁ֤ר יִבְחַר֙ יְהוָ֣ה אֱלֹהֶ֔יךָ לָשׂ֥וּם שְׁמ֖וֹ שָׁ֑ם כִּ֥י יְבָרֶכְךָ֖ יְהוָ֥ה אֱלֹהֶֽיךָ׃<text:s/></text:span><text:span text:style-name="T1361">‬</text:span>‬‬<text:span text:style-name="T1362">25</text:span><text:span text:style-name="T1363"> וְנָתַתָּ֖ה בַּכָּ֑סֶף וְצַרְתָּ֤ הַכֶּ֙סֶף֙ בְּיָ֣דְךָ֔ וְהָֽלַכְתָּ֙ אֶל־הַמָּק֔וֹם אֲשֶׁ֥ר יִבְחַ֛ר יְהוָ֥ה אֱלֹהֶ֖יךָ בּֽוֹ׃<text:s/></text:span><text:span text:style-name="T1364">‬</text:span>‬‬<text:span text:style-name="T1365">26</text:span><text:span text:style-name="T1366"> וְנָתַתָּ֣ה הַכֶּ֡סֶף בְּכֹל֩ אֲשֶׁר־תְּאַוֶּ֨ה נַפְשְׁךָ֜ בַּבָּקָ֣ר וּבַצֹּ֗אן וּבַיַּ֙יִן֙ וּבַשֵּׁכָ֔ר וּבְכֹ֛ל אֲשֶׁ֥ר תִּֽשְׁאָלְךָ֖ נַפְשֶׁ֑ךָ וְאָכַ֣לְתָּ שָּׁ֗ם לִפְנֵי֙ יְהוָ֣ה אֱלֹהֶ֔יךָ וְשָׂמַחְתָּ֖ אַתָּ֥ה וּבֵיתֶֽךָ׃<text:s/></text:span><text:span text:style-name="T1367">‬</text:span>‬‬<text:span text:style-name="T1368">27</text:span><text:span text:style-name="T1369"> וְהַלֵּוִ֥י אֲשֶׁר־בִּשְׁעָרֶ֖יךָ לֹ֣א תֽ͏ַעַזְבֶ֑נּוּ כִּ֣י אֵ֥ין ל֛וֹ חֵ֥לֶק וְנַחֲלָ֖ה עִמָּֽךְ׃</text:span><text:span text:style-name="T1370"><text:s/>ס<text:s/></text:span><text:span text:style-name="T1371">‬</text:span>‬‬<text:span text:style-name="T1372">28</text:span><text:span text:style-name="T1373"> מִקְצֵ֣ה ׀ שָׁלֹ֣שׁ שָׁנִ֗ים תּוֹצִיא֙ אֶת־כָּל־מַעְשַׂר֙ תְּבוּאָ֣תְךָ֔ בַּשָּׁנָ֖ה הַהִ֑וא וְהִנַּחְתָּ֖ בִּשְׁעָרֶֽיךָ׃<text:s/></text:span><text:span text:style-name="T1374">‬</text:span>‬‬<text:span text:style-name="T1375">29</text:span><text:span text:style-name="T1376"> וּבָ֣א הַלֵּוִ֡י כִּ֣י אֵֽין־לוֹ֩ חֵ֨לֶק וְנַחֲלָ֜ה עִמָּ֗ךְ וְ֠הַגֵּר וְהַיָּת֤וֹם וְהָֽאַלְמָנָה֙ אֲשֶׁ֣ר בִּשְׁעָרֶ֔יךָ וְאָכְל֖וּ וְשָׂבֵ֑עוּ לְמַ֤עַן יְבָרֶכְךָ֙ יְהוָ֣ה אֱלֹהֶ֔יךָ בְּכָל־מַעֲשֵׂ֥ה יָדְךָ֖ אֲשֶׁ֥ר תַּעֲשֶֽׂה׃</text:span><text:span text:style-name="T1377"><text:s/>ס<text:s/></text:span><text:span text:style-name="T1378">‬</text:span>‬‬‬‬‬‬‬‬‬‬</text:p>
      </text:section>
      <text:section text:name="Sect14" text:style-name="S14">
        <text:soft-page-break/>
        <text:p text:style-name="P1379">Deuteronomy 15</text:p>
        <text:p text:style-name="P1380"><text:span text:style-name="T1381">1</text:span><text:span text:style-name="T1382"> מִקֵּ֥ץ שֶֽׁבַע־שָׁנִ֖ים תַּעֲשֶׂ֥ה שְׁמִטָּֽה׃<text:s/></text:span><text:span text:style-name="T1383">2</text:span><text:span text:style-name="T1384"> וְזֶה֮ דְּבַ֣ר הַשְּׁמִטָּה֒ שָׁמ֗וֹט כָּל־בַּ֙עַל֙ מַשֵּׁ֣ה יָד֔וֹ אֲשֶׁ֥ר יַשֶּׁ֖ה בְּרֵעֵ֑הוּ לֹֽא־יִגֹּ֤שׂ אֶת־רֵעֵ֙הוּ֙ וְאֶת־אָחִ֔יו כִּֽי־קָרָ֥א שְׁמִטָּ֖ה לַֽיהוָֽה׃<text:s/></text:span><text:span text:style-name="T1385">‬</text:span>‬‬<text:span text:style-name="T1386">3</text:span><text:span text:style-name="T1387"> אֶת־הַנָּכְרִ֖י תִּגֹּ֑שׂ וַאֲשֶׁ֨ר יִהְיֶ֥ה לְךָ֛ אֶת־אָחִ֖יךָ תַּשְׁמֵ֥ט יָדֶֽךָ׃<text:s/></text:span><text:span text:style-name="T1388">‬</text:span>‬‬<text:span text:style-name="T1389">4</text:span><text:span text:style-name="T1390"> אֶ֕פֶס כִּ֛י לֹ֥א יִֽהְיֶה־בְּךָ֖ אֶבְי֑וֹן כִּֽי־בָרֵ֤ךְ יְבָֽרֶכְךָ֙ יְהוָ֔ה בָּאָ֕רֶץ אֲשֶׁר֙ יְהוָ֣ה אֱלֹהֶ֔יךָ נֹֽתֵן־לְךָ֥ נַחֲלָ֖ה לְרִשְׁתָּֽהּ׃<text:s/></text:span><text:span text:style-name="T1391">‬</text:span>‬‬<text:span text:style-name="T1392">5</text:span><text:span text:style-name="T1393"> רַ֚ק אִם־שָׁמ֣וֹעַ תִּשְׁמַ֔ע בְּק֖וֹל יְהוָ֣ה אֱלֹהֶ֑יךָ לִשְׁמֹ֤ר לַעֲשׂוֹת֙ אֶת־כָּל־הַמִּצְוָ֣ה הַזֹּ֔את אֲשֶׁ֛ר אָנֹכִ֥י מְצַוְּךָ֖ הַיּֽוֹם׃<text:s/></text:span><text:span text:style-name="T1394">‬</text:span>‬‬<text:span text:style-name="T1395">6</text:span><text:span text:style-name="T1396"> כִּֽי־יְהוָ֤ה אֱלֹהֶ֙יךָ֙ בֵּֽרַכְךָ֔ כַּאֲשֶׁ֖ר דִּבֶּר־לָ֑ךְ וְהֽ͏ַעֲבַטְתָּ֞ גּוֹיִ֣ם רַבִּ֗ים וְאַתָּה֙ לֹ֣א תַעֲבֹ֔ט וּמָֽשַׁלְתָּ֙ בְּגוֹיִ֣ם רַבִּ֔ים וּבְךָ֖ לֹ֥א יִמְשֹֽׁלוּ׃</text:span><text:span text:style-name="T1397"><text:s/>ס<text:s/></text:span><text:span text:style-name="T1398">‬</text:span>‬‬<text:span text:style-name="T1399">7</text:span><text:span text:style-name="T1400"> כִּֽי־יִהְיֶה֩ בְךָ֨ אֶבְי֜וֹן מֵאַחַ֤ד אַחֶ֙יךָ֙ בְּאַחַ֣ד שְׁעָרֶ֔יךָ בְּאַ֨רְצְךָ֔ אֲשֶׁר־יְהוָ֥ה אֱלֹהֶ֖יךָ נֹתֵ֣ן לָ֑ךְ לֹ֧א תְאַמֵּ֣ץ אֶת־לְבָבְךָ֗ וְלֹ֤א תִקְפֹּץ֙ אֶת־יָ֣דְךָ֔ מֵאָחִ֖יךָ הָאֶבְיֽוֹן׃<text:s/></text:span><text:span text:style-name="T1401">‬</text:span>‬‬<text:span text:style-name="T1402">8</text:span><text:span text:style-name="T1403"> כִּֽי־פָתֹ֧חַ תִּפְתַּ֛ח אֶת־יָדְךָ֖ ל֑וֹ וְהַעֲבֵט֙ תַּעֲבִיטֶ֔נּוּ דֵּ֚י מַחְסֹר֔וֹ אֲשֶׁ֥ר יֶחְסַ֖ר לֽוֹ׃<text:s/></text:span><text:span text:style-name="T1404">‬</text:span>‬‬<text:span text:style-name="T1405">9</text:span><text:span text:style-name="T1406"> הִשָּׁ֣מֶר לְךָ֡ פֶּן־יִהְיֶ֣ה דָבָר֩ עִם־לְבָבְךָ֨ בְלִיַּ֜עַל לֵאמֹ֗ר קָֽרְבָ֣ה שְׁנַֽת־הַשֶּׁבַע֮ שְׁנַ֣ת הַשְּׁמִטָּה֒ וְרָעָ֣ה עֽ͏ֵינְךָ֗ בְּאָחִ֙יךָ֙ הָֽאֶבְי֔וֹן וְלֹ֥א תִתֵּ֖ן ל֑וֹ וְקָרָ֤א עָלֶ֙יךָ֙ אֶל־יְהוָ֔ה וְהָיָ֥ה בְךָ֖ חֵֽטְא׃<text:s/></text:span><text:span text:style-name="T1407">‬</text:span>‬‬<text:span text:style-name="T1408">10</text:span><text:span text:style-name="T1409"> נָת֤וֹן תִּתֵּן֙ ל֔וֹ וְלֹא־יֵרַ֥ע לְבָבְךָ֖ בְּתִתְּךָ֣ ל֑וֹ כִּ֞י בִּגְלַ֣ל ׀ הַדָּבָ֣ר הַזֶּ֗ה יְבָרֶכְךָ֙ יְהוָ֣ה אֱלֹהֶ֔יךָ בְּכָֽל־מַעֲשֶׂ֔ךָ וּבְכֹ֖ל מִשְׁלַ֥ח יָדֶֽךָ׃<text:s/></text:span><text:span text:style-name="T1410">‬</text:span>‬‬<text:span text:style-name="T1411">11</text:span><text:span text:style-name="T1412"> כִּ֛י לֹא־יֶחְדַּ֥ל אֶבְי֖וֹן מִקֶּ֣רֶב הָאָ֑רֶץ עַל־כֵּ֞ן אָנֹכִ֤י מְצַוְּךָ֙ לֵאמֹ֔ר פָּ֠תֹחַ תִּפְתַּ֨ח אֶת־יָדְךָ֜ לְאָחִ֧יךָ לַעֲנִיֶּ֛ךָ וּלְאֶבְיֹנְךָ֖ בְּאַרְצֶֽךָ׃</text:span><text:span text:style-name="T1413"><text:s/>ס<text:s/></text:span><text:span text:style-name="T1414">‬</text:span>‬‬<text:span text:style-name="T1415">12</text:span><text:span text:style-name="T1416"> כִּֽי־יִמָּכֵ֨ר לְךָ֜ אָחִ֣יךָ הָֽעִבְרִ֗י א֚וֹ הָֽעִבְרִיָּ֔ה וַעֲבָֽדְךָ֖ שֵׁ֣שׁ שָׁנִ֑ים וּבַשָּׁנָה֙ הַשְּׁבִיעִ֔ת תְּשַׁלְּחֶ֥נּוּ חָפְשִׁ֖י מֵעִמָּֽךְ׃<text:s/></text:span><text:span text:style-name="T1417">‬</text:span>‬‬<text:span text:style-name="T1418">13</text:span><text:span text:style-name="T1419"> וְכִֽי־תְשַׁלְּחֶ֥נּוּ חָפְשִׁ֖י מֵֽעִמָּ֑ךְ לֹ֥א תְשַׁלְּחֶ֖נּוּ רֵיקָֽם׃<text:s/></text:span><text:span text:style-name="T1420">‬</text:span>‬‬<text:span text:style-name="T1421">14</text:span><text:span text:style-name="T1422"> הַעֲנֵ֤יק תַּעֲנִיק֙ ל֔וֹ מִצֹּ֣אנְךָ֔ וּמִֽגָּרְנְךָ֖ וּמִיִּקְבֶ֑ךָ אֲשֶׁ֧ר בֵּרַכְךָ֛ יְהוָ֥ה אֱלֹהֶ֖יךָ תִּתֶּן־לֽוֹ׃<text:s/></text:span><text:span text:style-name="T1423">‬</text:span>‬‬<text:span text:style-name="T1424">15</text:span><text:span text:style-name="T1425"> וְזָכַרְתָּ֗ כִּ֣י עֶ֤בֶד הָיִ֙יתָ֙ בְּאֶ֣רֶץ מִצְרַ֔יִם וַֽיִּפְדְּךָ֖ יְהוָ֣ה אֱלֹהֶ֑יךָ עַל־כֵּ֞ן אָנֹכִ֧י מְצַוְּךָ֛ אֶת־הַדָּבָ֥ר הַזֶּ֖ה הַיּֽוֹם׃<text:s/></text:span><text:span text:style-name="T1426">‬</text:span>‬‬<text:span text:style-name="T1427">16</text:span><text:span text:style-name="T1428"> וְהָיָה֙ כִּֽי־יֹאמַ֣ר אֵלֶ֔יךָ לֹ֥א אֵצֵ֖א מֵעִמָּ֑ךְ כִּ֤י אֲהֵֽבְךָ֙ וְאֶת־בֵּיתֶ֔ךָ כִּי־ט֥וֹב ל֖וֹ עִמָּֽךְ׃<text:s/></text:span><text:span text:style-name="T1429">‬</text:span>‬‬<text:span text:style-name="T1430">17</text:span><text:span text:style-name="T1431"> וְלָקַחְתָּ֣ אֶת־הַמַּרְצֵ֗עַ וְנָתַתָּ֤ה בְאָזְנוֹ֙ וּבַדֶּ֔לֶת וְהָיָ֥ה לְךָ֖ עֶ֣בֶד עוֹלָ֑ם וְאַ֥ף לַאֲמָתְךָ֖ תַּעֲשֶׂה־כֵּֽן׃<text:s/></text:span><text:span text:style-name="T1432">‬</text:span>‬‬<text:span text:style-name="T1433">18</text:span><text:span text:style-name="T1434"> לֹא־יִקְשֶׁ֣ה בְעֵינֶ֗ךָ בְּשַׁלֵּֽחֲךָ֨ אֹת֤וֹ חָפְשִׁי֙ מֵֽעִמָּ֔ךְ כִּ֗י מִשְׁנֶה֙ שְׂכַ֣ר שָׂכִ֔יר עֲבֽ͏ָדְךָ֖ שֵׁ֣שׁ שָׁנִ֑ים וּבֵֽרַכְךָ֙ יְהוָ֣ה אֱלֹהֶ֔יךָ בְּכֹ֖ל אֲשֶׁ֥ר תַּעֲשֶֽׂה׃<text:s/></text:span><text:span text:style-name="T1435">פ<text:s/></text:span><text:span text:style-name="T1436">‬</text:span>‬‬‬‬‬‬‬‬‬‬‬‬‬‬‬‬‬‬‬</text:p>
        <text:p text:style-name="P1437"><text:span text:style-name="T1438">19</text:span><text:span text:style-name="T1439"> כָּֽל־הַבְּכ֡וֹר אֲשֶׁר֩ יִוָּלֵ֨ד בִּבְקָרְךָ֤ וּבְצֹֽאנְךָ֙ הַזָּכָ֔ר תַּקְדִּ֖ישׁ לַיהוָ֣ה אֱלֹהֶ֑יךָ לֹ֤א תַעֲבֹד֙ בִּבְכֹ֣ר שׁוֹרֶ֔ךָ וְלֹ֥א תָגֹ֖ז בְּכ֥וֹר צֹאנֶֽךָ׃<text:s/></text:span><text:span text:style-name="T1440">‬</text:span>‬‬<text:span text:style-name="T1441">20</text:span><text:span text:style-name="T1442"> לִפְנֵי֩ יְהוָ֨ה אֱלֹהֶ֤יךָ תֹאכֲלֶ֙נּוּ֙ שָׁנָ֣ה בְשָׁנָ֔ה בַּמָּק֖וֹם אֲשֶׁר־יִבְחַ֣ר יְהוָ֑ה אַתָּ֖ה וּבֵיתֶֽךָ׃<text:s/></text:span><text:span text:style-name="T1443">‬</text:span>‬‬<text:span text:style-name="T1444">21</text:span><text:span text:style-name="T1445"> וְכִֽי־יִהְיֶ֨ה ב֜וֹ מ֗וּם פִּסֵּ֙חַ֙ א֣וֹ עִוֵּ֔ר כֹּ֖ל מ֣וּם רָ֑ע לֹ֣א תִזְבָּחֶ֔נּוּ לַיהוָ֖ה אֱלֹהֶֽיךָ׃<text:s/></text:span><text:span text:style-name="T1446">‬</text:span>‬‬<text:span text:style-name="T1447">22</text:span><text:span text:style-name="T1448"> בִּשְׁעָרֶ֖יךָ תֹּאכֲלֶ֑נּוּ הַטָּמֵ֤א וְהַטָּהוֹר֙ יַחְדָּ֔ו כַּצְּבִ֖י וְכָאַיָּֽל׃<text:s/></text:span><text:span text:style-name="T1449">‬</text:span>‬‬<text:span text:style-name="T1450">23</text:span><text:span text:style-name="T1451"> רַ֥ק אֶת־דָּמ֖וֹ לֹ֣א תֹאכֵ֑ל עַל־הָאָ֥רֶץ תִּשְׁפְּכֶ֖נּוּ כַּמָּֽיִם׃<text:s/></text:span><text:span text:style-name="T1452">פ<text:s/></text:span><text:span text:style-name="T1453">‬</text:span>‬‬‬‬‬‬‬</text:p>
      </text:section>
      <text:section text:name="Sect15" text:style-name="S15">
        <text:soft-page-break/>
        <text:p text:style-name="P1454">Deuteronomy 16</text:p>
        <text:p text:style-name="P1455"><text:span text:style-name="T1456">1</text:span><text:span text:style-name="T1457"> שָׁמוֹר֙ אֶת־חֹ֣דֶשׁ הָאָבִ֔יב וְעָשִׂ֣יתָ פֶּ֔סַח לַיהוָ֖ה אֱלֹהֶ֑יךָ כִּ֞י בְּחֹ֣דֶשׁ הָֽאָבִ֗יב הוֹצִ֨יאֲךָ֜ יְהוָ֧ה אֱלֹהֶ֛יךָ מִמִּצְרַ֖יִם לָֽיְלָה׃<text:s/></text:span><text:span text:style-name="T1458">2</text:span><text:span text:style-name="T1459"> וְזָבַ֥חְתָּ פֶּ֛סַח לַיהוָ֥ה אֱלֹהֶ֖יךָ צֹ֣אן וּבָקָ֑ר בַּמָּקוֹם֙ אֲשֶׁר־יִבְחַ֣ר יְהוָ֔ה לְשַׁכֵּ֥ן שְׁמ֖וֹ שָֽׁם׃<text:s/></text:span><text:span text:style-name="T1460">‬</text:span>‬‬<text:span text:style-name="T1461">3</text:span><text:span text:style-name="T1462"> לֹא־תֹאכַ֤ל עָלָיו֙ חָמֵ֔ץ שִׁבְעַ֥ת יָמִ֛ים תֹּֽאכַל־עָלָ֥יו מַצּ֖וֹת לֶ֣חֶם עֹ֑נִי כִּ֣י בְחִפָּז֗וֹן יָצָ֙אתָ֙ מֵאֶ֣רֶץ מִצְרַ֔יִם לְמַ֣עַן תִּזְכֹּר֔ אֶת־י֤וֹם צֵֽאתְךָ֙ מֵאֶ֣רֶץ מִצְרַ֔יִם כֹּ֖ל יְמֵ֥י חַיֶּֽיךָ׃<text:s/></text:span><text:span text:style-name="T1463">‬</text:span>‬‬<text:span text:style-name="T1464">4</text:span><text:span text:style-name="T1465"> וְלֹֽא־יֵרָאֶ֨ה לְךָ֥ שְׂאֹ֛ר בְּכָל־גְּבֻלְךָ֖ שִׁבְעַ֣ת יָמִ֑ים וְלֹא־יָלִ֣ין מִן־הַבָּשָׂ֗ר אֲשֶׁ֨ר תִּזְבַּ֥ח בָּעֶ֛רֶב בַּיּ֥וֹם הָרִאשׁ֖וֹן לַבֹּֽקֶר׃<text:s/></text:span><text:span text:style-name="T1466">‬</text:span>‬‬<text:span text:style-name="T1467">5</text:span><text:span text:style-name="T1468"> לֹ֥א תוּכַ֖ל לִזְבֹּ֣חַ אֶת־הַפָּ֑סַח בְּאַחַ֣ד שְׁעָרֶ֔יךָ אֲשֶׁר־יְהוָ֥ה אֱלֹהֶ֖יךָ נֹתֵ֥ן לָֽךְ׃<text:s/></text:span><text:span text:style-name="T1469">‬</text:span>‬‬<text:span text:style-name="T1470">6</text:span><text:span text:style-name="T1471"> כִּ֠י אִֽם־אֶל־הַמָּק֞וֹם אֲשֶׁר־יִבְחַ֨ר יְהוָ֤ה אֱלֹהֶ֙יךָ֙ לְשַׁכֵּ֣ן שְׁמ֔וֹ שָׁ֛ם תִּזְבַּ֥ח אֶת־הַפֶּ֖סַח בָּעָ֑רֶב כְּב֣וֹא הַשֶּׁ֔מֶשׁ מוֹעֵ֖ד צֵֽאתְךָ֥ מִמִּצְרָֽיִם׃<text:s/></text:span><text:span text:style-name="T1472">‬</text:span>‬‬<text:span text:style-name="T1473">7</text:span><text:span text:style-name="T1474"> וּבִשַּׁלְתָּ֙ וְאָ֣כַלְתָּ֔ בַּמָּק֕וֹם אֲשֶׁ֥ר יִבְחַ֛ר יְהוָ֥ה אֱלֹהֶ֖יךָ בּ֑וֹ וּפָנִ֣יתָ בַבֹּ֔קֶר וְהָלַכְתָּ֖ לְאֹהָלֶֽיךָ׃<text:s/></text:span><text:span text:style-name="T1475">‬</text:span>‬‬<text:span text:style-name="T1476">8</text:span><text:span text:style-name="T1477"> שֵׁ֥שֶׁת יָמִ֖ים תֹּאכַ֣ל מַצּ֑וֹת וּבַיּ֣וֹם הַשְּׁבִיעִ֗י עֲצֶ֙רֶת֙ לַיהוָ֣ה אֱלֹהֶ֔יךָ לֹ֥א תַעֲשֶׂ֖ה מְלָאכָֽה׃</text:span><text:span text:style-name="T1478"><text:s/>ס<text:s/></text:span><text:span text:style-name="T1479">‬</text:span>‬‬<text:span text:style-name="T1480">9</text:span><text:span text:style-name="T1481"> שִׁבְעָ֥ה שָׁבֻעֹ֖ת תִּסְפָּר־לָ֑ךְ מֵהָחֵ֤ל חֶרְמֵשׁ֙ בַּקָּמָ֔ה תָּחֵ֣ל לִסְפֹּ֔ר שִׁבְעָ֖ה שָׁבֻעֽוֹת׃<text:s/></text:span><text:span text:style-name="T1482">‬</text:span>‬‬<text:span text:style-name="T1483">10</text:span><text:span text:style-name="T1484"> וְעָשִׂ֜יתָ חַ֤ג שָׁבֻעוֹת֙ לַיהוָ֣ה אֱלֹהֶ֔יךָ מִסַּ֛ת נִדְבַ֥ת יָדְךָ֖ אֲשֶׁ֣ר תִּתֵּ֑ן כַּאֲשֶׁ֥ר יְבָרֶכְךָ֖ יְהוָ֥ה אֱלֹהֶֽיךָ׃<text:s/></text:span><text:span text:style-name="T1485">‬</text:span>‬‬<text:span text:style-name="T1486">11</text:span><text:span text:style-name="T1487"> וְשָׂמַחְתָּ֞ לִפְנֵ֣י ׀ יְהוָ֣ה אֱלֹהֶ֗יךָ אַתָּ֨ה וּבִנְךָ֣ וּבִתֶּךָ֮ וְעַבְדְּךָ֣ וַאֲמָתֶךָ֒ וְהַלֵּוִי֙ אֲשֶׁ֣ר בִּשְׁעָרֶ֔יךָ וְהַגֵּ֛ר וְהַיָּת֥וֹם וְהָאַלְמָנָ֖ה אֲשֶׁ֣ר בְּקִרְבֶּ֑ךָ בַּמָּק֗וֹם אֲשֶׁ֤ר יִבְחַר֙ יְהוָ֣ה אֱלֹהֶ֔יךָ לְשַׁכֵּ֥ן שְׁמ֖וֹ שָֽׁם׃<text:s/></text:span><text:span text:style-name="T1488">‬</text:span>‬‬<text:span text:style-name="T1489">12</text:span><text:span text:style-name="T1490"> וְזָ֣כַרְתָּ֔ כִּי־עֶ֥בֶד הָיִ֖יתָ בְּמִצְרָ֑יִם וְשָׁמַרְתָּ֣ וְעָשִׂ֔יתָ אֶת־הֽ͏ַחֻקִּ֖ים הָאֵֽלֶּה׃<text:s/></text:span><text:span text:style-name="T1491">פ<text:s/></text:span><text:span text:style-name="T1492">‬</text:span>‬‬‬‬‬‬‬‬‬‬‬‬‬</text:p>
        <text:p text:style-name="P1493"><text:span text:style-name="T1494">13</text:span><text:span text:style-name="T1495"> חַ֧ג הַסֻּכֹּ֛ת תַּעֲשֶׂ֥ה לְךָ֖ שִׁבְעַ֣ת יָמִ֑ים בְּאָ֨סְפְּךָ֔ מִֽגָּרְנְךָ֖ וּמִיִּקְבֶֽךָ׃<text:s/></text:span><text:span text:style-name="T1496">‬</text:span>‬‬<text:span text:style-name="T1497">14</text:span><text:span text:style-name="T1498"> וְשָׂמַחְתָּ֖ בְּחַגֶּ֑ךָ אַתָּ֨ה וּבִנְךָ֤ וּבִתֶּ֙ךָ֙ וְעַבְדְּךָ֣ וַאֲמָתֶ֔ךָ וְהַלֵּוִ֗י וְהַגֵּ֛ר וְהַיָּת֥וֹם וְהָאַלְמָנָ֖ה אֲשֶׁ֥ר בִּשְׁעָרֶֽיךָ׃<text:s/></text:span><text:span text:style-name="T1499">‬</text:span>‬‬<text:span text:style-name="T1500">15</text:span><text:span text:style-name="T1501"> שִׁבְעַ֣ת יָמִ֗ים תָּחֹג֙ לַיהוָ֣ה אֱלֹהֶ֔יךָ בַּמָּק֖וֹם אֲשֶׁר־יִבְחַ֣ר יְהוָ֑ה כִּ֣י יְבָרֶכְךָ֞ יְהוָ֣ה אֱלֹהֶ֗יךָ בְּכֹ֤ל תְּבוּאָֽתְךָ֙ וּבְכֹל֙ מַעֲשֵׂ֣ה יָדֶ֔יךָ וְהָיִ֖יתָ אַ֥ךְ שָׂמֵֽחַ׃<text:s/></text:span><text:span text:style-name="T1502">‬</text:span>‬‬<text:span text:style-name="T1503">16</text:span><text:span text:style-name="T1504"> שָׁל֣וֹשׁ פְּעָמִ֣ים ׀ בַּשָּׁנָ֡ה יֵרָאֶ֨ה כָל־זְכוּרְךָ֜ אֶת־פְּנֵ֣י ׀ יְהוָ֣ה אֱלֹהֶ֗יךָ בַּמָּקוֹם֙ אֲשֶׁ֣ר יִבְחָ֔ר בְּחַ֧ג הַמַּצּ֛וֹת וּבְחַ֥ג הַשָּׁבֻע֖וֹת וּבְחַ֣ג הַסֻּכּ֑וֹת וְלֹ֧א יֵרָאֶ֛ה אֶת־פְּנֵ֥י יְהוָ֖ה רֵיקָֽם׃<text:s/></text:span><text:span text:style-name="T1505">‬</text:span>‬‬<text:span text:style-name="T1506">17</text:span><text:span text:style-name="T1507"> אִ֖ישׁ כְּמַתְּנַ֣ת יָד֑וֹ כְּבִרְכַּ֛ת יְהוָ֥ה אֱלֹהֶ֖יךָ אֲשֶׁ֥ר נָֽתַן־לָֽךְ׃</text:span><text:span text:style-name="T1508"><text:s/>ס<text:s/></text:span><text:span text:style-name="T1509">‬</text:span>‬‬<text:span text:style-name="T1510">18</text:span><text:span text:style-name="T1511"> שֹׁפְטִ֣ים וְשֹֽׁטְרִ֗ים תִּֽתֶּן־לְךָ֙ בְּכָל־שְׁעָרֶ֔יךָ אֲשֶׁ֨ר יְהוָ֧ה אֱלֹהֶ֛יךָ נֹתֵ֥ן לְךָ֖ לִשְׁבָטֶ֑יךָ וְשָׁפְט֥וּ אֶת־הָעָ֖ם מִשְׁפַּט־צֶֽדֶק׃<text:s/></text:span><text:span text:style-name="T1512">‬</text:span>‬‬<text:span text:style-name="T1513">19</text:span><text:span text:style-name="T1514"> לֹא־תַטֶּ֣ה מִשְׁפָּ֔ט לֹ֥א תַכִּ֖יר פָּנִ֑ים וְלֹא־תִקַּ֣ח שֹׁ֔חַד כִּ֣י הַשֹּׁ֗חַד יְעַוֵּר֙ עֵינֵ֣י חֲכָמִ֔ים וִֽיסַלֵּ֖ף דִּבְרֵ֥י צַדִּיקִֽם׃<text:s/></text:span><text:span text:style-name="T1515">‬</text:span>‬‬<text:span text:style-name="T1516">20</text:span><text:span text:style-name="T1517"> צֶ֥דֶק צֶ֖דֶק תִּרְדֹּ֑ף לְמַ֤עַן תִּֽחְיֶה֙ וְיָרַשְׁתָּ֣ אֶת־הָאָ֔רֶץ אֲשֶׁר־יְהוָ֥ה אֱלֹהֶ֖יךָ נֹתֵ֥ן לָֽךְ׃</text:span><text:span text:style-name="T1518"><text:s/>ס<text:s/></text:span><text:span text:style-name="T1519">‬</text:span>‬‬<text:span text:style-name="T1520">21</text:span><text:span text:style-name="T1521"> לֹֽא־תִטַּ֥ע לְךָ֛ אֲשֵׁרָ֖ה כָּל־עֵ֑ץ אֵ֗צֶל מִזְבַּ֛ח יְהוָ֥ה אֱלֹהֶ֖יךָ אֲשֶׁ֥ר תַּעֲשֶׂה־לָּֽךְ׃</text:span><text:span text:style-name="T1522"><text:s/>ס<text:s/></text:span><text:span text:style-name="T1523">‬</text:span>‬‬<text:span text:style-name="T1524">22</text:span><text:span text:style-name="T1525"> וְלֹֽא־תָקִ֥ים לְךָ֖ מַצֵּבָ֑ה אֲשֶׁ֥ר שָׂנֵ֖א יְהוָ֥ה אֱלֹהֶֽיךָ׃</text:span><text:span text:style-name="T1526"><text:s/>ס<text:s/></text:span><text:span text:style-name="T1527">‬</text:span>‬‬‬‬‬‬‬‬‬‬‬‬</text:p>
      </text:section>
      <text:section text:name="Sect16" text:style-name="S16">
        <text:soft-page-break/>
        <text:p text:style-name="P1528">Deuteronomy 17</text:p>
        <text:p text:style-name="P1529"><text:span text:style-name="T1530">1</text:span><text:span text:style-name="T1531"> לֹא־תִזְבַּח֩ לַיהוָ֨ה אֱלֹהֶ֜יךָ שׁ֣וֹר וָשֶׂ֗ה אֲשֶׁ֨ר יִהְיֶ֥ה בוֹ֙ מ֔וּם כֹּ֖ל דָּבָ֣ר רָ֑ע כִּ֧י תוֹעֲבַ֛ת יְהוָ֥ה אֱלֹהֶ֖יךָ הֽוּא׃</text:span><text:span text:style-name="T1532"><text:s/>ס<text:s/></text:span><text:span text:style-name="T1533">2</text:span><text:span text:style-name="T1534"> כִּֽי־יִמָּצֵ֤א בְקִרְבְּךָ֙ בְּאַחַ֣ד שְׁעָרֶ֔יךָ אֲשֶׁר־יְהוָ֥ה אֱלֹהֶ֖יךָ נֹתֵ֣ן לָ֑ךְ אִ֣ישׁ אוֹ־אִשָּׁ֗ה אֲשֶׁ֨ר יַעֲשֶׂ֧ה אֶת־הָרַ֛ע בְּעֵינֵ֥י יְהוָֽה־אֱלֹהֶ֖יךָ לַעֲבֹ֥ר בְּרִיתֽוֹ׃<text:s/></text:span><text:span text:style-name="T1535">‬</text:span>‬‬<text:span text:style-name="T1536">3</text:span><text:span text:style-name="T1537"> וַיֵּ֗לֶךְ וֽ͏ַיַּעֲבֹד֙ אֱלֹהִ֣ים אֲחֵרִ֔ים וַיִּשְׁתַּ֖חוּ לָהֶ֑ם וְלַשֶּׁ֣מֶשׁ ׀ א֣וֹ לַיָּרֵ֗חַ א֛וֹ לְכָל־צְבָ֥א הַשָּׁמַ֖יִם אֲשֶׁ֥ר לֹא־צִוִּֽיתִי׃<text:s/></text:span><text:span text:style-name="T1538">‬</text:span>‬‬<text:span text:style-name="T1539">4</text:span><text:span text:style-name="T1540"> וְהֻֽגַּד־לְךָ֖ וְשָׁמָ֑עְתָּ וְדָרַשְׁתָּ֣ הֵיטֵ֔ב וְהִנֵּ֤ה אֱמֶת֙ נָכ֣וֹן הַדָּבָ֔ר נֶעֶשְׂתָ֛ה הַתּוֹעֵבָ֥ה הַזֹּ֖את בְּיִשְׂרָאֵֽל׃<text:s/></text:span><text:span text:style-name="T1541">‬</text:span>‬‬<text:span text:style-name="T1542">5</text:span><text:span text:style-name="T1543"> וְהֽוֹצֵאתָ֣ אֶת־הָאִ֣ישׁ הַה֡וּא אוֹ֩ אֶת־הָאִשָּׁ֨ה הַהִ֜וא אֲשֶׁ֣ר עָ֠שׂוּ אֶת־הַדָּבָ֨ר הָרָ֤ע הַזֶּה֙ אֶל־שְׁעָרֶ֔יךָ אֶת־הָאִ֕ישׁ א֖וֹ אֶת־הָאִשָּׁ֑ה וּסְקַלְתָּ֥ם בָּאֲבָנִ֖ים וָמֵֽתוּ׃<text:s/></text:span><text:span text:style-name="T1544">‬</text:span>‬‬<text:span text:style-name="T1545">6</text:span><text:span text:style-name="T1546"> עַל־פִּ֣י ׀ שְׁנַ֣יִם עֵדִ֗ים א֛וֹ שְׁלֹשָׁ֥ה עֵדִ֖ים יוּמַ֣ת הַמֵּ֑ת לֹ֣א יוּמַ֔ת עַל־פִּ֖י עֵ֥ד אֶחָֽד׃<text:s/></text:span><text:span text:style-name="T1547">‬</text:span>‬‬<text:span text:style-name="T1548">7</text:span><text:span text:style-name="T1549"> יַ֣ד הָעֵדִ֞ים תִּֽהְיֶה־בּ֤וֹ בָרִאשֹׁנָה֙ לַהֲמִית֔וֹ וְיַ֥ד כָּל־הָעָ֖ם בָּאַחֲרֹנָ֑ה וּבִֽעַרְתָּ֥ הָרָ֖ע מִּקִּרְבֶּֽךָ׃<text:s/></text:span><text:span text:style-name="T1550">פ<text:s/></text:span><text:span text:style-name="T1551">‬</text:span>‬‬‬‬‬‬‬‬</text:p>
        <text:p text:style-name="P1552"><text:span text:style-name="T1553">8</text:span><text:span text:style-name="T1554"> כִּ֣י יִפָּלֵא֩ מִמְּךָ֨ דָבָ֜ר לַמִּשְׁפָּ֗ט בֵּֽין־דָּ֨ם ׀ לְדָ֜ם בֵּֽין־דִּ֣ין לְדִ֗ין וּבֵ֥ין נֶ֙גַע֙ לָנֶ֔גַע דִּבְרֵ֥י רִיבֹ֖ת בִּשְׁעָרֶ֑יךָ וְקַמְתָּ֣ וְעָלִ֔יתָ אֶל־הַמָּק֔וֹם אֲשֶׁ֥ר יִבְחַ֛ר יְהוָ֥ה אֱלֹהֶ֖יךָ בּֽוֹ׃<text:s/></text:span><text:span text:style-name="T1555">‬</text:span>‬‬<text:span text:style-name="T1556">9</text:span><text:span text:style-name="T1557"> וּבָאתָ֗ אֶל־הַכֹּהֲנִים֙ הַלְוִיִּ֔ם וְאֶל־הַשֹּׁפֵ֔ט אֲשֶׁ֥ר יִהְיֶ֖ה בַּיָּמִ֣ים הָהֵ֑ם וְדָרַשְׁתָּ֙ וְהִגִּ֣ידוּ לְךָ֔ אֵ֖ת דְּבַ֥ר הַמִּשְׁפָּֽט׃<text:s/></text:span><text:span text:style-name="T1558">‬</text:span>‬‬<text:span text:style-name="T1559">10</text:span><text:span text:style-name="T1560"> וְעָשִׂ֗יתָ עַל־פִּ֤י הַדָּבָר֙ אֲשֶׁ֣ר יַגִּ֣ידֽוּ לְךָ֔ מִן־הַמָּק֣וֹם הַה֔וּא אֲשֶׁ֖ר יִבְחַ֣ר יְהוָ֑ה וְשָׁמַרְתָּ֣ לַעֲשׂ֔וֹת כְּכֹ֖ל אֲשֶׁ֥ר יוֹרֽוּךָ׃<text:s/></text:span><text:span text:style-name="T1561">‬</text:span>‬‬<text:span text:style-name="T1562">11</text:span><text:span text:style-name="T1563"> עַל־פִּ֨י הַתּוֹרָ֜ה אֲשֶׁ֣ר יוֹר֗וּךָ וְעַל־הַמִּשְׁפָּ֛ט אֲשֶׁר־יֹאמְר֥וּ לְךָ֖ תַּעֲשֶׂ֑ה לֹ֣א תָס֗וּר מִן־הַדָּבָ֛ר אֲשֶׁר־יַגִּ֥ידֽוּ לְךָ֖ יָמִ֥ין וּשְׂמֹֽאל׃<text:s/></text:span><text:span text:style-name="T1564">‬</text:span>‬‬<text:span text:style-name="T1565">12</text:span><text:span text:style-name="T1566"> וְהָאִ֞ישׁ אֲשֶׁר־יַעֲשֶׂ֣ה בְזָד֗וֹן לְבִלְתִּ֨י שְׁמֹ֤עַ אֶל־הַכֹּהֵן֙ הָעֹמֵ֞ד לְשָׁ֤רֶת שָׁם֙ אֶת־יְהוָ֣ה אֱלֹהֶ֔יךָ א֖וֹ אֶל־הַשֹּׁפֵ֑ט וּמֵת֙ הָאִ֣ישׁ הַה֔וּא וּבִֽעַרְתָּ֥ הָרָ֖ע מִיִּשְׂרָאֵֽל׃<text:s/></text:span><text:span text:style-name="T1567">‬</text:span>‬‬<text:span text:style-name="T1568">13</text:span><text:span text:style-name="T1569"> וְכָל־הָעָ֖ם יִשְׁמְע֣וּ וְיִרָ֑אוּ וְלֹ֥א יְזִיד֖וּן עֽוֹד׃</text:span><text:span text:style-name="T1570"><text:s/>ס<text:s/></text:span><text:span text:style-name="T1571">‬</text:span>‬‬<text:span text:style-name="T1572">14</text:span><text:span text:style-name="T1573"> כִּֽי־תָבֹ֣א אֶל־הָאָ֗רֶץ אֲשֶׁ֨ר יְהוָ֤ה אֱלֹהֶ֙יךָ֙ נֹתֵ֣ן לָ֔ךְ וִֽירִשְׁתָּ֖הּ וְיָשַׁ֣בְתָּה בָּ֑הּ וְאָמַרְתָּ֗ אָשִׂ֤ימָה עָלַי֙ מֶ֔לֶךְ כְּכָל־הַגּוֹיִ֖ם אֲשֶׁ֥ר סְבִיבֹתָֽי׃<text:s/></text:span><text:span text:style-name="T1574">‬</text:span>‬‬<text:span text:style-name="T1575">15</text:span><text:span text:style-name="T1576"> שׂ֣וֹם תָּשִׂ֤ים עָלֶ֙יךָ֙ מֶ֔לֶךְ אֲשֶׁ֥ר יִבְחַ֛ר יְהוָ֥ה אֱלֹהֶ֖יךָ בּ֑וֹ מִקֶּ֣רֶב אַחֶ֗יךָ תָּשִׂ֤ים עָלֶ֙יךָ֙ מֶ֔לֶךְ לֹ֣א תוּכַ֗ל לָתֵ֤ת עָלֶ֙יךָ֙ אִ֣ישׁ נָכְרִ֔י אֲשֶׁ֥ר לֹֽא־אָחִ֖יךָ הֽוּא׃<text:s/></text:span><text:span text:style-name="T1577">‬</text:span>‬‬<text:span text:style-name="T1578">16</text:span><text:span text:style-name="T1579"> רַק֮ לֹא־יַרְבֶּה־לּ֣וֹ סוּסִים֒ וְלֹֽא־יָשִׁ֤יב אֶת־הָעָם֙ מִצְרַ֔יְמָה לְמַ֖עַן הַרְבּ֣וֹת ס֑וּס וַֽיהוָה֙ אָמַ֣ר לָכֶ֔ם לֹ֣א תֹסִפ֗וּן לָשׁ֛וּב בַּדֶּ֥רֶךְ הַזֶּ֖ה עֽוֹד׃<text:s/></text:span><text:span text:style-name="T1580">‬</text:span>‬‬<text:span text:style-name="T1581">17</text:span><text:span text:style-name="T1582"> וְלֹ֤א יַרְבֶּה־לּוֹ֙ נָשִׁ֔ים וְלֹ֥א יָס֖וּר לְבָב֑וֹ וְכֶ֣סֶף וְזָהָ֔ב לֹ֥א יַרְבֶּה־לּ֖וֹ מְאֹֽד׃<text:s/></text:span><text:span text:style-name="T1583">‬</text:span>‬‬<text:span text:style-name="T1584">18</text:span><text:span text:style-name="T1585"> וְהָיָ֣ה כְשִׁבְתּ֔וֹ עַ֖ל כִּסֵּ֣א מַמְלַכְתּ֑וֹ וְכָ֨תַב ל֜וֹ אֶת־מִשְׁנֵ֨ה הַתּוֹרָ֤ה הַזֹּאת֙ עַל־סֵ֔פֶר מִלִּפְנֵ֖י הַכֹּהֲנִ֥ים הַלְוִיִּֽם׃<text:s/></text:span><text:span text:style-name="T1586">‬</text:span>‬‬‬‬<text:span text:style-name="T1587">19</text:span><text:span text:style-name="T1588"> וְהָיְתָ֣ה עִמּ֔וֹ וְקָ֥רָא ב֖וֹ כָּל־יְמֵ֣י חַיָּ֑יו לְמַ֣עַן יִלְמַ֗ד לְיִרְאָה֙ אֶת־יְהוָ֣ה אֱלֹהָ֔יו לִ֠שְׁמֹר אֶֽת־כָּל־דִּבְרֵ֞י הַתּוֹרָ֥ה הַזֹּ֛את וְאֶת־הַחֻקִּ֥ים הָאֵ֖לֶּה לַעֲשֹׂתָֽם׃<text:s/></text:span><text:span text:style-name="T1589">‬</text:span>‬‬<text:span text:style-name="T1590">20</text:span><text:span text:style-name="T1591"> לְבִלְתִּ֤י רוּם־לְבָבוֹ֙ מֵֽאֶחָ֔יו וּלְבִלְתִּ֛י ס֥וּר מִן־הַמִּצְוָ֖ה יָמִ֣ין וּשְׂמֹ֑אול לְמַעַן֩ יַאֲרִ֨יךְ יָמִ֧ים עַל־מַמְלַכְתּ֛וֹ ה֥וּא וּבָנָ֖יו בְּקֶ֥רֶב יִשְׂרָאֵֽל׃</text:span><text:span text:style-name="T1592"><text:s/>ס<text:s/></text:span><text:span text:style-name="T1593">‬</text:span>‬‬‬‬‬‬‬‬‬‬‬‬‬‬‬</text:p>
      </text:section>
      <text:section text:name="Sect17" text:style-name="S17">
        <text:soft-page-break/>
        <text:p text:style-name="P1594">Deuteronomy 18</text:p>
        <text:p text:style-name="P1595"><text:span text:style-name="T1596">1</text:span><text:span text:style-name="T1597"> לֹֽא־יִ֠הְיֶה לַכֹּהֲנִ֨ים הַלְוִיִּ֜ם כָּל־שֵׁ֧בֶט לֵוִ֛י חֵ֥לֶק וְנַחֲלָ֖ה עִם־יִשְׂרָאֵ֑ל אִשֵּׁ֧י יְהוָ֛ה וְנַחֲלָת֖וֹ יֹאכֵלֽוּן׃<text:s/></text:span><text:span text:style-name="T1598">2</text:span><text:span text:style-name="T1599"> וְנַחֲלָ֥ה לֹא־יִֽהְיֶה־לּ֖וֹ בְּקֶ֣רֶב אֶחָ֑יו יְהוָה֙ ה֣וּא נַחֲלָת֔וֹ כַּאֲשֶׁ֖ר דִּבֶּר־לֽוֹ׃</text:span><text:span text:style-name="T1600"><text:s/>ס<text:s/></text:span><text:span text:style-name="T1601">‬</text:span>‬‬<text:span text:style-name="T1602">3</text:span><text:span text:style-name="T1603"> וְזֶ֡ה יִהְיֶה֩ מִשְׁפַּ֨ט הַכֹּהֲנִ֜ים מֵאֵ֣ת הָעָ֗ם מֵאֵ֛ת זֹבְחֵ֥י הַזֶּ֖בַח אִם־שׁ֣וֹר אִם־שֶׂ֑ה וְנָתַן֙ לַכֹּהֵ֔ן הַזְּרֹ֥עַ וְהַלְּחָיַ֖יִם וְהַקֵּבָֽה׃<text:s/></text:span><text:span text:style-name="T1604">‬</text:span>‬‬<text:span text:style-name="T1605">4</text:span><text:span text:style-name="T1606"> רֵאשִׁ֨ית דְּגֽ͏ָנְךָ֜ תִּֽירֹשְׁךָ֣ וְיִצְהָרֶ֗ךָ וְרֵאשִׁ֛ית גֵּ֥ז צֹאנְךָ֖ תִּתֶּן־לּֽוֹ׃<text:s/></text:span><text:span text:style-name="T1607">‬</text:span>‬‬<text:span text:style-name="T1608">5</text:span><text:span text:style-name="T1609"> כִּ֣י ב֗וֹ בָּחַ֛ר יְהוָ֥ה אֱלֹהֶ֖יךָ מִכָּל־שְׁבָטֶ֑יךָ לַעֲמֹ֨ד לְשָׁרֵ֧ת בְּשֵׁם־יְהוָ֛ה ה֥וּא וּבָנָ֖יו כָּל־הַיָּמִֽים׃</text:span><text:span text:style-name="T1610"><text:s/>ס<text:s/></text:span><text:span text:style-name="T1611">‬</text:span>‬‬<text:span text:style-name="T1612">6</text:span><text:span text:style-name="T1613"> וְכִֽי־יָבֹ֨א הַלֵּוִ֜י מֵאַחַ֤ד שְׁעָרֶ֙יךָ֙ מִכָּל־יִשְׂרָאֵ֔ל אֲשֶׁר־ה֖וּא גָּ֣ר שָׁ֑ם וּבָא֙ בְּכָל־אַוַּ֣ת נַפְשׁ֔וֹ אֶל־הַמָּק֖וֹם אֲשֶׁר־יִבְחַ֥ר יְהוָֽה׃<text:s/></text:span><text:span text:style-name="T1614">‬</text:span>‬‬<text:span text:style-name="T1615">7</text:span><text:span text:style-name="T1616"> וְשֵׁרֵ֕ת בְּשֵׁ֖ם יְהוָ֣ה אֱלֹהָ֑יו כְּכָל־אֶחָיו֙ הַלְוִיִּ֔ם הָעֹמְדִ֥ים שָׁ֖ם לִפְנֵ֥י יְהוָֽה׃<text:s/></text:span><text:span text:style-name="T1617">‬</text:span>‬‬<text:span text:style-name="T1618">8</text:span><text:span text:style-name="T1619"> חֵ֥לֶק כְּחֵ֖לֶק יֹאכֵ֑לוּ לְבַ֥ד מִמְכָּרָ֖יו עַל־הָאָבֽוֹת׃</text:span><text:span text:style-name="T1620"><text:s/>ס<text:s/></text:span><text:span text:style-name="T1621">‬</text:span>‬‬<text:span text:style-name="T1622">9</text:span><text:span text:style-name="T1623"> כִּ֤י אַתָּה֙ בָּ֣א אֶל־הָאָ֔רֶץ אֲשֶׁר־יְהוָ֥ה אֱלֹהֶ֖יךָ נֹתֵ֣ן לָ֑ךְ לֹֽא־תִלְמַ֣ד לַעֲשׂ֔וֹת כְּתוֹעֲבֹ֖ת הַגּוֹיִ֥ם הָהֵֽם׃<text:s/></text:span><text:span text:style-name="T1624">‬</text:span>‬‬<text:span text:style-name="T1625">10</text:span><text:span text:style-name="T1626"> לֹֽא־יִמָּצֵ֣א בְךָ֔ מַעֲבִ֥יר בְּנֽוֹ־וּבִתּ֖וֹ בָּאֵ֑שׁ קֹסֵ֣ם קְסָמִ֔ים מְעוֹנֵ֥ן וּמְנַחֵ֖שׁ וּמְכַשֵּֽׁף׃<text:s/></text:span><text:span text:style-name="T1627">‬</text:span>‬‬<text:span text:style-name="T1628">11</text:span><text:span text:style-name="T1629"> וְחֹבֵ֖ר חָ֑בֶר וְשֹׁאֵ֥ל אוֹב֙ וְיִדְּעֹנִ֔י וְדֹרֵ֖שׁ אֶל־הַמֵּתִֽים׃<text:s/></text:span><text:span text:style-name="T1630">‬</text:span>‬‬<text:span text:style-name="T1631">12</text:span><text:span text:style-name="T1632"> כִּֽי־תוֹעֲבַ֥ת יְהוָ֖ה כָּל־עֹ֣שֵׂה אֵ֑לֶּה וּבִגְלַל֙ הַתּוֹעֵבֹ֣ת הָאֵ֔לֶּה יְהוָ֣ה אֱלֹהֶ֔יךָ מוֹרִ֥ישׁ אוֹתָ֖ם מִפָּנֶֽיךָ׃<text:s/></text:span><text:span text:style-name="T1633">‬</text:span>‬‬<text:span text:style-name="T1634">13</text:span><text:span text:style-name="T1635"> </text:span><text:span text:style-name="T1636">תָּ</text:span><text:span text:style-name="T1637">מִ֣ים תִּֽהְיֶ֔ה עִ֖ם יְהוָ֥ה אֱלֹהֶֽיךָ׃</text:span><text:span text:style-name="T1638"><text:s/>ס<text:s/></text:span><text:span text:style-name="T1639">‬</text:span>‬‬<text:span text:style-name="T1640">14</text:span><text:span text:style-name="T1641"> כִּ֣י ׀ הַגּוֹיִ֣ם הָאֵ֗לֶּה אֲשֶׁ֤ר אַתָּה֙ יוֹרֵ֣שׁ אוֹתָ֔ם אֶל־מְעֹנְנִ֥ים וְאֶל־קֹסְמִ֖ים יִשְׁמָ֑עוּ וְאַתָּ֕ה לֹ֣א כֵ֔ן נָ֥תַן לְךָ֖ יְהוָ֥ה אֱלֹהֶֽיךָ׃<text:s/></text:span><text:span text:style-name="T1642">‬</text:span>‬‬‬<text:span text:style-name="T1643">15</text:span><text:span text:style-name="T1644"> נָבִ֨יא מִקִּרְבְּךָ֤ מֵאַחֶ֙יךָ֙ כָּמֹ֔נִי יָקִ֥ים לְךָ֖ יְהוָ֣ה אֱלֹהֶ֑יךָ אֵלָ֖יו תִּשְׁמָעֽוּן׃<text:s/></text:span><text:span text:style-name="T1645">‬</text:span>‬‬<text:span text:style-name="T1646">16</text:span><text:span text:style-name="T1647"> כְּכֹ֨ל אֲשֶׁר־שָׁאַ֜לְתָּ מֵעִ֨ם יְהוָ֤ה אֱלֹהֶ֙יךָ֙ בְּחֹרֵ֔ב בְּי֥וֹם הַקָּהָ֖ל לֵאמֹ֑ר לֹ֣א אֹסֵ֗ף לִשְׁמֹ֙עַ֙ אֶת־קוֹל֙ יְהוָ֣ה אֱלֹהָ֔י וְאֶת־הָאֵ֨שׁ הַגְּדֹלָ֥ה הַזֹּ֛את לֹֽא־אֶרְאֶ֥ה ע֖וֹד וְלֹ֥א אָמֽוּת׃<text:s/></text:span><text:span text:style-name="T1648">‬</text:span>‬‬<text:span text:style-name="T1649">17</text:span><text:span text:style-name="T1650"> וַיֹּ֥אמֶר יְהוָ֖ה אֵלָ֑י הֵיטִ֖יבוּ אֲשֶׁ֥ר דִּבֵּֽרוּ׃<text:s/></text:span><text:span text:style-name="T1651">‬</text:span>‬‬<text:span text:style-name="T1652">18</text:span><text:span text:style-name="T1653"> נָבִ֨יא אָקִ֥ים לָהֶ֛ם מִקֶּ֥רֶב אֲחֵיהֶ֖ם כָּמ֑וֹךָ וְנָתַתִּ֤י דְבָרַי֙ בְּפִ֔יו וְדִבֶּ֣ר אֲלֵיהֶ֔ם אֵ֖ת כָּל־אֲשֶׁ֥ר אֲצַוֶּֽנּוּ׃<text:s/></text:span><text:span text:style-name="T1654">‬</text:span>‬‬<text:span text:style-name="T1655">19</text:span><text:span text:style-name="T1656"> וְהָיָ֗ה הָאִישׁ֙ אֲשֶׁ֤ר לֹֽא־יִשְׁמַע֙ אֶל־דְּבָרַ֔י אֲשֶׁ֥ר יְדַבֵּ֖ר בִּשְׁמִ֑י אָנֹכִ֖י אֶדְרֹ֥שׁ מֵעִמּֽוֹ׃<text:s/></text:span><text:span text:style-name="T1657">‬</text:span>‬‬<text:span text:style-name="T1658">20</text:span><text:span text:style-name="T1659"> אַ֣ךְ הַנָּבִ֡יא אֲשֶׁ֣ר יָזִיד֩ לְדַבֵּ֨ר דָּבָ֜ר בִּשְׁמִ֗י אֵ֣ת אֲשֶׁ֤ר לֹֽא־צִוִּיתִיו֙ לְדַבֵּ֔ר וַאֲשֶׁ֣ר יְדַבֵּ֔ר בְּשֵׁ֖ם אֱלֹהִ֣ים אֲחֵרִ֑ים וּמֵ֖ת הַנָּבִ֥יא הַהֽוּא׃<text:s/></text:span><text:span text:style-name="T1660">‬</text:span>‬‬<text:span text:style-name="T1661">21</text:span><text:span text:style-name="T1662"> וְכִ֥י תֹאמַ֖ר בִּלְבָבֶ֑ךָ אֵיכָה֙ נֵדַ֣ע אֶת־הַדָּבָ֔ר אֲשֶׁ֥ר לֹא־דִבְּר֖וֹ יְהוָֽה׃<text:s/></text:span><text:span text:style-name="T1663">‬</text:span>‬‬<text:span text:style-name="T1664">22</text:span><text:span text:style-name="T1665"> אֲשֶׁר֩ יְדַבֵּ֨ר הַנָּבִ֜יא בְּשֵׁ֣ם יְהוָ֗ה וְלֹֽא־יִהְיֶ֤ה הַדָּבָר֙ וְלֹ֣א יָב֔וֹא ה֣וּא הַדָּבָ֔ר אֲשֶׁ֥ר לֹא־דִבְּר֖וֹ יְהוָ֑ה בְּזָדוֹן֙ דִּבְּר֣וֹ הַנָּבִ֔יא לֹ֥א תָג֖וּר מִמֶּֽנּוּ׃</text:span><text:span text:style-name="T1666"><text:s/>ס<text:s/></text:span><text:span text:style-name="T1667">‬</text:span>‬‬‬‬‬‬‬‬‬‬‬‬‬‬‬‬‬‬‬‬‬‬‬</text:p>
      </text:section>
      <text:section text:name="Sect18" text:style-name="S18">
        <text:p text:style-name="P1668">Deuteronomy 19</text:p>
        <text:p text:style-name="P1669"><text:span text:style-name="T1670">1</text:span><text:span text:style-name="T1671"> כִּֽי־יַכְרִ֞ית יְהוָ֤ה אֱלֹהֶ֙יךָ֙ אֶת־הַגּוֹיִ֔ם אֲשֶׁר֙ יְהוָ֣ה אֱלֹהֶ֔יךָ נֹתֵ֥ן לְךָ֖ אֶת־אַרְצָ֑ם וִֽירִשְׁתָּ֕ם וְיָשַׁבְתָּ֥ בְעָרֵיהֶ֖ם וּבְבָתֵּיהֶֽם׃<text:s/></text:span><text:span text:style-name="T1672">2</text:span><text:span text:style-name="T1673"> שָׁל֥וֹשׁ עָרִ֖ים תַּבְדִּ֣יל לָ֑ךְ בְּת֣וֹךְ אַרְצְךָ֔ אֲשֶׁר֙ יְהוָ֣ה אֱלֹהֶ֔יךָ נֹתֵ֥ן לְךָ֖ לְרִשְׁתָּֽהּ׃<text:s/></text:span><text:span text:style-name="T1674">‬</text:span>‬‬<text:span text:style-name="T1675">3</text:span><text:span text:style-name="T1676"> תָּכִ֣ין לְךָ֮ הַדֶּרֶךְ֒ וְשִׁלַּשְׁתָּ֙ אֶת־גְּב֣וּל אַרְצְךָ֔ אֲשֶׁ֥ר יַנְחִֽילְךָ֖ יְהוָ֣ה אֱלֹהֶ֑יךָ וְהָיָ֕ה לָנ֥וּס שָׁ֖מָּה כָּל־רֹצֵֽחַ׃<text:s/></text:span><text:span text:style-name="T1677">‬</text:span>‬‬<text:span text:style-name="T1678">4</text:span><text:span text:style-name="T1679"> וְזֶה֙ דְּבַ֣ר הָרֹצֵ֔חַ אֲשֶׁר־יָנ֥וּס שָׁ֖מָּה וָחָ֑י אֲשֶׁ֨ר יַכֶּ֤ה אֶת־רֵעֵ֙הוּ֙ בִּבְלִי־דַ֔עַת<text:s/></text:span><text:soft-page-break/><text:span text:style-name="T1680">וְה֛וּא לֹא־שֹׂנֵ֥א ל֖וֹ מִתְּמֹ֥ל שִׁלְשֹֽׁם׃<text:s/></text:span><text:span text:style-name="T1681">‬</text:span>‬‬<text:span text:style-name="T1682">5</text:span><text:span text:style-name="T1683"> וַאֲשֶׁר֩ יָבֹ֨א אֶת־רֵעֵ֥הוּ בַיַּעַר֮ לַחְטֹ֣ב עֵצִים֒ וְנִדְּחָ֨ה יָד֤וֹ בַגַּרְזֶן֙ לִכְרֹ֣ת הָעֵ֔ץ וְנָשַׁ֤ל הַבַּרְזֶל֙ מִן־הָעֵ֔ץ וּמָצָ֥א אֶת־רֵעֵ֖הוּ וָמֵ֑ת ה֗וּא יָנ֛וּס אֶל־אַחַ֥ת הֶעָרִים־הָאֵ֖לֶּה וָחָֽי׃<text:s/></text:span><text:span text:style-name="T1684">‬</text:span>‬‬<text:span text:style-name="T1685">6</text:span><text:span text:style-name="T1686"> פֶּן־יִרְדֹּף֩ גֹּאֵ֨ל הַדָּ֜ם אַחֲרֵ֣י הָרֹצֵ֗חַ כִּי־יֵחַם֮ לְבָבוֹ֒ וְהִשִּׂיג֛וֹ כִּֽי־יִרְבֶּ֥ה הַדֶּ֖רֶךְ וְהִכָּ֣הוּ נָ֑פֶשׁ וְלוֹ֙ אֵ֣ין מִשְׁפַּט־מָ֔וֶת כִּ֠י לֹ֣א שֹׂנֵ֥א ה֛וּא ל֖וֹ מִתְּמ֥וֹל שִׁלְשֽׁוֹם׃<text:s/></text:span><text:span text:style-name="T1687">‬</text:span>‬‬<text:span text:style-name="T1688">7</text:span><text:span text:style-name="T1689"> עַל־כֵּ֛ן אָנֹכִ֥י מְצַוְּךָ֖ לֵאמֹ֑ר שָׁלֹ֥שׁ עָרִ֖ים תַּבְדִּ֥יל לָֽךְ׃</text:span><text:span text:style-name="T1690"><text:s/>ס<text:s/></text:span><text:span text:style-name="T1691">‬</text:span>‬‬<text:span text:style-name="T1692">8</text:span><text:span text:style-name="T1693"> וְאִם־יַרְחִ֞יב יְהוָ֤ה אֱלֹהֶ֙יךָ֙ אֶת־גְּבֻ֣לְךָ֔ כַּאֲשֶׁ֥ר נִשְׁבַּ֖ע לַאֲבֹתֶ֑יךָ וְנָ֤תַן לְךָ֙ אֶת־כָּל־הָאָ֔רֶץ אֲשֶׁ֥ר דִּבֶּ֖ר לָתֵ֥ת לַאֲבֹתֶֽיךָ׃<text:s/></text:span><text:span text:style-name="T1694">‬</text:span>‬‬<text:span text:style-name="T1695">9</text:span><text:span text:style-name="T1696"> כִּֽי־תִשְׁמֹר֩ אֶת־כָּל־הַמִּצְוָ֨ה הַזֹּ֜את לַעֲשֹׂתָ֗הּ אֲשֶׁ֨ר אָנֹכִ֣י מְצַוְּךָ֮ הַיּוֹם֒ לְאַהֲבָ֞ה אֶת־יְהוָ֧ה אֱלֹהֶ֛יךָ וְלָלֶ֥כֶת בִּדְרָכָ֖יו כָּל־הַיָּמִ֑ים וְיָסַפְתָּ֨ לְךָ֥ עוֹד֙ שָׁלֹ֣שׁ עָרִ֔ים עַ֖ל הַשָּׁלֹ֥שׁ הָאֵֽלֶּה׃<text:s/></text:span><text:span text:style-name="T1697">‬</text:span>‬‬<text:span text:style-name="T1698">10</text:span><text:span text:style-name="T1699"> וְלֹ֤א יִשָּׁפֵךְ֙ דָּ֣ם נָקִ֔י בְּקֶ֣רֶב אַרְצְךָ֔ אֲשֶׁר֙ יְהוָ֣ה אֱלֹהֶ֔יךָ נֹתֵ֥ן לְךָ֖ נַחֲלָ֑ה וְהָיָ֥ה עָלֶ֖יךָ דָּמִֽים׃</text:span><text:span text:style-name="T1700"><text:s/>ס<text:s/></text:span><text:span text:style-name="T1701">‬</text:span>‬‬<text:span text:style-name="T1702">11</text:span><text:span text:style-name="T1703"> וְכִֽי־יִהְיֶ֥ה אִישׁ֙ שֹׂנֵ֣א לְרֵעֵ֔הוּ וְאָ֤רַב לוֹ֙ וְקָ֣ם עָלָ֔יו וְהִכָּ֥הוּ נֶ֖פֶשׁ וָמֵ֑ת וְנָ֕ס אֶל־אַחַ֖ת הֶעָרִ֥ים הָאֵֽל׃<text:s/></text:span><text:span text:style-name="T1704">‬</text:span>‬‬<text:span text:style-name="T1705">12</text:span><text:span text:style-name="T1706"> וְשָֽׁלְחוּ֙ זִקְנֵ֣י עִיר֔וֹ וְלָקְח֥וּ אֹת֖וֹ מִשָּׁ֑ם וְנָתְנ֣וּ אֹת֗וֹ בְּיַ֛ד גֹּאֵ֥ל הַדָּ֖ם וָמֵֽת׃<text:s/></text:span><text:span text:style-name="T1707">‬</text:span>‬‬<text:span text:style-name="T1708">13</text:span><text:span text:style-name="T1709"> לֹא־תָח֥וֹס עֵֽינְךָ֖ עָלָ֑יו וּבִֽעַרְתָּ֧ דַֽם־הַנָּקִ֛י מִיִּשְׂרָאֵ֖ל וְט֥וֹב לָֽךְ׃</text:span><text:span text:style-name="T1710"><text:s/>ס<text:s/></text:span><text:span text:style-name="T1711">‬</text:span>‬‬<text:span text:style-name="T1712">14</text:span><text:span text:style-name="T1713"> לֹ֤א תַסִּיג֙ גְּב֣וּל רֽ͏ֵעֲךָ֔ אֲשֶׁ֥ר גָּבְל֖וּ רִאשֹׁנִ֑ים בְּנַחֲלָֽתְךָ֙ אֲשֶׁ֣ר תִּנְחַ֔ל בָּאָ֕רֶץ אֲשֶׁר֙ יְהוָ֣ה אֱלֹהֶ֔יךָ נֹתֵ֥ן לְךָ֖ לְרִשְׁתָּֽהּ׃</text:span><text:span text:style-name="T1714"><text:s/>ס<text:s/></text:span><text:span text:style-name="T1715">‬</text:span>‬‬<text:span text:style-name="T1716">15</text:span><text:span text:style-name="T1717"> לֹֽא־יָקוּם֩ עֵ֨ד אֶחָ֜ד בְּאִ֗ישׁ לְכָל־עָוֺן֙ וּלְכָל־חַטָּ֔את בְּכָל־חֵ֖טְא אֲשֶׁ֣ר יֽ͏ֶחֱטָ֑א עַל־פִּ֣י ׀ שְׁנֵ֣י עֵדִ֗ים א֛וֹ עַל־פִּ֥י שְׁלֹשָֽׁה־עֵדִ֖ים יָק֥וּם דָּבָֽר׃<text:s/></text:span><text:span text:style-name="T1718">‬</text:span>‬‬<text:span text:style-name="T1719">16</text:span><text:span text:style-name="T1720"> כִּֽי־יָק֥וּם עֵד־חָמָ֖ס בְּאִ֑ישׁ לַעֲנ֥וֹת בּ֖וֹ סָרָֽה׃<text:s/></text:span><text:span text:style-name="T1721">‬</text:span>‬‬<text:span text:style-name="T1722">17</text:span><text:span text:style-name="T1723"> וְעָמְד֧וּ שְׁנֵֽי־הָאֲנָשִׁ֛ים אֲשֶׁר־לָהֶ֥ם הָרִ֖יב לִפְנֵ֣י יְהוָ֑ה לִפְנֵ֤י הַכֹּֽהֲנִים֙ וְהַשֹּׁ֣פְטִ֔ים אֲשֶׁ֥ר יִהְי֖וּ בַּיָּמִ֥ים הָהֵֽם׃<text:s/></text:span><text:span text:style-name="T1724">‬</text:span>‬‬<text:span text:style-name="T1725">18</text:span><text:span text:style-name="T1726"> וְדָרְשׁ֥וּ הַשֹּׁפְטִ֖ים הֵיטֵ֑ב וְהִנֵּ֤ה עֵֽד־שֶׁ֙קֶר֙ הָעֵ֔ד שֶׁ֖קֶר עָנָ֥ה בְאָחִֽיו׃<text:s/></text:span><text:span text:style-name="T1727">‬</text:span>‬‬<text:span text:style-name="T1728">19</text:span><text:span text:style-name="T1729"> וַעֲשִׂ֣יתֶם ל֔וֹ כַּאֲשֶׁ֥ר זָמַ֖ם לַעֲשׂ֣וֹת לְאָחִ֑יו וּבִֽעַרְתָּ֥ הָרָ֖ע מִקִּרְבֶּֽךָ׃<text:s/></text:span><text:span text:style-name="T1730">‬</text:span>‬‬<text:span text:style-name="T1731">20</text:span><text:span text:style-name="T1732"> וְהַנִּשְׁאָרִ֖ים יִשְׁמְע֣וּ וְיִרָ֑אוּ וְלֹֽא־יֹסִ֨פוּ לַעֲשׂ֜וֹת ע֗וֹד כַּדָּבָ֥ר הָרָ֛ע הַזֶּ֖ה בְּקִרְבֶּֽךָ׃<text:s/></text:span><text:span text:style-name="T1733">‬</text:span>‬‬<text:span text:style-name="T1734">21</text:span><text:span text:style-name="T1735"> וְלֹ֥א תָח֖וֹס עֵינֶ֑ךָ נֶ֣פֶשׁ בְּנֶ֗פֶשׁ עַ֤יִן בְּעַ֙יִן֙ שֵׁ֣ן בְּשֵׁ֔ן יָ֥ד בְּיָ֖ד רֶ֥גֶל בְּרָֽגֶל׃</text:span><text:span text:style-name="T1736"><text:s/>ס<text:s/></text:span><text:span text:style-name="T1737">‬</text:span>‬‬‬‬‬‬‬‬‬‬‬‬‬‬‬‬‬‬‬‬‬‬</text:p>
      </text:section>
      <text:section text:name="Sect19" text:style-name="S19">
        <text:p text:style-name="P1738">Deuteronomy 20</text:p>
        <text:p text:style-name="P1739"><text:span text:style-name="T1740">1</text:span><text:span text:style-name="T1741"> כִּֽי־תֵצֵ֨א לַמִּלְחָמָ֜ה עַל־אֹיְבֶ֗יךָ וְֽרָאִ֜יתָ ס֤וּס וָרֶ֙כֶב֙ עַ֚ם רַ֣ב מִמְּךָ֔ לֹ֥א תִירָ֖א מֵהֶ֑ם כִּֽי־יְהוָ֤ה אֱלֹהֶ֙יךָ֙ עִמָּ֔ךְ הַמַּֽעַלְךָ֖ מֵאֶ֥רֶץ מִצְרָֽיִם׃<text:s/></text:span><text:span text:style-name="T1742">2</text:span><text:span text:style-name="T1743"> וְהָיָ֕ה כְּקָֽרָבְכֶ֖ם אֶל־הַמִּלְחָמָ֑ה וְנִגַּ֥שׁ הַכֹּהֵ֖ן וְדִבֶּ֥ר אֶל־הָעָֽם׃<text:s/></text:span><text:span text:style-name="T1744">‬</text:span>‬‬<text:span text:style-name="T1745">3</text:span><text:span text:style-name="T1746"> וְאָמַ֤ר אֲלֵהֶם֙ שְׁמַ֣ע יִשְׂרָאֵ֔ל אַתֶּ֨ם קְרֵבִ֥ים הַיּ֛וֹם לַמִּלְחָמָ֖ה עַל־אֹיְבֵיכֶ֑ם אַל־יֵרַ֣ךְ לְבַבְכֶ֗ם אַל־תִּֽירְא֧וּ וְאַֽל־תַּחְפְּז֛וּ וְאַל־תּֽ͏ַעַרְצ֖וּ מִפְּנֵיהֶֽם׃<text:s/></text:span><text:span text:style-name="T1747">‬</text:span>‬‬<text:span text:style-name="T1748">4</text:span><text:span text:style-name="T1749"> כִּ֚י יְהוָ֣ה אֱלֹֽהֵיכֶ֔ם הַהֹלֵ֖ךְ עִמָּכֶ֑ם לְהִלָּחֵ֥ם לָכֶ֛ם עִם־אֹיְבֵיכֶ֖ם לְהוֹשִׁ֥יעַ אֶתְכֶֽם׃<text:s/></text:span><text:span text:style-name="T1750">‬</text:span>‬‬<text:span text:style-name="T1751">5</text:span><text:span text:style-name="T1752"> וְדִבְּר֣וּ הַשֹּֽׁטְרִים֮ אֶל־הָעָ֣ם לֵאמֹר֒ מִֽי־הָאִ֞ישׁ אֲשֶׁ֨ר בָּנָ֤ה בַֽיִת־חָדָשׁ֙ וְלֹ֣א חֲנָכ֔וֹ יֵלֵ֖ךְ וְיָשֹׁ֣ב לְבֵית֑וֹ פֶּן־יָמוּת֙ בַּמִּלְחָמָ֔ה וְאִ֥ישׁ אַחֵ֖ר יַחְנְכֶֽנּוּ׃<text:s/></text:span><text:span text:style-name="T1753">‬</text:span>‬‬<text:span text:style-name="T1754">6</text:span><text:span text:style-name="T1755"> וּמִֽי־הָאִ֞ישׁ אֲשֶׁר־נָטַ֥ע כֶּ֙רֶם֙ וְלֹ֣א חִלְּל֔וֹ יֵלֵ֖ךְ וְיָשֹׁ֣ב לְבֵית֑וֹ פֶּן־יָמוּת֙ בַּמִּלְחָמָ֔ה וְאִ֥ישׁ אַחֵ֖ר יְחַלְּלֶֽנּוּ׃<text:s/></text:span><text:span text:style-name="T1756">‬</text:span>‬‬<text:span text:style-name="T1757">7</text:span><text:span text:style-name="T1758"> וּמִֽי־הָאִ֞ישׁ אֲשֶׁר־אֵרַ֤שׂ אִשָּׁה֙ וְלֹ֣א לְקָחָ֔הּ יֵלֵ֖ךְ וְיָשֹׁ֣ב לְבֵית֑וֹ פֶּן־יָמוּת֙ בַּמִּלְחָמָ֔ה וְאִ֥ישׁ<text:s/></text:span><text:soft-page-break/><text:span text:style-name="T1759">אַחֵ֖ר יִקָּחֶֽנָּה׃<text:s/></text:span><text:span text:style-name="T1760">‬</text:span>‬‬<text:span text:style-name="T1761">8</text:span><text:span text:style-name="T1762"> וְיָסְפ֣וּ הַשֹּׁטְרִים֮ לְדַבֵּ֣ר אֶל־הָעָם֒ וְאָמְר֗וּ מִי־הָאִ֤ישׁ הַיָּרֵא֙ וְרַ֣ךְ הַלֵּבָ֔ב יֵלֵ֖ךְ וְיָשֹׁ֣ב לְבֵית֑וֹ וְלֹ֥א יִמַּ֛ס אֶת־לְבַ֥ב אֶחָ֖יו כִּלְבָבֽוֹ׃<text:s/></text:span><text:span text:style-name="T1763">‬</text:span>‬‬<text:span text:style-name="T1764">9</text:span><text:span text:style-name="T1765"> וְהָיָ֛ה כְּכַלֹּ֥ת הַשֹּׁטְרִ֖ים לְדַבֵּ֣ר אֶל־הָעָ֑ם וּפָ֥קְד֛וּ שָׂרֵ֥י צְבָא֖וֹת בְּרֹ֥אשׁ הָעָֽם׃</text:span><text:span text:style-name="T1766"><text:s/>ס<text:s/></text:span><text:span text:style-name="T1767">‬</text:span>‬‬‬<text:span text:style-name="T1768">10</text:span><text:span text:style-name="T1769"> כִּֽי־תִקְרַ֣ב אֶל־עִ֔יר לְהִלָּחֵ֖ם עָלֶ֑יהָ וְקָרָ֥אתָ אֵלֶ֖יהָ לְשָׁלֽוֹם׃<text:s/></text:span><text:span text:style-name="T1770">‬</text:span>‬‬<text:span text:style-name="T1771">11</text:span><text:span text:style-name="T1772"> וְהָיָה֙ אִם־שָׁל֣וֹם תַּֽעַנְךָ֔ וּפָתְחָ֖ה לָ֑ךְ וְהָיָ֞ה כָּל־הָעָ֣ם הַנִּמְצָא־בָ֗הּ יִהְי֥וּ לְךָ֛ לָמַ֖ס וַעֲבָדֽוּךָ׃<text:s/></text:span><text:span text:style-name="T1773">‬</text:span>‬‬<text:span text:style-name="T1774">12</text:span><text:span text:style-name="T1775"> וְאִם־לֹ֤א תַשְׁלִים֙ עִמָּ֔ךְ וְעָשְׂתָ֥ה עִמְּךָ֖ מִלְחָמָ֑ה וְצַרְתָּ֖ עָלֶֽיהָ</text:span><text:span text:style-name="T1776">‬׃<text:s/></text:span><text:span text:style-name="T1777">‬</text:span>‬‬‬<text:span text:style-name="T1778">13</text:span><text:span text:style-name="T1779"> וּנְתָנָ֛הּ יְהוָ֥ה אֱלֹהֶ֖יךָ בְּיָדֶ֑ךָ וְהִכִּיתָ֥ אֶת־כָּל־זְכוּרָ֖הּ לְפִי־חָֽרֶב׃<text:s/></text:span><text:span text:style-name="T1780">‬</text:span>‬‬<text:span text:style-name="T1781">14</text:span><text:span text:style-name="T1782"> רַ֣ק הַ֠נָּשִׁים וְהַטַּ֨ף וְהַבְּהֵמָ֜ה וְכֹל֩ אֲשֶׁ֨ר יִהְיֶ֥ה בָעִ֛יר כָּל־שְׁלָלָ֖הּ תָּבֹ֣ז לָ֑ךְ וְאָֽכַלְתָּ֙ אֶת־שְׁלַ֣ל אֹיְבֶ֔יךָ אֲשֶׁ֥ר נָתַ֛ן יְהוָ֥ה אֱלֹהֶ֖יךָ לָֽךְ׃<text:s/></text:span><text:span text:style-name="T1783">‬</text:span>‬‬<text:span text:style-name="T1784">15</text:span><text:span text:style-name="T1785"> כֵּ֤ן תַּעֲשֶׂה֙ לְכָל־הֶ֣עָרִ֔ים הָרְחֹקֹ֥ת מִמְּךָ֖ מְאֹ֑ד אֲשֶׁ֛ר לֹא־מֵעָרֵ֥י הַגּֽוֹיִם־הָאֵ֖לֶּה הֵֽנָּה׃<text:s/></text:span><text:span text:style-name="T1786">‬</text:span>‬‬<text:span text:style-name="T1787">16</text:span><text:span text:style-name="T1788"> רַ֗ק מֵעָרֵ֤י הָֽעַמִּים֙ הָאֵ֔לֶּה אֲשֶׁר֙ יְהוָ֣ה אֱלֹהֶ֔יךָ נֹתֵ֥ן לְךָ֖ נַחֲלָ֑ה לֹ֥א תְחַיֶּ֖ה כָּל־נְשָׁמָֽה׃<text:s/></text:span><text:span text:style-name="T1789">‬</text:span>‬‬<text:span text:style-name="T1790">17</text:span><text:span text:style-name="T1791"> כִּֽי־הַחֲרֵ֣ם תַּחֲרִימֵ֗ם הַחִתִּ֤י וְהָאֱמֹרִי֙ הַכְּנַעֲנִ֣י וְהַפְּרִזִּ֔י הַחִוִּ֖י וְהַיְבוּסִ֑י כַּאֲשֶׁ֥ר צִוְּךָ֖ יְהוָ֥ה אֱלֹהֶֽיךָ׃<text:s/></text:span><text:span text:style-name="T1792">‬</text:span>‬‬<text:span text:style-name="T1793">18</text:span><text:span text:style-name="T1794"> לְמַ֗עַן אֲשֶׁ֨ר לֹֽא־יְלַמְּד֤וּ אֶתְכֶם֙ לַעֲשׂ֔וֹת כְּכֹל֙ תּֽוֹעֲבֹתָ֔ם אֲשֶׁ֥ר עָשׂ֖וּ לֵֽאלֹהֵיהֶ֑ם וַחֲטָאתֶ֖ם לַיהוָ֥ה אֱלֹהֵיכֶֽם׃</text:span><text:span text:style-name="T1795"><text:s/>ס<text:s/></text:span><text:span text:style-name="T1796">‬</text:span>‬‬<text:span text:style-name="T1797">19</text:span><text:span text:style-name="T1798"> כִּֽי־תָצ֣וּר אֶל־עִיר֩ יָמִ֨ים רַבִּ֜ים לְֽהִלָּחֵ֧ם עָלֶ֣יהָ לְתָפְשָׂ֗הּ לֹֽא־תַשְׁחִ֤ית אֶת־עֵצָהּ֙ לִנְדֹּ֤חַ עָלָיו֙ גַּרְזֶ֔ן כִּ֚י מִמֶּ֣נּוּ תֹאכֵ֔ל וְאֹת֖וֹ לֹ֣א תִכְרֹ֑ת כִּ֤י הֽ͏ָאָדָם֙ עֵ֣ץ הַשָּׂדֶ֔ה לָבֹ֥א מִפָּנֶ֖יךָ בַּמָּצֽוֹר׃<text:s/></text:span><text:span text:style-name="T1799">‬</text:span>‬‬<text:span text:style-name="T1800">20</text:span><text:span text:style-name="T1801"> רַ֞ק עֵ֣ץ אֲשֶׁר־תֵּדַ֗ע כִּֽי־לֹא־עֵ֤ץ מַאֲכָל֙ ה֔וּא אֹת֥וֹ תַשְׁחִ֖ית וְכָרָ֑תָּ וּבָנִ֣יתָ מָצ֗וֹר עַל־הָעִיר֙ אֲשֶׁר־הִ֨וא עֹשָׂ֧ה עִמְּךָ֛ מִלְחָמָ֖ה עַ֥ד רִדְתָּֽהּ׃<text:s/></text:span><text:span text:style-name="T1802">פ<text:s/></text:span><text:span text:style-name="T1803">‬</text:span>‬‬‬‬‬‬‬‬‬‬‬‬‬‬‬‬‬‬‬‬‬</text:p>
      </text:section>
      <text:section text:name="Sect20" text:style-name="S20">
        <text:p text:style-name="P1804">Deuteronomy 21</text:p>
        <text:p text:style-name="P1805"><text:span text:style-name="T1806">1</text:span><text:span text:style-name="T1807"> כִּי־יִמָּצֵ֣א חָלָ֗ל בָּאֲדָמָה֙ אֲשֶׁר֩ יְהוָ֨ה אֱלֹהֶ֜יךָ נֹתֵ֤ן לְךָ֙ לְרִשְׁתָּ֔הּ נֹפֵ֖ל בַּשָּׂדֶ֑ה לֹ֥א נוֹדַ֖ע מִ֥י הִכָּֽהוּ׃<text:s/></text:span><text:span text:style-name="T1808">2</text:span><text:span text:style-name="T1809"> וְיָצְא֥וּ זְקֵנֶ֖יךָ וְשֹׁפְטֶ֑יךָ וּמָדְדוּ֙ אֶל־הֶ֣עָרִ֔ים אֲשֶׁ֖ר סְבִיבֹ֥ת הֶחָלָֽל׃<text:s/></text:span><text:span text:style-name="T1810">‬</text:span>‬‬<text:span text:style-name="T1811">3</text:span><text:span text:style-name="T1812"> וְהָיָ֣ה הָעִ֔יר הַקְּרֹבָ֖ה אֶל־הֶחָלָ֑ל וְלָֽקְח֡וּ זִקְנֵי֩ הָעִ֨יר הַהִ֜וא עֶגְלַ֣ת בָּקָ֗ר אֲשֶׁ֤ר לֹֽא־עֻבַּד֙ בָּ֔הּ אֲשֶׁ֥ר לֹא־מָשְׁכָ֖ה בְּעֹֽל׃<text:s/></text:span><text:span text:style-name="T1813">‬</text:span>‬‬<text:span text:style-name="T1814">4</text:span><text:span text:style-name="T1815"> וְהוֹרִ֡דוּ זִקְנֵי֩ הָעִ֨יר הַהִ֤וא אֶת־הָֽעֶגְלָה֙ אֶל־נַ֣חַל אֵיתָ֔ן אֲשֶׁ֛ר לֹא־יֵעָבֵ֥ד בּ֖וֹ וְלֹ֣א יִזָּרֵ֑עַ וְעָֽרְפוּ־שָׁ֥ם אֶת־הָעֶגְלָ֖ה בַּנָּֽחַל׃<text:s/></text:span><text:span text:style-name="T1816">‬</text:span>‬‬<text:span text:style-name="T1817">5</text:span><text:span text:style-name="T1818"> וְנִגְּשׁ֣וּ הַכֹּהֲנִים֮ בְּנֵ֣י לֵוִי֒ כִּ֣י בָ֗ם בָּחַ֞ר יְהוָ֤ה אֱלֹהֶ֙יךָ֙ לְשָׁ֣רְת֔וֹ וּלְבָרֵ֖ךְ בְּשֵׁ֣ם יְהוָ֑ה וְעַל־פִּיהֶ֥ם יִהְיֶ֖ה כָּל־רִ֥יב וְכָל־נָֽגַע׃<text:s/></text:span><text:span text:style-name="T1819">‬</text:span>‬‬<text:span text:style-name="T1820">6</text:span><text:span text:style-name="T1821"> וְכֹ֗ל זִקְנֵי֙ הָעִ֣יר הַהִ֔וא הַקְּרֹבִ֖ים אֶל־הֶחָלָ֑ל יִרְחֲצוּ֙ אֶת־יְדֵיהֶ֔ם עַל־הָעֶגְלָ֖ה הָעֲרוּפָ֥ה בַנָּֽחַל׃<text:s/></text:span><text:span text:style-name="T1822">‬</text:span>‬‬<text:span text:style-name="T1823">7</text:span><text:span text:style-name="T1824"> וְעָנ֖וּ וְאָמְר֑וּ יָדֵ֗ינוּ לֹ֤א *שפכה **שָֽׁפְכוּ֙ אֶת־הַדָּ֣ם הַזֶּ֔ה וְעֵינֵ֖ינוּ לֹ֥א רָאֽוּ׃<text:s/></text:span><text:span text:style-name="T1825">‬</text:span>‬‬<text:span text:style-name="T1826">8</text:span><text:span text:style-name="T1827"> כַּפֵּר֩ לְעַמְּךָ֨ יִשְׂרָאֵ֤ל אֲשֶׁר־פָּדִ֙יתָ֙ יְהוָ֔ה וְאַל־תִּתֵּן֙ דָּ֣ם נָקִ֔י בְּקֶ֖רֶב עַמְּךָ֣ יִשְׂרָאֵ֑ל וְנִכַּפֵּ֥ר לָהֶ֖ם הַדָּֽם׃<text:s/></text:span><text:span text:style-name="T1828">‬</text:span>‬‬<text:span text:style-name="T1829">9</text:span><text:span text:style-name="T1830"> וְאַתָּ֗ה תְּבַעֵ֛ר הַדָּ֥ם הַנָּקִ֖י מִקִּרְבֶּ֑ךָ כִּֽי־תַעֲשֶׂ֥ה הַיָּשָׁ֖ר בְּעֵינֵ֥י יְהוָֽה׃</text:span><text:span text:style-name="T1831"><text:s/>ס<text:s/></text:span><text:span text:style-name="T1832">‬</text:span>‬‬<text:span text:style-name="T1833">10</text:span><text:span text:style-name="T1834"> כִּֽי־תֵצֵ֥א לַמִּלְחָמָ֖ה עַל־אֹיְבֶ֑יךָ וּנְתָנ֞וֹ יְהוָ֧ה אֱלֹהֶ֛יךָ בְּיָדֶ֖ךָ וְשָׁבִ֥יתָ שִׁבְיֽוֹ׃<text:s/></text:span><text:span text:style-name="T1835">‬</text:span>‬‬<text:span text:style-name="T1836">11</text:span><text:span text:style-name="T1837"> וְרָאִיתָ֙ בַּשִּׁבְיָ֔ה אֵ֖שֶׁת יְפַת־תֹּ֑אַר וְחָשַׁקְתָּ֣ בָ֔הּ וְלָקַחְתָּ֥ לְךָ֖ לְאִשָּֽׁה׃<text:s/></text:span><text:span text:style-name="T1838">‬</text:span>‬‬<text:span text:style-name="T1839">12</text:span><text:span text:style-name="T1840"> וַהֲבֵאתָ֖הּ אֶל־תּ֣וֹךְ בֵּיתֶ֑ךָ וְגִלְּחָה֙ אֶת־רֹאשָׁ֔הּ וְעָשְׂתָ֖ה אֶת־צִפָּרְנֶֽיהָ׃<text:s/></text:span><text:span text:style-name="T1841">‬</text:span>‬‬<text:span text:style-name="T1842">13</text:span><text:span text:style-name="T1843"> וְהֵסִ֩ירָה֩ אֶת־שִׂמְלַ֨ת שִׁבְיָ֜הּ מֵעָלֶ֗יהָ<text:s/></text:span><text:soft-page-break/><text:span text:style-name="T1844">וְיָֽשְׁבָה֙ בְּבֵיתֶ֔ךָ וּבָ֥כְתָ֛ה אֶת־אָבִ֥יהָ וְאֶת־אִמָּ֖הּ יֶ֣רַח יָמִ֑ים וְאַ֨חַר כֵּ֜ן תָּב֤וֹא אֵלֶ֙יהָ֙ וּבְעַלְתָּ֔הּ וְהָיְתָ֥ה לְךָ֖ לְאִשָּֽׁה׃<text:s/></text:span><text:span text:style-name="T1845">‬</text:span>‬‬‬<text:span text:style-name="T1846">14</text:span><text:span text:style-name="T1847"> וְהָיָ֞ה אִם־לֹ֧א חָפַ֣צְתָּ בָּ֗הּ וְשִׁלַּחְתָּהּ֙ לְנַפְשָׁ֔הּ וּמָכֹ֥ר לֹא־תִמְכְּרֶ֖נָּה בַּכָּ֑סֶף לֹא־תִתְעַמֵּ֣ר בָּ֔הּ תַּ֖חַת אֲשֶׁ֥ר עִנִּיתָֽהּ׃</text:span><text:span text:style-name="T1848"><text:s/>ס<text:s/></text:span><text:span text:style-name="T1849">‬</text:span>‬‬<text:span text:style-name="T1850">15</text:span><text:span text:style-name="T1851"> כִּֽי־תִהְיֶ֨יןָ לְאִ֜ישׁ שְׁתֵּ֣י נָשִׁ֗ים הָאַחַ֤ת אֲהוּבָה֙ וְהָאַחַ֣ת שְׂנוּאָ֔ה וְיָֽלְדוּ־ל֣וֹ בָנִ֔ים הָאֲהוּבָ֖ה וְהַשְּׂנוּאָ֑ה וְהָיָ֛ה הַבֵּ֥ן הַבְּכ֖וֹר לַשְּׂנִיאָֽה׃<text:s/></text:span><text:span text:style-name="T1852">‬</text:span>‬‬<text:span text:style-name="T1853">16</text:span><text:span text:style-name="T1854"> וְהָיָ֗ה בְּיוֹם֙ הַנְחִיל֣וֹ אֶת־בָּנָ֔יו אֵ֥ת אֲשֶׁר־יִהְיֶ֖ה ל֑וֹ לֹ֣א יוּכַ֗ל לְבַכֵּר֙ אֶת־בֶּן־הָ֣אֲהוּבָ֔ה עַל־פְּנֵ֥י בֶן־הַשְּׂנוּאָ֖ה הַבְּכֹֽר׃<text:s/></text:span><text:span text:style-name="T1855">‬</text:span>‬‬<text:span text:style-name="T1856">17</text:span><text:span text:style-name="T1857"> כִּי֩ אֶת־הַבְּכֹ֨ר בֶּן־הַשְּׂנוּאָ֜ה יַכִּ֗יר לָ֤תֶת לוֹ֙ פִּ֣י שְׁנַ֔יִם בְּכֹ֥ל אֲשֶׁר־יִמָּצֵ֖א ל֑וֹ כִּי־הוּא֙ רֵאשִׁ֣ית אֹנ֔וֹ ל֖וֹ מִשְׁפַּ֥ט הַבְּכֹרָֽה׃</text:span><text:span text:style-name="T1858"><text:s/>ס<text:s/></text:span><text:span text:style-name="T1859">‬</text:span>‬‬<text:span text:style-name="T1860">18</text:span><text:span text:style-name="T1861"> כִּֽי־יִהְיֶ֣ה לְאִ֗ישׁ בֵּ֚ן סוֹרֵ֣ר וּמוֹרֶ֔ה אֵינֶ֣נּוּ שֹׁמֵ֔עַ בְּק֥וֹל אָבִ֖יו וּבְק֣וֹל אִמּ֑וֹ וְיסְּר֣וּ אֹת֔וֹ וְלֹ֥א יִשְׁמַ֖ע אֲלֵיהֶֽם׃<text:s/></text:span><text:span text:style-name="T1862">‬</text:span>‬‬<text:span text:style-name="T1863">19</text:span><text:span text:style-name="T1864"> וְתָ֥פְשׂוּ ב֖וֹ אָבִ֣יו וְאִמּ֑וֹ וְהוֹצִ֧יאוּ אֹת֛וֹ אֶל־זִקְנֵ֥י עִיר֖וֹ וְאֶל־שַׁ֥עַר מְקֹמֽוֹ׃<text:s/></text:span><text:span text:style-name="T1865">‬</text:span>‬‬<text:span text:style-name="T1866">20</text:span><text:span text:style-name="T1867"> וְאָמְר֞וּ אֶל־זִקְנֵ֣י עִיר֗וֹ בְּנֵ֤נוּ זֶה֙ סוֹרֵ֣ר וּמֹרֶ֔ה אֵינֶ֥נּוּ שֹׁמֵ֖עַ בְּקֹלֵ֑נוּ זוֹלֵ֖ל וְסֹבֵֽא׃<text:s/></text:span><text:span text:style-name="T1868">‬</text:span>‬‬<text:span text:style-name="T1869">21</text:span><text:span text:style-name="T1870"> וּ֠רְגָמֻהוּ כָּל־אַנְשֵׁ֨י עִיר֤וֹ בָֽאֲבָנִים֙ וָמֵ֔ת וּבִֽעַרְתָּ֥ הָרָ֖ע מִקִּרְבֶּ֑ךָ וְכָל־יִשְׂרָאֵ֖ל יִשְׁמְע֥וּ וְיִרָֽאוּ׃</text:span><text:span text:style-name="T1871"><text:s/>ס<text:s/></text:span><text:span text:style-name="T1872">‬</text:span>‬‬<text:span text:style-name="T1873">22</text:span><text:span text:style-name="T1874"> וְכִֽי־יִהְיֶ֣ה בְאִ֗ישׁ חֵ֛טְא מִשְׁפַּט־מָ֖וֶת וְהוּמָ֑ת וְתָלִ֥יתָ אֹת֖וֹ עַל־עֵֽץ׃<text:s/></text:span><text:span text:style-name="T1875">‬</text:span>‬‬<text:span text:style-name="T1876">23</text:span><text:span text:style-name="T1877"> לֹא־תָלִ֨ין נִבְלָת֜וֹ עַל־הָעֵ֗ץ כִּֽי־קָב֤וֹר תִּקְבְּרֶ֙נּוּ֙ בַּיּ֣וֹם הַה֔וּא כִּֽי־קִלְלַ֥ת אֱלֹהִ֖ים תָּל֑וּי וְלֹ֤א תְטַמֵּא֙ אֶת־אַדְמָ֣תְךָ֔ אֲשֶׁר֙ יְהוָ֣ה אֱלֹהֶ֔יךָ נֹתֵ֥ן לְךָ֖ נַחֲלָֽה׃</text:span><text:span text:style-name="T1878"><text:s/>ס<text:s/></text:span><text:span text:style-name="T1879">‬</text:span>‬‬‬‬‬‬‬‬‬‬‬‬‬‬‬‬‬‬‬‬‬‬‬‬</text:p>
      </text:section>
      <text:section text:name="Sect21" text:style-name="S21">
        <text:p text:style-name="P1880">Deuteronomy 22</text:p>
        <text:p text:style-name="P1881"><text:span text:style-name="T1882">1</text:span><text:span text:style-name="T1883"> לֹֽא־תִרְאֶה֩ אֶת־שׁ֨וֹר אָחִ֜יךָ א֤וֹ אֶת־שֵׂיוֹ֙ נִדָּחִ֔ים וְהִתְעַלַּמְתָּ֖ מֵהֶ֑ם הָשֵׁ֥ב תְּשִׁיבֵ֖ם לְאָחִֽיךָ׃<text:s/></text:span><text:span text:style-name="T1884">2</text:span><text:span text:style-name="T1885"> וְאִם־לֹ֨א קָר֥וֹב אָחִ֛יךָ אֵלֶ֖יךָ וְלֹ֣א יְדַעְתּ֑וֹ וַאֲסַפְתּוֹ֙ אֶל־תּ֣וֹךְ בֵּיתֶ֔ךָ וְהָיָ֣ה עִמְּךָ֗ עַ֣ד דְּרֹ֤שׁ אָחִ֙יךָ֙ אֹת֔וֹ וַהֲשֵׁבֹת֖וֹ לֽוֹ׃<text:s/></text:span><text:span text:style-name="T1886">‬</text:span>‬‬<text:span text:style-name="T1887">3</text:span><text:span text:style-name="T1888"> וְכֵ֧ן תַּעֲשֶׂ֣ה לַחֲמֹר֗וֹ וְכֵ֣ן תַּעֲשֶׂה֮ לְשִׂמְלָתוֹ֒ וְכֵ֣ן תַּעֲשֶׂ֗ה לְכָל־אֲבֵדַ֥ת אָחִ֛יךָ אֲשֶׁר־תֹּאבַ֥ד מִמֶּ֖נּוּ וּמְצָאתָ֑הּ לֹ֥א תוּכַ֖ל לְהִתְעַלֵּֽם׃</text:span><text:span text:style-name="T1889"><text:s/>ס<text:s/></text:span><text:span text:style-name="T1890">‬</text:span>‬‬‬<text:span text:style-name="T1891">4</text:span><text:span text:style-name="T1892"> לֹא־תִרְאֶה֩ אֶת־חֲמ֨וֹר אָחִ֜יךָ א֤וֹ שׁוֹרוֹ֙ נֹפְלִ֣ים בַּדֶּ֔רֶךְ וְהִתְעַלַּמְתָּ֖ מֵהֶ֑ם הָקֵ֥ם תָּקִ֖ים עִמּֽוֹ׃</text:span><text:span text:style-name="T1893"><text:s/>ס<text:s/></text:span><text:span text:style-name="T1894">‬</text:span>‬‬<text:span text:style-name="T1895">5</text:span><text:span text:style-name="T1896"> לֹא־יִהְיֶ֤ה כְלִי־גֶ֙בֶר֙ עַל־אִשָּׁ֔ה וְלֹא־יִלְבַּ֥שׁ גֶּ֖בֶר שִׂמְלַ֣ת אִשָּׁ֑ה כִּ֧י תוֹעֲבַ֛ת יְהוָ֥ה אֱלֹהֶ֖יךָ כָּל־עֹ֥שֵׂה אֵֽלֶּה׃<text:s/></text:span><text:span text:style-name="T1897">פ<text:s/></text:span><text:span text:style-name="T1898">‬</text:span>‬‬‬‬‬‬</text:p>
        <text:p text:style-name="P1899"><text:span text:style-name="T1900">6</text:span><text:span text:style-name="T1901"> כִּ֣י יִקָּרֵ֣א קַן־צִפּ֣וֹר ׀ לְפָנֶ֡יךָ בַּדֶּ֜רֶךְ בְּכָל־עֵ֣ץ ׀ א֣וֹ עַל־הָאָ֗רֶץ אֶפְרֹחִים֙ א֣וֹ בֵיצִ֔ים וְהָאֵ֤ם רֹבֶ֙צֶת֙ עַל־הָֽאֶפְרֹחִ֔ים א֖וֹ עַל־הַבֵּיצִ֑ים לֹא־תִקַּ֥ח הָאֵ֖ם עַל־הַבָּנִֽים׃<text:s/></text:span><text:span text:style-name="T1902">‬</text:span>‬‬<text:span text:style-name="T1903">7</text:span><text:span text:style-name="T1904"> שַׁלֵּ֤חַ תְּשַׁלַּח֙ אֶת־הָאֵ֔ם וְאֶת־הַבָּנִ֖ים תִּֽקַּֽח־לָ֑ךְ לְמַ֙עַן֙ יִ֣יטַב לָ֔ךְ וְהַאֲרַכְתָּ֖ יָמִֽים׃</text:span><text:span text:style-name="T1905"><text:s/>ס<text:s/></text:span><text:span text:style-name="T1906">‬</text:span>‬‬<text:span text:style-name="T1907">8</text:span><text:span text:style-name="T1908"> כִּ֤י תִבְנֶה֙ בַּ֣יִת חָדָ֔שׁ וְעָשִׂ֥יתָ מַעֲקֶ֖ה לְגַגֶּ֑ךָ וְלֹֽא־תָשִׂ֤ים דָּמִים֙ בְּבֵיתֶ֔ךָ כִּֽי־יִפֹּ֥ל הַנֹּפֵ֖ל מִמֶּֽנּוּ׃</text:span><text:span text:style-name="T1909"><text:s/>ס<text:s/></text:span><text:span text:style-name="T1910">‬</text:span>‬‬<text:span text:style-name="T1911">9</text:span><text:span text:style-name="T1912"> לֹא־תִזְרַ֥ע כַּרְמְךָ֖ כִּלְאָ֑יִם פֶּן־תִּקְדַּ֗שׁ הַֽמְלֵאָ֤ה הַזֶּ֙רַע֙ אֲשֶׁ֣ר תִּזְרָ֔ע וּתְבוּאַ֖ת הַכָּֽרֶם׃</text:span><text:span text:style-name="T1913"><text:s/>ס<text:s/></text:span><text:span text:style-name="T1914">‬</text:span>‬‬<text:span text:style-name="T1915">10</text:span><text:span text:style-name="T1916"> לֹֽא־תַחֲרֹ֥שׁ בְּשׁוֹר־וּבַחֲמֹ֖ר יַחְדָּֽו׃</text:span><text:span text:style-name="T1917"><text:s/>ס<text:s/></text:span><text:span text:style-name="T1918">‬</text:span>‬‬<text:span text:style-name="T1919">11</text:span><text:span text:style-name="T1920"> לֹ֤א תִלְבַּשׁ֙ שַֽׁעַטְנֵ֔ז צֶ֥מֶר וּפִשְׁתִּ֖ים יַחְדָּֽו׃</text:span><text:span text:style-name="T1921"><text:s/>ס<text:s/></text:span><text:span text:style-name="T1922">‬</text:span>‬‬<text:span text:style-name="T1923">12</text:span><text:span text:style-name="T1924"> גְּדִלִ֖ים תַּעֲשֶׂה־לָּ֑ךְ עַל־אַרְבַּ֛ע כַּנְפ֥וֹת כְּסוּתְךָ֖ אֲשֶׁ֥ר תְּכַסֶּה־בָּֽהּ׃</text:span><text:span text:style-name="T1925"><text:s/>ס<text:s/></text:span><text:span text:style-name="T1926">‬</text:span>‬‬<text:span text:style-name="T1927">13</text:span><text:span text:style-name="T1928"> כִּֽי־יִקַּ֥ח אִ֖ישׁ אִשָּׁ֑ה וּבָ֥א אֵלֶ֖יהָ<text:s/></text:span><text:soft-page-break/><text:span text:style-name="T1929">וּשְׂנֵאָֽהּ׃<text:s/></text:span><text:span text:style-name="T1930">‬</text:span>‬‬<text:span text:style-name="T1931">14</text:span><text:span text:style-name="T1932"> וְשָׂ֥ם לָהּ֙ עֲלִילֹ֣ת דְּבָרִ֔ים וְהוֹצִ֥יא עָלֶ֖יהָ שֵׁ֣ם רָ֑ע וְאָמַ֗ר אֶת־הָאִשָּׁ֤ה הַזֹּאת֙ לָקַ֔חְתִּי וָאֶקְרַ֣ב אֵלֶ֔יהָ וְלֹא־מָצָ֥אתִי לָ֖הּ בְּתוּלִֽים׃<text:s/></text:span><text:span text:style-name="T1933">‬</text:span>‬‬<text:span text:style-name="T1934">15</text:span><text:span text:style-name="T1935"> וְלָקַ֛ח אֲבִ֥י *הנער **הַֽנַּעֲרָ֖ה וְאִמָּ֑הּ וְהוֹצִ֜יאוּ אֶת־בְּתוּלֵ֧י *הנער **הַֽנַּעֲרָ֛ה אֶל־זִקְנֵ֥י הָעִ֖יר הַשָּֽׁעְרָה׃<text:s/></text:span><text:span text:style-name="T1936">‬</text:span>‬‬<text:span text:style-name="T1937">16</text:span><text:span text:style-name="T1938"> וְאָמַ֛ר אֲבִ֥י *הנער **הַֽנַּעַרָ֖ה אֶל־הַזְּקֵנִ֑ים אֶת־בִּתִּ֗י נָתַ֜תִּי לָאִ֥ישׁ הַזֶּ֛ה לְאִשָּׁ֖ה וַיִּשְׂנָאֶֽהָ׃<text:s/></text:span><text:span text:style-name="T1939">‬</text:span>‬‬<text:span text:style-name="T1940">17</text:span><text:span text:style-name="T1941"> וְהִנֵּה־ה֡וּא שָׂם֩ עֲלִילֹ֨ת דְּבָרִ֜ים לֵאמֹ֗ר לֹֽא־מָצָ֤אתִי לְבִתְּךָ֙ בְּתוּלִ֔ים וְאֵ֖לֶּה בְּתוּלֵ֣י בִתִּ֑י וּפֽ͏ָרְשׂוּ֙ הַשִּׂמְלָ֔ה לִפְנֵ֖י זִקְנֵ֥י הָעִֽיר׃<text:s/></text:span><text:span text:style-name="T1942">‬</text:span>‬‬<text:span text:style-name="T1943">18</text:span><text:span text:style-name="T1944"> וְלָֽקְח֛וּ זִקְנֵ֥י הָֽעִיר־הַהִ֖וא אֶת־הָאִ֑ישׁ וְיִסְּר֖וּ אֹתֽוֹ׃<text:s/></text:span><text:span text:style-name="T1945">‬</text:span>‬‬‬<text:span text:style-name="T1946">19</text:span><text:span text:style-name="T1947"> וְעָנְשׁ֨וּ אֹת֜וֹ מֵ֣אָה כֶ֗סֶף וְנָתְנוּ֙ לַאֲבִ֣י הַֽנַּעֲרָ֔ה כִּ֤י הוֹצִיא֙ שֵׁ֣ם רָ֔ע עַ֖ל בְּתוּלַ֣ת יִשְׂרָאֵ֑ל וְלֽוֹ־תִהְיֶ֣ה לְאִשָּׁ֔ה לֹא־יוּכַ֥ל לְשַּׁלְּחָ֖הּ כָּל־יָמָֽיו׃</text:span><text:span text:style-name="T1948"><text:s/>ס<text:s/></text:span><text:span text:style-name="T1949">‬</text:span>‬‬<text:span text:style-name="T1950">20</text:span><text:span text:style-name="T1951"> וְאִם־אֱמֶ֣ת הָיָ֔ה הַדָּבָ֖ר הַזֶּ֑ה לֹא־נִמְצְא֥וּ בְתוּלִ֖ים *לנער **לַֽנַּעֲרָֽה׃<text:s/></text:span><text:span text:style-name="T1952">‬</text:span>‬‬<text:span text:style-name="T1953">21</text:span><text:span text:style-name="T1954"> וְהוֹצִ֨יאוּ אֶת־*הנער **הַֽנַּעֲרָ֜ה אֶל־פֶּ֣תַח בֵּית־אָבִ֗יהָ וּסְקָלוּהָ֩ אַנְשֵׁ֨י עִירָ֤הּ בָּאֲבָנִים֙ וָמֵ֔תָה כִּֽי־עָשְׂתָ֤ה נְבָלָה֙ בְּיִשְׂרָאֵ֔ל לִזְנ֖וֹת בֵּ֣ית אָבִ֑יהָ וּבִֽעַרְתָּ֥ הָרָ֖ע מִקִּרְבֶּֽךָ׃</text:span><text:span text:style-name="T1955"><text:s/>ס<text:s/></text:span><text:span text:style-name="T1956">‬</text:span>‬‬<text:span text:style-name="T1957">22</text:span><text:span text:style-name="T1958"> כִּֽי־יִמָּצֵ֨א אִ֜ישׁ שֹׁכֵ֣ב ׀ עִם־אִשָּׁ֣ה בְעֻֽלַת־בַּ֗עַל וּמֵ֙תוּ֙ גַּם־שְׁנֵיהֶ֔ם הָאִ֛ישׁ הַשֹּׁכֵ֥ב עִם־הָאִשָּׁ֖ה וְהָאִשָּׁ֑ה וּבִֽעַרְתָּ֥ הָרָ֖ע מִיִּשְׂרָאֵֽל׃</text:span><text:span text:style-name="T1959"><text:s/>ס<text:s/></text:span><text:span text:style-name="T1960">‬</text:span>‬‬<text:span text:style-name="T1961">23</text:span><text:span text:style-name="T1962"> כִּ֤י יִהְיֶה֙ *נער **נַעֲרָ֣ה בְתוּלָ֔ה מְאֹרָשָׂ֖ה לְאִ֑ישׁ וּמְצָאָ֥הּ אִ֛ישׁ בָּעִ֖יר וְשָׁכַ֥ב עִמָּֽהּ׃<text:s/></text:span><text:span text:style-name="T1963">‬</text:span>‬‬<text:span text:style-name="T1964">24</text:span><text:span text:style-name="T1965"> וְהוֹצֵאתֶ֨ם אֶת־שְׁנֵיהֶ֜ם אֶל־שַׁ֣עַר ׀ הָעִ֣יר הַהִ֗וא וּסְקַלְתֶּ֨ם אֹתָ֥ם בָּאֲבָנִים֮ וָמֵתוּ֒ אֶת־*הנער **הַֽנַּעֲרָ֗ה עַל־דְּבַר֙ אֲשֶׁ֣ר לֹא־צָעֲקָ֣ה בָעִ֔יר וְאֶ֨ת־הָאִ֔ישׁ עַל־דְּבַ֥ר אֲשֶׁר־עִנָּ֖ה אֶת־אֵ֣שֶׁת רֵעֵ֑הוּ וּבִֽעַרְתָּ֥ הָרָ֖ע מִקִּרְבֶּֽךָ׃</text:span><text:span text:style-name="T1966"><text:s/>ס<text:s/></text:span><text:span text:style-name="T1967">‬</text:span>‬‬<text:span text:style-name="T1968">25</text:span><text:span text:style-name="T1969"> וְֽאִם־בַּשָּׂדֶ֞ה יִמְצָ֣א הָאִ֗ישׁ אֶת־*הנער **הַֽנַּעֲרָה֙ הַמְאֹ֣רָשָׂ֔ה וְהֶחֱזִֽיק־בָּ֥הּ הָאִ֖ישׁ וְשָׁכַ֣ב עִמָּ֑הּ וּמֵ֗ת הָאִ֛ישׁ אֲשֶׁר־שָׁכַ֥ב עִמָּ֖הּ לְבַדּֽוֹ׃<text:s/></text:span><text:span text:style-name="T1970">‬</text:span>‬‬<text:span text:style-name="T1971">26</text:span><text:span text:style-name="T1972"> *ולנער **וְלַֽנַּעֲרָה֙ לֹא־תַעֲשֶׂ֣ה דָבָ֔ר אֵ֥ין *לנער **לַֽנַּעֲרָ֖ה חֵ֣טְא מָ֑וֶת כִּ֡י כַּאֲשֶׁר֩ יָק֨וּם אִ֤ישׁ עַל־רֵעֵ֙הוּ֙ וּרְצָח֣וֹ נֶ֔פֶשׁ כֵּ֖ן הַדָּבָ֥ר הַזֶּֽה׃<text:s/></text:span><text:span text:style-name="T1973">‬</text:span>‬‬<text:span text:style-name="T1974">27</text:span><text:span text:style-name="T1975"> כִּ֥י בַשָּׂדֶ֖ה מְצָאָ֑הּ צָעֲקָ֗ה *הנער **הַֽנַּעֲרָה֙ הַמְאֹ֣רָשָׂ֔ה וְאֵ֥ין מוֹשִׁ֖יעַ לָֽהּ׃</text:span><text:span text:style-name="T1976"><text:s/>ס<text:s/></text:span><text:span text:style-name="T1977">‬</text:span>‬‬<text:span text:style-name="T1978">28</text:span><text:span text:style-name="T1979"> כִּֽי־יִמְצָ֣א אִ֗ישׁ *נער **נַעֲרָ֤ה בְתוּלָה֙ אֲשֶׁ֣ר לֹא־אֹרָ֔שָׂה וּתְפָשָׂ֖הּ וְשָׁכַ֣ב עִמָּ֑הּ וְנִמְצָֽאוּ׃<text:s/></text:span><text:span text:style-name="T1980">‬</text:span>‬‬<text:span text:style-name="T1981">29</text:span><text:span text:style-name="T1982"> וְ֠נָתַן הָאִ֨ישׁ הַשֹּׁכֵ֥ב עִמָּ֛הּ לַאֲבִ֥י *הנער **הַֽנַּעֲרָ֖ה חֲמִשִּׁ֣ים כָּ֑סֶף וְלֽוֹ־תִהְיֶ֣ה לְאִשָּׁ֗ה תַּ֚חַת אֲשֶׁ֣ר עִנָּ֔הּ לֹא־יוּכַ֥ל שַׁלְּחָ֖ה כָּל־יָמָֽיו׃</text:span><text:span text:style-name="T1983"><text:s/>ס<text:s/></text:span><text:span text:style-name="T1984">‬</text:span>‬‬‬‬‬‬‬‬‬‬‬‬‬‬‬‬‬‬‬‬‬‬‬‬‬‬</text:p>
      </text:section>
      <text:section text:name="Sect22" text:style-name="S22">
        <text:p text:style-name="P1985">Deuteronomy 23</text:p>
        <text:p text:style-name="P1986"><text:span text:style-name="T1987">1</text:span><text:span text:style-name="T1988"> לֹא־יִקַּ֥ח אִ֖ישׁ אֶת־אֵ֣שֶׁת אָבִ֑יו וְלֹ֥א יְגַלֶּ֖ה כְּנַ֥ף אָבִֽיו׃</text:span><text:span text:style-name="T1989"><text:s/>ס<text:s/></text:span><text:span text:style-name="T1990">‬</text:span>‬‬‬‬<text:span text:style-name="T1991">2</text:span><text:span text:style-name="T1992"> לֹֽא־יָבֹ֧א פְצֽוּעַ־דַּכָּ֛א וּכְר֥וּת שָׁפְכָ֖ה בִּקְהַ֥ל יְהוָֽה׃</text:span><text:span text:style-name="T1993"><text:s/>ס<text:s/></text:span><text:span text:style-name="T1994">‬</text:span>‬‬<text:span text:style-name="T1995">3</text:span><text:span text:style-name="T1996"> לֹא־יָבֹ֥א מַמְזֵ֖ר בִּקְהַ֣ל יְהוָ֑ה גַּ֚ם דּ֣וֹר עֲשִׂירִ֔י לֹא־יָ֥בֹא ל֖וֹ בִּקְהַ֥ל יְהוָֽה׃</text:span><text:span text:style-name="T1997"><text:s/>ס<text:s/></text:span><text:span text:style-name="T1998">‬</text:span>‬‬<text:span text:style-name="T1999">4</text:span><text:span text:style-name="T2000"> לֹֽא־יָבֹ֧א עַמּוֹנִ֛י וּמוֹאָבִ֖י בִּקְהַ֣ל יְהוָ֑ה גַּ֚ם דּ֣וֹר עֲשִׂירִ֔י לֹא־יָבֹ֥א לָהֶ֛ם בִּקְהַ֥ל יְהוָ֖ה עַד־עוֹלָֽם׃<text:s/></text:span><text:span text:style-name="T2001">‬</text:span>‬‬<text:span text:style-name="T2002">5</text:span><text:span text:style-name="T2003"> עַל־דְּבַ֞ר אֲשֶׁ֨ר לֹא־קִדְּמ֤וּ אֶתְכֶם֙ בַּלֶּ֣חֶם וּבַמַּ֔יִם בַּדֶּ֖רֶךְ בְּצֵאתְכֶ֣ם מִמִּצְרָ֑יִם וַאֲשֶׁר֩ שָׂכַ֨ר עָלֶ֜יךָ אֶת־בִּלְעָ֣ם בֶּן־בְּע֗וֹר מִפְּת֛וֹר אֲרַ֥ם נַהֲרַ֖יִם לְקַֽלְלֶֽךָּ׃<text:s/></text:span><text:span text:style-name="T2004">‬</text:span>‬‬<text:span text:style-name="T2005">6</text:span><text:span text:style-name="T2006"> וְלֹֽא־אָבָ֞ה יְהוָ֤ה אֱלֹהֶ֙יךָ֙ לִשְׁמֹ֣עַ אֶל־בִּלְעָ֔ם וַיַּהֲפֹךְ֩ יְהוָ֨ה אֱלֹהֶ֧יךָ לְּךָ֛ אֶת־הַקְּלָלָ֖ה לִבְרָכָ֑ה כִּ֥י אֲהֵֽבְךָ֖ יְהוָ֥ה אֱלֹהֶֽיךָ׃<text:s/></text:span><text:span text:style-name="T2007">‬</text:span>‬‬<text:span text:style-name="T2008">7</text:span><text:span text:style-name="T2009"> לֹא־תִדְרֹ֥שׁ שְׁלֹמָ֖ם וְטֹבָתָ֑ם כָּל־יָמֶ֖יךָ לְעוֹלָֽם׃</text:span><text:span text:style-name="T2010"><text:s/>ס<text:s/></text:span><text:span text:style-name="T2011">‬</text:span>‬‬<text:span text:style-name="T2012">8</text:span><text:span text:style-name="T2013"> לֹֽא־תְתַעֵ֣ב אֲדֹמִ֔י<text:s/></text:span><text:soft-page-break/><text:span text:style-name="T2014">כִּ֥י אָחִ֖יךָ ה֑וּא</text:span><text:span text:style-name="T2015"><text:s/>ס<text:s/></text:span><text:span text:style-name="T2016">לֹא־תְתַעֵ֣ב מִצְרִ֔י כִּי־גֵ֖ר הָיִ֥יתָ בְאַרְצֽוֹ׃<text:s/></text:span><text:span text:style-name="T2017">‬</text:span>‬‬<text:span text:style-name="T2018">9</text:span><text:span text:style-name="T2019"> בָּנִ֛ים אֲשֶׁר־יִוָּלְד֥וּ לָהֶ֖ם דּ֣וֹר שְׁלִישִׁ֑י יָבֹ֥א לָהֶ֖ם בִּקְהַ֥ל יְהוָֽה׃</text:span><text:span text:style-name="T2020"><text:s/>ס<text:s/></text:span><text:span text:style-name="T2021">‬</text:span>‬‬<text:span text:style-name="T2022">10</text:span><text:span text:style-name="T2023"> כִּֽי־תֵצֵ֥א מַחֲנֶ֖ה עַל־אֹיְבֶ֑יךָ וְנִ֨שְׁמַרְתָּ֔ מִכֹּ֖ל דָּבָ֥ר רָֽע׃<text:s/></text:span><text:span text:style-name="T2024">‬</text:span>‬‬<text:span text:style-name="T2025">11</text:span><text:span text:style-name="T2026"> כִּֽי־יִהְיֶ֤ה בְךָ֙ אִ֔ישׁ אֲשֶׁ֛ר לֹא־יִהְיֶ֥ה טָה֖וֹר מִקְּרֵה־לָ֑יְלָה וְיָצָא֙ אֶל־מִח֣וּץ לַֽמַּחֲנֶ֔ה לֹ֥א יָבֹ֖א אֶל־תּ֥וֹךְ הַֽמַּחֲנֶֽה׃<text:s/></text:span><text:span text:style-name="T2027">‬</text:span>‬‬<text:span text:style-name="T2028">12</text:span><text:span text:style-name="T2029"> וְהָיָ֥ה לִפְנֽוֹת־עֶ֖רֶב יִרְחַ֣ץ בַּמָּ֑יִם וּכְבֹ֣א הַשֶּׁ֔מֶשׁ יָבֹ֖א אֶל־תּ֥וֹךְ הַֽמַּחֲנֶה׃<text:s/></text:span><text:span text:style-name="T2030">‬</text:span>‬‬‬<text:span text:style-name="T2031">13</text:span><text:span text:style-name="T2032"> וְיָד֙ תִּהְיֶ֣ה לְךָ֔ מִח֖וּץ לַֽמַּחֲנֶ֑ה וְיָצָ֥אתָ שָׁ֖מָּה חֽוּץ׃<text:s/></text:span><text:span text:style-name="T2033">‬</text:span>‬‬<text:span text:style-name="T2034">14</text:span><text:span text:style-name="T2035"> וְיָתֵ֛ד תִּהְיֶ֥ה לְךָ֖ עַל־אֲזֵנֶ֑ךָ וְהָיָה֙ בְּשִׁבְתְּךָ֣ ח֔וּץ וְחָפַרְתָּ֣ה בָ֔הּ וְשַׁבְתָּ֖ וְכִסִּ֥יתָ אֶת־צֵאָתֶֽךָ׃<text:s/></text:span><text:span text:style-name="T2036">‬</text:span>‬‬<text:span text:style-name="T2037">15</text:span><text:span text:style-name="T2038"> כִּי֩ יְהוָ֨ה אֱלֹהֶ֜יךָ מִתְהַלֵּ֣ךְ ׀ בְּקֶ֣רֶב מַחֲנֶ֗ךָ לְהַצִּֽילְךָ֙ וְלָתֵ֤ת אֹיְבֶ֙יךָ֙ לְפָנֶ֔יךָ וְהָיָ֥ה מַחֲנֶ֖יךָ קָד֑וֹשׁ וְלֹֽא־יִרְאֶ֤ה בְךָ֙ עֶרְוַ֣ת דָּבָ֔ר וְשָׁ֖ב מֵאַחֲרֶֽיךָ׃</text:span><text:span text:style-name="T2039"><text:s/>ס<text:s/></text:span><text:span text:style-name="T2040">‬</text:span>‬‬<text:span text:style-name="T2041">16</text:span><text:span text:style-name="T2042"> לֹא־תַסְגִּ֥יר עֶ֖בֶד אֶל־אֲדֹנָ֑יו אֲשֶׁר־יִנָּצֵ֥ל אֵלֶ֖יךָ מֵעִ֥ם אֲדֹנָֽיו׃<text:s/></text:span><text:span text:style-name="T2043">‬</text:span>‬‬<text:span text:style-name="T2044">17</text:span><text:span text:style-name="T2045"> עִמְּךָ֞ יֵשֵׁ֣ב בְּקִרְבְּךָ֗ בַּמָּק֧וֹם אֲשֶׁר־יִבְחַ֛ר בְּאַחַ֥ד שְׁעָרֶ֖יךָ בַּטּ֣וֹב ל֑וֹ לֹ֖א תּוֹנֶֽנּוּ׃</text:span><text:span text:style-name="T2046"><text:s/>ס<text:s/></text:span><text:span text:style-name="T2047">‬</text:span>‬‬<text:span text:style-name="T2048">18</text:span><text:span text:style-name="T2049"> לֹא־תִהְיֶ֥ה קְדֵשָׁ֖ה מִבְּנ֣וֹת יִשְׂרָאֵ֑ל וְלֹֽא־יִהְיֶ֥ה קָדֵ֖שׁ מִבְּנֵ֥י יִשְׂרָאֵל׃<text:s/></text:span><text:span text:style-name="T2050">‬</text:span>‬‬<text:span text:style-name="T2051">19</text:span><text:span text:style-name="T2052"> לֹא־תָבִיא֩ אֶתְנַ֨ן זוֹנָ֜ה וּמְחִ֣יר כֶּ֗לֶב בֵּ֛ית יְהוָ֥ה אֱלֹהֶ֖יךָ לְכָל־נֶ֑דֶר כִּ֧י תוֹעֲבַ֛ת יְהוָ֥ה אֱלֹהֶ֖יךָ גַּם־שְׁנֵיהֶֽם׃<text:s/></text:span><text:span text:style-name="T2053">‬</text:span>‬‬<text:span text:style-name="T2054">20</text:span><text:span text:style-name="T2055"> לֹא־תַשִּׁ֣יךְ לְאָחִ֔יךָ נֶ֥שֶׁךְ כֶּ֖סֶף נֶ֣שֶׁךְ אֹ֑כֶל נֶ֕שֶׁךְ כָּל־דָּבָ֖ר אֲשֶׁ֥ר יִשָּֽׁךְ׃<text:s/></text:span><text:span text:style-name="T2056">‬</text:span>‬‬<text:span text:style-name="T2057">21</text:span><text:span text:style-name="T2058"> לַנָּכְרִ֣י תַשִּׁ֔יךְ וּלְאָחִ֖יךָ לֹ֣א תַשִּׁ֑יךְ לְמַ֨עַן יְבָרֶכְךָ֜ יְהוָ֣ה אֱלֹהֶ֗יךָ בְּכֹל֙ מִשְׁלַ֣ח יָדֶ֔ךָ עַל־הָאָ֕רֶץ אֲשֶׁר־אַתָּ֥ה בָא־שָׁ֖מָּה לְרִשְׁתָּֽהּ׃</text:span><text:span text:style-name="T2059"><text:s/>ס<text:s/></text:span><text:span text:style-name="T2060">‬</text:span>‬‬<text:span text:style-name="T2061">22</text:span><text:span text:style-name="T2062"> כִּֽי־תִדֹּ֥ר נֶ֙דֶר֙ לַיהוָ֣ה אֱלֹהֶ֔יךָ לֹ֥א תְאַחֵ֖ר לְשַׁלְּמ֑וֹ כִּֽי־דָרֹ֨שׁ יִדְרְשֶׁ֜נּוּ יְהוָ֤ה אֱלֹהֶ֙יךָ֙ מֵֽעִמָּ֔ךְ וְהָיָ֥ה בְךָ֖ חֵֽטְא׃<text:s/></text:span><text:span text:style-name="T2063">‬</text:span>‬‬<text:span text:style-name="T2064">23</text:span><text:span text:style-name="T2065"> וְכִ֥י תֶחְדַּ֖ל לִנְדֹּ֑ר לֹֽא־יִהְיֶ֥ה בְךָ֖ חֵֽטְא׃<text:s/></text:span><text:span text:style-name="T2066">‬</text:span>‬‬<text:span text:style-name="T2067">24</text:span><text:span text:style-name="T2068"> מוֹצָ֥א שְׂפָתֶ֖יךָ תִּשְׁמֹ֣ר וְעָשִׂ֑יתָ כַּאֲשֶׁ֨ר נָדַ֜רְתָּ לַיהוָ֤ה אֱלֹהֶ֙יךָ֙ נְדָבָ֔ה אֲשֶׁ֥ר דִּבַּ֖רְתָּ בְּפִֽיךָ׃</text:span><text:span text:style-name="T2069"><text:s/>ס<text:s/></text:span><text:span text:style-name="T2070">‬</text:span>‬‬<text:span text:style-name="T2071">25</text:span><text:span text:style-name="T2072"> כִּ֤י תָבֹא֙ בְּכֶ֣רֶם רֵעֶ֔ךָ וְאָכַלְתָּ֧ עֲנָבִ֛ים כְּנַפְשְׁךָ֖ שָׂבְעֶ֑ךָ וְאֶֽל־כֶּלְיְךָ֖ לֹ֥א תִתֵּֽן׃</text:span><text:span text:style-name="T2073"><text:s/>ס<text:s/></text:span><text:span text:style-name="T2074">‬</text:span>‬‬<text:span text:style-name="T2075">26</text:span><text:span text:style-name="T2076"> כִּ֤י תָבֹא֙ בְּקָמַ֣ת רֵעֶ֔ךָ וְקָטַפְתָּ֥ מְלִילֹ֖ת בְּיָדֶ֑ךָ וְחֶרְמֵשׁ֙ לֹ֣א תָנִ֔יף עַ֖ל קָמַ֥ת רֵעֶֽךָ׃</text:span><text:span text:style-name="T2077"><text:s/>ס<text:s/></text:span><text:span text:style-name="T2078">‬</text:span>‬‬‬‬‬‬‬‬‬‬‬‬‬‬‬‬‬‬‬‬‬‬‬‬‬‬‬</text:p>
      </text:section>
      <text:section text:name="Sect23" text:style-name="S23">
        <text:p text:style-name="P2079">Deuteronomy 24</text:p>
        <text:p text:style-name="P2080"><text:span text:style-name="T2081">1</text:span><text:span text:style-name="T2082"> כִּֽי־יִקַּ֥ח אִ֛ישׁ אִשָּׁ֖ה וּבְעָלָ֑הּ וְהָיָ֞ה אִם־לֹ֧א תִמְצָא־חֵ֣ן בְּעֵינָ֗יו כִּי־מָ֤צָא בָהּ֙ עֶרְוַ֣ת דָּבָ֔ר וְכָ֨תַב לָ֜הּ סֵ֤פֶר כְּרִיתֻת֙ וְנָתַ֣ן בְּיָדָ֔הּ וְשִׁלְּחָ֖הּ מִבֵּיתֽוֹ׃<text:s/></text:span><text:span text:style-name="T2083">2</text:span><text:span text:style-name="T2084"> וְיָצְאָ֖ה מִבֵּית֑וֹ וְהָלְכָ֖ה וְהָיְתָ֥ה לְאִישׁ־אַחֵֽר׃<text:s/></text:span><text:span text:style-name="T2085">‬</text:span>‬‬<text:span text:style-name="T2086">3</text:span><text:span text:style-name="T2087"> וּשְׂנֵאָהּ֮ הָאִ֣ישׁ הָאַחֲרוֹן֒ וְכָ֨תַב לָ֜הּ סֵ֤פֶר כְּרִיתֻת֙ וְנָתַ֣ן בְּיָדָ֔הּ וְשִׁלְּחָ֖הּ מִבֵּית֑וֹ א֣וֹ כִ֤י יָמוּת֙ הָאִ֣ישׁ הָאַחֲר֔וֹן אֲשֶׁר־לְקָחָ֥הּ ל֖וֹ לְאִשָּֽׁה׃<text:s/></text:span><text:span text:style-name="T2088">‬</text:span>‬‬<text:span text:style-name="T2089">4</text:span><text:span text:style-name="T2090"> לֹא־יוּכַ֣ל בַּעְלָ֣הּ הָרִאשׁ֣וֹן אֲשֶֽׁר־שִׁ֠לְּחָהּ לָשׁ֨וּב לְקַחְתָּ֜הּ לִהְי֧וֹת ל֣וֹ לְאִשָּׁ֗ה אַחֲרֵי֙ אֲשֶׁ֣ר הֻטַּמָּ֔אָה כִּֽי־תוֹעֵבָ֥ה הִ֖וא לִפְנֵ֣י יְהוָ֑ה וְלֹ֤א תַחֲטִיא֙ אֶת־הָאָ֔רֶץ אֲשֶׁר֙ יְהוָ֣ה אֱלֹהֶ֔יךָ נֹתֵ֥ן לְךָ֖ נַחֲלָֽה׃</text:span><text:span text:style-name="T2091"><text:s/>ס<text:s/></text:span><text:span text:style-name="T2092">‬</text:span>‬‬<text:span text:style-name="T2093">5</text:span><text:span text:style-name="T2094"> כִּֽי־יִקַּ֥ח אִישׁ֙ אִשָּׁ֣ה חֲדָשָׁ֔ה לֹ֤א יֵצֵא֙ בַּצָּבָ֔א וְלֹא־יַעֲבֹ֥ר עָלָ֖יו לְכָל־דָּבָ֑ר נָקִ֞י יִהְיֶ֤ה לְבֵיתוֹ֙ שָׁנָ֣ה אֶחָ֔ת וְשִׂמַּ֖ח אֶת־אִשְׁתּ֥וֹ אֲשֶׁר־לָקָֽח׃</text:span><text:span text:style-name="T2095"><text:s/>ס<text:s/></text:span><text:span text:style-name="T2096">‬</text:span>‬‬<text:span text:style-name="T2097">6</text:span><text:span text:style-name="T2098"> לֹא־יַחֲבֹ֥ל רֵחַ֖יִם וָרָ֑כֶב כִּי־נֶ֖פֶשׁ ה֥וּא חֹבֵֽל׃</text:span><text:span text:style-name="T2099"><text:s/>ס<text:s/></text:span><text:span text:style-name="T2100">‬</text:span>‬‬<text:span text:style-name="T2101">7</text:span><text:span text:style-name="T2102"> כִּי־יִמָּצֵ֣א אִ֗ישׁ גֹּנֵ֨ב נֶ֤פֶשׁ מֵאֶחָיו֙ מִבְּנֵ֣י יִשְׂרָאֵ֔ל וְהִתְעַמֶּר־בּ֖וֹ וּמְכָר֑וֹ וּמֵת֙ הַגַּנָּ֣ב הַה֔וּא וּבִֽעַרְתָּ֥ הָרָ֖ע מִקִּרְבֶּֽךָ׃<text:s/></text:span><text:span text:style-name="T2103">‬</text:span>‬‬<text:span text:style-name="T2104">8</text:span><text:span text:style-name="T2105"> הִשָּׁ֧מֶר בְּנֶֽגַע־הַצָּרַ֛עַת לִשְׁמֹ֥ר מְאֹ֖ד וְלַעֲשׂ֑וֹת כְּכֹל֩ אֲשֶׁר־יוֹר֨וּ<text:s/></text:span><text:soft-page-break/><text:span text:style-name="T2106">אֶתְכֶ֜ם הַכֹּהֲנִ֧ים הַלְוִיִּ֛ם כַּאֲשֶׁ֥ר צִוִּיתִ֖ם תִּשְׁמְר֥וּ לַעֲשֽׂוֹת׃</text:span><text:span text:style-name="T2107"><text:s/>ס<text:s/></text:span><text:span text:style-name="T2108">‬</text:span>‬‬<text:span text:style-name="T2109">9</text:span><text:span text:style-name="T2110"> זָכ֕וֹר אֵ֧ת אֲשֶׁר־עָשָׂ֛ה יְהוָ֥ה אֱלֹהֶ֖יךָ לְמִרְיָ֑ם בַּדֶּ֖רֶךְ בְּצֵאתְכֶ֥ם מִמִּצְרָֽיִם׃</text:span><text:span text:style-name="T2111"><text:s/>ס<text:s/></text:span><text:span text:style-name="T2112">‬</text:span>‬‬<text:span text:style-name="T2113">10</text:span><text:span text:style-name="T2114"> כִּֽי־תַשֶּׁ֥ה בְרֵֽעֲךָ מַשַּׁ֣את מְא֑וּמָה לֹא־תָבֹ֥א אֶל־בֵּית֖וֹ לַעֲבֹ֥ט עֲבֹטֽוֹ׃<text:s/></text:span><text:span text:style-name="T2115">‬</text:span>‬‬<text:span text:style-name="T2116">11</text:span><text:span text:style-name="T2117"> בַּח֖וּץ תַּעֲמֹ֑ד וְהָאִ֗ישׁ אֲשֶׁ֤ר אַתָּה֙ נֹשֶׁ֣ה ב֔וֹ יוֹצִ֥יא אֵלֶ֛יךָ אֶֽת־הַעֲב֖וֹט הַחֽוּצָה׃<text:s/></text:span><text:span text:style-name="T2118">‬</text:span>‬‬<text:span text:style-name="T2119">12</text:span><text:span text:style-name="T2120"> וְאִם־אִ֥ישׁ עָנִ֖י ה֑וּא לֹ֥א תִשְׁכַּ֖ב בַּעֲבֹטֽוֹ׃<text:s/></text:span><text:span text:style-name="T2121">‬</text:span>‬‬<text:span text:style-name="T2122">13</text:span><text:span text:style-name="T2123"> הָשֵׁב֩ תָּשִׁ֨יב ל֤וֹ אֶֽת־הַעֲבוֹט֙ כְּבֹ֣א הַשֶּׁ֔מֶשׁ וְשָׁכַ֥ב בְּשַׂלְמָת֖וֹ וּבֵֽרֲכֶ֑ךָּ וּלְךָ֙ תִּהְיֶ֣ה צְדָקָ֔ה לִפְנֵ֖י יְהוָ֥ה אֱלֹהֶֽיךָ׃</text:span><text:span text:style-name="T2124"><text:s/>ס<text:s/></text:span><text:span text:style-name="T2125">‬</text:span>‬‬<text:span text:style-name="T2126">14</text:span><text:span text:style-name="T2127"> לֹא־תַעֲשֹׁ֥ק שָׂכִ֖יר עָנִ֣י וְאֶבְי֑וֹן מֵאַחֶ֕יךָ א֧וֹ מִגֵּרְךָ֛ אֲשֶׁ֥ר בְּאַרְצְךָ֖ בִּשְׁעָרֶֽיךָ׃<text:s/></text:span><text:span text:style-name="T2128">‬</text:span>‬‬<text:span text:style-name="T2129">15</text:span><text:span text:style-name="T2130"> בְּיוֹמוֹ֩ תִתֵּ֨ן שְׂכָר֜וֹ וְֽלֹא־תָב֧וֹא עָלָ֣יו הַשֶּׁ֗מֶשׁ כִּ֤י עָנִי֙ ה֔וּא וְאֵלָ֕יו ה֥וּא נֹשֵׂ֖א אֶת־נַפְשׁ֑וֹ וְלֹֽא־יִקְרָ֤א עָלֶ֙יךָ֙ אֶל־יְהוָ֔ה וְהָיָ֥ה בְךָ֖ חֵֽטְא׃</text:span><text:span text:style-name="T2131"><text:s/>ס<text:s/></text:span><text:span text:style-name="T2132">‬</text:span>‬‬<text:span text:style-name="T2133">16</text:span><text:span text:style-name="T2134"> לֹֽא־יוּמְת֤וּ אָבוֹת֙ עַל־בָּנִ֔ים וּבָנִ֖ים לֹא־יוּמְת֣וּ עַל־אָב֑וֹת אִ֥יש בְּחֶטְא֖וֹ יוּמָֽתוּ׃</text:span><text:span text:style-name="T2135"><text:s/>ס<text:s/></text:span><text:span text:style-name="T2136">‬</text:span>‬‬‬<text:span text:style-name="T2137">17</text:span><text:span text:style-name="T2138"> לֹ֣א תַטֶּ֔ה מִשְׁפַּ֖ט גֵּ֣ר יָת֑וֹם וְלֹ֣א תַחֲבֹ֔ל בֶּ֖גֶד אַלְמָנָֽה׃<text:s/></text:span><text:span text:style-name="T2139">‬</text:span>‬‬<text:span text:style-name="T2140">18</text:span><text:span text:style-name="T2141"> וְזָכַרְתָּ֗ כִּ֣י עֶ֤בֶד הָיִ֙יתָ֙ בְּמִצְרַ֔יִם וַֽיִּפְדְּךָ֛ יְהוָ֥ה אֱלֹהֶ֖יךָ מִשָּׁ֑ם עַל־כֵּ֞ן אָנֹכִ֤י מְצַוְּךָ֙ לַעֲשׂ֔וֹת אֶת־הַדָּבָ֖ר הַזֶּֽה׃</text:span><text:span text:style-name="T2142"><text:s/>ס<text:s/></text:span><text:span text:style-name="T2143">‬</text:span>‬‬<text:span text:style-name="T2144">19</text:span><text:span text:style-name="T2145"> כִּ֣י תִקְצֹר֩ קְצִֽירְךָ֨ בְשָׂדֶ֜ךָ וְשֽׁ͏ָכַחְתָּ֧ עֹ֣מֶר בַּשָּׂדֶ֗ה לֹ֤א תָשׁוּב֙ לְקַחְתּ֔וֹ לַגֵּ֛ר לַיָּת֥וֹם וְלָאַלְמָנָ֖ה יִהְיֶ֑ה לְמַ֤עַן יְבָרֶכְךָ֙ יְהוָ֣ה אֱלֹהֶ֔יךָ בְּכֹ֖ל מַעֲשֵׂ֥ה יָדֶֽיךָ׃<text:s/></text:span><text:span text:style-name="T2146">‬</text:span>‬‬<text:span text:style-name="T2147">20</text:span><text:span text:style-name="T2148"> כִּ֤י תַחְבֹּט֙ זֵֽיתְךָ֔ לֹ֥א תְפַאֵ֖ר אַחֲרֶ֑יךָ לַגֵּ֛ר לַיָּת֥וֹם וְלָאַלְמָנָ֖ה יִהְיֶֽה׃</text:span><text:span text:style-name="T2149"><text:s/>ס<text:s/></text:span><text:span text:style-name="T2150">‬</text:span>‬‬<text:span text:style-name="T2151">21</text:span><text:span text:style-name="T2152"> כִּ֤י תִבְצֹר֙ כַּרְמְךָ֔ לֹ֥א תְעוֹלֵ֖ל אַחֲרֶ֑יךָ לַגֵּ֛ר לַיָּת֥וֹם וְלָאַלְמָנָ֖ה יִהְיֶֽה׃<text:s/></text:span><text:span text:style-name="T2153">‬</text:span>‬‬<text:span text:style-name="T2154">22</text:span><text:span text:style-name="T2155"> וְזָ֣כַרְתָּ֔ כִּי־עֶ֥בֶד הָיִ֖יתָ בְּאֶ֣רֶץ מִצְרָ֑יִם עַל־כֵּ֞ן אָנֹכִ֤י מְצַוְּךָ֙ לַעֲשׂ֔וֹת אֶת־הַדָּבָ֖ר הַזֶּֽה׃</text:span><text:span text:style-name="T2156"><text:s/>ס<text:s/></text:span><text:span text:style-name="T2157">‬</text:span>‬‬‬‬‬‬‬‬‬‬‬‬‬‬‬‬‬‬‬‬‬‬‬</text:p>
      </text:section>
      <text:section text:name="Sect24" text:style-name="S24">
        <text:p text:style-name="P2158">Deuteronomy 25</text:p>
        <text:p text:style-name="P2159"><text:span text:style-name="T2160">1</text:span><text:span text:style-name="T2161"> כִּֽי־יִהְיֶ֥ה רִיב֙ בֵּ֣ין אֲנָשִׁ֔ים וְנִגְּשׁ֥וּ אֶל־הַמִּשְׁפָּ֖ט וּשְׁפָט֑וּם וְהִצְדִּ֙יקוּ֙ אֶת־הַצַּדִּ֔יק וְהִרְשִׁ֖יעוּ אֶת־הָרָשָֽׁע׃<text:s/></text:span><text:span text:style-name="T2162">2</text:span><text:span text:style-name="T2163"> וְהָיָ֛ה אִם־בִּ֥ן הַכּ֖וֹת הָרָשָׁ֑ע וְהִפִּיל֤וֹ הַשֹּׁפֵט֙ וְהִכָּ֣הוּ לְפָנָ֔יו כְּדֵ֥י רִשְׁעָת֖וֹ בְּמִסְפָּֽר׃<text:s/></text:span><text:span text:style-name="T2164">‬</text:span>‬‬<text:span text:style-name="T2165">3</text:span><text:span text:style-name="T2166"> אַרְבָּעִ֥ים יַכֶּ֖נּוּ לֹ֣א יֹסִ֑יף פֶּן־יֹסִ֨יף לְהַכֹּת֤וֹ עַל־אֵ֙לֶּה֙ מַכָּ֣ה רַבָּ֔ה וְנִקְלָ֥ה אָחִ֖יךָ לְעֵינֶֽיךָ׃</text:span><text:span text:style-name="T2167"><text:s/>ס<text:s/></text:span><text:span text:style-name="T2168">‬</text:span>‬‬<text:span text:style-name="T2169">4</text:span><text:span text:style-name="T2170"> לֹא־תַחְסֹ֥ם שׁ֖וֹר בְּדִישֽׁוֹ׃</text:span><text:span text:style-name="T2171"><text:s/>ס<text:s/></text:span><text:span text:style-name="T2172">‬</text:span>‬‬<text:span text:style-name="T2173">5</text:span><text:span text:style-name="T2174"> כִּֽי־יֵשְׁב֨וּ אַחִ֜ים יַחְדָּ֗ו וּמֵ֨ת אַחַ֤ד מֵהֶם֙ וּבֵ֣ן אֵֽין־ל֔וֹ לֹֽא־תִהְיֶ֧ה אֵֽשֶׁת־הַמֵּ֛ת הַח֖וּצָה לְאִ֣ישׁ זָ֑ר יְבָמָהּ֙ יָבֹ֣א עָלֶ֔יהָ וּלְקָחָ֥הּ ל֛וֹ לְאִשָּׁ֖ה וְיִבְּמָֽהּ׃<text:s/></text:span><text:span text:style-name="T2175">‬</text:span>‬‬<text:span text:style-name="T2176">6</text:span><text:span text:style-name="T2177"> וְהָיָ֗ה הַבְּכוֹר֙ אֲשֶׁ֣ר תֵּלֵ֔ד יָק֕וּם עַל־שֵׁ֥ם אָחִ֖יו הַמֵּ֑ת וְלֹֽא־יִמָּחֶ֥ה שְׁמ֖וֹ מִיִּשְׂרָאֵֽל׃<text:s/></text:span><text:span text:style-name="T2178">‬</text:span>‬‬<text:span text:style-name="T2179">7</text:span><text:span text:style-name="T2180"> וְאִם־לֹ֤א יַחְפֹּץ֙ הָאִ֔ישׁ לָקַ֖חַת אֶת־יְבִמְתּ֑וֹ וְעָלְתָה֩ יְבִמְתּ֨וֹ הַשַּׁ֜עְרָה אֶל־הַזְּקֵנִ֗ים וְאָֽמְרָה֙ מֵאֵ֨ין יְבָמִ֜י לְהָקִ֨ים לְאָחִ֥יו שֵׁם֙ בְּיִשְׂרָאֵ֔ל לֹ֥א אָבָ֖ה יַבְּמִֽי׃<text:s/></text:span><text:span text:style-name="T2181">‬</text:span>‬‬<text:span text:style-name="T2182">8</text:span><text:span text:style-name="T2183"> וְקָֽרְאוּ־ל֥וֹ זִקְנֵי־עִיר֖וֹ וְדִבְּר֣וּ אֵלָ֑יו וְעָמַ֣ד וְאָמַ֔ר לֹ֥א חָפַ֖צְתִּי לְקַחְתָּֽהּ׃<text:s/></text:span><text:span text:style-name="T2184">‬</text:span>‬‬<text:span text:style-name="T2185">9</text:span><text:span text:style-name="T2186"> וְנִגְּשָׁ֨ה יְבִמְתּ֣וֹ אֵלָיו֮ לְעֵינֵ֣י הַזְּקֵנִים֒ וְחָלְצָ֤ה נַעֲלוֹ֙ מֵעַ֣ל רַגְל֔וֹ וְיָרְקָ֖ה בְּפָנָ֑יו וְעָֽנְתָה֙ וְאָ֣מְרָ֔ה כָּ֚כָה יֵעָשֶׂ֣ה לָאִ֔ישׁ אֲשֶׁ֥ר לֹא־יִבְנֶ֖ה אֶת־בֵּ֥ית אָחִֽיו<text:s/></text:span><text:span text:style-name="T2187">‬</text:span>‬‬<text:span text:style-name="T2188">10</text:span><text:span text:style-name="T2189"> וְנִקְרָ֥א שְׁמ֖וֹ בְּיִשְׂרָאֵ֑ל בֵּ֖ית חֲל֥וּץ הַנָּֽעַל׃</text:span><text:span text:style-name="T2190"><text:s/>ס<text:s/></text:span><text:span text:style-name="T2191">‬</text:span>‬‬<text:span text:style-name="T2192">11</text:span><text:span text:style-name="T2193"> כִּֽי־יִנָּצ֨וּ אֲנָשִׁ֤ים יַחְדָּו֙ אִ֣ישׁ וְאָחִ֔יו וְקֽ͏ָרְבָה֙ אֵ֣שֶׁת הָֽאֶחָ֔ד לְהַצִּ֥יל אֶת־אִישָׁ֖הּ מִיַּ֣ד מַכֵּ֑הוּ וְשָׁלְחָ֣ה יָדָ֔הּ וְהֶחֱזִ֖יקָה בִּמְבֻשָֽׁיו׃<text:s/></text:span><text:span text:style-name="T2194">‬</text:span>‬‬<text:span text:style-name="T2195">12</text:span><text:span text:style-name="T2196"> וְקַצֹּתָ֖ה אֶת־כַּפָּ֑הּ לֹ֥א תָח֖וֹס עֵינֶֽךָ׃</text:span><text:span text:style-name="T2197"><text:s/>ס<text:s/></text:span><text:span text:style-name="T2198">‬</text:span>‬‬<text:span text:style-name="T2199">13</text:span><text:span text:style-name="T2200"> לֹֽא־יִהְיֶ֥ה לְךָ֛ בְּכִֽיסְךָ֖ אֶ֣בֶן<text:s/></text:span><text:soft-page-break/><text:span text:style-name="T2201">וָאָ֑בֶן גְּדוֹלָ֖ה וּקְטַנָּֽה׃</text:span><text:span text:style-name="T2202"><text:s/>ס<text:s/></text:span><text:span text:style-name="T2203">‬</text:span>‬‬<text:span text:style-name="T2204">14</text:span><text:span text:style-name="T2205"> לֹא־יִהְיֶ֥ה לְךָ֛ בְּבֵיתְךָ֖ אֵיפָ֣ה וְאֵיפָ֑ה גְּדוֹלָ֖ה וּקְטַנָּֽה׃<text:s/></text:span><text:span text:style-name="T2206">‬</text:span>‬‬<text:span text:style-name="T2207">15</text:span><text:span text:style-name="T2208"> אֶ֣בֶן שְׁלֵמָ֤ה וָצֶ֙דֶק֙ יִֽהְיֶה־לָּ֔ךְ אֵיפָ֧ה שְׁלֵמָ֛ה וָצֶ֖דֶק יִֽהְיֶה־לָּ֑ךְ לְמַ֙עַן֙ יַאֲרִ֣יכוּ יָמֶ֔יךָ עַ֚ל הֽ͏ָאֲדָמָ֔ה אֲשֶׁר־יְהוָ֥ה אֱלֹהֶ֖יךָ נֹתֵ֥ן לָֽךְ׃<text:s/></text:span><text:span text:style-name="T2209">‬</text:span>‬‬<text:span text:style-name="T2210">16</text:span><text:span text:style-name="T2211"> כִּ֧י תוֹעֲבַ֛ת יְהוָ֥ה אֱלֹהֶ֖יךָ כָּל־עֹ֣שֵׂה אֵ֑לֶּה כֹּ֖ל עֹ֥שֵׂה עָֽוֶל׃<text:s/></text:span><text:span text:style-name="T2212">פ<text:s/></text:span><text:span text:style-name="T2213">‬</text:span>‬‬‬‬‬‬‬‬‬‬‬‬‬‬‬‬‬</text:p>
        <text:p text:style-name="P2214"><text:span text:style-name="T2215">17</text:span><text:span text:style-name="T2216"> זָכ֕וֹר אֵ֛ת אֲשֶׁר־עָשָׂ֥ה לְךָ֖ עֲמָלֵ֑ק בַּדֶּ֖רֶךְ בְּצֵאתְכֶ֥ם מִמִּצְרָֽיִם׃<text:s/></text:span><text:span text:style-name="T2217">‬</text:span>‬‬<text:span text:style-name="T2218">18</text:span><text:span text:style-name="T2219"> אֲשֶׁ֨ר קָֽרְךָ֜ בַּדֶּ֗רֶךְ וַיְזַנֵּ֤ב בְּךָ֙ כָּל־הַנֶּחֱשָׁלִ֣ים אַֽחַרֶ֔יךָ וְאַתָּ֖ה עָיֵ֣ף וְיָגֵ֑עַ וְלֹ֥א יָרֵ֖א אֱלֹהִֽים׃<text:s/></text:span><text:span text:style-name="T2220">‬</text:span>‬‬<text:span text:style-name="T2221">19</text:span><text:span text:style-name="T2222"> וְהָיָ֡ה בְּהָנִ֣יחַ יְהוָ֣ה אֱלֹהֶ֣יךָ ׀ לְ֠ךָ מִכָּל־אֹ֨יְבֶ֜יךָ מִסָּבִ֗יב בָּאָ֙רֶץ֙ אֲשֶׁ֣ר יְהוָֽה־אֱ֠לֹהֶיךָ נֹתֵ֨ן לְךָ֤ נַחֲלָה֙ לְרִשְׁתָּ֔הּ תִּמְחֶה֙ אֶת־זֵ֣כֶר עֲמָלֵ֔ק מִתַּ֖חַת הַשָּׁמָ֑יִם לֹ֖א תִּשְׁכָּֽח׃<text:s/></text:span><text:span text:style-name="T2223">פ<text:s/></text:span><text:span text:style-name="T2224">‬</text:span>‬‬‬‬‬</text:p>
      </text:section>
      <text:section text:name="Sect25" text:style-name="S25">
        <text:p text:style-name="P2225">Deuteronomy 26</text:p>
        <text:p text:style-name="P2226"><text:span text:style-name="T2227">1</text:span><text:span text:style-name="T2228"> וְהָיָה֙ כִּֽי־תָב֣וֹא אֶל־הָאָ֔רֶץ אֲשֶׁר֙ יְהוָ֣ה אֱלֹהֶ֔יךָ נֹתֵ֥ן לְךָ֖ נַחֲלָ֑ה וִֽירִשְׁתָּ֖הּ וְיָשַׁ֥בְתָּ בָּֽהּ׃<text:s/></text:span><text:span text:style-name="T2229">2</text:span><text:span text:style-name="T2230"> וְלָקַחְתָּ֞ מֵרֵאשִׁ֣ית ׀ כָּל־פְּרִ֣י הָאֲדָמָ֗ה אֲשֶׁ֨ר תָּבִ֧יא מֵֽאַרְצְךָ֛ אֲשֶׁ֨ר יְהוָ֧ה אֱלֹהֶ֛יךָ נֹתֵ֥ן לָ֖ךְ וְשַׂמְתָּ֣ בַטֶּ֑נֶא וְהָֽלַכְתָּ֙ אֶל־הַמָּק֔וֹם אֲשֶׁ֤ר יִבְחַר֙ יְהוָ֣ה אֱלֹהֶ֔יךָ לְשַׁכֵּ֥ן שְׁמ֖וֹ שָֽׁם׃<text:s/></text:span><text:span text:style-name="T2231">‬</text:span>‬‬<text:span text:style-name="T2232">3</text:span><text:span text:style-name="T2233"> וּבָאתָ֙ אֶל־הַכֹּהֵ֔ן אֲשֶׁ֥ר יִהְיֶ֖ה בַּיָּמִ֣ים הָהֵ֑ם וְאָמַרְתָּ֣ אֵלָ֗יו הִגַּ֤דְתִּי הַיּוֹם֙ לַיהוָ֣ה אֱלֹהֶ֔יךָ כִּי־בָ֙אתִי֙ אֶל־הָאָ֔רֶץ אֲשֶׁ֨ר נִשְׁבַּ֧ע יְהוָ֛ה לַאֲבֹתֵ֖ינוּ לָ֥תֶת לָֽנוּ׃<text:s/></text:span><text:span text:style-name="T2234">‬</text:span>‬‬<text:span text:style-name="T2235">4</text:span><text:span text:style-name="T2236"> וְלָקַ֧ח הַכֹּהֵ֛ן הַטֶּ֖נֶא מִיָּדֶ֑ךָ וְהִ֨נִּיח֔וֹ לִפְנֵ֕י מִזְבַּ֖ח יְהוָ֥ה אֱלֹהֶֽיךָ׃<text:s/></text:span><text:span text:style-name="T2237">‬</text:span>‬‬<text:span text:style-name="T2238">5</text:span><text:span text:style-name="T2239"> וְעָנִ֨יתָ וְאָמַרְתָּ֜ לִפְנֵ֣י ׀ יְהוָ֣ה אֱלֹהֶ֗יךָ אֲרַמִּי֙ אֹבֵ֣ד אָבִ֔י וַיֵּ֣רֶד מִצְרַ֔יְמָה וַיָּ֥גָר שָׁ֖ם בִּמְתֵ֣י מְעָ֑ט וֽ͏ַיְהִי־שָׁ֕ם לְג֥וֹי גָּד֖וֹל עָצ֥וּם וָרָֽב׃<text:s/></text:span><text:span text:style-name="T2240">‬</text:span>‬‬<text:span text:style-name="T2241">6</text:span><text:span text:style-name="T2242"> וַיָּרֵ֧עוּ אֹתָ֛נוּ הַמִּצְרִ֖ים וַיְעַנּ֑וּנוּ וַיִּתְּנ֥וּ עָלֵ֖ינוּ עֲבֹדָ֥ה קָשָֽׁה׃<text:s/></text:span><text:span text:style-name="T2243">‬</text:span>‬‬<text:span text:style-name="T2244">7</text:span><text:span text:style-name="T2245"> וַנִּצְעַ֕ק אֶל־יְהוָ֖ה אֱלֹהֵ֣י אֲבֹתֵ֑ינוּ וַיִּשְׁמַ֤ע יְהוָה֙ אֶת־קֹלֵ֔נוּ וַיַּ֧רְא אֶת־עָנְיֵ֛נוּ וְאֶת־עֲמָלֵ֖נוּ וְאֶת־לַחֲצֵֽנוּ׃<text:s/></text:span><text:span text:style-name="T2246">‬</text:span>‬‬<text:span text:style-name="T2247">8</text:span><text:span text:style-name="T2248"> וַיּוֹצִאֵ֤נוּ יְהוָה֙ מִמִּצְרַ֔יִם בְּיָ֤ד חֲזָקָה֙ וּבִזְרֹ֣עַ נְטוּיָ֔ה וּבְמֹרָ֖א גָּדֹ֑ל וּבְאֹת֖וֹת וּבְמֹפְתִֽים׃<text:s/></text:span><text:span text:style-name="T2249">‬</text:span>‬‬<text:span text:style-name="T2250">9</text:span><text:span text:style-name="T2251"> וַיְבִאֵ֖נוּ אֶל־הַמָּק֣וֹם הַזֶּ֑ה וַיִּתֶּן־לָ֙נוּ֙ אֶת־הָאָ֣רֶץ הַזֹּ֔את אֶ֛רֶץ זָבַ֥ת חָלָ֖ב וּדְבָֽשׁ׃<text:s/></text:span><text:span text:style-name="T2252">‬</text:span>‬‬<text:span text:style-name="T2253">10</text:span><text:span text:style-name="T2254"> וְעַתָּ֗ה הִנֵּ֤ה הֵבֵ֙אתִי֙ אֶת־רֵאשִׁית֙ פְּרִ֣י הָאֲדָמָ֔ה אֲשֶׁר־נָתַ֥תָּה לִּ֖י יְהוָ֑ה וְהִנַּחְתּ֗וֹ לִפְנֵי֙ יְהוָ֣ה אֱלֹהֶ֔יךָ וְהִֽשְׁתַּחֲוִ֔יתָ לִפְנֵ֖י יְהוָ֥ה אֱלֹהֶֽיךָ׃<text:s/></text:span><text:span text:style-name="T2255">‬</text:span>‬‬<text:span text:style-name="T2256">11</text:span><text:span text:style-name="T2257"> וְשָׂמַחְתָּ֣ בְכָל־הַטּ֗וֹב אֲשֶׁ֧ר נָֽתַן־לְךָ֛ יְהוָ֥ה אֱלֹהֶ֖יךָ וּלְבֵיתֶ֑ךָ אַתָּה֙ וְהַלֵּוִ֔י וְהַגֵּ֖ר אֲשֶׁ֥ר בְּקִרְבֶּֽךָ׃</text:span><text:span text:style-name="T2258"><text:s/>ס<text:s/></text:span><text:span text:style-name="T2259">‬</text:span>‬‬<text:span text:style-name="T2260">12</text:span><text:span text:style-name="T2261"> כִּ֣י תְכַלֶּ֞ה לַ֠עְשֵׂר אֶת־כָּל־מַעְשַׂ֧ר תְּבוּאָתְךָ֛ בַּשָּׁנָ֥ה הַשְּׁלִישִׁ֖ת שְׁנַ֣ת הַֽמַּעֲשֵׂ֑ר וְנָתַתָּ֣ה לַלֵּוִ֗י לַגֵּר֙ לַיָּת֣וֹם וְלֽ͏ָאַלְמָנָ֔ה וְאָכְל֥וּ בִשְׁעָרֶ֖יךָ וְשָׂבֵֽעוּ׃<text:s/></text:span><text:span text:style-name="T2262">‬</text:span>‬‬<text:span text:style-name="T2263">13</text:span><text:span text:style-name="T2264"> וְאָמַרְתָּ֡ לִפְנֵי֩ יְהוָ֨ה אֱלֹהֶ֜יךָ בִּעַ֧רְתִּי הַקֹּ֣דֶשׁ מִן־הַבַּ֗יִת וְגַ֨ם נְתַתִּ֤יו לַלֵּוִי֙ וְלַגֵּר֙ לַיָּת֣וֹם וְלָאַלְמָנָ֔ה כְּכָל־מִצְוָתְךָ֖ אֲשֶׁ֣ר צִוִּיתָ֑נִי לֹֽא־עָבַ֥רְתִּי מִמִּצְוֺתֶ֖יךָ וְלֹ֥א שָׁכָֽחְתִּי׃<text:s/></text:span><text:span text:style-name="T2265">‬</text:span>‬‬<text:span text:style-name="T2266">14</text:span><text:span text:style-name="T2267"> לֹא־אָכַ֨לְתִּי בְאֹנִ֜י מִמֶּ֗נּוּ וְלֹא־בִעַ֤רְתִּי מִמֶּ֙נּוּ֙ בְּטָמֵ֔א וְלֹא־נָתַ֥תִּי מִמֶּ֖נּוּ לְמֵ֑ת שָׁמַ֗עְתִּי בְּקוֹל֙ יְהוָ֣ה אֱלֹהָ֔י עָשִׂ֕יתִי כְּכֹ֖ל אֲשֶׁ֥ר צִוִּיתָֽנִי׃<text:s/></text:span><text:span text:style-name="T2268">‬</text:span>‬‬<text:span text:style-name="T2269">15</text:span><text:span text:style-name="T2270"> הַשְׁקִיפָה֩ מִמְּע֨וֹן קָדְשְׁךָ֜ מִן־הַשָּׁמַ֗יִם וּבָרֵ֤ךְ אֶֽת־עַמְּךָ֙ אֶת־יִשְׂרָאֵ֔ל וְאֵת֙ הָאֲדָמָ֔ה אֲשֶׁ֥ר נָתַ֖תָּה לָ֑נוּ כַּאֲשֶׁ֤ר נִשְׁבַּ֙עְתָּ֙ לַאֲבֹתֵ֔ינוּ אֶ֛רֶץ זָבַ֥ת חָלָ֖ב וּדְבָֽשׁ׃</text:span><text:span text:style-name="T2271"><text:s/>ס<text:s/></text:span><text:span text:style-name="T2272">‬</text:span>‬‬<text:span text:style-name="T2273">16</text:span><text:span text:style-name="T2274"> הַיּ֣וֹם הַזֶּ֗ה<text:s/></text:span><text:soft-page-break/><text:span text:style-name="T2275">יְהוָ֨ה אֱלֹהֶ֜יךָ מְצַוְּךָ֧ לַעֲשׂ֛וֹת אֶת־הַחֻקִּ֥ים הָאֵ֖לֶּה וְאֶת־הַמִּשְׁפָּטִ֑ים וְשָׁמַרְתָּ֤ וְעָשִׂ֙יתָ֙ אוֹתָ֔ם בְּכָל־לְבָבְךָ֖ וּבְכָל־נַפְשֶֽׁךָ׃<text:s/></text:span><text:span text:style-name="T2276">‬</text:span>‬‬<text:span text:style-name="T2277">17</text:span><text:span text:style-name="T2278"> אֶת־יְהוָ֥ה הֶאֱמַ֖רְתָּ הַיּ֑וֹם לִהְיוֹת֩ לְךָ֨ לֽ͏ֵאלֹהִ֜ים וְלָלֶ֣כֶת בִּדְרָכָ֗יו וְלִשְׁמֹ֨ר חֻקָּ֧יו וּמִצְוֺתָ֛יו וּמִשְׁפָּטָ֖יו וְלִשְׁמֹ֥עַ בְּקֹלֽוֹ׃<text:s/></text:span><text:span text:style-name="T2279">‬</text:span>‬‬<text:span text:style-name="T2280">18</text:span><text:span text:style-name="T2281"> וַֽיהוָ֞ה הֶאֱמִֽירְךָ֣ הַיּ֗וֹם לִהְי֥וֹת לוֹ֙ לְעַ֣ם סְגֻלָּ֔ה כַּאֲשֶׁ֖ר דִּבֶּר־לָ֑ךְ וְלִשְׁמֹ֖ר כָּל־מִצְוֺתָֽיו׃<text:s/></text:span><text:span text:style-name="T2282">‬</text:span>‬‬<text:span text:style-name="T2283">19</text:span><text:span text:style-name="T2284"> וּֽלְתִתְּךָ֣ עֶלְי֗וֹן עַ֤ל כָּל־הַגּוֹיִם֙ אֲשֶׁ֣ר עָשָׂ֔ה לִתְהִלָּ֖ה וּלְשֵׁ֣ם וּלְתִפְאָ֑רֶת וְלִֽהְיֹתְךָ֧ עַם־קָדֹ֛שׁ לַיהוָ֥ה אֱלֹהֶ֖יךָ כַּאֲשֶׁ֥ר דִּבֵּֽר׃</text:span><text:span text:style-name="T2285"><text:s/>ס<text:s/></text:span><text:span text:style-name="T2286">‬</text:span>‬‬‬‬‬‬‬‬‬‬‬‬‬‬‬‬‬‬‬‬</text:p>
      </text:section>
      <text:section text:name="Sect26" text:style-name="S26">
        <text:p text:style-name="P2287">Deuteronomy 27</text:p>
        <text:p text:style-name="P2288"><text:span text:style-name="T2289">1</text:span><text:span text:style-name="T2290"> וַיְצַ֤ו מֹשֶׁה֙ וְזִקְנֵ֣י יִשְׂרָאֵ֔ל אֶת־הָעָ֖ם לֵאמֹ֑ר שָׁמֹר֙ אֶת־כָּל־הַמִּצְוָ֔ה אֲשֶׁ֧ר אָנֹכִ֛י מְצַוֶּ֥ה אֶתְכֶ֖ם הַיּֽוֹם׃<text:s/></text:span><text:span text:style-name="T2291">2</text:span><text:span text:style-name="T2292"> וְהָיָ֗ה בַּיּוֹם֮ אֲשֶׁ֣ר תַּעַבְר֣וּ אֶת־הַיַּרְדֵּן֒ אֶל־הָאָ֕רֶץ אֲשֶׁר־יְהוָ֥ה אֱלֹהֶ֖יךָ נֹתֵ֣ן לָ֑ךְ וַהֲקֵמֹתָ֤ לְךָ֙ אֲבָנִ֣ים גְּדֹל֔וֹת וְשַׂדְתָּ֥ אֹתָ֖ם בַּשִּֽׂיד׃<text:s/></text:span><text:span text:style-name="T2293">‬</text:span>‬‬<text:span text:style-name="T2294">3</text:span><text:span text:style-name="T2295"> וְכָתַבְתָּ֣ עֲלֵיהֶ֗ן אֶֽת־כָּל־דִּבְרֵ֛י הַתּוֹרָ֥ה הַזֹּ֖את בְּעָבְרֶ֑ךָ לְמַ֡עַן אֲשֶׁר֩ תָּבֹ֨א אֶל־הָאָ֜רֶץ אֲ‍ֽשֶׁר־יְהוָ֥ה אֱלֹהֶ֣יךָ ׀ נֹתֵ֣ן לְךָ֗ אֶ֣רֶץ זָבַ֤ת חָלָב֙ וּדְבַ֔שׁ כַּאֲשֶׁ֥ר דִּבֶּ֛ר יְהוָ֥ה אֱלֹהֵֽי־אֲבֹתֶ֖יךָ לָֽךְ׃<text:s/></text:span><text:span text:style-name="T2296">‬</text:span>‬‬<text:span text:style-name="T2297">4</text:span><text:span text:style-name="T2298"> וְהָיָה֮ בְּעָבְרְכֶ֣ם אֶת־הַיַּרְדֵּן֒ תָּקִ֜ימוּ אֶת־הָאֲבָנִ֣ים הָאֵ֗לֶּה אֲשֶׁ֨ר אָנֹכִ֜י מְצַוֶּ֥ה אֶתְכֶ֛ם הַיּ֖וֹם בְּהַ֣ר עֵיבָ֑ל וְשַׂדְתָּ֥ אוֹתָ֖ם בַּשִּֽׂיד׃<text:s/></text:span><text:span text:style-name="T2299">‬</text:span>‬‬<text:span text:style-name="T2300">5</text:span><text:span text:style-name="T2301"> וּבָנִ֤יתָ שָּׁם֙ מִזְבֵּ֔חַ לַיהוָ֖ה אֱלֹהֶ֑יךָ מִזְבַּ֣ח אֲבָנִ֔ים לֹא־תָנִ֥יף עֲלֵיהֶ֖ם בַּרְזֶֽל׃<text:s/></text:span><text:span text:style-name="T2302">‬</text:span>‬‬<text:span text:style-name="T2303">6</text:span><text:span text:style-name="T2304"> אֲבָנִ֤ים שְׁלֵמוֹת֙ תִּבְנֶ֔ה אֶת־מִזְבַּ֖ח יְהוָ֣ה אֱלֹהֶ֑יךָ וְהַעֲלִ֤יתָ עָלָיו֙ עוֹלֹ֔ת לַיהוָ֖ה אֱלֹהֶֽיךָ׃<text:s/></text:span><text:span text:style-name="T2305">‬</text:span>‬‬<text:span text:style-name="T2306">7</text:span><text:span text:style-name="T2307"> וְזָבַחְתָּ֥ שְׁלָמִ֖ים וְאָכַ֣לְתָּ שָּׁ֑ם וְשָׂ֣מַחְתָּ֔ לִפְנֵ֖י יְהוָ֥ה אֱלֹהֶֽיךָ׃<text:s/></text:span><text:span text:style-name="T2308">‬</text:span>‬‬<text:span text:style-name="T2309">8</text:span><text:span text:style-name="T2310"> וְכָתַבְתָּ֣ עַל־הָאֲבָנִ֗ים אֶֽת־כָּל־דִּבְרֵ֛י הַתּוֹרָ֥ה הַזֹּ֖את בַּאֵ֥ר הֵיטֵֽב׃</text:span><text:span text:style-name="T2311"><text:s/>ס<text:s/></text:span><text:span text:style-name="T2312">‬</text:span>‬‬<text:span text:style-name="T2313">9</text:span><text:span text:style-name="T2314"> וַיְדַבֵּ֤ר מֹשֶׁה֙ וְהַכֹּהֲנִ֣ים הַלְוִיִּ֔ם אֶ֥ל כָּל־יִשְׂרָאֵ֖ל לֵאמֹ֑ר הַסְכֵּ֤ת ׀ וּשְׁמַע֙ יִשְׂרָאֵ֔ל הַיּ֤וֹם הַזֶּה֙ נִהְיֵ֣יתָֽ לְעָ֔ם לַיהוָ֖ה אֱלֹהֶֽיךָ׃<text:s/></text:span><text:span text:style-name="T2315">‬</text:span>‬‬<text:span text:style-name="T2316">10</text:span><text:span text:style-name="T2317"> וְשָׁ֣מַעְתָּ֔ בְּק֖וֹל יְהוָ֣ה אֱלֹהֶ֑יךָ וְעָשִׂ֤יתָ אֶת־מִצְוֺתָו֙ וְאֶת־חֻקָּ֔יו אֲשֶׁ֛ר אָנֹכִ֥י מְצַוְּךָ֖ הַיּֽוֹם׃</text:span><text:span text:style-name="T2318"><text:s/>ס<text:s/></text:span><text:span text:style-name="T2319">‬</text:span>‬‬<text:span text:style-name="T2320">11</text:span><text:span text:style-name="T2321"> וַיְצַ֤ו מֹשֶׁה֙ אֶת־הָעָ֔ם בַּיּ֥וֹם הַה֖וּא לֵאמֹֽר׃<text:s/></text:span><text:span text:style-name="T2322">‬</text:span>‬‬<text:span text:style-name="T2323">12</text:span><text:span text:style-name="T2324"> אֵ֠לֶּה יֽ͏ַעַמְד֞וּ לְבָרֵ֤ךְ אֶת־הָעָם֙ עַל־הַ֣ר גְּרִזִ֔ים בְּעָבְרְכֶ֖ם אֶת־הַיַּרְדֵּ֑ן שִׁמְעוֹן֙ וְלֵוִ֣י וִֽיהוּדָ֔ה וְיִשָּׂשכָ֖ר וְיוֹסֵ֥ף וּבִנְיָמִֽן׃<text:s/></text:span><text:span text:style-name="T2325">‬</text:span>‬‬<text:span text:style-name="T2326">13</text:span><text:span text:style-name="T2327"> וְאֵ֛לֶּה יֽ͏ַעַמְד֥וּ עַל־הַקְּלָלָ֖ה בְּהַ֣ר עֵיבָ֑ל רְאוּבֵן֙ גָּ֣ד וְאָשֵׁ֔ר וּזְבוּלֻ֖ן דָּ֥ן וְנַפְתָּלִֽי׃<text:s/></text:span><text:span text:style-name="T2328">‬</text:span>‬‬<text:span text:style-name="T2329">14</text:span><text:span text:style-name="T2330"> וְעָנ֣וּ הַלְוִיִּ֗ם וְאָ֥מְר֛וּ אֶל־כָּל־אִ֥ישׁ יִשְׂרָאֵ֖ל ק֥וֹל רָֽם׃</text:span><text:span text:style-name="T2331"><text:s/>ס<text:s/></text:span><text:span text:style-name="T2332">‬</text:span>‬‬‬<text:span text:style-name="T2333">15</text:span><text:span text:style-name="T2334"> אָר֣וּר הָאִ֡ישׁ אֲשֶׁ֣ר יַעֲשֶׂה֩ פֶ֨סֶל וּמַסֵּכָ֜ה תּוֹעֲבַ֣ת יְהוָ֗ה מַעֲשֵׂ֛ה יְדֵ֥י חָרָ֖שׁ וְשָׂ֣ם בַּסָּ֑תֶר וְעָנ֧וּ כָל־הָעָ֛ם וְאָמְר֖וּ אָמֵֽן׃</text:span><text:span text:style-name="T2335"><text:s/>ס<text:s/></text:span><text:span text:style-name="T2336">‬</text:span>‬‬<text:span text:style-name="T2337">16</text:span><text:span text:style-name="T2338"> אָר֕וּר מַקְלֶ֥ה אָבִ֖יו וְאִמּ֑וֹ וְאָמַ֥ר כָּל־הָעָ֖ם אָמֵֽן׃</text:span><text:span text:style-name="T2339"><text:s/>ס<text:s/></text:span><text:span text:style-name="T2340">‬</text:span>‬‬<text:span text:style-name="T2341">17</text:span><text:span text:style-name="T2342"> אָר֕וּר מַסִּ֖יג גְּב֣וּל רֵעֵ֑הוּ וְאָמַ֥ר כָּל־הָעָ֖ם אָמֵֽן׃</text:span><text:span text:style-name="T2343"><text:s/>ס<text:s/></text:span><text:span text:style-name="T2344">‬</text:span>‬‬<text:span text:style-name="T2345">18</text:span><text:span text:style-name="T2346"> אָר֕וּר מַשְׁגֶּ֥ה עִוֵּ֖ר בַּדָּ֑רֶךְ וְאָמַ֥ר כָּל־הָעָ֖ם אָמֵֽן׃</text:span><text:span text:style-name="T2347"><text:s/>ס<text:s/></text:span><text:span text:style-name="T2348">‬</text:span>‬‬<text:span text:style-name="T2349">19</text:span><text:span text:style-name="T2350"> אָר֗וּר מַטֶּ֛ה מִשְׁפַּ֥ט גֵּר־יָת֖וֹם וְאַלְמָנָ֑ה וְאָמַ֥ר כָּל־הָעָ֖ם אָמֵֽן׃</text:span><text:span text:style-name="T2351"><text:s/>ס<text:s/></text:span><text:span text:style-name="T2352">‬</text:span>‬‬<text:span text:style-name="T2353">20</text:span><text:span text:style-name="T2354"> אָר֗וּר שֹׁכֵב֙ עִם־אֵ֣שֶׁת אָבִ֔יו כִּ֥י גִלָּ֖ה כְּנַ֣ף אָבִ֑יו וְאָמַ֥ר כָּל־הָעָ֖ם אָמֵֽן׃</text:span><text:span text:style-name="T2355"><text:s/>ס<text:s/></text:span><text:span text:style-name="T2356">‬</text:span>‬‬<text:span text:style-name="T2357">21</text:span><text:span text:style-name="T2358"> אָר֕וּר שֹׁכֵ֖ב עִם־כָּל־בְּהֵמָ֑ה וְאָמַ֥ר כָּל־הָעָ֖ם אָמֵֽן׃</text:span><text:span text:style-name="T2359"><text:s/>ס<text:s/></text:span><text:span text:style-name="T2360">‬</text:span>‬‬<text:span text:style-name="T2361">22</text:span><text:span text:style-name="T2362"> אָר֗וּר שֹׁכֵב֙ עִם־אֲחֹת֔וֹ בַּת־אָבִ֖יו א֣וֹ בַת־אִמּ֑וֹ וְאָמַ֥ר כָּל־הָעָ֖ם אָמֵֽן׃</text:span><text:span text:style-name="T2363"><text:s/>ס<text:s/></text:span><text:span text:style-name="T2364">‬</text:span>‬‬<text:span text:style-name="T2365">23</text:span><text:span text:style-name="T2366"> אָר֕וּר שֹׁכֵ֖ב עִם־חֹֽתַנְתּ֑וֹ וְאָמַ֥ר כָּל־הָעָ֖ם אָמֵֽן׃</text:span><text:span text:style-name="T2367"><text:s/>ס<text:s/></text:span><text:span text:style-name="T2368">‬</text:span>‬‬<text:span text:style-name="T2369">24</text:span><text:span text:style-name="T2370"> אָר֕וּר מַכֵּ֥ה רֵעֵ֖הוּ בַּסָּ֑תֶר וְאָמַ֥ר כָּל־הָעָ֖ם אָמֵֽן׃</text:span><text:span text:style-name="T2371"><text:s/>ס<text:s/></text:span><text:span text:style-name="T2372">‬</text:span>‬‬<text:span text:style-name="T2373">25</text:span><text:span text:style-name="T2374"> אָרוּר֙ לֹקֵ֣חַ שֹׁ֔חַד<text:s/></text:span><text:soft-page-break/><text:span text:style-name="T2375">לְהַכּ֥וֹת נֶ֖פֶשׁ דָּ֣ם נָקִ֑י וְאָמַ֥ר כָּל־הָעָ֖ם אָמֵֽן׃</text:span><text:span text:style-name="T2376"><text:s/>ס<text:s/></text:span><text:span text:style-name="T2377">‬</text:span>‬‬<text:span text:style-name="T2378">26</text:span><text:span text:style-name="T2379"> אָר֗וּר אֲשֶׁ֧ר לֹא־יָקִ֛ים אֶת־דִּבְרֵ֥י הַתּוֹרָֽה־הַזֹּ֖את לַעֲשׂ֣וֹת אוֹתָ֑ם וְאָמַ֥ר כָּל־הָעָ֖ם אָמֵֽן׃<text:s/></text:span><text:span text:style-name="T2380">פ<text:s/></text:span><text:span text:style-name="T2381">‬</text:span>‬‬‬‬‬‬‬‬‬‬‬‬‬‬‬‬‬‬‬‬‬‬‬‬‬‬‬</text:p>
      </text:section>
      <text:section text:name="Sect27" text:style-name="S27">
        <text:p text:style-name="P2382">Deuteronomy 28</text:p>
        <text:p text:style-name="P2383"><text:span text:style-name="T2384">1</text:span><text:span text:style-name="T2385"> וְהָיָ֗ה אִם־שָׁמ֤וֹעַ תִּשְׁמּע֙ בְּקוֹל֙ יְהוָ֣ה אֱלֹהֶ֔יךָ לִשְׁמֹ֤ר לַעֲשׂוֹת֙ אֶת־כָּל־מִצְוֺתָ֔יו אֲשֶׁ֛ר אָנֹכִ֥י מְצַוְּךָ֖ הַיּ֑וֹם וּנְתָ֨נְךָ֜ יְהוָ֤ה אֱלֹהֶ֙יךָ֙ עֶלְי֔וֹן עַ֖ל כָּל־גּוֹיֵ֥י הָאָֽרֶץ׃<text:s/></text:span><text:span text:style-name="T2386">2</text:span><text:span text:style-name="T2387"> וּבָ֧אוּ עָלֶ֛יךָ כָּל־הַבְּרָכ֥וֹת הָאֵ֖לֶּה וְהִשִּׂיגֻ֑ךָ כִּ֣י תִשְׁמַ֔ע בְּק֖וֹל יְהוָ֥ה אֱלֹהֶֽיךָ׃<text:s/></text:span><text:span text:style-name="T2388">‬</text:span>‬‬<text:span text:style-name="T2389">3</text:span><text:span text:style-name="T2390"> בָּר֥וּךְ אַתָּ֖ה בָּעִ֑יר וּבָר֥וּךְ אַתָּ֖ה בַּשָּׂדֶֽה׃<text:s/></text:span><text:span text:style-name="T2391">‬</text:span>‬‬<text:span text:style-name="T2392">4</text:span><text:span text:style-name="T2393"> בָּר֧וּךְ פְּרִֽי־בִטְנְךָ֛ וּפְרִ֥י אַדְמָתְךָ֖ וּפְרִ֣י בְהֶמְתֶּ֑ךָ שְׁגַ֥ר אֲלָפֶ֖יךָ וְעַשְׁתְּר֥וֹת צֹאנֶֽךָ׃<text:s/></text:span><text:span text:style-name="T2394">‬</text:span>‬‬<text:span text:style-name="T2395">5</text:span><text:span text:style-name="T2396"> בָּר֥וּךְ טַנְאֲךָ֖ וּמִשְׁאַרְתֶּֽךָ׃<text:s/></text:span><text:span text:style-name="T2397">‬</text:span>‬‬<text:span text:style-name="T2398">6</text:span><text:span text:style-name="T2399"> בָּר֥וּךְ אַתָּ֖ה בְּבֹאֶ֑ךָ וּבָר֥וּךְ אַתָּ֖ה בְּצֵאתֶֽךָ׃<text:s/></text:span><text:span text:style-name="T2400">‬</text:span>‬‬<text:span text:style-name="T2401">7</text:span><text:span text:style-name="T2402"> יִתֵּ֨ן יְהוָ֤ה אֶת־אֹיְבֶ֙יךָ֙ הַקָּמִ֣ים עָלֶ֔יךָ נִגָּפִ֖ים לְפָנֶ֑יךָ בְּדֶ֤רֶךְ אֶחָד֙ יֵצְא֣וּ אֵלֶ֔יךָ וּבְשִׁבְעָ֥ה דְרָכִ֖ים יָנ֥וּסוּ לְפָנֶֽיךָ׃<text:s/></text:span><text:span text:style-name="T2403">‬</text:span>‬‬<text:span text:style-name="T2404">8</text:span><text:span text:style-name="T2405"> יְצַ֨ו יְהוָ֤ה אִתְּךָ֙ אֶת־הַבְּרָכָ֔ה בַּאֲסָמֶ֕יךָ וּבְכֹ֖ל מִשְׁלַ֣ח יָדֶ֑ךָ וּבֵ֣רַכְךָ֔ בָּאָ֕רֶץ אֲשֶׁר־יְהוָ֥ה אֱלֹהֶ֖יךָ נֹתֵ֥ן לָֽךְ׃<text:s/></text:span><text:span text:style-name="T2406">‬</text:span>‬‬<text:span text:style-name="T2407">9</text:span><text:span text:style-name="T2408"> יְקֽ͏ִימְךָ֨ יְהוָ֥ה לוֹ֙ לְעַ֣ם קָד֔וֹשׁ כַּאֲשֶׁ֖ר נִֽשְׁבַּֽע־לָ֑ךְ כִּ֣י תִשְׁמֹ֗ר אֶת־מִצְוֺת֙ יְהוָ֣ה אֱלֹהֶ֔יךָ וְהָלַכְתָּ֖ בִּדְרָכָֽיו׃<text:s/></text:span><text:span text:style-name="T2409">‬</text:span>‬‬<text:span text:style-name="T2410">10</text:span><text:span text:style-name="T2411"> וְרָאוּ֙ כָּל־עַמֵּ֣י הָאָ֔רֶץ כִּ֛י שֵׁ֥ם יְהוָ֖ה נִקְרָ֣א עָלֶ֑יךָ וְיָֽרְא֖וּ מִמֶּֽךָּ׃<text:s/></text:span><text:span text:style-name="T2412">‬</text:span>‬‬<text:span text:style-name="T2413">11</text:span><text:span text:style-name="T2414"> וְהוֹתֽ͏ִרְךָ֤ יְהוָה֙ לְטוֹבָ֔ה בִּפְרִ֧י בִטְנְךָ֛ וּבִפְרִ֥י בְהַמְתְּךָ֖ וּבִפְרִ֣י אַדְמָתֶ֑ךָ עַ֚ל הָאֲדָמָ֔ה אֲשֶׁ֨ר נִשְׁבַּ֧ע יְהוָ֛ה לַאֲבֹתֶ֖יךָ לָ֥תֶת לָֽךְ׃<text:s/></text:span><text:span text:style-name="T2415">‬</text:span>‬‬‬<text:span text:style-name="T2416">12</text:span><text:span text:style-name="T2417"> יִפְתַּ֣ח יְהוָ֣ה ׀ לְ֠ךָ אֶת־אוֹצָר֨וֹ הַטּ֜וֹב אֶת־הַשָּׁמַ֗יִם לָתֵ֤ת מְטַֽר־אַרְצְךָ֙ בְּעִתּ֔וֹ וּלְבָרֵ֕ךְ אֵ֖ת כָּל־מַעֲשֵׂ֣ה יָדֶ֑ךָ וְהִלְוִ֙יתָ֙ גּוֹיִ֣ם רַבִּ֔ים וְאַתָּ֖ה לֹ֥א תִלְוֶֽה׃<text:s/></text:span><text:span text:style-name="T2418">‬</text:span>‬‬<text:span text:style-name="T2419">13</text:span><text:span text:style-name="T2420"> וּנְתֽ͏ָנְךָ֨ יְהוָ֤ה לְרֹאשׁ֙ וְלֹ֣א לְזָנָ֔ב וְהָיִ֙יתָ֙ רַ֣ק לְמַ֔עְלָה וְלֹ֥א תִהְיֶ֖ה לְמָ֑טָּה כִּֽי־תִשְׁמַ֞ע אֶל־מִצְוֺ֣ת ׀ יְהוָ֣ה אֱלֹהֶ֗יךָ אֲשֶׁ֨ר אָנֹכִ֧י מְצַוְּךָ֛ הַיּ֖וֹם לִשְׁמֹ֥ר וְלַעֲשֽׂוֹת׃<text:s/></text:span><text:span text:style-name="T2421">‬</text:span>‬‬<text:span text:style-name="T2422">14</text:span><text:span text:style-name="T2423"> וְלֹ֣א תָס֗וּר מִכָּל־הַדְּבָרִים֙ אֲשֶׁ֨ר אָנֹכִ֜י מְצַוֶּ֥ה אֶתְכֶ֛ם הַיּ֖וֹם יָמִ֣ין וּשְׂמֹ֑אול לָלֶ֗כֶת אַחֲרֵ֛י אֱלֹהִ֥ים אֲחֵרִ֖ים לְעָבְדָֽם׃</text:span><text:span text:style-name="T2424"><text:s/>ס<text:s/></text:span><text:span text:style-name="T2425">‬</text:span>‬‬<text:span text:style-name="T2426">15</text:span><text:span text:style-name="T2427"> וְהָיָ֗ה אִם־לֹ֤א תִשְׁמַע֙ בְּקוֹל֙ יְהוָ֣ה אֱלֹהֶ֔יךָ לִשְׁמֹ֤ר לַעֲשׂוֹת֙ אֶת־כָּל־מִצְוֺתָ֣יו וְחֻקֹּתָ֔יו אֲשֶׁ֛ר אָנֹכִ֥י מְצַוְּךָ֖ הַיּ֑וֹם וּבָ֧אוּ עָלֶ֛יךָ כָּל־הַקְּלָל֥וֹת הָאֵ֖לֶּה וְהִשִּׂיגֽוּךָ׃<text:s/></text:span><text:span text:style-name="T2428">‬</text:span>‬‬<text:span text:style-name="T2429">16</text:span><text:span text:style-name="T2430"> אָר֥וּר אַתָּ֖ה בָּעִ֑יר וְאָר֥וּר אַתָּ֖ה בַּשָּׂדֶֽה׃<text:s/></text:span><text:span text:style-name="T2431">‬</text:span>‬‬<text:span text:style-name="T2432">17</text:span><text:span text:style-name="T2433"> אָר֥וּר טַנְאֲךָ֖ וּמִשְׁאַרְתֶּֽךָ׃<text:s/></text:span><text:span text:style-name="T2434">‬</text:span>‬‬<text:span text:style-name="T2435">18</text:span><text:span text:style-name="T2436"> אָר֥וּר פְּרִֽי־בִטְנְךָ֖ וּפְרִ֣י אַדְמָתֶ֑ךָ שְׁגַ֥ר אֲלָפֶ֖יךָ וְעַשְׁתְּר֥וֹת צֹאנֶֽךָ׃<text:s/></text:span><text:span text:style-name="T2437">‬</text:span>‬‬<text:span text:style-name="T2438">19</text:span><text:span text:style-name="T2439"> אָר֥וּר אַתָּ֖ה בְּבֹאֶ֑ךָ וְאָר֥וּר אַתָּ֖ה בְּצֵאתֶֽךָ׃<text:s/></text:span><text:span text:style-name="T2440">‬</text:span>‬‬<text:span text:style-name="T2441">20</text:span><text:span text:style-name="T2442"> יְשַׁלַּ֣ח יְהוָ֣ה ׀ בְּ֠ךָ אֶת־הַמְּאֵרָ֤ה אֶת־הַמְּהוּמָה֙ וְאֶת־הַמִּגְעֶ֔רֶת בְּכָל־מִשְׁלַ֥ח יָדְךָ֖ אֲשֶׁ֣ר תַּעֲשֶׂ֑ה עַ֣ד הִשָּֽׁמֶדְךָ֤ וְעַד־אֲבָדְךָ֙ מַהֵ֔ר מִפְּנֵ֛י רֹ֥עַ מֽ͏ַעֲלָלֶ֖יךָ אֲשֶׁ֥ר עֲזַבְתָּֽנִי׃<text:s/></text:span><text:span text:style-name="T2443">‬</text:span>‬‬<text:span text:style-name="T2444">21</text:span><text:span text:style-name="T2445"> יַדְבֵּ֧ק יְהוָ֛ה בְּךָ֖ אֶת־הַדָּ֑בֶר עַ֚ד כַּלֹּת֣וֹ אֹֽתְךָ֔ מֵעַל֙ הֽ͏ָאֲדָמָ֔ה אֲשֶׁר־אַתָּ֥ה בָא־שָׁ֖מָּה לְרִשְׁתָּֽהּ׃<text:s/></text:span><text:span text:style-name="T2446">‬</text:span>‬‬<text:span text:style-name="T2447">22</text:span><text:span text:style-name="T2448"> יַכְּכָ֣ה יְ֠הוָה בַּשַּׁחֶ֨פֶת וּבַקַּדַּ֜חַת וּבַדַּלֶּ֗קֶת וּבַֽחַרְחֻר֙ וּבַחֶ֔רֶב וּבַשִּׁדָּפ֖וֹן וּבַיֵּרָק֑וֹן וּרְדָפ֖וּךָ עַ֥ד אָבְדֶֽךָ׃<text:s/></text:span><text:span text:style-name="T2449">‬</text:span>‬‬<text:span text:style-name="T2450">23</text:span><text:span text:style-name="T2451"> וְהָי֥וּ שָׁמֶ֛יךָ אֲשֶׁ֥ר עַל־רֹאשְׁךָ֖ נְחֹ֑שֶׁת וְהָאָ֥רֶץ אֲשֶׁר־תַּחְתֶּ֖יךָ בַּרְזֶֽל׃<text:s/></text:span><text:span text:style-name="T2452">‬</text:span>‬‬<text:span text:style-name="T2453">24</text:span><text:span text:style-name="T2454"> יִתֵּ֧ן יְהוָ֛ה אֶת־מְטַ֥ר אַרְצְךָ֖ אָבָ֣ק וְעָפָ֑ר מִן־הַשָּׁמַ֙יִם֙ יֵרֵ֣ד עָלֶ֔יךָ עַ֖ד הִשָּׁמְדָֽךְ׃<text:s/></text:span><text:span text:style-name="T2455">‬</text:span>‬‬<text:span text:style-name="T2456">25</text:span><text:span text:style-name="T2457"> יִתֶּנְךָ֨ יְהוָ֥ה ׀ נִגָּף֮ לִפְנֵ֣י אֹיְבֶיךָ֒<text:s/></text:span><text:soft-page-break/><text:span text:style-name="T2458">בְּדֶ֤רֶךְ אֶחָד֙ תֵּצֵ֣א אֵלָ֔יו וּבְשִׁבְעָ֥ה דְרָכִ֖ים תָּנ֣וּס לְפָנָ֑יו וְהָיִ֣יתָ לְזַעֲוָ֔ה לְכֹ֖ל מַמְלְכ֥וֹת הָאָֽרֶץ׃<text:s/></text:span><text:span text:style-name="T2459">‬</text:span>‬‬<text:span text:style-name="T2460">26</text:span><text:span text:style-name="T2461"> וְהָיְתָ֤ה נִבְלָֽתְךָ֙ לְמַאֲכָ֔ל לְכָל־ע֥וֹף הַשָּׁמַ֖יִם וּלְבֶהֱמַ֣ת הָאָ֑רֶץ וְאֵ֖ין מַחֲרִֽיד׃<text:s/></text:span><text:span text:style-name="T2462">‬</text:span>‬‬<text:span text:style-name="T2463">27</text:span><text:span text:style-name="T2464"> יַכְּכָ֨ה יְהוָ֜ה בִּשְׁחִ֤ין מִצְרַ֙יִם֙ *ובעפלים **וּבַטְחֹרִ֔ים וּבַגָּרָ֖ב וּבֶחָ֑רֶס אֲשֶׁ֥ר לֹא־תוּכַ֖ל לְהֵרָפֵֽא׃<text:s/></text:span><text:span text:style-name="T2465">‬</text:span>‬‬‬<text:span text:style-name="T2466">28</text:span><text:span text:style-name="T2467"> יַכְּכָ֣ה יְהוָ֔ה בְּשִׁגָּע֖וֹן וּבְעִוָּר֑וֹן וּבְתִמְה֖וֹן לֵבָֽב׃<text:s/></text:span><text:span text:style-name="T2468">‬</text:span>‬‬<text:span text:style-name="T2469">29</text:span><text:span text:style-name="T2470"> וְהָיִ֜יתָ מְמַשֵּׁ֣שׁ בַּֽצָהֳרַ֗יִם כַּאֲשֶׁ֨ר יְמַשֵּׁ֤שׁ הַעִוֵּר֙ בָּאֲפֵלָ֔ה וְלֹ֥א תַצְלִ֖יחַ אֶת־דְּרָכֶ֑יךָ וְהָיִ֜יתָ אַ֣ךְ עָשׁ֧וּק וְגָז֛וּל כָּל־הַיָּמִ֖ים וְאֵ֥ין מוֹשִֽׁיעַ׃<text:s/></text:span><text:span text:style-name="T2471">‬</text:span>‬‬<text:span text:style-name="T2472">30</text:span><text:span text:style-name="T2473"> אִשָּׁ֣ה תְאָרֵ֗שׂ וְאִ֤ישׁ אַחֵר֙ *ישגלנה **יִשְׁכָּבֶ֔נָּה בַּ֥יִת תִּבְנֶ֖ה וְלֹא־תֵשֵׁ֣ב בּ֑וֹ כֶּ֥רֶם תִּטַּ֖ע וְלֹ֥א תְחַלְּלֶּֽנּוּ׃<text:s/></text:span><text:span text:style-name="T2474">‬</text:span>‬‬<text:span text:style-name="T2475">31</text:span><text:span text:style-name="T2476"> שׁוֹרְךָ֞ טָב֣וּחַ לְעֵינֶ֗יךָ וְלֹ֣א תֹאכַל֮ מִמֶּנּוּ֒ חֲמֹֽרְךָ֙ גָּז֣וּל מִלְּפָנֶ֔יךָ וְלֹ֥א יָשׁ֖וּב לָ֑ךְ צֹֽאנְךָ֙ נְתֻנ֣וֹת לְאֹיְבֶ֔יךָ וְאֵ֥ין לְךָ֖ מוֹשִֽׁיעַ׃<text:s/></text:span><text:span text:style-name="T2477">‬</text:span>‬‬<text:span text:style-name="T2478">32</text:span><text:span text:style-name="T2479"> בָּנֶ֨יךָ וּבְנֹתֶ֜יךָ נְתֻנִ֨ים לְעַ֤ם אַחֵר֙ וְעֵינֶ֣יךָ רֹא֔וֹת וְכָל֥וֹת אֲלֵיהֶ֖ם כָּל־הַיּ֑וֹם וְאֵ֥ין לְאֵ֖ל יָדֶֽךָ׃<text:s/></text:span><text:span text:style-name="T2480">‬</text:span>‬‬<text:span text:style-name="T2481">33</text:span><text:span text:style-name="T2482"> פְּרִ֤י אַדְמָֽתְךָ֙ וְכָל־יְגִ֣יעֲךָ֔ יֹאכַ֥ל עַ֖ם אֲשֶׁ֣ר לֹא־יָדָ֑עְתָּ וְהָיִ֗יתָ רַ֛ק עָשׁ֥וּק וְרָצ֖וּץ כָּל־הַיָּמִֽים׃<text:s/></text:span><text:span text:style-name="T2483">‬</text:span>‬‬<text:span text:style-name="T2484">34</text:span><text:span text:style-name="T2485"> וְהָיִ֖יתָ מְשֻׁגָּ֑ע מִמַּרְאֵ֥ה עֵינֶ֖יךָ אֲשֶׁ֥ר תִּרְאֶֽה׃<text:s/></text:span><text:span text:style-name="T2486">‬</text:span>‬‬<text:span text:style-name="T2487">35</text:span><text:span text:style-name="T2488"> יַכְּכָ֨ה יְהוָ֜ה בִּשְׁחִ֣ין רָ֗ע עַל־הַבִּרְכַּ֙יִם֙ וְעַל־הַשֹּׁקַ֔יִם אֲשֶׁ֥ר לֹא־תוּכַ֖ל לְהֵרָפֵ֑א מִכַּ֥ף רַגְלְךָ֖ וְעַ֥ד קָדְקֳדֶֽךָ׃<text:s/></text:span><text:span text:style-name="T2489">‬</text:span>‬‬<text:span text:style-name="T2490">36</text:span><text:span text:style-name="T2491"> יוֹלֵ֨ךְ יְהוָ֜ה אֹֽתְךָ֗ וְאֶֽת־מַלְכְּךָ֙ אֲשֶׁ֣ר תָּקִ֣ים עָלֶ֔יךָ אֶל־גּ֕וֹי אֲשֶׁ֥ר לֹא־יָדַ֖עְתָּ אַתָּ֣ה וַאֲבֹתֶ֑יךָ וְעָבַ֥דְתָּ שָּׁ֛ם אֱלֹהִ֥ים אֲחֵרִ֖ים עֵ֥ץ וָאָֽבֶן׃<text:s/></text:span><text:span text:style-name="T2492">‬</text:span>‬‬<text:span text:style-name="T2493">37</text:span><text:span text:style-name="T2494"> וְהָיִ֣יתָ לְשַׁמָּ֔ה לְמָשָׁ֖ל וְלִשְׁנִינָ֑ה בְּכֹל֙ הָֽעַמִּ֔ים אֲשֶׁר־יְנַהֶגְךָ֥ יְהוָ֖ה שָֽׁמָּה׃<text:s/></text:span><text:span text:style-name="T2495">‬</text:span>‬‬<text:span text:style-name="T2496">38</text:span><text:span text:style-name="T2497"> זֶ֥רַע רַ֖ב תּוֹצִ֣יא הַשָּׂדֶ֑ה וּמְעַ֣ט תֶּאֱסֹ֔ף כִּ֥י יַחְסְלֶ֖נּוּ הָאַרְבֶּֽה׃<text:s/></text:span><text:span text:style-name="T2498">‬</text:span>‬‬<text:span text:style-name="T2499">39</text:span><text:span text:style-name="T2500"> כְּרָמִ֥ים תִּטַּ֖ע וְעָבָ֑דְתָּ וְיַ֤יִן לֹֽא־תִשְׁתֶּה֙ וְלֹ֣א תֶאֱגֹ֔ר כִּ֥י תֹאכְלֶ֖נּוּ הַתֹּלָֽעַת׃<text:s/></text:span><text:span text:style-name="T2501">‬</text:span>‬‬<text:span text:style-name="T2502">40</text:span><text:span text:style-name="T2503"> זֵיתִ֛ים יִהְי֥וּ לְךָ֖ בְּכָל־גְּבוּלֶ֑ךָ וְשֶׁ֙מֶן֙ לֹ֣א תָס֔וּךְ כִּ֥י יִשַּׁ֖ל זֵיתֶֽךָ׃<text:s/></text:span><text:span text:style-name="T2504">‬</text:span>‬‬<text:span text:style-name="T2505">41</text:span><text:span text:style-name="T2506"> בָּנִ֥ים וּבָנ֖וֹת תּוֹלִ֑יד וְלֹא־יִהְי֣וּ לָ֔ךְ כִּ֥י יֵלְכ֖וּ בַּשֶּֽׁבִי׃<text:s/></text:span><text:span text:style-name="T2507">‬</text:span>‬‬<text:span text:style-name="T2508">42</text:span><text:span text:style-name="T2509"> כָּל־עֵצְךָ֖ וּפְרִ֣י אַדְמָתֶ֑ךָ יְיָרֵ֖שׁ הַצְּלָצַֽל׃<text:s/></text:span><text:span text:style-name="T2510">‬</text:span>‬‬‬<text:span text:style-name="T2511">43</text:span><text:span text:style-name="T2512"> הַגֵּר֙ אֲשֶׁ֣ר בְּקִרְבְּךָ֔ יַעֲלֶ֥ה עָלֶ֖יךָ מַ֣עְלָה מָּ֑עְלָה וְאַתָּ֥ה תֵרֵ֖ד מַ֥טָּה מָּֽטָּה׃<text:s/></text:span><text:span text:style-name="T2513">‬</text:span>‬‬<text:span text:style-name="T2514">44</text:span><text:span text:style-name="T2515"> ה֣וּא יַלְוְךָ֔ וְאַתָּ֖ה לֹ֣א תַלְוֶ֑נּוּ ה֚וּא יִהְיֶ֣ה לְרֹ֔אשׁ וְאַתָּ֖ה תִּֽהְיֶ֥ה לְזָנָֽב׃<text:s/></text:span><text:span text:style-name="T2516">‬</text:span>‬‬<text:span text:style-name="T2517">45</text:span><text:span text:style-name="T2518"> וּבָ֨אוּ עָלֶ֜יךָ כָּל־הַקְּלָל֣וֹת הָאֵ֗לֶּה וּרְדָפ֙וּךָ֙ וְהִשִּׂיג֔וּךָ עַ֖ד הִשָּֽׁמְדָ֑ךְ כִּי־לֹ֣א שָׁמַ֗עְתָּ בְּקוֹל֙ יְהוָ֣ה אֱלֹהֶ֔יךָ לִשְׁמֹ֛ר מִצְוֺתָ֥יו וְחֻקֹּתָ֖יו אֲשֶׁ֥ר צִוָּֽךְ׃<text:s/></text:span><text:span text:style-name="T2519">‬</text:span>‬‬<text:span text:style-name="T2520">46</text:span><text:span text:style-name="T2521"> וְהָי֣וּ בְךָ֔ לְא֖וֹת וּלְמוֹפֵ֑ת וּֽבְזַרְעֲךָ֖ עַד־עוֹלָֽם׃<text:s/></text:span><text:span text:style-name="T2522">‬</text:span>‬‬<text:span text:style-name="T2523">47</text:span><text:span text:style-name="T2524"> תַּ֗חַת אֲשֶׁ֤ר לֹא־עָבַ֙דְתָּ֙ אֶת־יְהוָ֣ה אֱלֹהֶ֔יךָ בְּשִׂמְחָ֖ה וּבְט֣וּב לֵבָ֑ב מֵרֹ֖ב כֹּֽל׃<text:s/></text:span><text:span text:style-name="T2525">‬</text:span>‬‬<text:span text:style-name="T2526">48</text:span><text:span text:style-name="T2527"> וְעָבַדְתָּ֣ אֶת־אֹיְבֶ֗יךָ אֲשֶׁ֨ר יְשַׁלְּחֶ֤נּוּ יְהוָה֙ בָּ֔ךְ בְּרָעָ֧ב וּבְצָמָ֛א וּבְעֵירֹ֖ם וּבְחֹ֣סֶר כֹּ֑ל וְנָתַ֞ן עֹ֤ל בַּרְזֶל֙ עַל־צַוָּארֶ֔ךָ עַ֥ד הִשְׁמִיד֖וֹ אֹתָֽךְ׃<text:s/></text:span><text:span text:style-name="T2528">‬</text:span>‬‬<text:span text:style-name="T2529">49</text:span><text:span text:style-name="T2530"> יִשָּׂ֣א יְהוָה֩ עָלֶ֨יךָ גּ֤וֹי מֵרָחוֹק֙ מִקְצֵ֣ה הָאָ֔רֶץ כַּאֲשֶׁ֥ר יִדְאֶ֖ה הַנָּ֑שֶׁר גּ֕וֹי אֲשֶׁ֥ר לֹא־תִשְׁמַ֖ע לְשֹׁנֽוֹ׃<text:s/></text:span><text:span text:style-name="T2531">‬</text:span>‬‬<text:span text:style-name="T2532">50</text:span><text:span text:style-name="T2533"> גּ֖וֹי עַ֣ז פָּנִ֑ים אֲשֶׁ֨ר לֹא־יִשָּׂ֤א פָנִים֙ לְזָקֵ֔ן וְנַ֖עַר לֹ֥א יָחֹֽן׃<text:s/></text:span><text:span text:style-name="T2534">‬</text:span>‬‬<text:span text:style-name="T2535">51</text:span><text:span text:style-name="T2536"> וְ֠אָכַל פְּרִ֨י בְהֶמְתְּךָ֥ וּפְרִֽי־אַדְמָתְךָ֮ עַ֣ד הִשָּֽׁמְדָךְ֒ אֲשֶׁ֨ר לֹֽא־יַשְׁאִ֜יר לְךָ֗ דָּגָן֙ תִּיר֣וֹשׁ וְיִצְהָ֔ר שְׁגַ֥ר אֲלָפֶ֖יךָ וְעַשְׁתְּרֹ֣ת צֹאנֶ֑ךָ עַ֥ד הַאֲבִיד֖וֹ אֹתָֽךְ׃<text:s/></text:span><text:span text:style-name="T2537">‬</text:span>‬‬<text:span text:style-name="T2538">52</text:span><text:span text:style-name="T2539"> וְהֵצַ֨ר לְךָ֜ בְּכָל־שְׁעָרֶ֗יךָ עַ֣ד רֶ֤דֶת חֹמֹתֶ֙יךָ֙ הַגְּבֹה֣וֹת וְהַבְּצֻר֔וֹת אֲשֶׁ֥ר אַתָּ֛ה בֹּטֵ֥חַ בָּהֵ֖ן בְּכָל־אַרְצֶ֑ךָ וְהֵצַ֤ר לְךָ֙ בְּכָל־שְׁעָרֶ֔יךָ בְּכָל־אַרְצְךָ֔ אֲשֶׁ֥ר נָתַ֛ן יְהוָ֥ה אֱלֹהֶ֖יךָ לָֽךְ׃<text:s/></text:span><text:span text:style-name="T2540">‬</text:span>‬‬<text:span text:style-name="T2541">53</text:span><text:span text:style-name="T2542"> וְאָכַלְתָּ֣ פְרִֽי־בִטְנְךָ֗ בְּשַׂ֤ר בָּנֶ֙יךָ֙ וּבְנֹתֶ֔יךָ אֲשֶׁ֥ר נָֽתַן־לְךָ֖ יְהוָ֣ה אֱלֹהֶ֑יךָ בְּמָצוֹר֙ וּבְמָצ֔וֹק אֲשֶׁר־יָצִ֥יק לְךָ֖ אֹיְבֶֽךָ׃<text:s/></text:span><text:span text:style-name="T2543">‬</text:span>‬‬<text:span text:style-name="T2544">54</text:span><text:span text:style-name="T2545"> הָאִישׁ֙ הָרַ֣ךְ בְּךָ֔ וְהֶעָנֹ֖ג מְאֹ֑ד תֵּרַ֨ע עֵינ֤וֹ בְאָחִיו֙ וּבְאֵ֣שֶׁת חֵיק֔וֹ וּבְיֶ֥תֶר בָּנָ֖יו אֲשֶׁ֥ר יוֹתִֽיר׃<text:s/></text:span><text:span text:style-name="T2546">‬</text:span>‬‬<text:span text:style-name="T2547">55</text:span><text:span text:style-name="T2548"> מִתֵּ֣ת ׀ לְאַחַ֣ד מֵהֶ֗ם מִבְּשַׂ֤ר<text:s/></text:span><text:soft-page-break/><text:span text:style-name="T2549">בָּנָיו֙ אֲשֶׁ֣ר יֹאכֵ֔ל מִבְּלִ֥י הִשְׁאִֽיר־ל֖וֹ כֹּ֑ל בְּמָצוֹר֙ וּבְמָצ֔וֹק אֲשֶׁ֨ר יָצִ֥יק לְךָ֛ אֹיִבְךָ֖ בְּכָל־שְׁעָרֶֽיךָ׃<text:s/></text:span><text:span text:style-name="T2550">‬</text:span>‬‬<text:span text:style-name="T2551">56</text:span><text:span text:style-name="T2552"> הָרַכָּ֨ה בְךָ֜ וְהָעֲנֻגָּ֗ה אֲשֶׁ֨ר לֹא־נִסְּתָ֤ה כַף־רַגְלָהּ֙ הַצֵּ֣ג עַל־הָאָ֔רֶץ מֵהִתְעַנֵּ֖ג וּמֵרֹ֑ךְ תֵּרַ֤ע עֵינָהּ֙ בְּאִ֣ישׁ חֵיקָ֔הּ וּבִבְנָ֖הּ וּבְבִתָּֽהּ׃<text:s/></text:span><text:span text:style-name="T2553">‬</text:span>‬‬<text:span text:style-name="T2554">57</text:span><text:span text:style-name="T2555"> וּֽבְשִׁלְיָתָ֞הּ הַיּוֹצֵ֣ת ׀ מִבֵּ֣ין רַגְלֶ֗יהָ וּבְבָנֶ֙יהָ֙ אֲשֶׁ֣ר תֵּלֵ֔ד כִּֽי־תֹאכְלֵ֥ם בְּחֹֽסֶר־כֹּ֖ל בַּסָּ֑תֶר בְּמָצוֹר֙ וּבְמָצ֔וֹק אֲשֶׁ֨ר יָצִ֥יק לְךָ֛ אֹיִבְךָ֖ בִּשְׁעָרֶֽיךָ׃<text:s/></text:span><text:span text:style-name="T2556">‬</text:span>‬‬<text:span text:style-name="T2557">58</text:span><text:span text:style-name="T2558"> אִם־לֹ֨א תִשְׁמֹ֜ר לַעֲשׂ֗וֹת אֶת־כָּל־דִּבְרֵי֙ הַתּוֹרָ֣ה הַזֹּ֔את הַכְּתוּבִ֖ים בַּסֵּ֣פֶר הַזֶּ֑ה לְ֠יִרְאָה אֶת־הַשֵּׁ֞ם הַנִּכְבָּ֤ד וְהַנּוֹרָא֙ הַזֶּ֔ה אֵ֖ת יְהוָ֥ה אֱלֹהֶֽיךָ׃<text:s/></text:span><text:span text:style-name="T2559">‬</text:span>‬‬<text:span text:style-name="T2560">59</text:span><text:span text:style-name="T2561"> וְהִפְלָ֤א יְהוָה֙ אֶת־מַכֹּ֣תְךָ֔ וְאֵ֖ת מַכּ֣וֹת זַרְעֶ֑ךָ מַכּ֤וֹת גְּדֹלוֹת֙ וְנֶ֣אֱמָנ֔וֹת וָחֳלָיִ֥ם רָעִ֖ים וְנֶאֱמָנִֽים׃<text:s/></text:span><text:span text:style-name="T2562">‬</text:span>‬‬<text:span text:style-name="T2563">60</text:span><text:span text:style-name="T2564"> וְהֵשִׁ֣יב בְּךָ֗ אֵ֚ת כָּל־מַדְוֵ֣ה מִצְרַ֔יִם אֲשֶׁ֥ר יָגֹ֖רְתָּ מִפְּנֵיהֶ֑ם וְדָבְק֖וּ בָּֽךְ׃<text:s/></text:span><text:span text:style-name="T2565">‬</text:span>‬‬<text:span text:style-name="T2566">61</text:span><text:span text:style-name="T2567"> גַּ֤ם כָּל־חֳלִי֙ וְכָל־מַכָּ֔ה אֲשֶׁר֙ לֹ֣א כָת֔וּב בְּסֵ֖פֶר הַתּוֹרָ֣ה הַזֹּ֑את יַעְלֵ֤ם יְהוָה֙ עָלֶ֔יךָ עַ֖ד הִשָּׁמְדָֽךְ׃<text:s/></text:span><text:span text:style-name="T2568">‬</text:span>‬‬‬<text:span text:style-name="T2569">62</text:span><text:span text:style-name="T2570"> וְנִשְׁאַרְתֶּם֙ בִּמְתֵ֣י מְעָ֔ט תַּ֚חַת אֲשֶׁ֣ר הֱיִיתֶ֔ם כְּכוֹכְבֵ֥י הַשָּׁמַ֖יִם לָרֹ֑ב כִּי־לֹ֣א שָׁמַ֔עְתָּ בְּק֖וֹל יְהוָ֥ה אֱלֹהֶֽיךָ׃<text:s/></text:span><text:span text:style-name="T2571">‬</text:span>‬‬<text:span text:style-name="T2572">63</text:span><text:span text:style-name="T2573"> וְ֠הָיָה כַּאֲשֶׁר־שָׂ֨שׂ יְהוָ֜ה עֲלֵיכֶ֗ם לְהֵיטִ֣יב אֶתְכֶם֮ וּלְהַרְבּ֣וֹת אֶתְכֶם֒ כֵּ֣ן יָשִׂ֤ישׂ יְהוָה֙ עֲלֵיכֶ֔ם לְהַאֲבִ֥יד אֶתְכֶ֖ם וּלְהַשְׁמִ֣יד אֶתְכֶ֑ם וְנִסַּחְתֶּם֙ מֵעַ֣ל הֽ͏ָאֲדָמָ֔ה אֲשֶׁר־אַתָּ֥ה בָא־שָׁ֖מָּה לְרִשְׁתָּֽהּ׃<text:s/></text:span><text:span text:style-name="T2574">‬</text:span>‬‬<text:span text:style-name="T2575">64</text:span><text:span text:style-name="T2576"> וֶהֱפִֽיצְךָ֤ יְהוָה֙ בְּכָל־הָ֣עַמִּ֔ים מִקְצֵ֥ה הָאָ֖רֶץ וְעַד־קְצֵ֣ה הָאָ֑רֶץ וְעָבַ֨דְתָּ שָּׁ֜ם אֱלֹהִ֣ים אֲחֵרִ֗ים אֲשֶׁ֧ר לֹא־יָדַ֛עְתָּ אַתָּ֥ה וַאֲבֹתֶ֖יךָ עֵ֥ץ וָאָֽבֶן׃<text:s/></text:span><text:span text:style-name="T2577">‬</text:span>‬‬<text:span text:style-name="T2578">65</text:span><text:span text:style-name="T2579"> וּבַגּוֹיִ֤ם הָהֵם֙ לֹ֣א תַרְגִּ֔יעַ וְלֹא־יִהְיֶ֥ה מָנ֖וֹחַ לְכַף־רַגְלֶ֑ךָ וְנָתַן֩ יְהוָ֨ה לְךָ֥ שָׁם֙ לֵ֣ב רַגָּ֔ז וְכִלְי֥וֹן עֵינַ֖יִם וְדֽ͏ַאֲב֥וֹן נָֽפֶשׁ׃<text:s/></text:span><text:span text:style-name="T2580">‬</text:span>‬‬<text:span text:style-name="T2581">66</text:span><text:span text:style-name="T2582"> וְהָי֣וּ חַיֶּ֔יךָ תְּלֻאִ֥ים לְךָ֖ מִנֶּ֑גֶד וּפָֽחַדְתָּ֙ לַ֣יְלָה וְיוֹמָ֔ם וְלֹ֥א תַאֲמִ֖ין בְּחַיֶּֽיךָ׃<text:s/></text:span><text:span text:style-name="T2583">‬</text:span>‬‬<text:span text:style-name="T2584">67</text:span><text:span text:style-name="T2585"> בַּבֹּ֤קֶר תֹּאמַר֙ מִֽי־יִתֵּ֣ן עֶ֔רֶב וּבָעֶ֥רֶב תֹּאמַ֖ר מִֽי־יִתֵּ֣ן בֹּ֑קֶר מִפַּ֤חַד לְבָֽבְךָ֙ אֲשֶׁ֣ר תִּפְחָ֔ד וּמִמַּרְאֵ֥ה עֵינֶ֖יךָ אֲשֶׁ֥ר תִּרְאֶֽה׃<text:s/></text:span><text:span text:style-name="T2586">‬</text:span>‬‬<text:span text:style-name="T2587">68</text:span><text:span text:style-name="T2588"> וֶֽהֱשִֽׁיבְךָ֨ יְהוָ֥ה ׀ מִצְרַיִם֮ בָּאֳנִיּוֹת֒ בַּדֶּ֙רֶךְ֙ אֲשֶׁ֣ר אָמַ֣רְתִּֽי לְךָ֔ לֹא־תֹסִ֥יף ע֖וֹד לִרְאֹתָ֑הּ וְהִתְמַ</text:span><text:span text:style-name="T2589">כַּ</text:span><text:span text:style-name="T2590">רְתֶּ֨ם שָׁ֧ם לְאֹיְבֶ֛יךָ לַעֲבָדִ֥ים וְלִשְׁפָח֖וֹת וְאֵ֥ין קֹנֶֽה׃</text:span><text:span text:style-name="T2591"><text:s/>ס<text:s/></text:span><text:span text:style-name="T2592">‬</text:span>‬‬<text:span text:style-name="T2593">69</text:span><text:span text:style-name="T2594"> אֵלֶּה֩ דִבְרֵ֨י הַבְּרִ֜ית אֲ‍ֽשֶׁר־צִוָּ֧ה יְהוָ֣ה אֶת־מֹשֶׁ֗ה לִכְרֹ֛ת אֶת־בְּנֵ֥י יִשְׂרָאֵ֖ל בְּאֶ֣רֶץ מוֹאָ֑ב מִלְּבַ֣ד הַבְּרִ֔ית אֲשֶׁר־כָּרַ֥ת אִתָּ֖ם בְּחֹרֵֽב׃<text:s/></text:span><text:span text:style-name="T2595">פ<text:s/></text:span><text:span text:style-name="T2596">‬</text:span>‬‬‬‬‬‬‬‬‬‬‬‬‬‬‬‬‬‬‬‬‬‬‬‬‬‬‬‬‬‬‬‬‬‬‬‬‬‬‬‬‬‬‬‬‬‬‬‬‬‬‬‬‬‬‬‬‬‬‬‬‬‬‬‬‬‬‬‬‬‬</text:p>
      </text:section>
      <text:section text:name="Sect28" text:style-name="S28">
        <text:p text:style-name="P2597">Deuteronomy 29</text:p>
        <text:p text:style-name="P2598"><text:span text:style-name="T2599">1</text:span><text:span text:style-name="T2600"> וַיִּקְרָ֥א מֹשֶׁ֛ה אֶל־כָּל־יִשְׂרָאֵ֖ל וַיֹּ֣אמֶר אֲלֵהֶ֑ם אַתֶּ֣ם רְאִיתֶ֗ם אֵ֣ת כָּל־אֲשֶׁר֩ עָשָׂ֨ה יְהוָ֤ה לְעֵֽינֵיכֶם֙ בְּאֶ֣רֶץ מִצְרַ֔יִם לְפַרְעֹ֥ה וּלְכָל־עֲבָדָ֖יו וּלְכָל־אַרְצֽוֹ׃<text:s/></text:span><text:span text:style-name="T2601">2</text:span><text:span text:style-name="T2602"> הַמַּסּוֹת֙ הַגְּדֹלֹ֔ת אֲשֶׁ֥ר רָא֖וּ עֵינֶ֑יךָ הָאֹתֹ֧ת וְהַמֹּפְתִ֛ים הַגְּדֹלִ֖ים הָהֵֽם׃<text:s/></text:span><text:span text:style-name="T2603">‬</text:span>‬‬<text:span text:style-name="T2604">3</text:span><text:span text:style-name="T2605"> וְלֹֽא־נָתַן֩ יְהוָ֨ה לָכֶ֥ם לֵב֙ לָדַ֔עַת וְעֵינַ֥יִם לִרְא֖וֹת וְאָזְנַ֣יִם לִשְׁמֹ֑עַ עַ֖ד הַיּ֥וֹם הַזֶּֽה׃<text:s/></text:span><text:span text:style-name="T2606">‬</text:span>‬‬<text:span text:style-name="T2607">4</text:span><text:span text:style-name="T2608"> וָאוֹלֵ֥ךְ אֶתְכֶ֛ם אַרְבָּעִ֥ים שָׁנָ֖ה בַּמִּדְבָּ֑ר לֹֽא־בָל֤וּ שַׂלְמֹֽתֵיכֶם֙ מֵעֲלֵיכֶ֔ם וְנַֽעַלְךָ֥ לֹֽא־בָלְתָ֖ה מֵעַ֥ל רַגְלֶֽךָ׃<text:s/></text:span><text:span text:style-name="T2609">‬</text:span>‬‬<text:span text:style-name="T2610">5</text:span><text:span text:style-name="T2611"> לֶ֚חֶם לֹ֣א אֲכַלְתֶּ֔ם וְיַ֥יִן וְשֵׁכָ֖ר לֹ֣א שְׁתִיתֶ֑ם לְמַ֙עַן֙ תֵּֽדְע֔וּ כִּ֛י אֲנִ֥י יְהוָ֖ה אֱלֹהֵיכֶֽם׃<text:s/></text:span><text:span text:style-name="T2612">‬</text:span>‬‬<text:span text:style-name="T2613">6</text:span><text:span text:style-name="T2614"> וַתָּבֹ֖אוּ אֶל־הַמָּק֣וֹם<text:s/></text:span><text:soft-page-break/><text:span text:style-name="T2615">הַזֶּ֑ה וַיֵּצֵ֣א סִיחֹ֣ן מֶֽלֶךְ־חֶ֠שְׁבּוֹן וְע֨וֹג מֶֽלֶךְ־הַבָּשָׁ֧ן לִקְרָאתֵ֛נוּ לַמִּלְחָמָ֖ה וַנַּכֵּֽם׃<text:s/></text:span><text:span text:style-name="T2616">‬</text:span>‬‬<text:span text:style-name="T2617">7</text:span><text:span text:style-name="T2618"> וַנִּקַּח֙ אֶת־אַרְצָ֔ם וַנִּתְּנָ֣הּ לְנַחֲלָ֔ה לָרֽאוּבֵנִ֖י וְלַגָּדִ֑י וְלַחֲצִ֖י שֵׁ֥בֶט הַֽמְנַשִּֽׁי׃<text:s/></text:span><text:span text:style-name="T2619">‬</text:span>‬‬<text:span text:style-name="T2620">8</text:span><text:span text:style-name="T2621"> וּשְׁמַרְתֶּ֗ם אֶת־דִּבְרֵי֙ הַבְּרִ֣ית הַזֹּ֔את וַעֲשִׂיתֶ֖ם אֹתָ֑ם לְמַ֣עַן תַּשְׂכִּ֔ילוּ אֵ֖ת כָּל־אֲשֶׁ֥ר תַּעֲשֽׂוּן׃<text:s/></text:span><text:span text:style-name="T2622">פ<text:s/></text:span><text:span text:style-name="T2623">‬</text:span>‬‬‬‬‬‬‬‬‬</text:p>
        <text:p text:style-name="P2624"><text:span text:style-name="T2625">9</text:span><text:span text:style-name="T2626"> אַתֶּ֨ם נִצָּבִ֤ים הַיּוֹם֙ כֻּלְּכֶ֔ם לִפְנֵ֖י יְהוָ֣ה אֱלֹהֵיכֶ֑ם רָאשֵׁיכֶ֣ם שִׁבְטֵיכֶ֗ם זִקְנֵיכֶם֙ וְשֹׁ֣טְרֵיכֶ֔ם כֹּ֖ל אִ֥ישׁ יִשְׂרָאֵֽל׃<text:s/></text:span><text:span text:style-name="T2627">‬</text:span>‬‬<text:span text:style-name="T2628">10</text:span><text:span text:style-name="T2629"> טַפְּכֶ֣ם נְשֵׁיכֶ֔ם וְגֵ֣רְךָ֔ אֲשֶׁ֖ר בְּקֶ֣רֶב מַחֲנֶ֑יךָ מֵחֹטֵ֣ב עֵצֶ֔יךָ עַ֖ד שֹׁאֵ֥ב מֵימֶֽיךָ׃<text:s/></text:span><text:span text:style-name="T2630">‬</text:span>‬‬<text:span text:style-name="T2631">11</text:span><text:span text:style-name="T2632"> לְעָבְרְךָ֗ בִּבְרִ֛ית יְהוָ֥ה אֱלֹהֶ֖יךָ וּבְאָלָת֑וֹ אֲשֶׁר֙ יְהוָ֣ה אֱלֹהֶ֔יךָ כֹּרֵ֥ת עִמְּךָ֖ הַיּֽוֹם׃<text:s/></text:span><text:span text:style-name="T2633">‬</text:span>‬‬<text:span text:style-name="T2634">12</text:span><text:span text:style-name="T2635"> לְמַ֣עַן הָקִֽים־אֹתְךָ֩ הַיּ֨וֹם ׀ ל֜וֹ לְעָ֗ם וְה֤וּא יִֽהְיֶה־לְּךָ֙ לֵֽאלֹהִ֔ים כַּאֲשֶׁ֖ר דִּבֶּר־לָ֑ךְ וְכַאֲשֶׁ֤ר נִשְׁבַּע֙ לַאֲבֹתֶ֔יךָ לְאַבְרָהָ֥ם לְיִצְחָ֖ק וּֽלְיַעֲקֹֽב׃<text:s/></text:span><text:span text:style-name="T2636">‬</text:span>‬‬<text:span text:style-name="T2637">13</text:span><text:span text:style-name="T2638"> וְלֹ֥א אִתְּכֶ֖ם לְבַדְּכֶ֑ם אָנֹכִ֗י כֹּרֵת֙ אֶת־הַבְּרִ֣ית הַזֹּ֔את וְאֶת־הָאָלָ֖ה הַזֹּֽאת׃<text:s/></text:span><text:span text:style-name="T2639">‬</text:span>‬‬<text:span text:style-name="T2640">14</text:span><text:span text:style-name="T2641"> כִּי֩ אֶת־אֲשֶׁ֨ר יֶשְׁנ֜וֹ פֹּ֗ה עִמָּ֙נוּ֙ עֹמֵ֣ד הַיּ֔וֹם לִפְנֵ֖י יְהוָ֣ה אֱלֹהֵ֑ינוּ וְאֵ֨ת אֲשֶׁ֥ר אֵינֶ֛נּוּ פֹּ֖ה עִמָּ֥נוּ הַיּֽוֹם׃<text:s/></text:span><text:span text:style-name="T2642">‬</text:span>‬‬<text:span text:style-name="T2643">15</text:span><text:span text:style-name="T2644"> כִּֽי־אַתֶּ֣ם יְדַעְתֶּ֔ם אֵ֥ת אֲשֶׁר־יָשַׁ֖בְנוּ בְּאֶ֣רֶץ מִצְרָ֑יִם וְאֵ֧ת אֲשֶׁר־עָבַ֛רְנוּ בְּקֶ֥רֶב הַגּוֹיִ֖ם אֲשֶׁ֥ר עֲבַרְתֶּֽם׃<text:s/></text:span><text:span text:style-name="T2645">‬</text:span>‬‬<text:span text:style-name="T2646">16</text:span><text:span text:style-name="T2647"> וַתִּרְאוּ֙ אֶת־שִׁקּ֣וּצֵיהֶ֔ם וְאֵ֖ת גִּלֻּלֵיהֶ֑ם עֵ֣ץ וָאֶ֔בֶן כֶּ֥סֶף וְזָהָ֖ב אֲשֶׁ֥ר עִמָּהֶֽם׃<text:s/></text:span><text:span text:style-name="T2648">‬</text:span>‬‬<text:span text:style-name="T2649">17</text:span><text:span text:style-name="T2650"> פֶּן־יֵ֣שׁ בָּ֠כֶם אִ֣ישׁ אוֹ־אִשָּׁ֞ה א֧וֹ מִשְׁפָּחָ֣ה אוֹ־שֵׁ֗בֶט אֲשֶׁר֩ לְבָב֨וֹ פֹנֶ֤ה הַיּוֹם֙ מֵעִם֙ יְהוָ֣ה אֱלֹהֵ֔ינוּ לָלֶ֣כֶת לַעֲבֹ֔ד אֶת־אֱלֹהֵ֖י הַגּוֹיִ֣ם הָהֵ֑ם פֶּן־יֵ֣שׁ בָּכֶ֗ם שֹׁ֛רֶשׁ פֹּרֶ֥ה רֹ֖אשׁ וְלַעֲנָֽה׃<text:s/></text:span><text:span text:style-name="T2651">‬</text:span>‬‬<text:span text:style-name="T2652">18</text:span><text:span text:style-name="T2653"> וְהָיָ֡ה בְּשָׁמְעוֹ֩ אֶת־דִּבְרֵ֨י הָֽאָלָ֜ה הַזֹּ֗את וְהִתְבָּרֵ֨ךְ בִּלְבָב֤וֹ לֵאמֹר֙ שָׁל֣וֹם יִֽהְיֶה־לִּ֔י כִּ֛י בִּשְׁרִר֥וּת לִבִּ֖י אֵלֵ֑ךְ לְמַ֛עַן סְפ֥וֹת הָרָוָ֖ה אֶת־הַצְּמֵאָֽה׃<text:s/></text:span><text:span text:style-name="T2654">‬</text:span>‬‬<text:span text:style-name="T2655">19</text:span><text:span text:style-name="T2656"> לֹא־יֹאבֶ֣ה יְהוָה֮ סְלֹ֣חַֽ לוֹ֒ כִּ֣י אָ֠ז יֶעְשַׁ֨ן אַף־יְהוָ֤ה וְקִנְאָתוֹ֙ בָּאִ֣ישׁ הַה֔וּא וְרָ֤בְצָה־בּוֹ֙ כָּל־הָ֣אָלָ֔ה הַכְּתוּבָ֖ה בַּסֵּ֣פֶר הַזֶּ֑ה וּמָחָ֤ה יְהוָה֙ אֶת־שְׁמ֔וֹ מִתַּ֖חַת הַשָּׁמָֽיִם׃<text:s/></text:span><text:span text:style-name="T2657">‬</text:span>‬‬‬<text:span text:style-name="T2658">20</text:span><text:span text:style-name="T2659"> וְהִבְדִּיל֤וֹ יְהוָה֙ לְרָעָ֔ה מִכֹּ֖ל שִׁבְטֵ֣י יִשְׂרָאֵ֑ל כְּכֹל֙ אָל֣וֹת הַבְּרִ֔ית הַכְּתוּבָ֕ה בְּסֵ֥פֶר הַתּוֹרָ֖ה הַזֶּֽה׃<text:s/></text:span><text:span text:style-name="T2660">‬</text:span>‬‬<text:span text:style-name="T2661">21</text:span><text:span text:style-name="T2662"> וְאָמַ֞ר הַדּ֣וֹר הֽ͏ָאַחֲר֗וֹן בְּנֵיכֶם֙ אֲשֶׁ֤ר יָק֙וּמוּ֙ מֵאַ֣חֲרֵיכֶ֔ם וְהַ֨נָּכְרִ֔י אֲשֶׁ֥ר יָבֹ֖א מֵאֶ֣רֶץ רְחוֹקָ֑ה וְ֠רָאוּ אֶת־מַכּ֞וֹת הָאָ֤רֶץ הַהִוא֙ וְאֶת־תַּ֣חֲלֻאֶ֔יהָ אֲשֶׁר־חִלָּ֥ה יְהוָ֖ה בָּֽהּ׃<text:s/></text:span><text:span text:style-name="T2663">‬</text:span>‬‬<text:span text:style-name="T2664">22</text:span><text:span text:style-name="T2665"> גָּפְרִ֣ית וָמֶלַח֮ שְׂרֵפָ֣ה כָל־אַרְצָהּ֒ לֹ֤א תִזָּרַע֙ וְלֹ֣א תַצְמִ֔חַ וְלֹֽא־יַעֲלֶ֥ה בָ֖הּ כָּל־עֵ֑שֶׂב כְּֽמַהְפֵּכַ֞ת סְדֹ֤ם וַעֲמֹרָה֙ אַדְמָ֣ה *וצביים **וּצְבוֹיִ֔ם אֲשֶׁר֙ הָפַ֣ךְ יְהוָ֔ה בְּאַפּ֖וֹ וּבַחֲמָתֽוֹ׃<text:s/></text:span><text:span text:style-name="T2666">‬</text:span>‬‬<text:span text:style-name="T2667">23</text:span><text:span text:style-name="T2668"> וְאָֽמְרוּ֙ כָּל־הַגּוֹיִ֔ם עַל־מֶ֨ה עָשָׂ֧ה יְהוָ֛ה כָּ֖כָה לָאָ֣רֶץ הַזֹּ֑את מֶ֥ה חֳרִ֛י הָאַ֥ף הַגָּד֖וֹל הַזֶּֽה׃<text:s/></text:span><text:span text:style-name="T2669">‬</text:span>‬‬<text:span text:style-name="T2670">24</text:span><text:span text:style-name="T2671"> וְאָ֣מְר֔וּ עַ֚ל אֲשֶׁ֣ר עָֽזְב֔וּ אֶת־בְּרִ֥ית יְהוָ֖ה אֱלֹהֵ֣י אֲבֹתָ֑ם אֲשֶׁר֙ כָּרַ֣ת עִמָּ֔ם בְּהוֹצִיא֥וֹ אֹתָ֖ם מֵאֶ֥רֶץ מִצְרָֽיִם׃<text:s/></text:span><text:span text:style-name="T2672">‬</text:span>‬‬<text:span text:style-name="T2673">25</text:span><text:span text:style-name="T2674"> וַיֵּלְכ֗וּ וַיַּֽעַבְדוּ֙ אֱלֹהִ֣ים אֲחֵרִ֔ים וַיִּֽשְׁתַּחֲוּ֖וּ לָהֶ֑ם אֱלֹהִים֙ אֲשֶׁ֣ר לֹֽא־יְדָע֔וּם וְלֹ֥א חָלַ֖ק לָהֶֽם׃<text:s/></text:span><text:span text:style-name="T2675">‬</text:span>‬‬<text:span text:style-name="T2676">26</text:span><text:span text:style-name="T2677"> וַיִּֽחַר־אַ֥ף יְהוָ֖ה בָּאָ֣רֶץ הַהִ֑וא לְהָבִ֤יא עָלֶ֙יהָ֙ אֶת־כָּל־הַקְּלָלָ֔ה הַכְּתוּבָ֖ה בַּסֵּ֥פֶר הַזֶּֽה׃<text:s/></text:span><text:span text:style-name="T2678">‬</text:span>‬‬<text:span text:style-name="T2679">27</text:span><text:span text:style-name="T2680"> וַיִּתְּשֵׁ֤ם יְהוָה֙ מֵעַ֣ל אַדְמָתָ֔ם בְּאַ֥ף וּבְחֵמָ֖ה וּבְקֶ֣צֶף גָּד֑וֹל וַיַּשְׁ</text:span><text:span text:style-name="T2681">לִ</text:span><text:span text:style-name="T2682">כֵ֛ם אֶל־אֶ֥רֶץ אַחֶ֖רֶת כַּיּ֥וֹם הַזֶּֽה׃<text:s/></text:span><text:span text:style-name="T2683">‬</text:span>‬‬<text:span text:style-name="T2684">28</text:span><text:span text:style-name="T2685"> הַ֨נִּסְתָּרֹ֔ת לַיהוָ֖ה אֱלֹהֵ֑ינוּ וְהַנִּגְלֹ֞ת לָ֤ׄנׄוּׄ וּׄלְׄבָׄנֵׄ֙יׄנׄוּׄ֙ עַד־עוֹלָ֔ם לַעֲשׂ֕וֹת אֶת־כָּל־דִּבְרֵ֖י הַתּוֹרָ֥ה הַזֹּֽאת׃</text:span><text:span text:style-name="T2686"><text:s/>ס<text:s/></text:span><text:span text:style-name="T2687">‬</text:span>‬‬‬‬‬‬‬‬‬‬‬‬‬‬‬‬‬‬‬‬‬‬‬‬</text:p>
      </text:section>
      <text:section text:name="Sect29" text:style-name="S29">
        <text:soft-page-break/>
        <text:p text:style-name="P2688">Deuteronomy 30</text:p>
        <text:p text:style-name="P2689"><text:span text:style-name="T2690">1</text:span><text:span text:style-name="T2691"> וְהָיָה֩ כִֽי־יָבֹ֨אוּ עָלֶ֜יךָ כָּל־הַדְּבָרִ֣ים הָאֵ֗לֶּה הַבְּרָכָה֙ וְהַקְּלָלָ֔ה אֲשֶׁ֥ר נָתַ֖תִּי לְפָנֶ֑יךָ וַהֲשֵׁבֹתָ֙ אֶל־לְבָבֶ֔ךָ בְּכָל־הַגּוֹיִ֔ם אֲשֶׁ֧ר הִדִּיחֲךָ֛ יְהוָ֥ה אֱלֹהֶ֖יךָ שָֽׁמָּה׃<text:s/></text:span><text:span text:style-name="T2692">2</text:span><text:span text:style-name="T2693"> וְשַׁבְתָּ֞ עַד־יְהוָ֤ה אֱלֹהֶ֙יךָ֙ וְשָׁמַעְתָּ֣ בְקֹל֔וֹ כְּכֹ֛ל אֲשֶׁר־אָנֹכִ֥י מְצַוְּךָ֖ הַיּ֑וֹם אַתָּ֣ה וּבָנֶ֔יךָ בְּכָל־לְבָבְךָ֖ וּבְכָל־נַפְשֶֽׁךָ׃<text:s/></text:span><text:span text:style-name="T2694">‬</text:span>‬‬<text:span text:style-name="T2695">3</text:span><text:span text:style-name="T2696"> וְשָׁ֨ב יְהוָ֧ה אֱלֹהֶ֛יךָ אֶת־שְׁבוּתְךָ֖ וְרִחֲמֶ֑ךָ וְשָׁ֗ב וְקִבֶּצְךָ֙ מִכָּל־הָ֣עַמִּ֔ים אֲשֶׁ֧ר הֱפִֽיצְךָ֛ יְהוָ֥ה אֱלֹהֶ֖יךָ שָֽׁמָּה׃<text:s/></text:span><text:span text:style-name="T2697">‬</text:span>‬‬<text:span text:style-name="T2698">4</text:span><text:span text:style-name="T2699"> אִם־יִהְיֶ֥ה נִֽדַּחֲךָ֖ בִּקְצֵ֣ה הַשָּׁמָ֑יִם מִשָּׁ֗ם יְקַבֶּצְךָ֙ יְהוָ֣ה אֱלֹהֶ֔יךָ וּמִשָּׁ֖ם יִקָּחֶֽךָ׃<text:s/></text:span><text:span text:style-name="T2700">‬</text:span>‬‬<text:span text:style-name="T2701">5</text:span><text:span text:style-name="T2702"> וֶהֱבִֽיאֲךָ֞ יְהוָ֣ה אֱלֹהֶ֗יךָ אֶל־הָאָ֛רֶץ אֲשֶׁר־יָרְשׁ֥וּ אֲבֹתֶ֖יךָ וִֽירִשְׁתָּ֑הּ וְהֵיטִֽבְךָ֥ וְהִרְבְּךָ֖ מֵאֲבֹתֶֽיךָ׃<text:s/></text:span><text:span text:style-name="T2703">‬</text:span>‬‬<text:span text:style-name="T2704">6</text:span><text:span text:style-name="T2705"> וּמָ֨ל יְהוָ֧ה אֱלֹהֶ֛יךָ אֶת־לְבָבְךָ֖ וְאֶת־לְבַ֣ב זַרְעֶ֑ךָ לְאַהֲבָ֞ה אֶת־יְהוָ֧ה אֱלֹהֶ֛יךָ בְּכָל־לְבָבְךָ֥ וּבְכָל־נַפְשְׁךָ֖ לְמַ֥עַן חַיֶּֽיךָ׃<text:s/></text:span><text:span text:style-name="T2706">‬</text:span>‬‬<text:span text:style-name="T2707">7</text:span><text:span text:style-name="T2708"> וְנָתַן֙ יְהוָ֣ה אֱלֹהֶ֔יךָ אֵ֥ת כָּל־הָאָל֖וֹת הָאֵ֑לֶּה עַל־אֹיְבֶ֥יךָ וְעַל־שֹׂנְאֶ֖יךָ אֲשֶׁ֥ר רְדָפֽוּךָ׃<text:s/></text:span><text:span text:style-name="T2709">‬</text:span>‬‬<text:span text:style-name="T2710">8</text:span><text:span text:style-name="T2711"> וְאַתָּ֣ה תָשׁ֔וּב וְשָׁמַעְתָּ֖ בְּק֣וֹל יְהוָ֑ה וְעָשִׂ֙יתָ֙ אֶת־כָּל־מִצְוֺתָ֔יו אֲשֶׁ֛ר אָנֹכִ֥י מְצַוְּךָ֖ הַיּֽוֹם׃<text:s/></text:span><text:span text:style-name="T2712">‬</text:span>‬‬<text:span text:style-name="T2713">9</text:span><text:span text:style-name="T2714"> וְהוֹתִֽירְךָ֩ יְהוָ֨ה אֱלֹהֶ֜יךָ בְּכֹ֣ל ׀ מַעֲשֵׂ֣ה יָדֶ֗ךָ בִּפְרִ֨י בִטְנְךָ֜ וּבִפְרִ֧י בְהֶמְתְּךָ֛ וּבִפְרִ֥י אַדְמָתְךָ֖ לְטוֹבָ֑ה כִּ֣י ׀ יָשׁ֣וּב יְהוָ֗ה לָשׂ֤וּשׂ עָלֶ֙יךָ֙ לְט֔וֹב כַּאֲשֶׁר־שָׂ֖שׂ עַל־אֲבֹתֶֽיךָ׃<text:s/></text:span><text:span text:style-name="T2715">‬</text:span>‬‬<text:span text:style-name="T2716">10</text:span><text:span text:style-name="T2717"> כִּ֣י תִשְׁמַ֗ע בְּקוֹל֙ יְהוָ֣ה אֱלֹהֶ֔יךָ לִשְׁמֹ֤ר מִצְוֺתָיו֙ וְחֻקֹּתָ֔יו הַכְּתוּבָ֕ה בְּסֵ֥פֶר הַתּוֹרָ֖ה הַזֶּ֑ה כִּ֤י תָשׁוּב֙ אֶל־יְהוָ֣ה אֱלֹהֶ֔יךָ בְּכָל־לְבָבְךָ֖ וּבְכָל־נַפְשֶֽׁךָ׃<text:s/></text:span><text:span text:style-name="T2718">פ<text:s/></text:span><text:span text:style-name="T2719">‬</text:span>‬‬‬‬‬‬‬‬‬‬‬</text:p>
        <text:p text:style-name="P2720"><text:span text:style-name="T2721">11</text:span><text:span text:style-name="T2722"> כִּ֚י הַמִּצְוָ֣ה הַזֹּ֔את אֲשֶׁ֛ר אָנֹכִ֥י מְצַוְּךָ֖ הַיּ֑וֹם לֹֽא־נִפְלֵ֥את הִוא֙ מִמְּךָ֔ וְלֹ֥א רְחֹקָ֖ה הִֽוא׃<text:s/></text:span><text:span text:style-name="T2723">‬</text:span>‬‬<text:span text:style-name="T2724">12</text:span><text:span text:style-name="T2725"> לֹ֥א בַשָּׁמַ֖יִם הִ֑וא לֵאמֹ֗ר מִ֣י יַעֲלֶה־לָּ֤נוּ הַשָּׁמַ֙יְמָה֙ וְיִקָּחֶ֣הָ לָּ֔נוּ וְיַשְׁמִעֵ֥נוּ אֹתָ֖הּ וְנַעֲשֶֽׂנָּה׃<text:s/></text:span><text:span text:style-name="T2726">‬</text:span>‬‬<text:span text:style-name="T2727">13</text:span><text:span text:style-name="T2728"> וְלֹֽא־מֵעֵ֥בֶר לַיָּ֖ם הִ֑וא לֵאמֹ֗ר מִ֣י יַעֲבָר־לָ֜נוּ אֶל־עֵ֤בֶר הַיָּם֙ וְיִקָּחֶ֣הָ לָּ֔נוּ וְיַשְׁמִעֵ֥נוּ אֹתָ֖הּ וְנַעֲשֶֽׂנָּה׃<text:s/></text:span><text:span text:style-name="T2729">‬</text:span>‬‬<text:span text:style-name="T2730">14</text:span><text:span text:style-name="T2731"> כִּֽי־קָר֥וֹב אֵלֶ֛יךָ הַדָּבָ֖ר מְאֹ֑ד בְּפִ֥יךָ וּבִֽלְבָבְךָ֖ לַעֲשֹׂתֽוֹ׃</text:span><text:span text:style-name="T2732"><text:s/>ס<text:s/></text:span><text:span text:style-name="T2733">‬</text:span>‬‬<text:span text:style-name="T2734">15</text:span><text:span text:style-name="T2735"> רְאֵ֨ה נָתַ֤תִּי לְפָנֶ֙יךָ֙ הַיּ֔וֹם אֶת־הַֽחַיִּ֖ים וְאֶת־הַטּ֑וֹב וְאֶת־הַמָּ֖וֶת וְאֶת־הָרָֽע׃<text:s/></text:span><text:span text:style-name="T2736">‬</text:span>‬‬<text:span text:style-name="T2737">16</text:span><text:span text:style-name="T2738"> אֲשֶׁ֨ר אָנֹכִ֣י מְצַוְּךָ֮ הַיּוֹם֒ לְאַהֲבָ֞ה אֶת־יְהוָ֤ה אֱלֹהֶ֙יךָ֙ לָלֶ֣כֶת בִּדְרָכָ֔יו וְלִשְׁמֹ֛ר מִצְוֺתָ֥יו וְחֻקֹּתָ֖יו וּמִשְׁפָּטָ֑יו וְחָיִ֣יתָ וְרָבִ֔יתָ וּבֵֽרַכְךָ֙ יְהוָ֣ה אֱלֹהֶ֔יךָ בָּאָ֕רֶץ אֲשֶׁר־אַתָּ֥ה בָא־שָׁ֖מָּה לְרִשְׁתָּֽהּ׃<text:s/></text:span><text:span text:style-name="T2739">‬</text:span>‬‬<text:span text:style-name="T2740">17</text:span><text:span text:style-name="T2741"> וְאִם־יִפְנֶ֥ה לְבָבְךָ֖ וְלֹ֣א תִשְׁמָ֑ע וְנִדַּחְתָּ֗ וְהִֽשְׁתַּחֲוִ֛יתָ לֵאלֹהִ֥ים אֲחֵרִ֖ים וַעֲבַדְתָּֽם׃<text:s/></text:span><text:span text:style-name="T2742">‬</text:span>‬‬<text:span text:style-name="T2743">18</text:span><text:span text:style-name="T2744"> הִגַּ֤דְתִּי לָכֶם֙ הַיּ֔וֹם כִּ֥י אָבֹ֖ד תֹּאבֵד֑וּן לֹא־תַאֲרִיכֻ֤ן יָמִים֙ עַל־הָ֣אֲדָמָ֔ה אֲשֶׁ֨ר אַתָּ֤ה עֹבֵר֙ אֶת־הַיַּרְדֵּ֔ן לָבֹ֥א שָׁ֖מָּה לְרִשְׁתָּֽהּ׃<text:s/></text:span><text:span text:style-name="T2745">‬</text:span>‬‬<text:span text:style-name="T2746">19</text:span><text:span text:style-name="T2747"> הַעִידֹ֨תִי בָכֶ֣ם הַיּוֹם֮ אֶת־הַשָּׁמַ֣יִם וְאֶת־הָאָרֶץ֒ הַחַיִּ֤ים וְהַמָּ֙וֶת֙ נָתַ֣תִּי לְפָנֶ֔יךָ הַבְּרָכָ֖ה וְהַקְּלָלָ֑ה וּבָֽחַרְתָּ֙ בַּֽחַיִּ֔ים לְמַ֥עַן תִּחְיֶ֖ה אַתָּ֥ה וְזַרְעֶֽךָ׃<text:s/></text:span><text:span text:style-name="T2748">‬</text:span>‬‬<text:span text:style-name="T2749">20</text:span><text:span text:style-name="T2750"> לְאַֽהֲבָה֙ אֶת־יְהוָ֣ה אֱלֹהֶ֔יךָ לִשְׁמֹ֥עַ בְּקֹל֖וֹ וּלְדָבְקָה־ב֑וֹ כִּ֣י ה֤וּא חַיֶּ֙יךָ֙ וְאֹ֣רֶךְ יָמֶ֔יךָ לָשֶׁ֣בֶת עַל־הָאֲדָמָ֗ה אֲשֶׁר֩ נִשְׁבַּ֨ע יְהוָ֧ה לַאֲבֹתֶ֛יךָ לְאַבְרָהָ֛ם לְיִצְחָ֥ק וּֽלְיַעֲקֹ֖ב לָתֵ֥ת לָהֶֽם׃<text:s/></text:span><text:span text:style-name="T2751">פ<text:s/></text:span><text:span text:style-name="T2752">‬</text:span>‬‬‬‬‬‬‬‬‬‬‬‬</text:p>
      </text:section>
      <text:section text:name="Sect30" text:style-name="S30">
        <text:soft-page-break/>
        <text:p text:style-name="P2753">Deuteronomy 31</text:p>
        <text:p text:style-name="P2754"><text:span text:style-name="T2755">1</text:span><text:span text:style-name="T2756"> וַיֵּ֖לֶךְ מֹשֶׁ֑ה וַיְדַבֵּ֛ר אֶת־הַדְּבָרִ֥ים הָאֵ֖לֶּה אֶל־כָּל־יִשְׂרָאֵֽל׃<text:s/></text:span><text:span text:style-name="T2757">2</text:span><text:span text:style-name="T2758"> וַיֹּ֣אמֶר אֲלֵהֶ֗ם בֶּן־מֵאָה֩ וְעֶשְׂרִ֨ים שָׁנָ֤ה אָנֹכִי֙ הַיּ֔וֹם לֹא־אוּכַ֥ל ע֖וֹד לָצֵ֣את וְלָב֑וֹא וַֽיהוָה֙ אָמַ֣ר אֵלַ֔י לֹ֥א תַעֲבֹ֖ר אֶת־הַיַּרְדֵּ֥ן הַזֶּֽה׃<text:s/></text:span><text:span text:style-name="T2759">‬</text:span>‬‬<text:span text:style-name="T2760">3</text:span><text:span text:style-name="T2761"> יְהוָ֨ה אֱלֹהֶ֜יךָ ה֣וּא ׀ עֹבֵ֣ר לְפָנֶ֗יךָ הֽוּא־יַשְׁמִ֞יד אֶת־הַגּוֹיִ֥ם הָאֵ֛לֶּה מִלְּפָנֶ֖יךָ וִֽירִשְׁתָּ֑ם יְהוֹשֻׁ֗עַ ה֚וּא עֹבֵ֣ר לְפָנֶ֔יךָ כַּאֲשֶׁ֖ר דִּבֶּ֥ר יְהוָֽה׃<text:s/></text:span><text:span text:style-name="T2762">‬</text:span>‬‬<text:span text:style-name="T2763">4</text:span><text:span text:style-name="T2764"> וְעָשָׂ֤ה יְהוָה֙ לָהֶ֔ם כַּאֲשֶׁ֣ר עָשָׂ֗ה לְסִיח֥וֹן וּלְע֛וֹג מַלְכֵ֥י הָאֱמֹרִ֖י וּלְאַרְצָ֑ם אֲשֶׁ֥ר הִשְׁמִ֖יד אֹתָֽם׃<text:s/></text:span><text:span text:style-name="T2765">‬</text:span>‬‬<text:span text:style-name="T2766">5</text:span><text:span text:style-name="T2767"> וּנְתָנָ֥ם יְהוָ֖ה לִפְנֵיכֶ֑ם וַעֲשִׂיתֶ֣ם לָהֶ֔ם כְּכָל־הַמִּצְוָ֔ה אֲשֶׁ֥ר צִוִּ֖יתִי אֶתְכֶֽם׃<text:s/></text:span><text:span text:style-name="T2768">‬</text:span>‬‬<text:span text:style-name="T2769">6</text:span><text:span text:style-name="T2770"> חִזְק֣וּ וְאִמְצ֔וּ אַל־תִּֽירְא֥וּ וְאַל־תַּעַרְצ֖וּ מִפְּנֵיהֶ֑ם כִּ֣י ׀ יְהוָ֣ה אֱלֹהֶ֗יךָ ה֚וּא הַהֹלֵ֣ךְ עִמָּ֔ךְ לֹ֥א יַרְפְּךָ֖ וְלֹ֥א יַעַזְבֶֽךָּ׃<text:s/></text:span><text:span text:style-name="T2771">פ<text:s/></text:span><text:span text:style-name="T2772">‬</text:span>‬‬‬‬‬‬‬</text:p>
        <text:p text:style-name="P2773"><text:span text:style-name="T2774">7</text:span><text:span text:style-name="T2775"> וַיִּקְרָ֨א מֹשֶׁ֜ה לִֽיהוֹשֻׁ֗עַ וַיֹּ֨אמֶר אֵלָ֜יו לְעֵינֵ֣י כָל־יִשְׂרָאֵל֘ חֲזַ֣ק וֶאֱמָץ֒ כִּ֣י אַתָּ֗ה תָּבוֹא֙ אֶת־הָעָ֣ם הַזֶּ֔ה אֶל־הָאָ֕רֶץ אֲשֶׁ֨ר נִשְׁבַּ֧ע יְהוָ֛ה לַאֲבֹתָ֖ם לָתֵ֣ת לָהֶ֑ם וְאַתָּ֖ה תַּנְחִילֶ֥נָּה אוֹתָֽם׃<text:s/></text:span><text:span text:style-name="T2776">‬</text:span>‬‬<text:span text:style-name="T2777">8</text:span><text:span text:style-name="T2778"> וַֽיהוָ֞ה ה֣וּא ׀ הַהֹלֵ֣ךְ לְפָנֶ֗יךָ ה֚וּא יִהְיֶ֣ה עִמָּ֔ךְ לֹ֥א יַרְפְּךָ֖ וְלֹ֣א יַֽעַזְבֶ֑ךָּ לֹ֥א תִירָ֖א וְלֹ֥א תֵחָֽת׃<text:s/></text:span><text:span text:style-name="T2779">‬</text:span>‬‬<text:span text:style-name="T2780">9</text:span><text:span text:style-name="T2781"> וַיִּכְתֹּ֣ב מֹשֶׁה֮ אֶת־הַתּוֹרָ֣ה הַזֹּאת֒ וַֽיִּתְּנָ֗הּ אֶל־הַכֹּהֲנִים֙ בְּנֵ֣י לֵוִ֔י הַנֹּ֣שְׂאִ֔ים אֶת־אֲר֖וֹן בְּרִ֣ית יְהוָ֑ה וְאֶל־כָּל־זִקְנֵ֖י יִשְׂרָאֵֽל׃<text:s/></text:span><text:span text:style-name="T2782">‬</text:span>‬‬<text:span text:style-name="T2783">10</text:span><text:span text:style-name="T2784"> וַיְצַ֥ו מֹשֶׁ֖ה אוֹתָ֣ם לֵאמֹ֑ר מִקֵּ֣ץ ׀ שֶׁ֣בַע שָׁנִ֗ים בְּמֹעֵ֛ד שְׁנַ֥ת הַשְּׁמִטָּ֖ה בְּחַ֥ג הַסֻּכּֽוֹת׃<text:s/></text:span><text:span text:style-name="T2785">‬</text:span>‬‬<text:span text:style-name="T2786">11</text:span><text:span text:style-name="T2787"> בְּב֣וֹא כָל־יִשְׂרָאֵ֗ל לֵרָאוֹת֙ אֶת־פְּנֵי֙ יְהוָ֣ה אֱלֹהֶ֔יךָ בַּמָּק֖וֹם אֲשֶׁ֣ר יִבְחָ֑ר תִּקְרָ֞א אֶת־הַתּוֹרָ֥ה הַזֹּ֛את נֶ֥גֶד כָּל־יִשְׂרָאֵ֖ל בְּאָזְנֵיהֶֽם׃<text:s/></text:span><text:span text:style-name="T2788">‬</text:span>‬‬<text:span text:style-name="T2789">12</text:span><text:span text:style-name="T2790"> הַקְהֵ֣ל אֶת־הָעָ֗ם הָֽאֲנָשִׁ֤ים וְהַנָּשִׁים֙ וְהַטַּ֔ף וְגֵרְךָ֖ אֲשֶׁ֣ר בִּשְׁעָרֶ֑יךָ לְמַ֨עַן יִשְׁמְע֜וּ וּלְמַ֣עַן יִלְמְד֗וּ וְיָֽרְאוּ֙ אֶת־יְהוָ֣ה אֱלֹֽהֵיכֶ֔ם וְשָֽׁמְר֣וּ לַעֲשׂ֔וֹת אֶת־כָּל־דִּבְרֵ֖י הַתּוֹרָ֥ה הַזֹּֽאת׃<text:s/></text:span><text:span text:style-name="T2791">‬</text:span>‬‬<text:span text:style-name="T2792">13</text:span><text:span text:style-name="T2793"> וּבְנֵיהֶ֞ם אֲשֶׁ֣ר לֹֽא־יָדְע֗וּ יִשְׁמְעוּ֙ וְלָ֣מְד֔וּ לְיִרְאָ֖ה אֶת־יְהוָ֣ה אֱלֹהֵיכֶ֑ם כָּל־הַיָּמִ֗ים אֲשֶׁ֨ר אַתֶּ֤ם חַיִּים֙ עַל־הָ֣אֲדָמָ֔ה אֲשֶׁ֨ר אַתֶּ֜ם עֹבְרִ֧ים אֶת־הַיַּרְדֵּ֛ן שָׁ֖מָּה לְרִשְׁתָּֽהּ׃<text:s/></text:span><text:span text:style-name="T2794">פ<text:s/></text:span><text:span text:style-name="T2795">‬</text:span>‬‬‬‬‬‬‬‬‬</text:p>
        <text:p text:style-name="P2796"><text:span text:style-name="T2797">14</text:span><text:span text:style-name="T2798"> וַיֹּ֨אמֶר יְהוָ֜ה אֶל־מֹשֶׁ֗ה הֵ֣ן קָרְב֣וּ יָמֶיךָ֮ לָמוּת֒ קְרָ֣א אֶת־יְהוֹשֻׁ֗עַ וְהִֽתְיַצְּב֛וּ בְּאֹ֥הֶל מוֹעֵ֖ד וַאֲצַוֶּ֑נּוּ וַיֵּ֤לֶךְ מֹשֶׁה֙ וִֽיהוֹשֻׁ֔עַ וַיִּֽתְיַצְּב֖וּ בְּאֹ֥הֶל מוֹעֵֽד׃<text:s/></text:span><text:span text:style-name="T2799">‬</text:span>‬‬<text:span text:style-name="T2800">15</text:span><text:span text:style-name="T2801"> וַיֵּרָ֧א יְהוָ֛ה בָּאֹ֖הֶל בְּעַמּ֣וּד עָנָ֑ן וַיַּעֲמֹ֛ד עַמּ֥וּד הֶעָנָ֖ן עַל־פֶּ֥תַח הָאֹֽהֶל׃</text:span><text:span text:style-name="T2802"><text:s/>ס<text:s/></text:span><text:span text:style-name="T2803">‬</text:span>‬‬<text:span text:style-name="T2804">16</text:span><text:span text:style-name="T2805"> וַיֹּ֤אמֶר יְהוָה֙ אֶל־מֹשֶׁ֔ה הִנְּךָ֥ שֹׁכֵ֖ב עִם־אֲבֹתֶ֑יךָ וְקָם֩ הָעָ֨ם הַזֶּ֜ה וְזָנָ֣ה ׀ אַחֲרֵ֣י ׀ אֱלֹהֵ֣י נֵֽכַר־הָאָ֗רֶץ אֲשֶׁ֨ר ה֤וּא בָא־שָׁ֙מָּה֙ בְּקִרְבּ֔וֹ וַעֲזָבַ֕נִי וְהֵפֵר֙ אֶת־בְּרִיתִ֔י אֲשֶׁ֥ר כָּרַ֖תִּי אִתּֽוֹ׃<text:s/></text:span><text:span text:style-name="T2806">‬</text:span>‬‬<text:span text:style-name="T2807">17</text:span><text:span text:style-name="T2808"> וְחָרָ֣ה אַפִּ֣י ב֣וֹ בַיּוֹם־הַ֠הוּא וַעֲזַבְתִּ֞ים וְהִסְתַּרְתִּ֨י פָנַ֤י מֵהֶם֙ וְהָיָ֣ה לֶֽאֱכֹ֔ל וּמְצָאֻ֛הוּ רָע֥וֹת רַבּ֖וֹת וְצָר֑וֹת וְאָמַר֙ בַּיּ֣וֹם הַה֔וּא הֲלֹ֗א עַ֣ל כִּֽי־אֵ֤ין אֱלֹהַי֙ בְּקִרְבִּ֔י מְצָא֖וּנִי הָרָע֥וֹת הָאֵֽלֶּה׃<text:s/></text:span><text:span text:style-name="T2809">‬</text:span>‬‬<text:span text:style-name="T2810">18</text:span><text:span text:style-name="T2811"> וְאָנֹכִ֗י הַסְתֵּ֨ר אַסְתִּ֤יר פָּנַי֙ בַּיּ֣וֹם הַה֔וּא עַ֥ל כָּל־הָרָעָ֖ה אֲשֶׁ֣ר עָשָׂ֑ה כִּ֣י פָנָ֔ה אֶל־אֱלֹהִ֖ים אֲחֵרִֽים׃<text:s/></text:span><text:span text:style-name="T2812">‬</text:span>‬‬<text:span text:style-name="T2813">19</text:span><text:span text:style-name="T2814"> וְעַתָּ֗ה כִּתְב֤וּ לָכֶם֙ אֶת־הַשִּׁירָ֣ה הַזֹּ֔את וְלַמְּדָ֥הּ אֶת־בְּנֵי־יִשְׂרָאֵ֖ל שִׂימָ֣הּ בְּפִיהֶ֑ם לְמַ֨עַן תִּהְיֶה־לִּ֜י הַשִּׁירָ֥ה הַזֹּ֛את לְעֵ֖ד בִּבְנֵ֥י יִשְׂרָאֵֽל׃<text:s/></text:span><text:span text:style-name="T2815">‬</text:span>‬‬<text:span text:style-name="T2816">20</text:span><text:span text:style-name="T2817"> כִּֽי־אֲבִיאֶ֜נּוּ אֶֽל־הָאֲדָמָ֣ה ׀ אֲשֶׁר־נִשְׁבַּ֣עְתִּי לַאֲבֹתָ֗יו זָבַ֤ת חָלָב֙ וּדְבַ֔שׁ<text:s/></text:span><text:soft-page-break/><text:span text:style-name="T2818">וְאָכַ֥ל וְשָׂבַ֖ע וְדָשֵׁ֑ן וּפָנָ֞ה אֶל־אֱלֹהִ֤ים אֲחֵרִים֙ וַעֲבָד֔וּם וְנִ֣אֲצ֔וּנִי וְהֵפֵ֖ר אֶת־בְּרִיתִֽי׃<text:s/></text:span><text:span text:style-name="T2819">‬</text:span>‬‬‬<text:span text:style-name="T2820">21</text:span><text:span text:style-name="T2821"> וְ֠הָיָה כִּֽי־תִמְצֶ֨אןָ אֹת֜וֹ רָע֣וֹת רַבּוֹת֮ וְצָרוֹת֒ וְ֠עָנְתָה הַשִּׁירָ֨ה הַזֹּ֤את לְפָנָיו֙ לְעֵ֔ד כִּ֛י לֹ֥א תִשָּׁכַ֖ח מִפִּ֣י זַרְע֑וֹ כִּ֧י יָדַ֣עְתִּי אֶת־יִצְר֗וֹ אֲשֶׁ֨ר ה֤וּא עֹשֶׂה֙ הַיּ֔וֹם בְּטֶ֣רֶם אֲבִיאֶ֔נּוּ אֶל־הָאָ֖רֶץ אֲשֶׁ֥ר נִשְׁבָּֽעְתִּי׃<text:s/></text:span><text:span text:style-name="T2822">‬</text:span>‬‬<text:span text:style-name="T2823">22</text:span><text:span text:style-name="T2824"> וַיִּכְתֹּ֥ב מֹשֶׁ֛ה אֶת־הַשִּׁירָ֥ה הַזֹּ֖את בַּיּ֣וֹם הַה֑וּא וַֽיְלַמְּדָ֖הּ אֶת־בְּנֵ֥י יִשְׂרָאֵֽל׃<text:s/></text:span><text:span text:style-name="T2825">‬</text:span>‬‬<text:span text:style-name="T2826">23</text:span><text:span text:style-name="T2827"> וַיְצַ֞ו אֶת־יְהוֹשֻׁ֣עַ בִּן־נ֗וּן וַיֹּאמֶר֮ חֲזַ֣ק וֶֽאֱמָץ֒ כִּ֣י אַתָּ֗ה תָּבִיא֙ אֶת־בְּנֵ֣י יִשְׂרָאֵ֔ל אֶל־הָאָ֖רֶץ אֲשֶׁר־נִשְׁבַּ֣עְתִּי לָהֶ֑ם וְאָנֹכִ֖י אֶֽהְיֶ֥ה עִמָּֽךְ׃<text:s/></text:span><text:span text:style-name="T2828">‬</text:span>‬‬<text:span text:style-name="T2829">24</text:span><text:span text:style-name="T2830"> וַיְהִ֣י ׀ כְּכַלּ֣וֹת מֹשֶׁ֗ה לִכְתֹּ֛ב אֶת־דִּבְרֵ֥י הַתּוֹרָֽה־הַזֹּ֖את עַל־סֵ֑פֶר עַ֖ד תֻּמָּֽם׃<text:s/></text:span><text:span text:style-name="T2831">‬</text:span>‬‬<text:span text:style-name="T2832">25</text:span><text:span text:style-name="T2833"> וַיְצַ֤ו מֹשֶׁה֙ אֶת־הַלְוִיִּ֔ם נֹ֥שְׂאֵ֛י אֲר֥וֹן בְּרִית־יְהוָ֖ה לֵאמֹֽר׃<text:s/></text:span><text:span text:style-name="T2834">‬</text:span>‬‬<text:span text:style-name="T2835">26</text:span><text:span text:style-name="T2836"> לָקֹ֗חַ אֵ֣ת סֵ֤פֶר הַתּוֹרָה֙ הַזֶּ֔ה וְשַׂמְתֶּ֣ם אֹת֔וֹ מִצַּ֛ד אֲר֥וֹן בְּרִית־יְהוָ֖ה אֱלֹהֵיכֶ֑ם וְהָֽיָה־שָׁ֥ם בְּךָ֖ לְעֵֽד׃<text:s/></text:span><text:span text:style-name="T2837">‬</text:span>‬‬<text:span text:style-name="T2838">27</text:span><text:span text:style-name="T2839"> כִּ֣י אָנֹכִ֤י יָדַ֙עְתִּי֙ אֶֽת־מֶרְיְךָ֔ וְאֶֽת־עָרְפְּךָ֖ הַקָּשֶׁ֑ה הֵ֣ן בְּעוֹדֶנִּי֩ חַ֨י עִמָּכֶ֜ם הַיּ֗וֹם מַמְרִ֤ים הֱיִתֶם֙ עִם־יְהֹוָ֔ה וְאַ֖ף כִּי־אַחֲרֵ֥י מוֹתִֽי׃<text:s/></text:span><text:span text:style-name="T2840">‬</text:span>‬‬<text:span text:style-name="T2841">28</text:span><text:span text:style-name="T2842"> הַקְהִ֧ילוּ אֵלַ֛י אֶת־כָּל־זִקְנֵ֥י שִׁבְטֵיכֶ֖ם וְשֹׁטְרֵיכֶ֑ם וַאֲדַבְּרָ֣ה בְאָזְנֵיהֶ֗ם אֵ֚ת הַדְּבָרִ֣ים הָאֵ֔לֶּה וְאָעִ֣ידָה בָּ֔ם אֶת־הַשָּׁמַ֖יִם וְאֶת־הָאָֽרֶץ׃<text:s/></text:span><text:span text:style-name="T2843">‬</text:span>‬‬<text:span text:style-name="T2844">29</text:span><text:span text:style-name="T2845"> כִּ֣י יָדַ֗עְתִּי אַחֲרֵ֤י מוֹתִי֙ כִּֽי־הַשְׁחֵ֣ת תַּשְׁחִת֔וּן וְסַרְתֶּ֣ם מִן־הַדֶּ֔רֶךְ אֲשֶׁ֥ר צִוִּ֖יתִי אֶתְכֶ֑ם וְקָרָ֨את אֶתְכֶ֤ם הֽ͏ָרָעָה֙ בְּאַחֲרִ֣ית הַיָּמִ֔ים כִּֽי־תַעֲשׂ֤וּ אֶת־הָרַע֙ בְּעֵינֵ֣י יְהוָ֔ה לְהַכְעִיס֖וֹ בְּמַעֲשֵׂ֥ה יְדֵיכֶֽם׃<text:s/></text:span><text:span text:style-name="T2846">‬</text:span>‬‬<text:span text:style-name="T2847">30</text:span><text:span text:style-name="T2848"> וַיְדַבֵּ֣ר מֹשֶׁ֗ה בְּאָזְנֵי֙ כָּל־קְהַ֣ל יִשְׂרָאֵ֔ל אֶת־דִּבְרֵ֥י הַשִּׁירָ֖ה הַזֹּ֑את עַ֖ד תֻּמָּֽם׃<text:s/></text:span><text:span text:style-name="T2849">פ<text:s/></text:span><text:span text:style-name="T2850">‬</text:span>‬‬‬‬‬‬‬‬‬‬‬‬‬‬‬‬‬‬‬</text:p>
      </text:section>
      <text:section text:name="Sect31" text:style-name="S31">
        <text:p text:style-name="P2851">Deuteronomy 32</text:p>
        <text:p text:style-name="P2852"><text:span text:style-name="T2853">1</text:span><text:span text:style-name="T2854"> הַאֲזִ֥ינוּ הַשָּׁמַ֖יִם וַאֲדַבֵּ֑רָה וְתִשְׁמַ֥ע הָאָ֖רֶץ אִמְרֵי־פִֽי׃<text:s/></text:span><text:span text:style-name="T2855">2</text:span><text:span text:style-name="T2856"> יַעֲרֹ֤ף כַּמָּטָר֙ לִקְחִ֔י תִּזַּ֥ל כַּטַּ֖ל אִמְרָתִ֑י כִּשְׂעִירִ֣ם עֲלֵי־דֶ֔שֶׁא וְכִרְבִיבִ֖ים עֲלֵי־עֵֽשֶׂב׃<text:s/></text:span><text:span text:style-name="T2857">‬</text:span>‬‬<text:span text:style-name="T2858">3</text:span><text:span text:style-name="T2859"> כִּ֛י שֵׁ֥ם יְהוָ֖ה אֶקְרָ֑א הָב֥וּ גֹ֖דֶל לֵאלֹהֵֽינוּ׃<text:s/></text:span><text:span text:style-name="T2860">‬</text:span>‬‬<text:span text:style-name="T2861">4</text:span><text:span text:style-name="T2862"> הַ</text:span><text:span text:style-name="T2863">צּ</text:span><text:span text:style-name="T2864">וּר֙ תָּמִ֣ים פָּעֳל֔וֹ כִּ֥י כָל־דְּרָכָ֖יו מִשְׁפָּ֑ט אֵ֤ל אֱמוּנָה֙ וְאֵ֣ין עָ֔וֶל צַדִּ֥יק וְיָשָׁ֖ר הֽוּא׃<text:s/></text:span><text:span text:style-name="T2865">‬</text:span>‬‬<text:span text:style-name="T2866">5</text:span><text:span text:style-name="T2867"> שִׁחֵ֥ת ל֛וֹ לֹ֖א בָּנָ֣יו מוּמָ֑ם דּ֥וֹר עִקֵּ֖שׁ וּפְתַלְתֹּֽל׃<text:s/></text:span><text:span text:style-name="T2868">‬</text:span>‬‬<text:span text:style-name="T2869">6</text:span><text:span text:style-name="T2870"> </text:span><text:span text:style-name="T2871">הֲ</text:span><text:span text:style-name="T2872">־לַיְהוָה֙ תִּגְמְלוּ־זֹ֔את עַ֥ם נָבָ֖ל וְלֹ֣א חָכָ֑ם הֲלוֹא־הוּא֙ אָבִ֣יךָ קָּנֶ֔ךָ ה֥וּא עָֽשְׂךָ֖ וַֽיְכֹנְנֶֽךָ׃<text:s/></text:span><text:span text:style-name="T2873">‬</text:span>‬‬<text:span text:style-name="T2874">7</text:span><text:span text:style-name="T2875"> זְכֹר֙ יְמ֣וֹת עוֹלָ֔ם בִּ֖ינוּ שְׁנ֣וֹת דּוֹר־וָד֑וֹר שְׁאַ֤ל אָבִ֙יךָ֙ וְיַגֵּ֔דְךָ זְקֵנֶ֖יךָ וְיֹ֥אמְרוּ לָֽךְ׃<text:s/></text:span><text:span text:style-name="T2876">‬</text:span>‬‬<text:span text:style-name="T2877">8</text:span><text:span text:style-name="T2878"> בְּהַנְחֵ֤ל עֶלְיוֹן֙ גּוֹיִ֔ם בְּהַפְרִיד֖וֹ בְּנֵ֣י אָדָ֑ם יַצֵּב֙ גְּבֻלֹ֣ת עַמִּ֔ים לְמִסְפַּ֖ר בְּנֵ֥י יִשְׂרָאֵֽל׃<text:s/></text:span><text:span text:style-name="T2879">‬</text:span>‬‬<text:span text:style-name="T2880">9</text:span><text:span text:style-name="T2881"> כִּ֛י חֵ֥לֶק יְהֹוָ֖ה עַמּ֑וֹ יַעֲקֹ֖ב חֶ֥בֶל נַחֲלָתֽוֹ׃<text:s/></text:span><text:span text:style-name="T2882">‬</text:span>‬‬<text:span text:style-name="T2883">10</text:span><text:span text:style-name="T2884"> יִמְצָאֵ֙הוּ֙ בְּאֶ֣רֶץ מִדְבָּ֔ר וּבְתֹ֖הוּ יְלֵ֣ל יְשִׁמֹ֑ן יְסֹֽבְבֶ֙נְהוּ֙ יְב֣וֹנְנֵ֔הוּ יִצְּרֶ֖נְהוּ כְּאִישׁ֥וֹן עֵינֽוֹ׃<text:s/></text:span><text:span text:style-name="T2885">‬</text:span>‬‬<text:span text:style-name="T2886">11</text:span><text:span text:style-name="T2887"> כְּנֶ֙שֶׁר֙ יָעִ֣יר קִנּ֔וֹ עַל־גּוֹזָלָ֖יו יְרַחֵ֑ף יִפְרֹ֤שׂ כְּנָפָיו֙ יִקָּחֵ֔הוּ יִשָּׂאֵ֖הוּ עַל־אֶבְרָתֽוֹ׃<text:s/></text:span><text:span text:style-name="T2888">‬</text:span>‬‬<text:span text:style-name="T2889">12</text:span><text:span text:style-name="T2890"> יְהוָ֖ה בָּדָ֣ד יַנְחֶ֑נּוּ וְאֵ֥ין עִמּ֖וֹ אֵ֥ל נֵכָֽר׃<text:s/></text:span><text:span text:style-name="T2891">‬</text:span>‬‬<text:span text:style-name="T2892">13</text:span><text:span text:style-name="T2893"> יַרְכִּבֵ֙הוּ֙ עַל־*במותי **בָּ֣מֳתֵי אָ֔רֶץ וַיֹּאכַ֖ל תְּנוּבֹ֣ת שָׂדָ֑י וַיֵּנִקֵ֤הֽוּ דְבַשׁ֙ מִסֶּ֔לַע וְשֶׁ֖מֶן מֵחַלְמִ֥ישׁ צֽוּר׃<text:s/></text:span><text:span text:style-name="T2894">‬</text:span>‬‬‬<text:span text:style-name="T2895">14</text:span><text:span text:style-name="T2896"> חֶמְאַ֨ת בָּקָ֜ר וַחֲלֵ֣ב צֹ֗אן עִם־חֵ֨לֶב כָּרִ֜ים וְאֵילִ֤ים בְּנֵֽי־בָשָׁן֙ וְעַתּוּדִ֔ים עִם־חֵ֖לֶב כִּלְי֣וֹת חִטָּ֑ה וְדַם־עֵנָ֖ב תִּשְׁתֶּה־חָֽמֶר׃<text:s/></text:span><text:span text:style-name="T2897">‬</text:span>‬‬<text:span text:style-name="T2898">15</text:span><text:span text:style-name="T2899"> וַיִּשְׁמַ֤ן יְשֻׁרוּן֙ וַיִּבְעָ֔ט שָׁמַ֖נְתָּ עָבִ֣יתָ כָּשִׂ֑יתָ וַיִּטֹּשׁ֙ אֱל֣וֹהַ עָשָׂ֔הוּ וַיְנַבֵּ֖ל צ֥וּר יְשֻׁעָתֽוֹ׃<text:s/></text:span><text:span text:style-name="T2900">‬</text:span>‬‬<text:span text:style-name="T2901">16</text:span><text:span text:style-name="T2902"> יַקְנִאֻ֖הוּ בְּזָרִ֑ים בְּתוֹעֵבֹ֖ת יַכְעִיסֻֽהוּ׃<text:s/></text:span><text:span text:style-name="T2903">‬</text:span>‬‬<text:span text:style-name="T2904">17</text:span><text:span text:style-name="T2905"> יִזְבְּח֗וּ לַשֵּׁדִים֙ לֹ֣א אֱלֹ֔הַ אֱלֹהִ֖ים לֹ֣א יְדָע֑וּם חֲדָשִׁים֙ מִקָּרֹ֣ב בָּ֔אוּ לֹ֥א שְׂעָר֖וּם אֲבֹתֵיכֶֽם׃<text:s/></text:span><text:span text:style-name="T2906">‬</text:span>‬‬<text:span text:style-name="T2907">18</text:span><text:span text:style-name="T2908"> צ֥וּר<text:s/></text:span><text:soft-page-break/><text:span text:style-name="T2909">יְלָדְךָ֖ תֶּ֑שִׁ</text:span><text:span text:style-name="T2910">י</text:span><text:span text:style-name="T2911"><text:s/>וַתִּשְׁכַּ֖ח אֵ֥ל מְחֹלְלֶֽךָ׃<text:s/></text:span><text:span text:style-name="T2912">‬</text:span>‬‬<text:span text:style-name="T2913">19</text:span><text:span text:style-name="T2914"> וַיַּ֥רְא יְהוָ֖ה וַיִּנְאָ֑ץ מִכַּ֥עַס בָּנָ֖יו וּבְנֹתָֽיו׃<text:s/></text:span><text:span text:style-name="T2915">‬</text:span>‬‬<text:span text:style-name="T2916">20</text:span><text:span text:style-name="T2917"> וַיֹּ֗אמֶר אַסְתִּ֤ירָה פָנַי֙ מֵהֶ֔ם אֶרְאֶ֖ה מָ֣ה אַחֲרִיתָ֑ם כִּ֣י ד֤וֹר תַּהְפֻּכֹת֙ הֵ֔מָּה בָּנִ֖ים לֹא־אֵמֻ֥ן בָּֽם׃<text:s/></text:span><text:span text:style-name="T2918">‬</text:span>‬‬<text:span text:style-name="T2919">21</text:span><text:span text:style-name="T2920"> הֵ֚ם קִנְא֣וּנִי בְלֹא־אֵ֔ל כִּעֲס֖וּנִי בְּהַבְלֵיהֶ֑ם וַאֲנִי֙ אַקְנִיאֵ֣ם בְּלֹא־עָ֔ם בְּג֥וֹי נָבָ֖ל אַכְעִיסֵֽם׃<text:s/></text:span><text:span text:style-name="T2921">‬</text:span>‬‬<text:span text:style-name="T2922">22</text:span><text:span text:style-name="T2923"> כִּי־אֵשׁ֙ קָדְחָ֣ה בְאַפִּ֔י וַתִּיקַ֖ד עַד־שְׁא֣וֹל תַּחְתִּ֑ית וַתֹּ֤אכַל אֶ֙רֶץ֙ וִֽיבֻלָ֔הּ וַתְּלַהֵ֖ט מוֹסְדֵ֥י הָרִֽים׃<text:s/></text:span><text:span text:style-name="T2924">‬</text:span>‬‬<text:span text:style-name="T2925">23</text:span><text:span text:style-name="T2926"> אַסְפֶּ֥ה עָלֵ֖ימוֹ רָע֑וֹת חִצַּ֖י אֲכַלֶּה־בָּֽם׃<text:s/></text:span><text:span text:style-name="T2927">‬</text:span>‬‬<text:span text:style-name="T2928">24</text:span><text:span text:style-name="T2929"> מְזֵ֥י רָעָ֛ב וּלְחֻ֥מֵי רֶ֖שֶׁף וְקֶ֣טֶב מְרִירִ֑י וְשֶׁן־בְּהֵמוֹת֙ אֲשַׁלַּח־בָּ֔ם עִם־חֲמַ֖ת זֹחֲלֵ֥י עָפָֽר׃<text:s/></text:span><text:span text:style-name="T2930">‬</text:span>‬‬<text:span text:style-name="T2931">25</text:span><text:span text:style-name="T2932"> מִחוּץ֙ תְּשַׁכֶּל־חֶ֔רֶב וּמֵחֲדָרִ֖ים אֵימָ֑ה גַּם־בָּחוּר֙ גַּם־בְּתוּלָ֔ה יוֹנֵ֖ק עִם־אִ֥ישׁ שֵׂיבָֽה׃<text:s/></text:span><text:span text:style-name="T2933">‬</text:span>‬‬<text:span text:style-name="T2934">26</text:span><text:span text:style-name="T2935"> אָמַ֖רְתִּי אַפְאֵיהֶ֑ם אַשְׁבִּ֥יתָה מֵאֱנ֖וֹשׁ זִכְרָֽם׃<text:s/></text:span><text:span text:style-name="T2936">‬</text:span>‬‬<text:span text:style-name="T2937">27</text:span><text:span text:style-name="T2938"> לוּלֵ֗י כַּ֤עַס אוֹיֵב֙ אָג֔וּר פֶּֽן־יְנַכְּר֖וּ צָרֵ֑ימוֹ פֶּן־יֹֽאמְרוּ֙ יָדֵ֣ינוּ רָ֔מָה וְלֹ֥א יְהוָ֖ה פָּעַ֥ל כָּל־זֹֽאת׃<text:s/></text:span><text:span text:style-name="T2939">‬</text:span>‬‬<text:span text:style-name="T2940">28</text:span><text:span text:style-name="T2941"> כִּי־ג֛וֹי אֹבַ֥ד עֵצ֖וֹת הֵ֑מָּה וְאֵ֥ין בָּהֶ֖ם תְּבוּנָֽה׃<text:s/></text:span><text:span text:style-name="T2942">‬</text:span>‬‬<text:span text:style-name="T2943">29</text:span><text:span text:style-name="T2944"> ל֥וּ חָכְמ֖וּ יַשְׂכִּ֣ילוּ זֹ֑את יָבִ֖ינוּ לְאַחֲרִיתָֽם׃<text:s/></text:span><text:span text:style-name="T2945">‬</text:span>‬‬<text:span text:style-name="T2946">30</text:span><text:span text:style-name="T2947"> אֵיכָ֞ה יִרְדֹּ֤ף אֶחָד֙ אֶ֔לֶף וּשְׁנַ֖יִם יָנִ֣יסוּ רְבָבָ֑ה אִם־לֹא֙ כִּי־צוּרָ֣ם מְכָרָ֔ם וַֽיהוָ֖ה הִסְגִּירָֽם׃<text:s/></text:span><text:span text:style-name="T2948">‬</text:span>‬‬<text:span text:style-name="T2949">31</text:span><text:span text:style-name="T2950"> כִּ֛י לֹ֥א כְצוּרֵ֖נוּ צוּרָ֑ם וְאֹיְבֵ֖ינוּ פְּלִילִֽים׃<text:s/></text:span><text:span text:style-name="T2951">‬</text:span>‬‬<text:span text:style-name="T2952">32</text:span><text:span text:style-name="T2953"> כִּֽי־מִגֶּ֤פֶן סְדֹם֙ גַּפְנָ֔ם וּמִשַּׁדְמֹ֖ת עֲמֹרָ֑ה עֲנָבֵ֙מוֹ֙ עִנְּבֵי־ר֔וֹשׁ אַשְׁכְּלֹ֥ת מְרֹרֹ֖ת לָֽמוֹ׃<text:s/></text:span><text:span text:style-name="T2954">‬</text:span>‬‬<text:span text:style-name="T2955">33</text:span><text:span text:style-name="T2956"> חֲמַ֥ת תַּנִּינִ֖ם יֵינָ֑ם וְרֹ֥אשׁ פְּתָנִ֖ים אַכְזָֽר׃<text:s/></text:span><text:span text:style-name="T2957">‬</text:span>‬‬<text:span text:style-name="T2958">34</text:span><text:span text:style-name="T2959"> הֲלֹא־ה֖וּא כָּמֻ֣ס עִמָּדִ֑י חָתֻ֖ם בְּאוֹצְרֹתָֽי׃<text:s/></text:span><text:span text:style-name="T2960">‬</text:span>‬‬<text:span text:style-name="T2961">35</text:span><text:span text:style-name="T2962"> לִ֤י נָקָם֙ וְשִׁלֵּ֔ם לְעֵ֖ת תָּמ֣וּט רַגְלָ֑ם כִּ֤י קָרוֹב֙ י֣וֹם אֵידָ֔ם וְחָ֖שׁ עֲתִדֹ֥ת לָֽמוֹ׃<text:s/></text:span><text:span text:style-name="T2963">‬</text:span>‬‬<text:span text:style-name="T2964">36</text:span><text:span text:style-name="T2965"> כִּֽי־יָדִ֤ין יְהוָה֙ עַמּ֔וֹ וְעַל־עֲבָדָ֖יו יִתְנֶחָ֑ם כִּ֤י יִרְאֶה֙ כִּי־אָ֣זְלַת יָ֔ד וְאֶ֖פֶס עָצ֥וּר וְעָזֽוּב׃<text:s/></text:span><text:span text:style-name="T2966">‬</text:span>‬‬<text:span text:style-name="T2967">37</text:span><text:span text:style-name="T2968"> וְאָמַ֖ר אֵ֣י אֱלֹהֵ֑ימוֹ צ֖וּר חָסָ֥יוּ בֽוֹ׃<text:s/></text:span><text:span text:style-name="T2969">‬</text:span>‬‬<text:span text:style-name="T2970">38</text:span><text:span text:style-name="T2971"> אֲשֶׁ֨ר חֵ֤לֶב זְבָחֵ֙ימוֹ֙ יֹאכֵ֔לוּ יִשְׁתּ֖וּ יֵ֣ין נְסִיכָ֑ם יָק֙וּמוּ֙ וְיַעְזְרֻכֶ֔ם יְהִ֥י עֲלֵיכֶ֖ם סִתְרָֽה׃<text:s/></text:span><text:span text:style-name="T2972">‬</text:span>‬‬<text:span text:style-name="T2973">39</text:span><text:span text:style-name="T2974"> רְא֣וּ ׀ עַתָּ֗ה כִּ֣י אֲנִ֤י אֲנִי֙ ה֔וּא וְאֵ֥ין אֱלֹהִ֖ים עִמָּדִ֑י אֲנִ֧י אָמִ֣ית וַאֲחַיֶּ֗ה מָחַ֙צְתִּי֙ וַאֲנִ֣י אֶרְפָּ֔א וְאֵ֥ין מִיָּדִ֖י מַצִּֽיל׃<text:s/></text:span><text:span text:style-name="T2975">‬</text:span>‬‬<text:span text:style-name="T2976">40</text:span><text:span text:style-name="T2977"> כִּֽי־אֶשָּׂ֥א אֶל־שָׁמַ֖יִם יָדִ֑י וְאָמַ֕רְתִּי חַ֥י אָנֹכִ֖י לְעֹלָֽם׃<text:s/></text:span><text:span text:style-name="T2978">‬</text:span>‬‬<text:span text:style-name="T2979">41</text:span><text:span text:style-name="T2980"> אִם־שַׁנּוֹתִי֙ בְּרַ֣ק חַרְבִּ֔י וְתֹאחֵ֥ז בְּמִשְׁפָּ֖ט יָדִ֑י אָשִׁ֤יב נָקָם֙ לְצָרָ֔י וְלִמְשַׂנְאַ֖י אֲשַׁלֵּֽם׃<text:s/></text:span><text:span text:style-name="T2981">‬</text:span>‬‬<text:span text:style-name="T2982">42</text:span><text:span text:style-name="T2983"> אַשְׁכִּ֤יר חִצַּי֙ מִדָּ֔ם וְחַרְבִּ֖י תֹּאכַ֣ל בָּשָׂ֑ר מִדַּ֤ם חָלָל֙ וְשִׁבְיָ֔ה מֵרֹ֖אשׁ פַּרְע֥וֹת אוֹיֵֽב׃<text:s/></text:span><text:span text:style-name="T2984">‬</text:span>‬‬<text:span text:style-name="T2985">43</text:span><text:span text:style-name="T2986"> הַרְנִ֤ינוּ גוֹיִם֙ עַמּ֔וֹ כִּ֥י דַם־עֲבָדָ֖יו יִקּ֑וֹם וְנָקָם֙ יָשִׁ֣יב לְצָרָ֔יו וְכִפֶּ֥ר אַדְמָת֖וֹ עַמּֽוֹ׃<text:s/></text:span><text:span text:style-name="T2987">פ<text:s/></text:span><text:span text:style-name="T2988">‬</text:span>‬‬<text:span text:style-name="T2989">44</text:span><text:span text:style-name="T2990"> וַיָּבֹ֣א מֹשֶׁ֗ה וַיְדַבֵּ֛ר אֶת־כָּל־דִּבְרֵ֥י הַשִּׁירָֽה־הַזֹּ֖את בְּאָזְנֵ֣י הָעָ֑ם ה֖וּא וְהוֹשֵׁ֥עַ בִּן־נֽוּן׃<text:s/></text:span><text:span text:style-name="T2991">‬</text:span>‬‬<text:span text:style-name="T2992">45</text:span><text:span text:style-name="T2993"> וַיְכַ֣ל מֹשֶׁ֗ה לְדַבֵּ֛ר אֶת־כָּל־הַדְּבָרִ֥ים הָאֵ֖לֶּה אֶל־כָּל־יִשְׂרָאֵֽל׃<text:s/></text:span><text:span text:style-name="T2994">‬</text:span>‬‬<text:span text:style-name="T2995">46</text:span><text:span text:style-name="T2996"> וַיֹּ֤אמֶר אֲלֵהֶם֙ שִׂ֣ימוּ לְבַבְכֶ֔ם לְכָל־הַדְּבָרִ֔ים אֲשֶׁ֧ר אָנֹכִ֛י מֵעִ֥יד בָּכֶ֖ם הַיּ֑וֹם אֲשֶׁ֤ר תְּצַוֻּם֙ אֶת־בְּנֵיכֶ֔ם לִשְׁמֹ֣ר לַעֲשׂ֔וֹת אֶת־כָּל־דִּבְרֵ֖י הַתּוֹרָ֥ה הַזֹּֽאת׃<text:s/></text:span><text:span text:style-name="T2997">‬</text:span>‬‬<text:span text:style-name="T2998">47</text:span><text:span text:style-name="T2999"> כִּ֠י לֹֽא־דָבָ֨ר רֵ֥ק הוּא֙ מִכֶּ֔ם כִּי־ה֖וּא חַיֵּיכֶ֑ם וּבַדָּבָ֣ר הַזֶּ֗ה תַּאֲרִ֤יכוּ יָמִים֙ עַל־הָ֣אֲדָמָ֔ה אֲשֶׁ֨ר אַתֶּ֜ם עֹבְרִ֧ים אֶת־הַיַּרְדֵּ֛ן שָׁ֖מָּה לְרִשְׁתָּֽהּ׃<text:s/></text:span><text:span text:style-name="T3000">פ<text:s/></text:span><text:span text:style-name="T3001">‬</text:span>‬‬‬‬‬‬‬‬‬‬‬‬‬‬‬‬‬‬‬‬‬‬‬‬‬‬‬‬‬‬‬‬‬‬‬‬‬‬‬‬‬‬‬‬‬‬‬‬</text:p>
        <text:p text:style-name="P3002"><text:span text:style-name="T3003">48</text:span><text:span text:style-name="T3004"> וַיְדַבֵּ֤ר יְהוָה֙ אֶל־מֹשֶׁ֔ה בְּעֶ֛צֶם הַיּ֥וֹם הַזֶּ֖ה לֵאמֹֽר׃<text:s/></text:span><text:span text:style-name="T3005">‬</text:span>‬‬<text:span text:style-name="T3006">49</text:span><text:span text:style-name="T3007"> עֲלֵ֡ה אֶל־הַר֩ הָעֲבָרִ֨ים הַזֶּ֜ה הַר־נְב֗וֹ אֲשֶׁר֙ בְּאֶ֣רֶץ מוֹאָ֔ב אֲשֶׁ֖ר עַל־פְּנֵ֣י יְרֵח֑וֹ וּרְאֵה֙ אֶת־אֶ֣רֶץ כְּנַ֔עַן אֲשֶׁ֨ר אֲנִ֥י נֹתֵ֛ן לִבְנֵ֥י יִשְׂרָאֵ֖ל לַאֲחֻזָּֽה׃<text:s/></text:span><text:span text:style-name="T3008">‬</text:span>‬‬<text:span text:style-name="T3009">50</text:span><text:span text:style-name="T3010"> וּמֻ֗ת בָּהָר֙ אֲשֶׁ֤ר אַתָּה֙ עֹלֶ֣ה שָׁ֔מָּה וְהֵאָסֵ֖ף אֶל־עַמֶּ֑יךָ כּֽ͏ַאֲשֶׁר־מֵ֞ת אַהֲרֹ֤ן אָחִ֙יךָ֙ בְּהֹ֣ר הָהָ֔ר וַיֵּאָ֖סֶף אֶל־עַמָּֽיו׃<text:s/></text:span><text:span text:style-name="T3011">‬</text:span>‬‬<text:span text:style-name="T3012">51</text:span><text:span text:style-name="T3013"> עַל֩ אֲשֶׁ֨ר מְעַלְתֶּ֜ם בִּ֗י בְּתוֹךְ֙ בְּנֵ֣י יִשְׂרָאֵ֔ל בְּמֵֽי־מְרִיבַ֥ת קָדֵ֖שׁ מִדְבַּר־</text:span><text:soft-page-break/><text:span text:style-name="T3014">צִ֑ן עַ֣ל אֲשֶׁ֤ר לֹֽא־קִדַּשְׁתֶּם֙ אוֹתִ֔י בְּת֖וֹךְ בְּנֵ֥י יִשְׂרָאֵֽל׃<text:s/></text:span><text:span text:style-name="T3015">‬</text:span>‬‬<text:span text:style-name="T3016">52</text:span><text:span text:style-name="T3017"> כִּ֥י מִנֶּ֖גֶד תִּרְאֶ֣ה אֶת־הָאָ֑רֶץ וְשָׁ֙מָּה֙ לֹ֣א תָב֔וֹא אֶל־הָאָ֕רֶץ אֲשֶׁר־אֲנִ֥י נֹתֵ֖ן לִבְנֵ֥י יִשְׂרָאֵֽל׃<text:s/></text:span><text:span text:style-name="T3018">פ<text:s/></text:span><text:span text:style-name="T3019">‬</text:span>‬‬‬‬‬‬‬</text:p>
      </text:section>
      <text:section text:name="Sect32" text:style-name="S32">
        <text:p text:style-name="P3020">Deuteronomy 33</text:p>
        <text:p text:style-name="P3021"><text:span text:style-name="T3022">1</text:span><text:span text:style-name="T3023"> וְזֹ֣את הַבְּרָכָ֗ה אֲשֶׁ֨ר בֵּרַ֥ךְ מֹשֶׁ֛ה אִ֥ישׁ הָאֱלֹהִ֖ים אֶת־בְּנֵ֣י יִשְׂרָאֵ֑ל לִפְנֵ֖י מוֹתֽוֹ׃<text:s/></text:span><text:span text:style-name="T3024">2</text:span><text:span text:style-name="T3025"> וַיֹּאמַ֗ר יְהוָ֞ה מִסִּינַ֥י בָּא֙ וְזָרַ֤ח מִשֵּׂעִיר֙ לָ֔מוֹ הוֹפִ֙יעַ֙ מֵהַ֣ר פָּארָ֔ן וְאָתָ֖ה מֵרִבְבֹ֣ת קֹ֑דֶשׁ מִֽימִינ֕וֹ *אשדת **אֵ֥שׁ **דָּ֖ת לָֽמוֹ׃<text:s/></text:span><text:span text:style-name="T3026">‬</text:span>‬‬<text:span text:style-name="T3027">3</text:span><text:span text:style-name="T3028"> אַ֚ף חֹבֵ֣ב עַמִּ֔ים כָּל־קְדֹשָׁ֖יו בְּיָדֶ֑ךָ וְהֵם֙ תֻּכּ֣וּ לְרַגְלֶ֔ךָ יִשָּׂ֖א מִדַּבְּרֹתֶֽיךָ׃<text:s/></text:span><text:span text:style-name="T3029">‬</text:span>‬‬<text:span text:style-name="T3030">4</text:span><text:span text:style-name="T3031"> תּוֹרָ֥ה צִוָּה־לָ֖נוּ מֹשֶׁ֑ה מוֹרָשָׁ֖ה קְהִלַּ֥ת יַעֲקֹֽב׃<text:s/></text:span><text:span text:style-name="T3032">‬</text:span>‬‬<text:span text:style-name="T3033">5</text:span><text:span text:style-name="T3034"> וַיְהִ֥י בִישֻׁר֖וּן מֶ֑לֶךְ בְּהִתְאַסֵּף֙ רָ֣אשֵׁי עָ֔ם יַ֖חַד שִׁבְטֵ֥י יִשְׂרָאֵֽל׃<text:s/></text:span><text:span text:style-name="T3035">‬</text:span>‬‬<text:span text:style-name="T3036">6</text:span><text:span text:style-name="T3037"> יְחִ֥י רְאוּבֵ֖ן וְאַל־יָמֹ֑ת וִיהִ֥י מְתָ֖יו מִסְפָּֽר׃</text:span><text:span text:style-name="T3038"><text:s/>ס<text:s/></text:span><text:span text:style-name="T3039">‬</text:span>‬‬<text:span text:style-name="T3040">7</text:span><text:span text:style-name="T3041"> וְזֹ֣את לִֽיהוּדָה֮ וַיֹּאמַר֒ שְׁמַ֤ע יְהוָה֙ ק֣וֹל יְהוּדָ֔ה וְאֶל־עַמּ֖וֹ תְּבִיאֶ֑נּוּ יָדָיו֙ רָ֣ב ל֔וֹ וְעֵ֥זֶר מִצָּרָ֖יו תִּהְיֶֽה׃</text:span><text:span text:style-name="T3042"><text:s/>ס<text:s/></text:span><text:span text:style-name="T3043">‬</text:span>‬‬<text:span text:style-name="T3044">8</text:span><text:span text:style-name="T3045"> וּלְלֵוִ֣י אָמַ֔ר תֻּמֶּ֥יךָ וְאוּרֶ֖יךָ לְאִ֣ישׁ חֲסִידֶ֑ךָ אֲשֶׁ֤ר נִסִּיתוֹ֙ בְּמַסָּ֔ה תְּרִיבֵ֖הוּ עַל־מֵ֥י מְרִיבָֽה׃<text:s/></text:span><text:span text:style-name="T3046">‬</text:span>‬‬<text:span text:style-name="T3047">9</text:span><text:span text:style-name="T3048"> הָאֹמֵ֞ר לְאָבִ֤יו וּלְאִמּוֹ֙ לֹ֣א רְאִיתִ֔יו וְאֶת־אֶחָיו֙ לֹ֣א הִכִּ֔יר וְאֶת־*בנו **בָּנָ֖יו לֹ֣א יָדָ֑ע כִּ֤י שָֽׁמְרוּ֙ אִמְרָתֶ֔ךָ וּבְרִֽיתְךָ֖ יִנְצֹֽרוּ׃<text:s/></text:span><text:span text:style-name="T3049">‬</text:span>‬‬<text:span text:style-name="T3050">10</text:span><text:span text:style-name="T3051"> יוֹר֤וּ מִשְׁפָּטֶ֙יךָ֙ לְיַעֲקֹ֔ב וְתוֹרָתְךָ֖ לְיִשְׂרָאֵ֑ל יָשִׂ֤ימוּ קְטוֹרָה֙ בְּאַפֶּ֔ךָ וְכָלִ֖יל עַֽל־מִזְבְּחֶֽךָ׃<text:s/></text:span><text:span text:style-name="T3052">‬</text:span>‬‬<text:span text:style-name="T3053">11</text:span><text:span text:style-name="T3054"> בָּרֵ֤ךְ יְהוָה֙ חֵיל֔וֹ וּפֹ֥עַל יָדָ֖יו תִּרְצֶ֑ה מְחַ֨ץ מָתְנַ֧יִם קָמָ֛יו וּמְשַׂנְאָ֖יו מִן־יְקוּמֽוּן׃</text:span><text:span text:style-name="T3055"><text:s/>ס<text:s/></text:span><text:span text:style-name="T3056">‬</text:span>‬‬<text:span text:style-name="T3057">12</text:span><text:span text:style-name="T3058"> לְבִנְיָמִ֣ן אָמַ֔ר יְדִ֣יד יְהֹוָ֔ה יִשְׁכֹּ֥ן לָבֶ֖טַח עָלָ֑יו חֹפֵ֤ף עָלָיו֙ כָּל־הַיּ֔וֹם וּבֵ֥ין כְּתֵיפָ֖יו שָׁכֵֽן׃</text:span><text:span text:style-name="T3059"><text:s/>ס<text:s/></text:span><text:span text:style-name="T3060">‬</text:span>‬‬<text:span text:style-name="T3061">13</text:span><text:span text:style-name="T3062"> וּלְיוֹסֵ֣ף אָמַ֔ר מְבֹרֶ֥כֶת יְהֹוָ֖ה אַרְצ֑וֹ מִמֶּ֤גֶד שָׁמַ֙יִם֙ מִטָּ֔ל וּמִתְּה֖וֹם רֹבֶ֥צֶת תָּֽחַת׃<text:s/></text:span><text:span text:style-name="T3063">‬</text:span>‬‬<text:span text:style-name="T3064">14</text:span><text:span text:style-name="T3065"> וּמִמֶּ֖גֶד תְּבוּאֹ֣ת שָׁ֑מֶשׁ וּמִמֶּ֖גֶד גֶּ֥רֶשׁ יְרָחִֽים׃<text:s/></text:span><text:span text:style-name="T3066">‬</text:span>‬‬<text:span text:style-name="T3067">15</text:span><text:span text:style-name="T3068"> וּמֵרֹ֖אשׁ הַרְרֵי־קֶ֑דֶם וּמִמֶּ֖גֶד גִּבְע֥וֹת עוֹלָֽם׃<text:s/></text:span><text:span text:style-name="T3069">‬</text:span>‬‬<text:span text:style-name="T3070">16</text:span><text:span text:style-name="T3071"> וּמִמֶּ֗גֶד אֶ֚רֶץ וּמְלֹאָ֔הּ וּרְצ֥וֹן שֹׁכְנִ֖י סְנֶ֑ה תָּב֙וֹאתָה֙ לְרֹ֣אשׁ יוֹסֵ֔ף וּלְקָדְקֹ֖ד נְזִ֥יר אֶחָֽיו׃<text:s/></text:span><text:span text:style-name="T3072">‬</text:span>‬‬<text:span text:style-name="T3073">17</text:span><text:span text:style-name="T3074"> בְּכ֨וֹר שׁוֹר֜וֹ הָדָ֣ר ל֗וֹ וְקַרְנֵ֤י רְאֵם֙ קַרְנָ֔יו בָּהֶ֗ם עַמִּ֛ים יְנַגַּ֥ח יַחְדָּ֖ו אַפְסֵי־אָ֑רֶץ וְהֵם֙ רִבְב֣וֹת אֶפְרַ֔יִם וְהֵ֖ם אַלְפֵ֥י מְנַשֶּֽׁה׃</text:span><text:span text:style-name="T3075"><text:s/>ס<text:s/></text:span><text:span text:style-name="T3076">‬</text:span>‬‬<text:span text:style-name="T3077">18</text:span><text:span text:style-name="T3078"> וְלִזְבוּלֻ֣ן אָמַ֔ר שְׂמַ֥ח זְבוּלֻ֖ן בְּצֵאתֶ֑ךָ וְיִשָּׂשכָ֖ר בְּאֹהָלֶֽיךָ׃<text:s/></text:span><text:span text:style-name="T3079">‬</text:span>‬‬<text:span text:style-name="T3080">19</text:span><text:span text:style-name="T3081"> עַמִּים֙ הַר־יִקְרָ֔אוּ שָׁ֖ם יִזְבְּח֣וּ זִבְחֵי־צֶ֑דֶק כִּ֣י שֶׁ֤פַע יַמִּים֙ יִינָ֔קוּ וּשְׂפוּנֵ֖י טְמ֥וּנֵי חֽוֹל׃</text:span><text:span text:style-name="T3082"><text:s/>ס<text:s/></text:span><text:span text:style-name="T3083">‬</text:span>‬‬<text:span text:style-name="T3084">20</text:span><text:span text:style-name="T3085"> וּלְגָ֣ד אָמַ֔ר בָּר֖וּךְ מַרְחִ֣יב גָּ֑ד כְּלָבִ֣יא שָׁכֵ֔ן וְטָרַ֥ף זְר֖וֹעַ אַף־קָדְקֹֽד׃<text:s/></text:span><text:span text:style-name="T3086">‬</text:span>‬‬<text:span text:style-name="T3087">21</text:span><text:span text:style-name="T3088"> וַיַּ֤רְא רֵאשִׁית֙ ל֔וֹ כִּי־שָׁ֛ם חֶלְקַ֥ת מְחֹקֵ֖ק סָפ֑וּן וַיֵּתֵא֙ רָ֣אשֵׁי עָ֔ם צִדְקַ֤ת יְהוָה֙ עָשָׂ֔ה וּמִשְׁפָּטָ֖יו עִם־יִשְׂרָאֵֽל׃</text:span><text:span text:style-name="T3089"><text:s/>ס<text:s/></text:span><text:span text:style-name="T3090">‬</text:span>‬‬<text:span text:style-name="T3091">22</text:span><text:span text:style-name="T3092"> וּלְדָ֣ן אָמַ֔ר דָּ֖ן גּ֣וּר אַרְיֵ֑ה יְזַנֵּ֖ק מִן־הַבָּשָֽׁן׃<text:s/></text:span><text:span text:style-name="T3093">‬</text:span>‬‬<text:span text:style-name="T3094">23</text:span><text:span text:style-name="T3095"> וּלְנַפְתָּלִ֣י אָמַ֔ר נַפְתָּלִי֙ שְׂבַ֣ע רָצ֔וֹן וּמָלֵ֖א בִּרְכַּ֣ת יְהוָ֑ה יָ֥ם וְדָר֖וֹם יְרָֽשָׁה׃</text:span><text:span text:style-name="T3096"><text:s/>ס<text:s/></text:span><text:span text:style-name="T3097">‬</text:span>‬‬<text:span text:style-name="T3098">24</text:span><text:span text:style-name="T3099"> וּלְאָשֵׁ֣ר אָמַ֔ר בָּר֥וּךְ מִבָּנִ֖ים אָשֵׁ֑ר יְהִ֤י רְצוּי֙ אֶחָ֔יו וְטֹבֵ֥ל בַּשֶּׁ֖מֶן רַגְלֽוֹ׃<text:s/></text:span><text:span text:style-name="T3100">‬</text:span>‬‬<text:span text:style-name="T3101">25</text:span><text:span text:style-name="T3102"> בַּרְזֶ֥ל וּנְחֹ֖שֶׁת מִנְעָלֶ֑יךָ וּכְיָמֶ֖יךָ דָּבְאֶֽךָ׃<text:s/></text:span><text:span text:style-name="T3103">‬</text:span>‬‬<text:span text:style-name="T3104">26</text:span><text:span text:style-name="T3105"> אֵ֥ין כָּאֵ֖ל יְשֻׁר֑וּן רֹכֵ֤ב שָׁמַ֙יִם֙ בְעֶזְרֶ֔ךָ וּבְגַאֲוָת֖וֹ שְׁחָקִֽים׃<text:s/></text:span><text:span text:style-name="T3106">‬</text:span>‬‬<text:span text:style-name="T3107">27</text:span><text:span text:style-name="T3108"> מְעֹנָה֙ אֱלֹ֣הֵי קֶ֔דֶם וּמִתַּ֖חַת זְרֹעֹ֣ת עוֹלָ֑ם וַיְגָ֧רֶשׁ מִפָּנֶ֛יךָ אוֹיֵ֖ב וַיֹּ֥אמֶר הַשְׁמֵֽד׃<text:s/></text:span><text:span text:style-name="T3109">‬</text:span>‬‬<text:span text:style-name="T3110">28</text:span><text:span text:style-name="T3111"> וַיִּשְׁכֹּן֩ יִשְׂרָאֵ֨ל בֶּ֤טַח בָּדָד֙ עֵ֣ין<text:s/></text:span><text:soft-page-break/><text:span text:style-name="T3112">יַעֲקֹ֔ב אֶל־אֶ֖רֶץ דָּגָ֣ן וְתִיר֑וֹשׁ אַף־שָׁמָ֖יו יַֽעַרְפוּ טָֽל׃<text:s/></text:span><text:span text:style-name="T3113">‬</text:span>‬‬<text:span text:style-name="T3114">29</text:span><text:span text:style-name="T3115"> אַשְׁרֶ֨יךָ יִשְׂרָאֵ֜ל מִ֣י כָמ֗וֹךָ עַ֚ם נוֹשַׁ֣ע בַּֽיהוָ֔ה מָגֵ֣ן עֶזְרֶ֔ךָ וַאֲשֶׁר־חֶ֖רֶב גַּאֲוָתֶ֑ךָ וְיִכָּֽחֲשׁ֤וּ אֹיְבֶ֙יךָ֙ לָ֔ךְ וְאַתָּ֖ה עַל־בָּמוֹתֵ֥ימוֹ תִדְרֹֽךְ׃</text:span><text:span text:style-name="T3116"><text:s/>ס<text:s/></text:span><text:span text:style-name="T3117">‬</text:span>‬‬‬‬‬‬‬‬‬‬‬‬‬‬‬‬‬‬‬‬‬‬‬‬‬‬‬‬‬‬</text:p>
      </text:section>
      <text:section text:name="Sect33" text:style-name="S33">
        <text:p text:style-name="P3118">Deuteronomy 34</text:p>
        <text:p text:style-name="P3119"><text:span text:style-name="T3120">1</text:span><text:span text:style-name="T3121"> וַיַּ֨עַל מֹשֶׁ֜ה מֵֽעַרְבֹ֤ת מוֹאָב֙ אֶל־הַ֣ר נְב֔וֹ רֹ֚אשׁ הַפִּסְגָּ֔ה אֲשֶׁ֖ר עַל־פְּנֵ֣י יְרֵח֑וֹ וַיַּרְאֵ֨הוּ יְהוָ֧ה אֶת־כָּל־הָאָ֛רֶץ אֶת־הַגִּלְעָ֖ד עַד־דָּֽן׃<text:s/></text:span><text:span text:style-name="T3122">2</text:span><text:span text:style-name="T3123"> וְאֵת֙ כָּל־נַפְתָּלִ֔י וְאֶת־אֶ֥רֶץ אֶפְרַ֖יִם וּמְנַשֶּׁ֑ה וְאֵת֙ כָּל־אֶ֣רֶץ יְהוּדָ֔ה עַ֖ד הַיָּ֥ם הָאַחֲרֽוֹן׃<text:s/></text:span><text:span text:style-name="T3124">‬</text:span>‬‬<text:span text:style-name="T3125">3</text:span><text:span text:style-name="T3126"> וְאֶת־הַנֶּ֗גֶב וְֽאֶת־הַכִּכָּ֞ר בִּקְעַ֧ת יְרֵח֛וֹ עִ֥יר הַתְּמָרִ֖ים עַד־צֹֽעַר׃<text:s/></text:span><text:span text:style-name="T3127">‬</text:span>‬‬<text:span text:style-name="T3128">4</text:span><text:span text:style-name="T3129"> וַיֹּ֨אמֶר יְהוָ֜ה אֵלָ֗יו זֹ֤את הָאָ֙רֶץ֙ אֲשֶׁ֣ר נִ֠שְׁבַּעְתִּי לְאַבְרָהָ֨ם לְיִצְחָ֤ק וּֽלְיַעֲקֹב֙ לֵאמֹ֔ר לְזַרְעֲךָ֖ אֶתְּנֶ֑נָּה הֶרְאִיתִ֣יךָ בְעֵינֶ֔יךָ וְשָׁ֖מָּה לֹ֥א תַעֲבֹֽר׃<text:s/></text:span><text:span text:style-name="T3130">‬</text:span>‬‬<text:span text:style-name="T3131">5</text:span><text:span text:style-name="T3132"> וַיָּ֨מָת שָׁ֜ם מֹשֶׁ֧ה עֶֽבֶד־יְהוָ֛ה בְּאֶ֥רֶץ מוֹאָ֖ב עַל־פִּ֥י יְהוָֽה׃<text:s/></text:span><text:span text:style-name="T3133">‬</text:span>‬‬<text:span text:style-name="T3134">6</text:span><text:span text:style-name="T3135"> וַיִּקְבֹּ֨ר אֹת֤וֹ בַגַּיְ֙ בְּאֶ֣רֶץ מוֹאָ֔ב מ֖וּל בֵּ֣ית פְּע֑וֹר וְלֹֽא־יָדַ֥ע אִישׁ֙ אֶת־קְבֻ֣רָת֔וֹ עַ֖ד הַיּ֥וֹם הַזֶּֽה׃<text:s/></text:span><text:span text:style-name="T3136">‬</text:span>‬‬<text:span text:style-name="T3137">7</text:span><text:span text:style-name="T3138"> וּמֹשֶׁ֗ה בֶּן־מֵאָ֧ה וְעֶשְׂרִ֛ים שָׁנָ֖ה בְּמֹת֑וֹ לֹֽא־כָהֲתָ֥ה עֵינ֖וֹ וְלֹא־נָ֥ס לֵחֹֽה׃<text:s/></text:span><text:span text:style-name="T3139">‬</text:span>‬‬<text:span text:style-name="T3140">8</text:span><text:span text:style-name="T3141"> וַיִּבְכּוּ֩ בְנֵ֨י יִשְׂרָאֵ֧ל אֶת־מֹשֶׁ֛ה בְּעַֽרְבֹ֥ת מוֹאָ֖ב שְׁלֹשִׁ֣ים י֑וֹם וַֽיִּתְּמ֔וּ יְמֵ֥י בְכִ֖י אֵ֥בֶל מֹשֶֽׁה׃<text:s/></text:span><text:span text:style-name="T3142">‬</text:span>‬‬<text:span text:style-name="T3143">9</text:span><text:span text:style-name="T3144"> וִֽיהוֹשֻׁ֣עַ בִּן־נ֗וּן מָלֵא֙ ר֣וּחַ חָכְמָ֔ה כִּֽי־סָמַ֥ךְ מֹשֶׁ֛ה אֶת־יָדָ֖יו עָלָ֑יו וַיִּשְׁמְע֨וּ אֵלָ֤יו בְּנֵֽי־יִשְׂרָאֵל֙ וַֽיַּעֲשׂ֔וּ כַּאֲשֶׁ֛ר צִוָּ֥ה יְהוָ֖ה אֶת־מֹשֶֽׁה׃<text:s/></text:span><text:span text:style-name="T3145">‬</text:span>‬‬<text:span text:style-name="T3146">10</text:span><text:span text:style-name="T3147"> וְלֹֽא־קָ֨ם נָבִ֥יא ע֛וֹד בְּיִשְׂרָאֵ֖ל כְּמֹשֶׁ֑ה אֲשֶׁר֙ יְדָע֣וֹ יְהוָ֔ה פָּנִ֖ים אֶל־פָּנִֽים׃<text:s/></text:span><text:span text:style-name="T3148">‬</text:span>‬‬<text:span text:style-name="T3149">11</text:span><text:span text:style-name="T3150"> לְכָל־הָ֨אֹת֜וֹת וְהַמּוֹפְתִ֗ים אֲשֶׁ֤ר שְׁלָחוֹ֙ יְהוָ֔ה לַעֲשׂ֖וֹת בְּאֶ֣רֶץ מִצְרָ֑יִם לְפַרְעֹ֥ה וּלְכָל־עֲבָדָ֖יו וּלְכָל־אַרְצֽוֹ׃<text:s/></text:span><text:span text:style-name="T3151">‬</text:span>‬‬<text:span text:style-name="T3152">12</text:span><text:span text:style-name="T3153"> וּלְכֹל֙ הַיָּ֣ד הַחֲזָקָ֔ה וּלְכֹ֖ל הַמּוֹרָ֣א הַגָּד֑וֹל אֲשֶׁר֙ עָשָׂ֣ה מֹשֶׁ֔ה לְעֵינֵ֖י כָּל־יִשְׂרָאֵֽל׃<text:s/></text:span><text:span text:style-name="T3154">‬</text:span>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complex="Times New Roman" fo:color="#0F4761" style:letter-kerning="true" fo:font-size="20pt" style:font-size-asian="20pt" style:font-size-complex="20pt" style:language-asian="en" style:country-asian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complex="Times New Roman" fo:color="#0F4761" style:letter-kerning="true" fo:font-size="16pt" style:font-size-asian="16pt" style:font-size-complex="16pt" style:language-asian="en" style:country-asian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complex="Times New Roman" fo:color="#0F4761" style:letter-kerning="true" fo:font-size="14pt" style:font-size-asian="14pt" style:font-size-complex="14pt" style:language-asian="en" style:country-asian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complex="Times New Roman" fo:font-style="italic" style:font-style-asian="italic" style:font-style-complex="italic" fo:color="#0F4761" style:letter-kerning="true" fo:font-size="12pt" style:font-size-asian="12pt" style:font-size-complex="12pt" style:language-asian="en" style:country-asian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complex="Times New Roman" fo:color="#0F4761" style:letter-kerning="true" fo:font-size="12pt" style:font-size-asian="12pt" style:font-size-complex="12pt" style:language-asian="en" style:country-asian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complex="Times New Roman" fo:font-style="italic" style:font-style-asian="italic" style:font-style-complex="italic" fo:color="#595959" style:letter-kerning="true" fo:font-size="12pt" style:font-size-asian="12pt" style:font-size-complex="12pt" style:language-asian="en" style:country-asian="US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complex="Times New Roman" fo:color="#595959" style:letter-kerning="true" fo:font-size="12pt" style:font-size-asian="12pt" style:font-size-complex="12pt" style:language-asian="en" style:country-asian="US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complex="Times New Roman" fo:font-style="italic" style:font-style-asian="italic" style:font-style-complex="italic" fo:color="#272727" style:letter-kerning="true" fo:font-size="12pt" style:font-size-asian="12pt" style:font-size-complex="12pt" style:language-asian="en" style:country-asian="US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complex="Times New Roman" fo:color="#272727" style:letter-kerning="true" fo:font-size="12pt" style:font-size-asian="12pt" style:font-size-complex="12pt" style:language-asian="en" style:country-asian="US" fo:hyphenate="false"/>
    </style:style>
    <style:style style:name="Normal" style:display-name="Normal" style:family="paragraph">
      <style:paragraph-properties fo:margin-bottom="0.1388in"/>
      <style:text-properties style:font-name-asian="Times New Roman" style:letter-kerning="false" fo:font-size="11pt" style:font-size-asian="11pt" style:font-size-complex="11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complex="Times New Roman" fo:color="#595959" fo:letter-spacing="0.0104in" style:letter-kerning="true" fo:font-size="14pt" style:font-size-asian="14pt" style:font-size-complex="14pt" style:language-asian="en" style:country-asian="US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style:font-name-asian="Aptos" fo:font-style="italic" style:font-style-asian="italic" style:font-style-complex="italic" fo:color="#404040" style:letter-kerning="true" fo:font-size="12pt" style:font-size-asian="12pt" style:font-size-complex="12pt" style:language-asian="en" style:country-asian="US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bottom="0.1111in" fo:margin-left="0.5in">
        <style:tab-stops/>
      </style:paragraph-properties>
      <style:text-properties style:font-name-asian="Aptos" style:letter-kerning="true" fo:font-size="12pt" style:font-size-asian="12pt" style:font-size-complex="12pt" style:language-asian="en" style:country-asian="US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asian="Aptos" fo:font-style="italic" style:font-style-asian="italic" style:font-style-complex="italic" fo:color="#0F4761" style:letter-kerning="true" fo:font-size="12pt" style:font-size-asian="12pt" style:font-size-complex="12pt" style:language-asian="en" style:country-asian="US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Aptos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Deuteronomy</dc:title>
    <dc:description/>
    <dc:subject/>
    <dc:creator>Adrian Hills</dc:creator>
    <meta:creation-date>2025-03-23T15:41:00Z</meta:creation-date>
    <dc:date>2025-03-23T15:41:00Z</dc:date>
    <meta:template xlink:href="Normal.dotm" xlink:type="simple"/>
    <meta:editing-cycles>2</meta:editing-cycles>
    <meta:editing-duration>PT0S</meta:editing-duration>
    <meta:document-statistic meta:page-count="40" meta:paragraph-count="274" meta:word-count="20557" meta:character-count="137464" meta:row-count="976" meta:non-whitespace-character-count="117181"/>
  </office:meta>
</office:document-meta>
</file>